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0984in"/>
    </style:style>
    <style:style style:name="co11" style:family="table-column">
      <style:table-column-properties fo:break-before="auto" style:column-width="2.948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5709in"/>
    </style:style>
    <style:style style:name="co14" style:family="table-column">
      <style:table-column-properties fo:break-before="auto" style:column-width="1.4319in"/>
    </style:style>
    <style:style style:name="co15" style:family="table-column">
      <style:table-column-properties fo:break-before="auto" style:column-width="0.628in"/>
    </style:style>
    <style:style style:name="co16" style:family="table-column">
      <style:table-column-properties fo:break-before="auto" style:column-width="0.4134in"/>
    </style:style>
    <style:style style:name="co17" style:family="table-column">
      <style:table-column-properties fo:break-before="auto" style:column-width="1.3516in"/>
    </style:style>
    <style:style style:name="co18" style:family="table-column">
      <style:table-column-properties fo:break-before="auto" style:column-width="1.0161in"/>
    </style:style>
    <style:style style:name="co19" style:family="table-column">
      <style:table-column-properties fo:break-before="auto" style:column-width="1.2709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1.1102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1.0965in"/>
    </style:style>
    <style:style style:name="co24" style:family="table-column">
      <style:table-column-properties fo:break-before="auto" style:column-width="1.2445in"/>
    </style:style>
    <style:style style:name="co25" style:family="table-column">
      <style:table-column-properties fo:break-before="auto" style:column-width="1.17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12" style:family="table-cell" style:parent-style-name="Default">
      <style:table-cell-properties style:vertical-align="middle"/>
      <style:text-properties style:font-name="Noto Sans Mono" fo:font-size="11pt" style:font-size-asian="11pt" style:font-size-complex="11pt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ffff00" style:vertical-align="middle"/>
      <style:text-properties style:font-name="Noto Sans Mono" fo:font-size="11pt" style:font-size-asian="11pt" style:font-size-complex="11pt"/>
    </style:style>
    <style:style style:name="ce17" style:family="table-cell" style:parent-style-name="Default" style:data-style-name="N61">
      <style:table-cell-properties style:vertical-align="middle"/>
      <style:text-properties style:font-name="Noto Sans Mono" fo:font-size="11pt" style:font-size-asian="11pt" style:font-size-complex="11pt"/>
    </style:style>
    <style:style style:name="ce18" style:family="table-cell" style:parent-style-name="Default">
      <style:table-cell-properties fo:background-color="transparent" fo:border="none" style:vertical-align="middle"/>
      <style:text-properties style:font-name="Noto Sans Mono" fo:font-size="11pt" style:font-size-asian="11pt" style:font-size-complex="11pt"/>
    </style:style>
    <style:style style:name="ce19" style:family="table-cell" style:parent-style-name="Default">
      <style:table-cell-properties fo:background-color="transparent" style:vertical-align="middle"/>
      <style:text-properties style:font-name="Noto Sans Mono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21" style:family="table-cell" style:parent-style-name="Default">
      <style:table-cell-properties fo:background-color="transparent" style:vertical-align="middle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Noto Sans Mono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24" style:family="table-cell" style:parent-style-name="Default" style:data-style-name="N11">
      <style:table-cell-properties style:vertical-align="middle"/>
    </style:style>
    <style:style style:name="ce32" style:family="table-cell" style:parent-style-name="Default" style:data-style-name="N0">
      <style:table-cell-properties style:vertical-align="middle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/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ofline" table:style-name="ta1">
        <table:shapes>
          <draw:frame draw:z-index="0" draw:style-name="gr1" draw:text-style-name="P1" svg:width="12.665in" svg:height="7.3791in" svg:x="4.6157in" svg:y="2.4811in">
            <draw:object draw:notify-on-update-of-ranges="roofline.D14:roofline.D15 roofline.B14:roofline.B15 roofline.A13:roofline.A13 roofline.C14:roofline.C15 roofline.B19:roofline.B20 roofline.A18:roofline.A18 roofline.C19:roofline.C20 roofline.B24:roofline.B25 roofline.A23:roofline.A23 roofline.C24:roofline.C25 roofline.B1:roofline.B11 roofline.A1:roofline.A1 roofline.C1:roofline.C11 roofline.F2:roofline.F11 roofline.E1:roofline.E1 roofline.G2:roofline.G11 roofline.J2:roofline.J11 roofline.I1:roofline.I1 roofline.K2:roofline.K11 roofline.N2:roofline.N11 roofline.M1:roofline.M1 roofline.O2:roofline.O11 roofline.R2:roofline.R11 roofline.Q1:roofline.Q1 roofline.S2:roofline.S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732073242582449" calcext:value-type="float">
            <text:p>0.732073242582449</text:p>
          </table:table-cell>
          <table:table-cell table:style-name="ce1" office:value-type="float" office:value="0.357812509595235" calcext:value-type="float">
            <text:p>0.357812509595235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61508111370047" calcext:value-type="float">
            <text:p>2.61508111370047</text:p>
          </table:table-cell>
          <table:table-cell table:style-name="ce1" office:value-type="float" office:value="0.79477638754973" calcext:value-type="float">
            <text:p>0.79477638754973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40895603413409" calcext:value-type="float">
            <text:p>3.40895603413409</text:p>
          </table:table-cell>
          <table:table-cell table:style-name="ce1" office:value-type="float" office:value="0.819938686413506" calcext:value-type="float">
            <text:p>0.819938686413506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60768445474875" calcext:value-type="float">
            <text:p>2.60768445474875</text:p>
          </table:table-cell>
          <table:table-cell table:style-name="ce1" office:value-type="float" office:value="1.27299814633582" calcext:value-type="float">
            <text:p>1.272998146335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26561294461435" calcext:value-type="float">
            <text:p>2.26561294461435</text:p>
          </table:table-cell>
          <table:table-cell table:style-name="ce1" office:value-type="float" office:value="1.41285529529499" calcext:value-type="float">
            <text:p>1.41285529529499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0.927600141259077" calcext:value-type="float">
            <text:p>0.927600141259077</text:p>
          </table:table-cell>
          <table:table-cell table:style-name="ce1" office:value-type="float" office:value="0.421008175720237" calcext:value-type="float">
            <text:p>0.42100817572023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94815407135593" calcext:value-type="float">
            <text:p>3.94815407135593</text:p>
          </table:table-cell>
          <table:table-cell table:style-name="ce1" office:value-type="float" office:value="0.834405978935287" calcext:value-type="float">
            <text:p>0.83440597893528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5.12751291325862" calcext:value-type="float">
            <text:p>5.12751291325862</text:p>
          </table:table-cell>
          <table:table-cell table:style-name="ce1" office:value-type="float" office:value="0.850712446356283" calcext:value-type="float">
            <text:p>0.85071244635628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9032302324232" calcext:value-type="float">
            <text:p>3.9032302324232</text:p>
          </table:table-cell>
          <table:table-cell table:style-name="ce1" office:value-type="float" office:value="1.41412038797641" calcext:value-type="float">
            <text:p>1.41412038797641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39427563073968" calcext:value-type="float">
            <text:p>3.39427563073968</text:p>
          </table:table-cell>
          <table:table-cell table:style-name="ce1" office:value-type="float" office:value="1.64878909507472" calcext:value-type="float">
            <text:p>1.64878909507472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0.728004339237488" calcext:value-type="float">
            <text:p>0.728004339237488</text:p>
          </table:table-cell>
          <table:table-cell table:style-name="ce1" office:value-type="float" office:value="0.459002286731424" calcext:value-type="float">
            <text:p>0.459002286731424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.12897405744829" calcext:value-type="float">
            <text:p>5.12897405744829</text:p>
          </table:table-cell>
          <table:table-cell table:style-name="ce1" office:value-type="float" office:value="0.849222587636859" calcext:value-type="float">
            <text:p>0.84922258763685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.7622764867187" calcext:value-type="float">
            <text:p>6.7622764867187</text:p>
          </table:table-cell>
          <table:table-cell table:style-name="ce1" office:value-type="float" office:value="0.869289737661791" calcext:value-type="float">
            <text:p>0.86928973766179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.36140178214084" calcext:value-type="float">
            <text:p>5.36140178214084</text:p>
          </table:table-cell>
          <table:table-cell table:style-name="ce1" office:value-type="float" office:value="1.47575388313159" calcext:value-type="float">
            <text:p>1.4757538831315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.64923632412189" calcext:value-type="float">
            <text:p>4.64923632412189</text:p>
          </table:table-cell>
          <table:table-cell table:style-name="ce1" office:value-type="float" office:value="1.77800616096531" calcext:value-type="float">
            <text:p>1.77800616096531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0.619358549369457" calcext:value-type="float">
            <text:p>0.619358549369457</text:p>
          </table:table-cell>
          <table:table-cell table:style-name="ce1" office:value-type="float" office:value="0.445275096898513" calcext:value-type="float">
            <text:p>0.44527509689851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.38764786898273" calcext:value-type="float">
            <text:p>6.38764786898273</text:p>
          </table:table-cell>
          <table:table-cell table:style-name="ce1" office:value-type="float" office:value="0.857161107771843" calcext:value-type="float">
            <text:p>0.85716110777184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8.40746880617701" calcext:value-type="float">
            <text:p>8.40746880617701</text:p>
          </table:table-cell>
          <table:table-cell table:style-name="ce1" office:value-type="float" office:value="0.878357902554869" calcext:value-type="float">
            <text:p>0.878357902554869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.75392658278065" calcext:value-type="float">
            <text:p>6.75392658278065</text:p>
          </table:table-cell>
          <table:table-cell table:style-name="ce1" office:value-type="float" office:value="1.52523615378146" calcext:value-type="float">
            <text:p>1.52523615378146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5.65150207419201" calcext:value-type="float">
            <text:p>5.65150207419201</text:p>
          </table:table-cell>
          <table:table-cell table:style-name="ce1" office:value-type="float" office:value="1.85523220685051" calcext:value-type="float">
            <text:p>1.85523220685051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573998417367402" calcext:value-type="float">
            <text:p>0.573998417367402</text:p>
          </table:table-cell>
          <table:table-cell table:style-name="ce1" office:value-type="float" office:value="0.498329505799049" calcext:value-type="float">
            <text:p>0.49832950579904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.69957980269874" calcext:value-type="float">
            <text:p>7.69957980269874</text:p>
          </table:table-cell>
          <table:table-cell table:style-name="ce1" office:value-type="float" office:value="0.860492470747341" calcext:value-type="float">
            <text:p>0.86049247074734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.275701435735" calcext:value-type="float">
            <text:p>10.275701435735</text:p>
          </table:table-cell>
          <table:table-cell table:style-name="ce1" office:value-type="float" office:value="0.876591765380116" calcext:value-type="float">
            <text:p>0.87659176538011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.95303359582043" calcext:value-type="float">
            <text:p>7.95303359582043</text:p>
          </table:table-cell>
          <table:table-cell table:style-name="ce1" office:value-type="float" office:value="1.53674933227613" calcext:value-type="float">
            <text:p>1.53674933227613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6.9194673620054" calcext:value-type="float">
            <text:p>6.9194673620054</text:p>
          </table:table-cell>
          <table:table-cell table:style-name="ce1" office:value-type="float" office:value="1.88928338208744" calcext:value-type="float">
            <text:p>1.88928338208744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0.577673912186281" calcext:value-type="float">
            <text:p>0.577673912186281</text:p>
          </table:table-cell>
          <table:table-cell table:style-name="ce1" office:value-type="float" office:value="0.505913989566348" calcext:value-type="float">
            <text:p>0.50591398956634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8.56255774315553" calcext:value-type="float">
            <text:p>8.56255774315553</text:p>
          </table:table-cell>
          <table:table-cell table:style-name="ce1" office:value-type="float" office:value="0.86137015671875" calcext:value-type="float">
            <text:p>0.8613701567187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1.4465131658469" calcext:value-type="float">
            <text:p>11.4465131658469</text:p>
          </table:table-cell>
          <table:table-cell table:style-name="ce1" office:value-type="float" office:value="0.87792164717304" calcext:value-type="float">
            <text:p>0.87792164717304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9.20461080125703" calcext:value-type="float">
            <text:p>9.20461080125703</text:p>
          </table:table-cell>
          <table:table-cell table:style-name="ce1" office:value-type="float" office:value="1.54560484428622" calcext:value-type="float">
            <text:p>1.54560484428622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7.92017188924024" calcext:value-type="float">
            <text:p>7.92017188924024</text:p>
          </table:table-cell>
          <table:table-cell table:style-name="ce1" office:value-type="float" office:value="1.96086756229277" calcext:value-type="float">
            <text:p>1.96086756229277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0.544377436583543" calcext:value-type="float">
            <text:p>0.544377436583543</text:p>
          </table:table-cell>
          <table:table-cell table:style-name="ce1" office:value-type="float" office:value="0.51507535453328" calcext:value-type="float">
            <text:p>0.51507535453328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0.2485005940506" calcext:value-type="float">
            <text:p>10.2485005940506</text:p>
          </table:table-cell>
          <table:table-cell table:style-name="ce1" office:value-type="float" office:value="0.863596076980356" calcext:value-type="float">
            <text:p>0.863596076980356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.6812367380888" calcext:value-type="float">
            <text:p>12.6812367380888</text:p>
          </table:table-cell>
          <table:table-cell table:style-name="ce1" office:value-type="float" office:value="0.875971225452794" calcext:value-type="float">
            <text:p>0.87597122545279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0.1786854241622" calcext:value-type="float">
            <text:p>10.1786854241622</text:p>
          </table:table-cell>
          <table:table-cell table:style-name="ce1" office:value-type="float" office:value="1.55152253372308" calcext:value-type="float">
            <text:p>1.55152253372308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8.82436344941414" calcext:value-type="float">
            <text:p>8.82436344941414</text:p>
          </table:table-cell>
          <table:table-cell table:style-name="ce1" office:value-type="float" office:value="1.99870865637463" calcext:value-type="float">
            <text:p>1.9987086563746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0.589339152703226" calcext:value-type="float">
            <text:p>0.589339152703226</text:p>
          </table:table-cell>
          <table:table-cell table:style-name="ce1" office:value-type="float" office:value="0.517976364228154" calcext:value-type="float">
            <text:p>0.517976364228154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1.0125304434025" calcext:value-type="float">
            <text:p>11.0125304434025</text:p>
          </table:table-cell>
          <table:table-cell table:style-name="ce1" office:value-type="float" office:value="0.862767597726225" calcext:value-type="float">
            <text:p>0.86276759772622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4.3531453198131" calcext:value-type="float">
            <text:p>14.3531453198131</text:p>
          </table:table-cell>
          <table:table-cell table:style-name="ce1" office:value-type="float" office:value="0.880335388416212" calcext:value-type="float">
            <text:p>0.88033538841621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1.5495727864604" calcext:value-type="float">
            <text:p>11.5495727864604</text:p>
          </table:table-cell>
          <table:table-cell table:style-name="ce1" office:value-type="float" office:value="1.55544995605646" calcext:value-type="float">
            <text:p>1.55544995605646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9.85425074739969" calcext:value-type="float">
            <text:p>9.85425074739969</text:p>
          </table:table-cell>
          <table:table-cell table:style-name="ce1" office:value-type="float" office:value="2.02441991299491" calcext:value-type="float">
            <text:p>2.02441991299491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0.527283459826442" calcext:value-type="float">
            <text:p>0.527283459826442</text:p>
          </table:table-cell>
          <table:table-cell table:style-name="ce1" office:value-type="float" office:value="0.51520498987173" calcext:value-type="float">
            <text:p>0.51520498987173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1.2108017586752" calcext:value-type="float">
            <text:p>11.2108017586752</text:p>
          </table:table-cell>
          <table:table-cell table:style-name="ce1" office:value-type="float" office:value="0.863484808859404" calcext:value-type="float">
            <text:p>0.86348480885940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4.8470902785464" calcext:value-type="float">
            <text:p>14.8470902785464</text:p>
          </table:table-cell>
          <table:table-cell table:style-name="ce1" office:value-type="float" office:value="0.881795537536799" calcext:value-type="float">
            <text:p>0.8817955375367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2.6506979067051" calcext:value-type="float">
            <text:p>12.6506979067051</text:p>
          </table:table-cell>
          <table:table-cell table:style-name="ce1" office:value-type="float" office:value="1.5684811326504" calcext:value-type="float">
            <text:p>1.568481132650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0.6864963134738" calcext:value-type="float">
            <text:p>10.6864963134738</text:p>
          </table:table-cell>
          <table:table-cell table:style-name="ce1" office:value-type="float" office:value="2.01004156771915" calcext:value-type="float">
            <text:p>2.0100415677191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0.527611920540031" calcext:value-type="float">
            <text:p>0.527611920540031</text:p>
          </table:table-cell>
          <table:table-cell table:style-name="ce1" office:value-type="float" office:value="0.519133438628644" calcext:value-type="float">
            <text:p>0.5191334386286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2.5955555038724" calcext:value-type="float">
            <text:p>12.5955555038724</text:p>
          </table:table-cell>
          <table:table-cell table:style-name="ce1" office:value-type="float" office:value="0.864961304297368" calcext:value-type="float">
            <text:p>0.864961304297368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6.4730128558949" calcext:value-type="float">
            <text:p>16.4730128558949</text:p>
          </table:table-cell>
          <table:table-cell table:style-name="ce1" office:value-type="float" office:value="0.878647614143839" calcext:value-type="float">
            <text:p>0.878647614143839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3.2853159685724" calcext:value-type="float">
            <text:p>13.2853159685724</text:p>
          </table:table-cell>
          <table:table-cell table:style-name="ce1" office:value-type="float" office:value="1.5760272198843" calcext:value-type="float">
            <text:p>1.576027219884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1.5406156328211" calcext:value-type="float">
            <text:p>11.5406156328211</text:p>
          </table:table-cell>
          <table:table-cell table:style-name="ce1" office:value-type="float" office:value="2.01537490582089" calcext:value-type="float">
            <text:p>2.01537490582089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26" calcext:value-type="float">
            <text:p>1.2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.26984126984127" calcext:value-type="float">
            <text:p>1.26984126984127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.26984126984127" calcext:value-type="float">
            <text:p>1.26984126984127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396825396825397" calcext:value-type="float">
            <text:p>0.396825396825397</text:p>
          </table:table-cell>
          <table:table-cell table:style-name="ce13" table:formula="of:=[.D28]" office:value-type="float" office:value="5" calcext:value-type="float">
            <text:p>5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8]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2.6" calcext:value-type="float">
            <text:p>12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5" calcext:value-type="float">
            <text:p>5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sses" table:style-name="ta1">
        <table:shapes>
          <draw:frame draw:z-index="0" draw:style-name="gr1" draw:text-style-name="P1" svg:width="12.4063in" svg:height="7.3791in" svg:x="0.2894in" svg:y="2.5906in">
            <draw:object draw:notify-on-update-of-ranges="misses.D14:misses.D15 misses.A2:misses.A11 misses.A1:misses.A1 misses.C2:misses.C11 misses.E2:misses.E11 misses.E1:misses.E1 misses.G2:misses.G11 misses.I2:misses.I11 misses.I1:misses.I1 misses.K2:misses.K11 misses.M2:misses.M11 misses.M1:misses.M1 misses.O2:misses.O11 misses.Q2:misses.Q11 misses.Q1:misses.Q1 misses.S2:misses.S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4063in" svg:height="7.3791in" svg:x="12.9638in" svg:y="2.5331in">
            <draw:object draw:notify-on-update-of-ranges="misses.D14:misses.D15 misses.A2:misses.A11 misses.A1:misses.A1 misses.B2:misses.B11 misses.E2:misses.E11 misses.E1:misses.E1 misses.F2:misses.F11 misses.I2:misses.I11 misses.I1:misses.I1 misses.J2:misses.J11 misses.M2:misses.M11 misses.M1:misses.M1 misses.N2:misses.N11 misses.Q2:misses.Q11 misses.Q1:misses.Q1 misses.R2:misses.R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2" table:default-cell-style-name="ce12"/>
        <table:table-column table:style-name="co8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9" table:default-cell-style-name="ce12"/>
        <table:table-column table:style-name="co1" table:number-columns-repeated="2" table:default-cell-style-name="ce12"/>
        <table:table-column table:style-name="co10" table:default-cell-style-name="ce12"/>
        <table:table-column table:style-name="co8" table:default-cell-style-name="ce12"/>
        <table:table-column table:style-name="co1" table:number-columns-repeated="45" table:default-cell-style-name="ce12"/>
        <table:table-column table:style-name="co1" table:number-columns-repeated="960" table:default-cell-style-name="ce15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 table:number-columns-repeated="100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220" calcext:value-type="float">
            <text:p>22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3958" calcext:value-type="float">
            <text:p>3958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34" calcext:value-type="float">
            <text:p>34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6914" calcext:value-type="float">
            <text:p>6914</text:p>
          </table:table-cell>
          <table:table-cell table:style-name="ce1" office:value-type="float" office:value="31720" calcext:value-type="float">
            <text:p>3172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418" calcext:value-type="float">
            <text:p>1418</text:p>
          </table:table-cell>
          <table:table-cell table:style-name="ce1" office:value-type="float" office:value="109" calcext:value-type="float">
            <text:p>109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353" calcext:value-type="float">
            <text:p>1353</text:p>
          </table:table-cell>
          <table:table-cell table:style-name="ce1" office:value-type="float" office:value="690" calcext:value-type="float">
            <text:p>690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266" calcext:value-type="float">
            <text:p>266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79409" calcext:value-type="float">
            <text:p>79409</text:p>
          </table:table-cell>
          <table:table-cell table:style-name="ce1" office:value-type="float" office:value="218893" calcext:value-type="float">
            <text:p>21889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2006" calcext:value-type="float">
            <text:p>2006</text:p>
          </table:table-cell>
          <table:table-cell table:number-columns-repeated="100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3533" calcext:value-type="float">
            <text:p>3533</text:p>
          </table:table-cell>
          <table:table-cell table:style-name="ce1" office:value-type="float" office:value="679" calcext:value-type="float">
            <text:p>67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4146" calcext:value-type="float">
            <text:p>4146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81103" calcext:value-type="float">
            <text:p>181103</text:p>
          </table:table-cell>
          <table:table-cell table:style-name="ce1" office:value-type="float" office:value="315575" calcext:value-type="float">
            <text:p>315575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19980" calcext:value-type="float">
            <text:p>219980</text:p>
          </table:table-cell>
          <table:table-cell table:style-name="ce1" office:value-type="float" office:value="564623" calcext:value-type="float">
            <text:p>564623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6785" calcext:value-type="float">
            <text:p>6785</text:p>
          </table:table-cell>
          <table:table-cell table:number-columns-repeated="100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7464" calcext:value-type="float">
            <text:p>7464</text:p>
          </table:table-cell>
          <table:table-cell table:style-name="ce1" office:value-type="float" office:value="2444" calcext:value-type="float">
            <text:p>244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16856" calcext:value-type="float">
            <text:p>16856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492783" calcext:value-type="float">
            <text:p>492783</text:p>
          </table:table-cell>
          <table:table-cell table:style-name="ce1" office:value-type="float" office:value="823744" calcext:value-type="float">
            <text:p>82374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415324" calcext:value-type="float">
            <text:p>415324</text:p>
          </table:table-cell>
          <table:table-cell table:style-name="ce1" office:value-type="float" office:value="1002794" calcext:value-type="float">
            <text:p>100279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4399" calcext:value-type="float">
            <text:p>4399</text:p>
          </table:table-cell>
          <table:table-cell table:style-name="ce1" office:value-type="float" office:value="14939" calcext:value-type="float">
            <text:p>14939</text:p>
          </table:table-cell>
          <table:table-cell table:number-columns-repeated="100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9362" calcext:value-type="float">
            <text:p>19362</text:p>
          </table:table-cell>
          <table:table-cell table:style-name="ce1" office:value-type="float" office:value="8447" calcext:value-type="float">
            <text:p>844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5529" calcext:value-type="float">
            <text:p>15529</text:p>
          </table:table-cell>
          <table:table-cell table:style-name="ce1" office:value-type="float" office:value="51866" calcext:value-type="float">
            <text:p>5186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47124" calcext:value-type="float">
            <text:p>747124</text:p>
          </table:table-cell>
          <table:table-cell table:style-name="ce1" office:value-type="float" office:value="1301450" calcext:value-type="float">
            <text:p>1301450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665801" calcext:value-type="float">
            <text:p>665801</text:p>
          </table:table-cell>
          <table:table-cell table:style-name="ce1" office:value-type="float" office:value="1543216" calcext:value-type="float">
            <text:p>154321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1401" calcext:value-type="float">
            <text:p>11401</text:p>
          </table:table-cell>
          <table:table-cell table:style-name="ce1" office:value-type="float" office:value="55741" calcext:value-type="float">
            <text:p>55741</text:p>
          </table:table-cell>
          <table:table-cell table:number-columns-repeated="100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79118" calcext:value-type="float">
            <text:p>79118</text:p>
          </table:table-cell>
          <table:table-cell table:style-name="ce1" office:value-type="float" office:value="28145" calcext:value-type="float">
            <text:p>2814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42060" calcext:value-type="float">
            <text:p>42060</text:p>
          </table:table-cell>
          <table:table-cell table:style-name="ce1" office:value-type="float" office:value="167681" calcext:value-type="float">
            <text:p>167681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100319" calcext:value-type="float">
            <text:p>1100319</text:p>
          </table:table-cell>
          <table:table-cell table:style-name="ce1" office:value-type="float" office:value="1846342" calcext:value-type="float">
            <text:p>1846342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012209" calcext:value-type="float">
            <text:p>1012209</text:p>
          </table:table-cell>
          <table:table-cell table:style-name="ce1" office:value-type="float" office:value="2510035" calcext:value-type="float">
            <text:p>251003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3416" calcext:value-type="float">
            <text:p>33416</text:p>
          </table:table-cell>
          <table:table-cell table:style-name="ce1" office:value-type="float" office:value="199287" calcext:value-type="float">
            <text:p>199287</text:p>
          </table:table-cell>
          <table:table-cell table:number-columns-repeated="100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0105" calcext:value-type="float">
            <text:p>120105</text:p>
          </table:table-cell>
          <table:table-cell table:style-name="ce1" office:value-type="float" office:value="45857" calcext:value-type="float">
            <text:p>45857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92872" calcext:value-type="float">
            <text:p>92872</text:p>
          </table:table-cell>
          <table:table-cell table:style-name="ce1" office:value-type="float" office:value="408871" calcext:value-type="float">
            <text:p>408871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423235" calcext:value-type="float">
            <text:p>1423235</text:p>
          </table:table-cell>
          <table:table-cell table:style-name="ce1" office:value-type="float" office:value="2404311" calcext:value-type="float">
            <text:p>2404311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387147" calcext:value-type="float">
            <text:p>1387147</text:p>
          </table:table-cell>
          <table:table-cell table:style-name="ce1" office:value-type="float" office:value="3499649" calcext:value-type="float">
            <text:p>3499649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83726" calcext:value-type="float">
            <text:p>83726</text:p>
          </table:table-cell>
          <table:table-cell table:style-name="ce1" office:value-type="float" office:value="471217" calcext:value-type="float">
            <text:p>471217</text:p>
          </table:table-cell>
          <table:table-cell table:number-columns-repeated="100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884164" calcext:value-type="float">
            <text:p>1884164</text:p>
          </table:table-cell>
          <table:table-cell table:style-name="ce1" office:value-type="float" office:value="548432" calcext:value-type="float">
            <text:p>54843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19739" calcext:value-type="float">
            <text:p>219739</text:p>
          </table:table-cell>
          <table:table-cell table:style-name="ce1" office:value-type="float" office:value="988522" calcext:value-type="float">
            <text:p>98852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776785" calcext:value-type="float">
            <text:p>1776785</text:p>
          </table:table-cell>
          <table:table-cell table:style-name="ce1" office:value-type="float" office:value="3268463" calcext:value-type="float">
            <text:p>3268463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782457" calcext:value-type="float">
            <text:p>1782457</text:p>
          </table:table-cell>
          <table:table-cell table:style-name="ce1" office:value-type="float" office:value="4557942" calcext:value-type="float">
            <text:p>455794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02797" calcext:value-type="float">
            <text:p>202797</text:p>
          </table:table-cell>
          <table:table-cell table:style-name="ce1" office:value-type="float" office:value="1308363" calcext:value-type="float">
            <text:p>1308363</text:p>
          </table:table-cell>
          <table:table-cell table:number-columns-repeated="100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7139479" calcext:value-type="float">
            <text:p>7139479</text:p>
          </table:table-cell>
          <table:table-cell table:style-name="ce1" office:value-type="float" office:value="2058280" calcext:value-type="float">
            <text:p>2058280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435108" calcext:value-type="float">
            <text:p>435108</text:p>
          </table:table-cell>
          <table:table-cell table:style-name="ce1" office:value-type="float" office:value="1814324" calcext:value-type="float">
            <text:p>181432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643826" calcext:value-type="float">
            <text:p>2643826</text:p>
          </table:table-cell>
          <table:table-cell table:style-name="ce1" office:value-type="float" office:value="4961362" calcext:value-type="float">
            <text:p>4961362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458590" calcext:value-type="float">
            <text:p>2458590</text:p>
          </table:table-cell>
          <table:table-cell table:style-name="ce1" office:value-type="float" office:value="7751564" calcext:value-type="float">
            <text:p>775156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711103" calcext:value-type="float">
            <text:p>711103</text:p>
          </table:table-cell>
          <table:table-cell table:style-name="ce1" office:value-type="float" office:value="3734569" calcext:value-type="float">
            <text:p>3734569</text:p>
          </table:table-cell>
          <table:table-cell table:number-columns-repeated="100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9093395" calcext:value-type="float">
            <text:p>9093395</text:p>
          </table:table-cell>
          <table:table-cell table:style-name="ce1" office:value-type="float" office:value="2253065" calcext:value-type="float">
            <text:p>225306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945433" calcext:value-type="float">
            <text:p>945433</text:p>
          </table:table-cell>
          <table:table-cell table:style-name="ce1" office:value-type="float" office:value="3949590" calcext:value-type="float">
            <text:p>3949590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429667" calcext:value-type="float">
            <text:p>3429667</text:p>
          </table:table-cell>
          <table:table-cell table:style-name="ce1" office:value-type="float" office:value="7010548" calcext:value-type="float">
            <text:p>7010548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503583" calcext:value-type="float">
            <text:p>1503583</text:p>
          </table:table-cell>
          <table:table-cell table:style-name="ce1" office:value-type="float" office:value="7205205" calcext:value-type="float">
            <text:p>720520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473631" calcext:value-type="float">
            <text:p>1473631</text:p>
          </table:table-cell>
          <table:table-cell table:style-name="ce1" office:value-type="float" office:value="7518650" calcext:value-type="float">
            <text:p>751865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9"/>
          <table:table-cell table:style-name="ce21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7991933" calcext:value-type="float">
            <text:p>127991933</text:p>
          </table:table-cell>
          <table:table-cell table:style-name="ce1" office:value-type="float" office:value="337875525" calcext:value-type="float">
            <text:p>337875525</text:p>
          </table:table-cell>
          <table:table-cell table:style-name="ce1" office:value-type="float" office:value="679816942" calcext:value-type="float">
            <text:p>679816942</text:p>
          </table:table-cell>
          <table:table-cell table:style-name="ce1" office:value-type="float" office:value="1227211170" calcext:value-type="float">
            <text:p>1227211170</text:p>
          </table:table-cell>
          <table:table-cell table:style-name="ce1" office:value-type="float" office:value="1995215168" calcext:value-type="float">
            <text:p>1995215168</text:p>
          </table:table-cell>
          <table:table-cell table:style-name="ce1" office:value-type="float" office:value="2779071833" calcext:value-type="float">
            <text:p>2779071833</text:p>
          </table:table-cell>
          <table:table-cell table:style-name="ce1" office:value-type="float" office:value="3801225942" calcext:value-type="float">
            <text:p>3801225942</text:p>
          </table:table-cell>
          <table:table-cell table:style-name="ce1" office:value-type="float" office:value="4810704854" calcext:value-type="float">
            <text:p>4810704854</text:p>
          </table:table-cell>
          <table:table-cell table:style-name="ce1" office:value-type="float" office:value="6536048269" calcext:value-type="float">
            <text:p>6536048269</text:p>
          </table:table-cell>
          <table:table-cell table:style-name="ce1" office:value-type="float" office:value="7755528161" calcext:value-type="float">
            <text:p>775552816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1188796" calcext:value-type="float">
            <text:p>81188796</text:p>
          </table:table-cell>
          <table:table-cell table:style-name="ce1" office:value-type="float" office:value="234952615" calcext:value-type="float">
            <text:p>234952615</text:p>
          </table:table-cell>
          <table:table-cell table:style-name="ce1" office:value-type="float" office:value="426959742" calcext:value-type="float">
            <text:p>426959742</text:p>
          </table:table-cell>
          <table:table-cell table:style-name="ce1" office:value-type="float" office:value="755733475" calcext:value-type="float">
            <text:p>755733475</text:p>
          </table:table-cell>
          <table:table-cell table:style-name="ce1" office:value-type="float" office:value="1251263358" calcext:value-type="float">
            <text:p>1251263358</text:p>
          </table:table-cell>
          <table:table-cell table:style-name="ce1" office:value-type="float" office:value="1787597786" calcext:value-type="float">
            <text:p>1787597786</text:p>
          </table:table-cell>
          <table:table-cell table:style-name="ce1" office:value-type="float" office:value="2471238384" calcext:value-type="float">
            <text:p>2471238384</text:p>
          </table:table-cell>
          <table:table-cell table:style-name="ce1" office:value-type="float" office:value="3256884702" calcext:value-type="float">
            <text:p>3256884702</text:p>
          </table:table-cell>
          <table:table-cell table:style-name="ce1" office:value-type="float" office:value="4336008414" calcext:value-type="float">
            <text:p>4336008414</text:p>
          </table:table-cell>
          <table:table-cell table:style-name="ce1" office:value-type="float" office:value="5189139309" calcext:value-type="float">
            <text:p>518913930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6803137" calcext:value-type="float">
            <text:p>46803137</text:p>
          </table:table-cell>
          <table:table-cell table:style-name="ce1" table:formula="of:=([.C2]-[.C3])" office:value-type="float" office:value="102922910" calcext:value-type="float">
            <text:p>102922910</text:p>
          </table:table-cell>
          <table:table-cell table:style-name="ce1" table:formula="of:=([.D2]-[.D3])" office:value-type="float" office:value="252857200" calcext:value-type="float">
            <text:p>252857200</text:p>
          </table:table-cell>
          <table:table-cell table:style-name="ce1" table:formula="of:=([.E2]-[.E3])" office:value-type="float" office:value="471477695" calcext:value-type="float">
            <text:p>471477695</text:p>
          </table:table-cell>
          <table:table-cell table:style-name="ce1" table:formula="of:=([.F2]-[.F3])" office:value-type="float" office:value="743951810" calcext:value-type="float">
            <text:p>743951810</text:p>
          </table:table-cell>
          <table:table-cell table:style-name="ce1" table:formula="of:=([.G2]-[.G3])" office:value-type="float" office:value="991474047" calcext:value-type="float">
            <text:p>991474047</text:p>
          </table:table-cell>
          <table:table-cell table:style-name="ce1" table:formula="of:=([.H2]-[.H3])" office:value-type="float" office:value="1329987558" calcext:value-type="float">
            <text:p>1329987558</text:p>
          </table:table-cell>
          <table:table-cell table:style-name="ce1" table:formula="of:=([.I2]-[.I3])" office:value-type="float" office:value="1553820152" calcext:value-type="float">
            <text:p>1553820152</text:p>
          </table:table-cell>
          <table:table-cell table:style-name="ce1" table:formula="of:=([.J2]-[.J3])" office:value-type="float" office:value="2200039855" calcext:value-type="float">
            <text:p>2200039855</text:p>
          </table:table-cell>
          <table:table-cell table:style-name="ce1" table:formula="of:=([.K2]-[.K3])" office:value-type="float" office:value="2566388852" calcext:value-type="float">
            <text:p>256638885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995400.768" calcext:value-type="float">
            <text:p>2995400.768</text:p>
          </table:table-cell>
          <table:table-cell table:style-name="ce1" table:formula="of:=[.C4]/1000*64" office:value-type="float" office:value="6587066.24" calcext:value-type="float">
            <text:p>6587066.24</text:p>
          </table:table-cell>
          <table:table-cell table:style-name="ce1" table:formula="of:=[.D4]/1000*64" office:value-type="float" office:value="16182860.8" calcext:value-type="float">
            <text:p>16182860.8</text:p>
          </table:table-cell>
          <table:table-cell table:style-name="ce1" table:formula="of:=[.E4]/1000*64" office:value-type="float" office:value="30174572.48" calcext:value-type="float">
            <text:p>30174572.48</text:p>
          </table:table-cell>
          <table:table-cell table:style-name="ce1" table:formula="of:=[.F4]/1000*64" office:value-type="float" office:value="47612915.84" calcext:value-type="float">
            <text:p>47612915.84</text:p>
          </table:table-cell>
          <table:table-cell table:style-name="ce1" table:formula="of:=[.G4]/1000*64" office:value-type="float" office:value="63454339.008" calcext:value-type="float">
            <text:p>63454339.008</text:p>
          </table:table-cell>
          <table:table-cell table:style-name="ce1" table:formula="of:=[.H4]/1000*64" office:value-type="float" office:value="85119203.712" calcext:value-type="float">
            <text:p>85119203.712</text:p>
          </table:table-cell>
          <table:table-cell table:style-name="ce1" table:formula="of:=[.I4]/1000*64" office:value-type="float" office:value="99444489.728" calcext:value-type="float">
            <text:p>99444489.728</text:p>
          </table:table-cell>
          <table:table-cell table:style-name="ce1" table:formula="of:=[.J4]/1000*64" office:value-type="float" office:value="140802550.72" calcext:value-type="float">
            <text:p>140802550.72</text:p>
          </table:table-cell>
          <table:table-cell table:style-name="ce1" table:formula="of:=[.K4]/1000*64" office:value-type="float" office:value="164248886.528" calcext:value-type="float">
            <text:p>164248886.52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1418" calcext:value-type="float">
            <text:p>1418</text:p>
          </table:table-cell>
          <table:table-cell table:style-name="ce1" office:value-type="float" office:value="3533" calcext:value-type="float">
            <text:p>3533</text:p>
          </table:table-cell>
          <table:table-cell table:style-name="ce1" office:value-type="float" office:value="7464" calcext:value-type="float">
            <text:p>7464</text:p>
          </table:table-cell>
          <table:table-cell table:style-name="ce1" office:value-type="float" office:value="19362" calcext:value-type="float">
            <text:p>19362</text:p>
          </table:table-cell>
          <table:table-cell table:style-name="ce1" office:value-type="float" office:value="79118" calcext:value-type="float">
            <text:p>79118</text:p>
          </table:table-cell>
          <table:table-cell table:style-name="ce1" office:value-type="float" office:value="120105" calcext:value-type="float">
            <text:p>120105</text:p>
          </table:table-cell>
          <table:table-cell table:style-name="ce1" office:value-type="float" office:value="1884164" calcext:value-type="float">
            <text:p>1884164</text:p>
          </table:table-cell>
          <table:table-cell table:style-name="ce1" office:value-type="float" office:value="7139479" calcext:value-type="float">
            <text:p>7139479</text:p>
          </table:table-cell>
          <table:table-cell table:style-name="ce1" office:value-type="float" office:value="9093395" calcext:value-type="float">
            <text:p>9093395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5275" calcext:value-type="float">
            <text:p>5275</text:p>
          </table:table-cell>
          <table:table-cell table:style-name="ce1" office:value-type="float" office:value="11600" calcext:value-type="float">
            <text:p>11600</text:p>
          </table:table-cell>
          <table:table-cell table:style-name="ce1" office:value-type="float" office:value="19570" calcext:value-type="float">
            <text:p>19570</text:p>
          </table:table-cell>
          <table:table-cell table:style-name="ce1" office:value-type="float" office:value="152666" calcext:value-type="float">
            <text:p>152666</text:p>
          </table:table-cell>
          <table:table-cell table:style-name="ce1" office:value-type="float" office:value="3521522" calcext:value-type="float">
            <text:p>3521522</text:p>
          </table:table-cell>
          <table:table-cell table:style-name="ce1" office:value-type="float" office:value="4444704" calcext:value-type="float">
            <text:p>4444704</text:p>
          </table:table-cell>
          <table:table-cell table:style-name="ce1" office:value-type="float" office:value="5659040" calcext:value-type="float">
            <text:p>565904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541" calcext:value-type="float">
            <text:p>541</text:p>
          </table:table-cell>
          <table:table-cell table:style-name="ce1" table:formula="of:=[.C9]-[.C10]" office:value-type="float" office:value="320" calcext:value-type="float">
            <text:p>320</text:p>
          </table:table-cell>
          <table:table-cell table:style-name="ce1" table:formula="of:=[.D9]-[.D10]" office:value-type="float" office:value="1357" calcext:value-type="float">
            <text:p>1357</text:p>
          </table:table-cell>
          <table:table-cell table:style-name="ce1" table:formula="of:=[.E9]-[.E10]" office:value-type="float" office:value="2189" calcext:value-type="float">
            <text:p>2189</text:p>
          </table:table-cell>
          <table:table-cell table:style-name="ce1" table:formula="of:=[.F9]-[.F10]" office:value-type="float" office:value="7762" calcext:value-type="float">
            <text:p>7762</text:p>
          </table:table-cell>
          <table:table-cell table:style-name="ce1" table:formula="of:=[.G9]-[.G10]" office:value-type="float" office:value="59548" calcext:value-type="float">
            <text:p>59548</text:p>
          </table:table-cell>
          <table:table-cell table:style-name="ce1" table:formula="of:=[.H9]-[.H10]" office:value-type="float" office:value="-32561" calcext:value-type="float">
            <text:p>-32561</text:p>
          </table:table-cell>
          <table:table-cell table:style-name="ce1" table:formula="of:=[.I9]-[.I10]" office:value-type="float" office:value="-1637358" calcext:value-type="float">
            <text:p>-1637358</text:p>
          </table:table-cell>
          <table:table-cell table:style-name="ce1" table:formula="of:=[.J9]-[.J10]" office:value-type="float" office:value="2694775" calcext:value-type="float">
            <text:p>2694775</text:p>
          </table:table-cell>
          <table:table-cell table:style-name="ce1" table:formula="of:=[.K9]-[.K10]" office:value-type="float" office:value="3434355" calcext:value-type="float">
            <text:p>3434355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34.624" calcext:value-type="float">
            <text:p>34.624</text:p>
          </table:table-cell>
          <table:table-cell table:style-name="ce1" table:formula="of:=[.C11]/1000*64" office:value-type="float" office:value="20.48" calcext:value-type="float">
            <text:p>20.48</text:p>
          </table:table-cell>
          <table:table-cell table:style-name="ce1" table:formula="of:=[.D11]/1000*64" office:value-type="float" office:value="86.848" calcext:value-type="float">
            <text:p>86.848</text:p>
          </table:table-cell>
          <table:table-cell table:style-name="ce1" table:formula="of:=[.E11]/1000*64" office:value-type="float" office:value="140.096" calcext:value-type="float">
            <text:p>140.096</text:p>
          </table:table-cell>
          <table:table-cell table:style-name="ce1" table:formula="of:=[.F11]/1000*64" office:value-type="float" office:value="496.768" calcext:value-type="float">
            <text:p>496.768</text:p>
          </table:table-cell>
          <table:table-cell table:style-name="ce1" table:formula="of:=[.G11]/1000*64" office:value-type="float" office:value="3811.072" calcext:value-type="float">
            <text:p>3811.072</text:p>
          </table:table-cell>
          <table:table-cell table:style-name="ce1" table:formula="of:=[.H11]/1000*64" office:value-type="float" office:value="-2083.904" calcext:value-type="float">
            <text:p>-2083.904</text:p>
          </table:table-cell>
          <table:table-cell table:style-name="ce1" table:formula="of:=[.I11]/1000*64" office:value-type="float" office:value="-104790.912" calcext:value-type="float">
            <text:p>-104790.912</text:p>
          </table:table-cell>
          <table:table-cell table:style-name="ce1" table:formula="of:=[.J11]/1000*64" office:value-type="float" office:value="172465.6" calcext:value-type="float">
            <text:p>172465.6</text:p>
          </table:table-cell>
          <table:table-cell table:style-name="ce1" table:formula="of:=[.K11]/1000*64" office:value-type="float" office:value="219798.72" calcext:value-type="float">
            <text:p>219798.7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046001" calcext:value-type="float">
            <text:p>12046001</text:p>
          </table:table-cell>
          <table:table-cell table:style-name="ce1" office:value-type="float" office:value="33387687" calcext:value-type="float">
            <text:p>33387687</text:p>
          </table:table-cell>
          <table:table-cell table:style-name="ce1" office:value-type="float" office:value="53966077" calcext:value-type="float">
            <text:p>53966077</text:p>
          </table:table-cell>
          <table:table-cell table:style-name="ce1" office:value-type="float" office:value="77862454" calcext:value-type="float">
            <text:p>77862454</text:p>
          </table:table-cell>
          <table:table-cell table:style-name="ce1" office:value-type="float" office:value="113544480" calcext:value-type="float">
            <text:p>113544480</text:p>
          </table:table-cell>
          <table:table-cell table:style-name="ce1" office:value-type="float" office:value="147593316" calcext:value-type="float">
            <text:p>147593316</text:p>
          </table:table-cell>
          <table:table-cell table:style-name="ce1" office:value-type="float" office:value="172726058" calcext:value-type="float">
            <text:p>172726058</text:p>
          </table:table-cell>
          <table:table-cell table:style-name="ce1" office:value-type="float" office:value="204204891" calcext:value-type="float">
            <text:p>204204891</text:p>
          </table:table-cell>
          <table:table-cell table:style-name="ce1" office:value-type="float" office:value="240831617" calcext:value-type="float">
            <text:p>240831617</text:p>
          </table:table-cell>
          <table:table-cell table:style-name="ce1" office:value-type="float" office:value="271696704" calcext:value-type="float">
            <text:p>2716967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860985" calcext:value-type="float">
            <text:p>7860985</text:p>
          </table:table-cell>
          <table:table-cell table:style-name="ce1" office:value-type="float" office:value="21673008" calcext:value-type="float">
            <text:p>21673008</text:p>
          </table:table-cell>
          <table:table-cell table:style-name="ce1" office:value-type="float" office:value="36205685" calcext:value-type="float">
            <text:p>36205685</text:p>
          </table:table-cell>
          <table:table-cell table:style-name="ce1" office:value-type="float" office:value="52080524" calcext:value-type="float">
            <text:p>52080524</text:p>
          </table:table-cell>
          <table:table-cell table:style-name="ce1" office:value-type="float" office:value="73846944" calcext:value-type="float">
            <text:p>73846944</text:p>
          </table:table-cell>
          <table:table-cell table:style-name="ce1" office:value-type="float" office:value="96489043" calcext:value-type="float">
            <text:p>96489043</text:p>
          </table:table-cell>
          <table:table-cell table:style-name="ce1" office:value-type="float" office:value="111693694" calcext:value-type="float">
            <text:p>111693694</text:p>
          </table:table-cell>
          <table:table-cell table:style-name="ce1" office:value-type="float" office:value="135011640" calcext:value-type="float">
            <text:p>135011640</text:p>
          </table:table-cell>
          <table:table-cell table:style-name="ce1" office:value-type="float" office:value="160299272" calcext:value-type="float">
            <text:p>160299272</text:p>
          </table:table-cell>
          <table:table-cell table:style-name="ce1" office:value-type="float" office:value="181545792" calcext:value-type="float">
            <text:p>18154579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4185016" calcext:value-type="float">
            <text:p>4185016</text:p>
          </table:table-cell>
          <table:table-cell table:style-name="ce1" table:formula="of:=[.C16]-[.C17]" office:value-type="float" office:value="11714679" calcext:value-type="float">
            <text:p>11714679</text:p>
          </table:table-cell>
          <table:table-cell table:style-name="ce1" table:formula="of:=[.D16]-[.D17]" office:value-type="float" office:value="17760392" calcext:value-type="float">
            <text:p>17760392</text:p>
          </table:table-cell>
          <table:table-cell table:style-name="ce1" table:formula="of:=[.E16]-[.E17]" office:value-type="float" office:value="25781930" calcext:value-type="float">
            <text:p>25781930</text:p>
          </table:table-cell>
          <table:table-cell table:style-name="ce1" table:formula="of:=[.F16]-[.F17]" office:value-type="float" office:value="39697536" calcext:value-type="float">
            <text:p>39697536</text:p>
          </table:table-cell>
          <table:table-cell table:style-name="ce1" table:formula="of:=[.G16]-[.G17]" office:value-type="float" office:value="51104273" calcext:value-type="float">
            <text:p>51104273</text:p>
          </table:table-cell>
          <table:table-cell table:style-name="ce1" table:formula="of:=[.H16]-[.H17]" office:value-type="float" office:value="61032364" calcext:value-type="float">
            <text:p>61032364</text:p>
          </table:table-cell>
          <table:table-cell table:style-name="ce1" table:formula="of:=[.I16]-[.I17]" office:value-type="float" office:value="69193251" calcext:value-type="float">
            <text:p>69193251</text:p>
          </table:table-cell>
          <table:table-cell table:style-name="ce1" table:formula="of:=[.J16]-[.J17]" office:value-type="float" office:value="80532345" calcext:value-type="float">
            <text:p>80532345</text:p>
          </table:table-cell>
          <table:table-cell table:style-name="ce1" table:formula="of:=[.K16]-[.K17]" office:value-type="float" office:value="90150912" calcext:value-type="float">
            <text:p>9015091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267841.024" calcext:value-type="float">
            <text:p>267841.024</text:p>
          </table:table-cell>
          <table:table-cell table:style-name="ce1" table:formula="of:=[.C18]/1000*64" office:value-type="float" office:value="749739.456" calcext:value-type="float">
            <text:p>749739.456</text:p>
          </table:table-cell>
          <table:table-cell table:style-name="ce1" table:formula="of:=[.D18]/1000*64" office:value-type="float" office:value="1136665.088" calcext:value-type="float">
            <text:p>1136665.088</text:p>
          </table:table-cell>
          <table:table-cell table:style-name="ce1" table:formula="of:=[.E18]/1000*64" office:value-type="float" office:value="1650043.52" calcext:value-type="float">
            <text:p>1650043.52</text:p>
          </table:table-cell>
          <table:table-cell table:style-name="ce1" table:formula="of:=[.F18]/1000*64" office:value-type="float" office:value="2540642.304" calcext:value-type="float">
            <text:p>2540642.304</text:p>
          </table:table-cell>
          <table:table-cell table:style-name="ce1" table:formula="of:=[.G18]/1000*64" office:value-type="float" office:value="3270673.472" calcext:value-type="float">
            <text:p>3270673.472</text:p>
          </table:table-cell>
          <table:table-cell table:style-name="ce1" table:formula="of:=[.H18]/1000*64" office:value-type="float" office:value="3906071.296" calcext:value-type="float">
            <text:p>3906071.296</text:p>
          </table:table-cell>
          <table:table-cell table:style-name="ce1" table:formula="of:=[.I18]/1000*64" office:value-type="float" office:value="4428368.064" calcext:value-type="float">
            <text:p>4428368.064</text:p>
          </table:table-cell>
          <table:table-cell table:style-name="ce1" table:formula="of:=[.J18]/1000*64" office:value-type="float" office:value="5154070.08" calcext:value-type="float">
            <text:p>5154070.08</text:p>
          </table:table-cell>
          <table:table-cell table:style-name="ce1" table:formula="of:=[.K18]/1000*64" office:value-type="float" office:value="5769658.368" calcext:value-type="float">
            <text:p>5769658.36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2444" calcext:value-type="float">
            <text:p>2444</text:p>
          </table:table-cell>
          <table:table-cell table:style-name="ce1" office:value-type="float" office:value="8447" calcext:value-type="float">
            <text:p>8447</text:p>
          </table:table-cell>
          <table:table-cell table:style-name="ce1" office:value-type="float" office:value="28145" calcext:value-type="float">
            <text:p>28145</text:p>
          </table:table-cell>
          <table:table-cell table:style-name="ce1" office:value-type="float" office:value="45857" calcext:value-type="float">
            <text:p>45857</text:p>
          </table:table-cell>
          <table:table-cell table:style-name="ce1" office:value-type="float" office:value="548432" calcext:value-type="float">
            <text:p>548432</text:p>
          </table:table-cell>
          <table:table-cell table:style-name="ce1" office:value-type="float" office:value="2058280" calcext:value-type="float">
            <text:p>2058280</text:p>
          </table:table-cell>
          <table:table-cell table:style-name="ce1" office:value-type="float" office:value="2253065" calcext:value-type="float">
            <text:p>225306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4529" calcext:value-type="float">
            <text:p>4529</text:p>
          </table:table-cell>
          <table:table-cell table:style-name="ce1" office:value-type="float" office:value="9016" calcext:value-type="float">
            <text:p>9016</text:p>
          </table:table-cell>
          <table:table-cell table:style-name="ce1" office:value-type="float" office:value="65972" calcext:value-type="float">
            <text:p>65972</text:p>
          </table:table-cell>
          <table:table-cell table:style-name="ce1" office:value-type="float" office:value="1059808" calcext:value-type="float">
            <text:p>1059808</text:p>
          </table:table-cell>
          <table:table-cell table:style-name="ce1" office:value-type="float" office:value="1277299" calcext:value-type="float">
            <text:p>1277299</text:p>
          </table:table-cell>
          <table:table-cell table:style-name="ce1" office:value-type="float" office:value="1483711" calcext:value-type="float">
            <text:p>14837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213" calcext:value-type="float">
            <text:p>213</text:p>
          </table:table-cell>
          <table:table-cell table:style-name="ce1" table:formula="of:=[.C23]-[.C24]" office:value-type="float" office:value="45" calcext:value-type="float">
            <text:p>45</text:p>
          </table:table-cell>
          <table:table-cell table:style-name="ce1" table:formula="of:=[.D23]-[.D24]" office:value-type="float" office:value="271" calcext:value-type="float">
            <text:p>271</text:p>
          </table:table-cell>
          <table:table-cell table:style-name="ce1" table:formula="of:=[.E23]-[.E24]" office:value-type="float" office:value="829" calcext:value-type="float">
            <text:p>829</text:p>
          </table:table-cell>
          <table:table-cell table:style-name="ce1" table:formula="of:=[.F23]-[.F24]" office:value-type="float" office:value="3918" calcext:value-type="float">
            <text:p>3918</text:p>
          </table:table-cell>
          <table:table-cell table:style-name="ce1" table:formula="of:=[.G23]-[.G24]" office:value-type="float" office:value="19129" calcext:value-type="float">
            <text:p>19129</text:p>
          </table:table-cell>
          <table:table-cell table:style-name="ce1" table:formula="of:=[.H23]-[.H24]" office:value-type="float" office:value="-20115" calcext:value-type="float">
            <text:p>-20115</text:p>
          </table:table-cell>
          <table:table-cell table:style-name="ce1" table:formula="of:=[.I23]-[.I24]" office:value-type="float" office:value="-511376" calcext:value-type="float">
            <text:p>-511376</text:p>
          </table:table-cell>
          <table:table-cell table:style-name="ce1" table:formula="of:=[.J23]-[.J24]" office:value-type="float" office:value="780981" calcext:value-type="float">
            <text:p>780981</text:p>
          </table:table-cell>
          <table:table-cell table:style-name="ce1" table:formula="of:=[.K23]-[.K24]" office:value-type="float" office:value="769354" calcext:value-type="float">
            <text:p>769354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3.632" calcext:value-type="float">
            <text:p>13.632</text:p>
          </table:table-cell>
          <table:table-cell table:style-name="ce1" table:formula="of:=[.C25]/1000*64" office:value-type="float" office:value="2.88" calcext:value-type="float">
            <text:p>2.88</text:p>
          </table:table-cell>
          <table:table-cell table:style-name="ce1" table:formula="of:=[.D25]/1000*64" office:value-type="float" office:value="17.344" calcext:value-type="float">
            <text:p>17.344</text:p>
          </table:table-cell>
          <table:table-cell table:style-name="ce1" table:formula="of:=[.E25]/1000*64" office:value-type="float" office:value="53.056" calcext:value-type="float">
            <text:p>53.056</text:p>
          </table:table-cell>
          <table:table-cell table:style-name="ce1" table:formula="of:=[.F25]/1000*64" office:value-type="float" office:value="250.752" calcext:value-type="float">
            <text:p>250.752</text:p>
          </table:table-cell>
          <table:table-cell table:style-name="ce1" table:formula="of:=[.G25]/1000*64" office:value-type="float" office:value="1224.256" calcext:value-type="float">
            <text:p>1224.256</text:p>
          </table:table-cell>
          <table:table-cell table:style-name="ce1" table:formula="of:=[.H25]/1000*64" office:value-type="float" office:value="-1287.36" calcext:value-type="float">
            <text:p>-1287.36</text:p>
          </table:table-cell>
          <table:table-cell table:style-name="ce1" table:formula="of:=[.I25]/1000*64" office:value-type="float" office:value="-32728.064" calcext:value-type="float">
            <text:p>-32728.064</text:p>
          </table:table-cell>
          <table:table-cell table:style-name="ce1" table:formula="of:=[.J25]/1000*64" office:value-type="float" office:value="49982.784" calcext:value-type="float">
            <text:p>49982.784</text:p>
          </table:table-cell>
          <table:table-cell table:style-name="ce1" table:formula="of:=[.K25]/1000*64" office:value-type="float" office:value="49238.656" calcext:value-type="float">
            <text:p>49238.656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818141923" calcext:value-type="float">
            <text:p>14818141923</text:p>
          </table:table-cell>
          <table:table-cell table:style-name="ce1" office:value-type="float" office:value="36961812602" calcext:value-type="float">
            <text:p>36961812602</text:p>
          </table:table-cell>
          <table:table-cell table:style-name="ce1" office:value-type="float" office:value="65334530109" calcext:value-type="float">
            <text:p>65334530109</text:p>
          </table:table-cell>
          <table:table-cell table:style-name="ce1" office:value-type="float" office:value="98662841673" calcext:value-type="float">
            <text:p>98662841673</text:p>
          </table:table-cell>
          <table:table-cell table:style-name="ce1" office:value-type="float" office:value="141344555629" calcext:value-type="float">
            <text:p>141344555629</text:p>
          </table:table-cell>
          <table:table-cell table:style-name="ce1" office:value-type="float" office:value="187969600469" calcext:value-type="float">
            <text:p>187969600469</text:p>
          </table:table-cell>
          <table:table-cell table:style-name="ce1" office:value-type="float" office:value="233493228771" calcext:value-type="float">
            <text:p>233493228771</text:p>
          </table:table-cell>
          <table:table-cell table:style-name="ce1" office:value-type="float" office:value="298687270462" calcext:value-type="float">
            <text:p>298687270462</text:p>
          </table:table-cell>
          <table:table-cell table:style-name="ce1" office:value-type="float" office:value="368460371553" calcext:value-type="float">
            <text:p>368460371553</text:p>
          </table:table-cell>
          <table:table-cell table:style-name="ce1" office:value-type="float" office:value="430369558759" calcext:value-type="float">
            <text:p>4303695587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808759259" calcext:value-type="float">
            <text:p>9808759259</text:p>
          </table:table-cell>
          <table:table-cell table:style-name="ce1" office:value-type="float" office:value="24629189608" calcext:value-type="float">
            <text:p>24629189608</text:p>
          </table:table-cell>
          <table:table-cell table:style-name="ce1" office:value-type="float" office:value="42667094609" calcext:value-type="float">
            <text:p>42667094609</text:p>
          </table:table-cell>
          <table:table-cell table:style-name="ce1" office:value-type="float" office:value="65919104903" calcext:value-type="float">
            <text:p>65919104903</text:p>
          </table:table-cell>
          <table:table-cell table:style-name="ce1" office:value-type="float" office:value="94823107408" calcext:value-type="float">
            <text:p>94823107408</text:p>
          </table:table-cell>
          <table:table-cell table:style-name="ce1" office:value-type="float" office:value="125889779758" calcext:value-type="float">
            <text:p>125889779758</text:p>
          </table:table-cell>
          <table:table-cell table:style-name="ce1" office:value-type="float" office:value="156008152922" calcext:value-type="float">
            <text:p>156008152922</text:p>
          </table:table-cell>
          <table:table-cell table:style-name="ce1" office:value-type="float" office:value="198921870941" calcext:value-type="float">
            <text:p>198921870941</text:p>
          </table:table-cell>
          <table:table-cell table:style-name="ce1" office:value-type="float" office:value="247674674935" calcext:value-type="float">
            <text:p>247674674935</text:p>
          </table:table-cell>
          <table:table-cell table:style-name="ce1" office:value-type="float" office:value="281758042059" calcext:value-type="float">
            <text:p>2817580420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5009382664" calcext:value-type="float">
            <text:p>5009382664</text:p>
          </table:table-cell>
          <table:table-cell table:style-name="ce1" table:formula="of:=[.C30]-[.C31]" office:value-type="float" office:value="12332622994" calcext:value-type="float">
            <text:p>12332622994</text:p>
          </table:table-cell>
          <table:table-cell table:style-name="ce1" table:formula="of:=[.D30]-[.D31]" office:value-type="float" office:value="22667435500" calcext:value-type="float">
            <text:p>22667435500</text:p>
          </table:table-cell>
          <table:table-cell table:style-name="ce1" table:formula="of:=[.E30]-[.E31]" office:value-type="float" office:value="32743736770" calcext:value-type="float">
            <text:p>32743736770</text:p>
          </table:table-cell>
          <table:table-cell table:style-name="ce1" table:formula="of:=[.F30]-[.F31]" office:value-type="float" office:value="46521448221" calcext:value-type="float">
            <text:p>46521448221</text:p>
          </table:table-cell>
          <table:table-cell table:style-name="ce1" table:formula="of:=[.G30]-[.G31]" office:value-type="float" office:value="62079820711" calcext:value-type="float">
            <text:p>62079820711</text:p>
          </table:table-cell>
          <table:table-cell table:style-name="ce1" table:formula="of:=[.H30]-[.H31]" office:value-type="float" office:value="77485075849" calcext:value-type="float">
            <text:p>77485075849</text:p>
          </table:table-cell>
          <table:table-cell table:style-name="ce1" table:formula="of:=[.I30]-[.I31]" office:value-type="float" office:value="99765399521" calcext:value-type="float">
            <text:p>99765399521</text:p>
          </table:table-cell>
          <table:table-cell table:style-name="ce1" table:formula="of:=[.J30]-[.J31]" office:value-type="float" office:value="120785696618" calcext:value-type="float">
            <text:p>120785696618</text:p>
          </table:table-cell>
          <table:table-cell table:style-name="ce1" table:formula="of:=[.K30]-[.K31]" office:value-type="float" office:value="148611516700" calcext:value-type="float">
            <text:p>14861151670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0624696210" calcext:value-type="float">
            <text:p>40624696210</text:p>
          </table:table-cell>
          <table:table-cell table:style-name="ce1" office:value-type="float" office:value="107025573868" calcext:value-type="float">
            <text:p>107025573868</text:p>
          </table:table-cell>
          <table:table-cell table:style-name="ce1" office:value-type="float" office:value="191472086852" calcext:value-type="float">
            <text:p>191472086852</text:p>
          </table:table-cell>
          <table:table-cell table:style-name="ce1" office:value-type="float" office:value="293702289058" calcext:value-type="float">
            <text:p>293702289058</text:p>
          </table:table-cell>
          <table:table-cell table:style-name="ce1" office:value-type="float" office:value="422757472213" calcext:value-type="float">
            <text:p>422757472213</text:p>
          </table:table-cell>
          <table:table-cell table:style-name="ce1" office:value-type="float" office:value="560895157391" calcext:value-type="float">
            <text:p>560895157391</text:p>
          </table:table-cell>
          <table:table-cell table:style-name="ce1" office:value-type="float" office:value="700161213620" calcext:value-type="float">
            <text:p>700161213620</text:p>
          </table:table-cell>
          <table:table-cell table:style-name="ce1" office:value-type="float" office:value="878544679098" calcext:value-type="float">
            <text:p>878544679098</text:p>
          </table:table-cell>
          <table:table-cell table:style-name="ce1" office:value-type="float" office:value="1096896341286" calcext:value-type="float">
            <text:p>1096896341286</text:p>
          </table:table-cell>
          <table:table-cell table:style-name="ce1" office:value-type="float" office:value="1275226369683" calcext:value-type="float">
            <text:p>127522636968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6972849509" calcext:value-type="float">
            <text:p>26972849509</text:p>
          </table:table-cell>
          <table:table-cell table:style-name="ce1" office:value-type="float" office:value="71148850943" calcext:value-type="float">
            <text:p>71148850943</text:p>
          </table:table-cell>
          <table:table-cell table:style-name="ce1" office:value-type="float" office:value="127490520938" calcext:value-type="float">
            <text:p>127490520938</text:p>
          </table:table-cell>
          <table:table-cell table:style-name="ce1" office:value-type="float" office:value="195386765816" calcext:value-type="float">
            <text:p>195386765816</text:p>
          </table:table-cell>
          <table:table-cell table:style-name="ce1" office:value-type="float" office:value="281328917148" calcext:value-type="float">
            <text:p>281328917148</text:p>
          </table:table-cell>
          <table:table-cell table:style-name="ce1" office:value-type="float" office:value="373345140104" calcext:value-type="float">
            <text:p>373345140104</text:p>
          </table:table-cell>
          <table:table-cell table:style-name="ce1" office:value-type="float" office:value="466189955906" calcext:value-type="float">
            <text:p>466189955906</text:p>
          </table:table-cell>
          <table:table-cell table:style-name="ce1" office:value-type="float" office:value="584839155479" calcext:value-type="float">
            <text:p>584839155479</text:p>
          </table:table-cell>
          <table:table-cell table:style-name="ce1" office:value-type="float" office:value="730640717971" calcext:value-type="float">
            <text:p>730640717971</text:p>
          </table:table-cell>
          <table:table-cell table:style-name="ce1" office:value-type="float" office:value="849197602905" calcext:value-type="float">
            <text:p>84919760290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13651846701" calcext:value-type="float">
            <text:p>13651846701</text:p>
          </table:table-cell>
          <table:table-cell table:style-name="ce1" table:formula="of:=[.C35]-[.C36]" office:value-type="float" office:value="35876722925" calcext:value-type="float">
            <text:p>35876722925</text:p>
          </table:table-cell>
          <table:table-cell table:style-name="ce1" table:formula="of:=[.D35]-[.D36]" office:value-type="float" office:value="63981565914" calcext:value-type="float">
            <text:p>63981565914</text:p>
          </table:table-cell>
          <table:table-cell table:style-name="ce1" table:formula="of:=[.E35]-[.E36]" office:value-type="float" office:value="98315523242" calcext:value-type="float">
            <text:p>98315523242</text:p>
          </table:table-cell>
          <table:table-cell table:style-name="ce1" table:formula="of:=[.F35]-[.F36]" office:value-type="float" office:value="141428555065" calcext:value-type="float">
            <text:p>141428555065</text:p>
          </table:table-cell>
          <table:table-cell table:style-name="ce1" table:formula="of:=[.G35]-[.G36]" office:value-type="float" office:value="187550017287" calcext:value-type="float">
            <text:p>187550017287</text:p>
          </table:table-cell>
          <table:table-cell table:style-name="ce1" table:formula="of:=[.H35]-[.H36]" office:value-type="float" office:value="233971257714" calcext:value-type="float">
            <text:p>233971257714</text:p>
          </table:table-cell>
          <table:table-cell table:style-name="ce1" table:formula="of:=[.I35]-[.I36]" office:value-type="float" office:value="293705523619" calcext:value-type="float">
            <text:p>293705523619</text:p>
          </table:table-cell>
          <table:table-cell table:style-name="ce1" table:formula="of:=[.J35]-[.J36]" office:value-type="float" office:value="366255623315" calcext:value-type="float">
            <text:p>366255623315</text:p>
          </table:table-cell>
          <table:table-cell table:style-name="ce1" table:formula="of:=[.K35]-[.K36]" office:value-type="float" office:value="426028766778" calcext:value-type="float">
            <text:p>426028766778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88932" calcext:value-type="float">
            <text:p>2388932</text:p>
          </table:table-cell>
          <table:table-cell table:style-name="ce1" office:value-type="float" office:value="6805622" calcext:value-type="float">
            <text:p>6805622</text:p>
          </table:table-cell>
          <table:table-cell table:style-name="ce1" office:value-type="float" office:value="12608690" calcext:value-type="float">
            <text:p>12608690</text:p>
          </table:table-cell>
          <table:table-cell table:style-name="ce1" office:value-type="float" office:value="19710848" calcext:value-type="float">
            <text:p>19710848</text:p>
          </table:table-cell>
          <table:table-cell table:style-name="ce1" office:value-type="float" office:value="28788063" calcext:value-type="float">
            <text:p>28788063</text:p>
          </table:table-cell>
          <table:table-cell table:style-name="ce1" office:value-type="float" office:value="38545299" calcext:value-type="float">
            <text:p>38545299</text:p>
          </table:table-cell>
          <table:table-cell table:style-name="ce1" office:value-type="float" office:value="48463351" calcext:value-type="float">
            <text:p>48463351</text:p>
          </table:table-cell>
          <table:table-cell table:style-name="ce1" office:value-type="float" office:value="61216342" calcext:value-type="float">
            <text:p>61216342</text:p>
          </table:table-cell>
          <table:table-cell table:style-name="ce1" office:value-type="float" office:value="76960512" calcext:value-type="float">
            <text:p>76960512</text:p>
          </table:table-cell>
          <table:table-cell table:style-name="ce1" office:value-type="float" office:value="89703811" calcext:value-type="float">
            <text:p>897038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6676491" calcext:value-type="float">
            <text:p>6676491</text:p>
          </table:table-cell>
          <table:table-cell table:style-name="ce1" office:value-type="float" office:value="16165059" calcext:value-type="float">
            <text:p>16165059</text:p>
          </table:table-cell>
          <table:table-cell table:style-name="ce1" office:value-type="float" office:value="27469776" calcext:value-type="float">
            <text:p>27469776</text:p>
          </table:table-cell>
          <table:table-cell table:style-name="ce1" office:value-type="float" office:value="44266675" calcext:value-type="float">
            <text:p>44266675</text:p>
          </table:table-cell>
          <table:table-cell table:style-name="ce1" office:value-type="float" office:value="57769132" calcext:value-type="float">
            <text:p>57769132</text:p>
          </table:table-cell>
          <table:table-cell table:style-name="ce1" office:value-type="float" office:value="76189431" calcext:value-type="float">
            <text:p>76189431</text:p>
          </table:table-cell>
          <table:table-cell table:style-name="ce1" office:value-type="float" office:value="94089827" calcext:value-type="float">
            <text:p>94089827</text:p>
          </table:table-cell>
          <table:table-cell table:style-name="ce1" office:value-type="float" office:value="118183659" calcext:value-type="float">
            <text:p>118183659</text:p>
          </table:table-cell>
          <table:table-cell table:style-name="ce1" office:value-type="float" office:value="149378429" calcext:value-type="float">
            <text:p>149378429</text:p>
          </table:table-cell>
          <table:table-cell table:style-name="ce1" office:value-type="float" office:value="172795286" calcext:value-type="float">
            <text:p>17279528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3263241.792" calcext:value-type="float">
            <text:p>3263241.792</text:p>
          </table:table-cell>
          <table:table-cell table:style-name="ce1" table:formula="of:=[.C6]+[.C20]" office:value-type="float" office:value="7336805.696" calcext:value-type="float">
            <text:p>7336805.696</text:p>
          </table:table-cell>
          <table:table-cell table:style-name="ce1" table:formula="of:=[.D6]+[.D20]" office:value-type="float" office:value="17319525.888" calcext:value-type="float">
            <text:p>17319525.888</text:p>
          </table:table-cell>
          <table:table-cell table:style-name="ce1" table:formula="of:=[.E6]+[.E20]" office:value-type="float" office:value="31824616" calcext:value-type="float">
            <text:p>31824616</text:p>
          </table:table-cell>
          <table:table-cell table:style-name="ce1" table:formula="of:=[.F6]+[.F20]" office:value-type="float" office:value="50153558.144" calcext:value-type="float">
            <text:p>50153558.144</text:p>
          </table:table-cell>
          <table:table-cell table:style-name="ce1" table:formula="of:=[.G6]+[.G20]" office:value-type="float" office:value="66725012.48" calcext:value-type="float">
            <text:p>66725012.48</text:p>
          </table:table-cell>
          <table:table-cell table:style-name="ce1" table:formula="of:=[.H6]+[.H20]" office:value-type="float" office:value="89025275.008" calcext:value-type="float">
            <text:p>89025275.008</text:p>
          </table:table-cell>
          <table:table-cell table:style-name="ce1" table:formula="of:=[.I6]+[.I20]" office:value-type="float" office:value="103872857.792" calcext:value-type="float">
            <text:p>103872857.792</text:p>
          </table:table-cell>
          <table:table-cell table:style-name="ce1" table:formula="of:=[.J6]+[.J20]" office:value-type="float" office:value="145956620.8" calcext:value-type="float">
            <text:p>145956620.8</text:p>
          </table:table-cell>
          <table:table-cell table:style-name="ce1" table:formula="of:=[.K6]+[.K20]" office:value-type="float" office:value="170018544.896" calcext:value-type="float">
            <text:p>170018544.8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0.732073242582449" calcext:value-type="float">
            <text:p>0.732073242582449</text:p>
          </table:table-cell>
          <table:table-cell table:style-name="ce1" table:formula="of:=[.C41]/[.C43]" office:value-type="float" office:value="0.927600141259077" calcext:value-type="float">
            <text:p>0.927600141259077</text:p>
          </table:table-cell>
          <table:table-cell table:style-name="ce1" table:formula="of:=[.D41]/[.D43]" office:value-type="float" office:value="0.728004339237488" calcext:value-type="float">
            <text:p>0.728004339237488</text:p>
          </table:table-cell>
          <table:table-cell table:style-name="ce1" table:formula="of:=[.E41]/[.E43]" office:value-type="float" office:value="0.619358549369457" calcext:value-type="float">
            <text:p>0.619358549369457</text:p>
          </table:table-cell>
          <table:table-cell table:style-name="ce1" table:formula="of:=[.F41]/[.F43]" office:value-type="float" office:value="0.573998417367402" calcext:value-type="float">
            <text:p>0.573998417367402</text:p>
          </table:table-cell>
          <table:table-cell table:style-name="ce1" table:formula="of:=[.G41]/[.G43]" office:value-type="float" office:value="0.577673912186281" calcext:value-type="float">
            <text:p>0.577673912186281</text:p>
          </table:table-cell>
          <table:table-cell table:style-name="ce1" table:formula="of:=[.H41]/[.H43]" office:value-type="float" office:value="0.544377436583543" calcext:value-type="float">
            <text:p>0.544377436583543</text:p>
          </table:table-cell>
          <table:table-cell table:style-name="ce1" table:formula="of:=[.I41]/[.I43]" office:value-type="float" office:value="0.589339152703226" calcext:value-type="float">
            <text:p>0.589339152703226</text:p>
          </table:table-cell>
          <table:table-cell table:style-name="ce1" table:formula="of:=[.J41]/[.J43]" office:value-type="float" office:value="0.527283459826442" calcext:value-type="float">
            <text:p>0.527283459826442</text:p>
          </table:table-cell>
          <table:table-cell table:style-name="ce1" table:formula="of:=[.K41]/[.K43]" office:value-type="float" office:value="0.527611920540031" calcext:value-type="float">
            <text:p>0.52761192054003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357812509595235" calcext:value-type="float">
            <text:p>0.357812509595235</text:p>
          </table:table-cell>
          <table:table-cell table:style-name="ce1" table:formula="of:=[.C41]/[.C42]" office:value-type="float" office:value="0.421008175720237" calcext:value-type="float">
            <text:p>0.421008175720237</text:p>
          </table:table-cell>
          <table:table-cell table:style-name="ce1" table:formula="of:=[.D41]/[.D42]" office:value-type="float" office:value="0.459002286731424" calcext:value-type="float">
            <text:p>0.459002286731424</text:p>
          </table:table-cell>
          <table:table-cell table:style-name="ce1" table:formula="of:=[.E41]/[.E42]" office:value-type="float" office:value="0.445275096898513" calcext:value-type="float">
            <text:p>0.445275096898513</text:p>
          </table:table-cell>
          <table:table-cell table:style-name="ce1" table:formula="of:=[.F41]/[.F42]" office:value-type="float" office:value="0.498329505799049" calcext:value-type="float">
            <text:p>0.498329505799049</text:p>
          </table:table-cell>
          <table:table-cell table:style-name="ce1" table:formula="of:=[.G41]/[.G42]" office:value-type="float" office:value="0.505913989566348" calcext:value-type="float">
            <text:p>0.505913989566348</text:p>
          </table:table-cell>
          <table:table-cell table:style-name="ce1" table:formula="of:=[.H41]/[.H42]" office:value-type="float" office:value="0.51507535453328" calcext:value-type="float">
            <text:p>0.51507535453328</text:p>
          </table:table-cell>
          <table:table-cell table:style-name="ce1" table:formula="of:=[.I41]/[.I42]" office:value-type="float" office:value="0.517976364228154" calcext:value-type="float">
            <text:p>0.517976364228154</text:p>
          </table:table-cell>
          <table:table-cell table:style-name="ce1" table:formula="of:=[.J41]/[.J42]" office:value-type="float" office:value="0.51520498987173" calcext:value-type="float">
            <text:p>0.51520498987173</text:p>
          </table:table-cell>
          <table:table-cell table:style-name="ce1" table:formula="of:=[.K41]/[.K42]" office:value-type="float" office:value="0.519133438628644" calcext:value-type="float">
            <text:p>0.51913343862864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579" calcext:value-type="float">
            <text:p>1579</text:p>
          </table:table-cell>
          <table:table-cell table:style-name="ce23" table:formula="of:=[.C9]" office:value-type="float" office:value="1418" calcext:value-type="float">
            <text:p>1418</text:p>
          </table:table-cell>
          <table:table-cell table:style-name="ce23" table:formula="of:=[.D9]" office:value-type="float" office:value="3533" calcext:value-type="float">
            <text:p>3533</text:p>
          </table:table-cell>
          <table:table-cell table:style-name="ce23" table:formula="of:=[.E9]" office:value-type="float" office:value="7464" calcext:value-type="float">
            <text:p>7464</text:p>
          </table:table-cell>
          <table:table-cell table:style-name="ce23" table:formula="of:=[.F9]" office:value-type="float" office:value="19362" calcext:value-type="float">
            <text:p>19362</text:p>
          </table:table-cell>
          <table:table-cell table:style-name="ce23" table:formula="of:=[.G9]" office:value-type="float" office:value="79118" calcext:value-type="float">
            <text:p>79118</text:p>
          </table:table-cell>
          <table:table-cell table:style-name="ce23" table:formula="of:=[.H9]" office:value-type="float" office:value="120105" calcext:value-type="float">
            <text:p>120105</text:p>
          </table:table-cell>
          <table:table-cell table:style-name="ce23" table:formula="of:=[.I9]" office:value-type="float" office:value="1884164" calcext:value-type="float">
            <text:p>1884164</text:p>
          </table:table-cell>
          <table:table-cell table:style-name="ce23" table:formula="of:=[.J9]" office:value-type="float" office:value="7139479" calcext:value-type="float">
            <text:p>7139479</text:p>
          </table:table-cell>
          <table:table-cell table:style-name="ce23" table:formula="of:=[.K9]" office:value-type="float" office:value="9093395" calcext:value-type="float">
            <text:p>909339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220" calcext:value-type="float">
            <text:p>220</text:p>
          </table:table-cell>
          <table:table-cell table:style-name="ce23" table:formula="of:=[.C23]" office:value-type="float" office:value="109" calcext:value-type="float">
            <text:p>109</text:p>
          </table:table-cell>
          <table:table-cell table:style-name="ce23" table:formula="of:=[.D23]" office:value-type="float" office:value="679" calcext:value-type="float">
            <text:p>679</text:p>
          </table:table-cell>
          <table:table-cell table:style-name="ce23" table:formula="of:=[.E23]" office:value-type="float" office:value="2444" calcext:value-type="float">
            <text:p>2444</text:p>
          </table:table-cell>
          <table:table-cell table:style-name="ce23" table:formula="of:=[.F23]" office:value-type="float" office:value="8447" calcext:value-type="float">
            <text:p>8447</text:p>
          </table:table-cell>
          <table:table-cell table:style-name="ce23" table:formula="of:=[.G23]" office:value-type="float" office:value="28145" calcext:value-type="float">
            <text:p>28145</text:p>
          </table:table-cell>
          <table:table-cell table:style-name="ce23" table:formula="of:=[.H23]" office:value-type="float" office:value="45857" calcext:value-type="float">
            <text:p>45857</text:p>
          </table:table-cell>
          <table:table-cell table:style-name="ce23" table:formula="of:=[.I23]" office:value-type="float" office:value="548432" calcext:value-type="float">
            <text:p>548432</text:p>
          </table:table-cell>
          <table:table-cell table:style-name="ce23" table:formula="of:=[.J23]" office:value-type="float" office:value="2058280" calcext:value-type="float">
            <text:p>2058280</text:p>
          </table:table-cell>
          <table:table-cell table:style-name="ce23" table:formula="of:=[.K23]" office:value-type="float" office:value="2253065" calcext:value-type="float">
            <text:p>2253065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53"/>
        </table:table-row>
        <table:table-row table:style-name="ro2" table:number-rows-repeated="2">
          <table:table-cell table:number-columns-repeated="3"/>
          <table:table-cell table:style-name="ce32"/>
          <table:table-cell table:number-columns-repeated="60"/>
        </table:table-row>
        <table:table-row table:style-name="ro2" table:number-rows-repeated="21">
          <table:table-cell table:number-columns-repeated="64"/>
        </table:table-row>
        <table:table-row table:style-name="ro2" table:number-rows-repeated="3">
          <table:table-cell table:style-name="Default" table:number-columns-repeated="11"/>
          <table:table-cell table:number-columns-repeated="53"/>
        </table:table-row>
        <table:table-row table:style-name="ro2" table:number-rows-repeated="10484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1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775851" calcext:value-type="float">
            <text:p>12775851</text:p>
          </table:table-cell>
          <table:table-cell table:style-name="ce1" office:value-type="float" office:value="23545664" calcext:value-type="float">
            <text:p>23545664</text:p>
          </table:table-cell>
          <table:table-cell table:style-name="ce1" office:value-type="float" office:value="34832007" calcext:value-type="float">
            <text:p>34832007</text:p>
          </table:table-cell>
          <table:table-cell table:style-name="ce1" office:value-type="float" office:value="44680726" calcext:value-type="float">
            <text:p>44680726</text:p>
          </table:table-cell>
          <table:table-cell table:style-name="ce1" office:value-type="float" office:value="52738303" calcext:value-type="float">
            <text:p>52738303</text:p>
          </table:table-cell>
          <table:table-cell table:style-name="ce1" office:value-type="float" office:value="64481200" calcext:value-type="float">
            <text:p>64481200</text:p>
          </table:table-cell>
          <table:table-cell table:style-name="ce1" office:value-type="float" office:value="73842252" calcext:value-type="float">
            <text:p>73842252</text:p>
          </table:table-cell>
          <table:table-cell table:style-name="ce1" office:value-type="float" office:value="81275698" calcext:value-type="float">
            <text:p>81275698</text:p>
          </table:table-cell>
          <table:table-cell table:style-name="ce1" office:value-type="float" office:value="103684916" calcext:value-type="float">
            <text:p>103684916</text:p>
          </table:table-cell>
          <table:table-cell table:style-name="ce1" office:value-type="float" office:value="107659291" calcext:value-type="float">
            <text:p>1076592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392681" calcext:value-type="float">
            <text:p>8392681</text:p>
          </table:table-cell>
          <table:table-cell table:style-name="ce1" office:value-type="float" office:value="15578676" calcext:value-type="float">
            <text:p>15578676</text:p>
          </table:table-cell>
          <table:table-cell table:style-name="ce1" office:value-type="float" office:value="23257155" calcext:value-type="float">
            <text:p>23257155</text:p>
          </table:table-cell>
          <table:table-cell table:style-name="ce1" office:value-type="float" office:value="29498622" calcext:value-type="float">
            <text:p>29498622</text:p>
          </table:table-cell>
          <table:table-cell table:style-name="ce1" office:value-type="float" office:value="35117557" calcext:value-type="float">
            <text:p>35117557</text:p>
          </table:table-cell>
          <table:table-cell table:style-name="ce1" office:value-type="float" office:value="42643949" calcext:value-type="float">
            <text:p>42643949</text:p>
          </table:table-cell>
          <table:table-cell table:style-name="ce1" office:value-type="float" office:value="51542345" calcext:value-type="float">
            <text:p>51542345</text:p>
          </table:table-cell>
          <table:table-cell table:style-name="ce1" office:value-type="float" office:value="54838741" calcext:value-type="float">
            <text:p>54838741</text:p>
          </table:table-cell>
          <table:table-cell table:style-name="ce1" office:value-type="float" office:value="71526814" calcext:value-type="float">
            <text:p>71526814</text:p>
          </table:table-cell>
          <table:table-cell table:style-name="ce1" office:value-type="float" office:value="71651472" calcext:value-type="float">
            <text:p>7165147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383170" calcext:value-type="float">
            <text:p>4383170</text:p>
          </table:table-cell>
          <table:table-cell table:style-name="ce1" table:formula="of:=([.C2]-[.C3])" office:value-type="float" office:value="7966988" calcext:value-type="float">
            <text:p>7966988</text:p>
          </table:table-cell>
          <table:table-cell table:style-name="ce1" table:formula="of:=([.D2]-[.D3])" office:value-type="float" office:value="11574852" calcext:value-type="float">
            <text:p>11574852</text:p>
          </table:table-cell>
          <table:table-cell table:style-name="ce1" table:formula="of:=([.E2]-[.E3])" office:value-type="float" office:value="15182104" calcext:value-type="float">
            <text:p>15182104</text:p>
          </table:table-cell>
          <table:table-cell table:style-name="ce1" table:formula="of:=([.F2]-[.F3])" office:value-type="float" office:value="17620746" calcext:value-type="float">
            <text:p>17620746</text:p>
          </table:table-cell>
          <table:table-cell table:style-name="ce1" table:formula="of:=([.G2]-[.G3])" office:value-type="float" office:value="21837251" calcext:value-type="float">
            <text:p>21837251</text:p>
          </table:table-cell>
          <table:table-cell table:style-name="ce1" table:formula="of:=([.H2]-[.H3])" office:value-type="float" office:value="22299907" calcext:value-type="float">
            <text:p>22299907</text:p>
          </table:table-cell>
          <table:table-cell table:style-name="ce1" table:formula="of:=([.I2]-[.I3])" office:value-type="float" office:value="26436957" calcext:value-type="float">
            <text:p>26436957</text:p>
          </table:table-cell>
          <table:table-cell table:style-name="ce1" table:formula="of:=([.J2]-[.J3])" office:value-type="float" office:value="32158102" calcext:value-type="float">
            <text:p>32158102</text:p>
          </table:table-cell>
          <table:table-cell table:style-name="ce1" table:formula="of:=([.K2]-[.K3])" office:value-type="float" office:value="36007819" calcext:value-type="float">
            <text:p>36007819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80522.88" calcext:value-type="float">
            <text:p>280522.88</text:p>
          </table:table-cell>
          <table:table-cell table:style-name="ce1" table:formula="of:=[.C4]/1000*64" office:value-type="float" office:value="509887.232" calcext:value-type="float">
            <text:p>509887.232</text:p>
          </table:table-cell>
          <table:table-cell table:style-name="ce1" table:formula="of:=[.D4]/1000*64" office:value-type="float" office:value="740790.528" calcext:value-type="float">
            <text:p>740790.528</text:p>
          </table:table-cell>
          <table:table-cell table:style-name="ce1" table:formula="of:=[.E4]/1000*64" office:value-type="float" office:value="971654.656" calcext:value-type="float">
            <text:p>971654.656</text:p>
          </table:table-cell>
          <table:table-cell table:style-name="ce1" table:formula="of:=[.F4]/1000*64" office:value-type="float" office:value="1127727.744" calcext:value-type="float">
            <text:p>1127727.744</text:p>
          </table:table-cell>
          <table:table-cell table:style-name="ce1" table:formula="of:=[.G4]/1000*64" office:value-type="float" office:value="1397584.064" calcext:value-type="float">
            <text:p>1397584.064</text:p>
          </table:table-cell>
          <table:table-cell table:style-name="ce1" table:formula="of:=[.H4]/1000*64" office:value-type="float" office:value="1427194.048" calcext:value-type="float">
            <text:p>1427194.048</text:p>
          </table:table-cell>
          <table:table-cell table:style-name="ce1" table:formula="of:=[.I4]/1000*64" office:value-type="float" office:value="1691965.248" calcext:value-type="float">
            <text:p>1691965.248</text:p>
          </table:table-cell>
          <table:table-cell table:style-name="ce1" table:formula="of:=[.J4]/1000*64" office:value-type="float" office:value="2058118.528" calcext:value-type="float">
            <text:p>2058118.528</text:p>
          </table:table-cell>
          <table:table-cell table:style-name="ce1" table:formula="of:=[.K4]/1000*64" office:value-type="float" office:value="2304500.416" calcext:value-type="float">
            <text:p>2304500.41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353" calcext:value-type="float">
            <text:p>1353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15529" calcext:value-type="float">
            <text:p>15529</text:p>
          </table:table-cell>
          <table:table-cell table:style-name="ce1" office:value-type="float" office:value="42060" calcext:value-type="float">
            <text:p>42060</text:p>
          </table:table-cell>
          <table:table-cell table:style-name="ce1" office:value-type="float" office:value="92872" calcext:value-type="float">
            <text:p>92872</text:p>
          </table:table-cell>
          <table:table-cell table:style-name="ce1" office:value-type="float" office:value="219739" calcext:value-type="float">
            <text:p>219739</text:p>
          </table:table-cell>
          <table:table-cell table:style-name="ce1" office:value-type="float" office:value="435108" calcext:value-type="float">
            <text:p>435108</text:p>
          </table:table-cell>
          <table:table-cell table:style-name="ce1" office:value-type="float" office:value="945433" calcext:value-type="float">
            <text:p>94543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1749" calcext:value-type="float">
            <text:p>1749</text:p>
          </table:table-cell>
          <table:table-cell table:style-name="ce1" office:value-type="float" office:value="3618" calcext:value-type="float">
            <text:p>3618</text:p>
          </table:table-cell>
          <table:table-cell table:style-name="ce1" office:value-type="float" office:value="8668" calcext:value-type="float">
            <text:p>8668</text:p>
          </table:table-cell>
          <table:table-cell table:style-name="ce1" office:value-type="float" office:value="31944" calcext:value-type="float">
            <text:p>31944</text:p>
          </table:table-cell>
          <table:table-cell table:style-name="ce1" office:value-type="float" office:value="78500" calcext:value-type="float">
            <text:p>78500</text:p>
          </table:table-cell>
          <table:table-cell table:style-name="ce1" office:value-type="float" office:value="157148" calcext:value-type="float">
            <text:p>157148</text:p>
          </table:table-cell>
          <table:table-cell table:style-name="ce1" office:value-type="float" office:value="293174" calcext:value-type="float">
            <text:p>293174</text:p>
          </table:table-cell>
          <table:table-cell table:style-name="ce1" office:value-type="float" office:value="681407" calcext:value-type="float">
            <text:p>68140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393" calcext:value-type="float">
            <text:p>393</text:p>
          </table:table-cell>
          <table:table-cell table:style-name="ce1" table:formula="of:=[.C9]-[.C10]" office:value-type="float" office:value="534" calcext:value-type="float">
            <text:p>534</text:p>
          </table:table-cell>
          <table:table-cell table:style-name="ce1" table:formula="of:=[.D9]-[.D10]" office:value-type="float" office:value="299" calcext:value-type="float">
            <text:p>299</text:p>
          </table:table-cell>
          <table:table-cell table:style-name="ce1" table:formula="of:=[.E9]-[.E10]" office:value-type="float" office:value="1942" calcext:value-type="float">
            <text:p>1942</text:p>
          </table:table-cell>
          <table:table-cell table:style-name="ce1" table:formula="of:=[.F9]-[.F10]" office:value-type="float" office:value="6861" calcext:value-type="float">
            <text:p>6861</text:p>
          </table:table-cell>
          <table:table-cell table:style-name="ce1" table:formula="of:=[.G9]-[.G10]" office:value-type="float" office:value="10116" calcext:value-type="float">
            <text:p>10116</text:p>
          </table:table-cell>
          <table:table-cell table:style-name="ce1" table:formula="of:=[.H9]-[.H10]" office:value-type="float" office:value="14372" calcext:value-type="float">
            <text:p>14372</text:p>
          </table:table-cell>
          <table:table-cell table:style-name="ce1" table:formula="of:=[.I9]-[.I10]" office:value-type="float" office:value="62591" calcext:value-type="float">
            <text:p>62591</text:p>
          </table:table-cell>
          <table:table-cell table:style-name="ce1" table:formula="of:=[.J9]-[.J10]" office:value-type="float" office:value="141934" calcext:value-type="float">
            <text:p>141934</text:p>
          </table:table-cell>
          <table:table-cell table:style-name="ce1" table:formula="of:=[.K9]-[.K10]" office:value-type="float" office:value="264026" calcext:value-type="float">
            <text:p>264026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25.152" calcext:value-type="float">
            <text:p>25.152</text:p>
          </table:table-cell>
          <table:table-cell table:style-name="ce1" table:formula="of:=[.C11]/1000*64" office:value-type="float" office:value="34.176" calcext:value-type="float">
            <text:p>34.176</text:p>
          </table:table-cell>
          <table:table-cell table:style-name="ce1" table:formula="of:=[.D11]/1000*64" office:value-type="float" office:value="19.136" calcext:value-type="float">
            <text:p>19.136</text:p>
          </table:table-cell>
          <table:table-cell table:style-name="ce1" table:formula="of:=[.E11]/1000*64" office:value-type="float" office:value="124.288" calcext:value-type="float">
            <text:p>124.288</text:p>
          </table:table-cell>
          <table:table-cell table:style-name="ce1" table:formula="of:=[.F11]/1000*64" office:value-type="float" office:value="439.104" calcext:value-type="float">
            <text:p>439.104</text:p>
          </table:table-cell>
          <table:table-cell table:style-name="ce1" table:formula="of:=[.G11]/1000*64" office:value-type="float" office:value="647.424" calcext:value-type="float">
            <text:p>647.424</text:p>
          </table:table-cell>
          <table:table-cell table:style-name="ce1" table:formula="of:=[.H11]/1000*64" office:value-type="float" office:value="919.808" calcext:value-type="float">
            <text:p>919.808</text:p>
          </table:table-cell>
          <table:table-cell table:style-name="ce1" table:formula="of:=[.I11]/1000*64" office:value-type="float" office:value="4005.824" calcext:value-type="float">
            <text:p>4005.824</text:p>
          </table:table-cell>
          <table:table-cell table:style-name="ce1" table:formula="of:=[.J11]/1000*64" office:value-type="float" office:value="9083.776" calcext:value-type="float">
            <text:p>9083.776</text:p>
          </table:table-cell>
          <table:table-cell table:style-name="ce1" table:formula="of:=[.K11]/1000*64" office:value-type="float" office:value="16897.664" calcext:value-type="float">
            <text:p>16897.66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8106573" calcext:value-type="float">
            <text:p>28106573</text:p>
          </table:table-cell>
          <table:table-cell table:style-name="ce1" office:value-type="float" office:value="55725163" calcext:value-type="float">
            <text:p>55725163</text:p>
          </table:table-cell>
          <table:table-cell table:style-name="ce1" office:value-type="float" office:value="77139577" calcext:value-type="float">
            <text:p>77139577</text:p>
          </table:table-cell>
          <table:table-cell table:style-name="ce1" office:value-type="float" office:value="96862734" calcext:value-type="float">
            <text:p>96862734</text:p>
          </table:table-cell>
          <table:table-cell table:style-name="ce1" office:value-type="float" office:value="119793171" calcext:value-type="float">
            <text:p>119793171</text:p>
          </table:table-cell>
          <table:table-cell table:style-name="ce1" office:value-type="float" office:value="141636604" calcext:value-type="float">
            <text:p>141636604</text:p>
          </table:table-cell>
          <table:table-cell table:style-name="ce1" office:value-type="float" office:value="159919663" calcext:value-type="float">
            <text:p>159919663</text:p>
          </table:table-cell>
          <table:table-cell table:style-name="ce1" office:value-type="float" office:value="183725275" calcext:value-type="float">
            <text:p>183725275</text:p>
          </table:table-cell>
          <table:table-cell table:style-name="ce1" office:value-type="float" office:value="213716304" calcext:value-type="float">
            <text:p>213716304</text:p>
          </table:table-cell>
          <table:table-cell table:style-name="ce1" office:value-type="float" office:value="227390413" calcext:value-type="float">
            <text:p>22739041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546784" calcext:value-type="float">
            <text:p>18546784</text:p>
          </table:table-cell>
          <table:table-cell table:style-name="ce1" office:value-type="float" office:value="37129342" calcext:value-type="float">
            <text:p>37129342</text:p>
          </table:table-cell>
          <table:table-cell table:style-name="ce1" office:value-type="float" office:value="50691608" calcext:value-type="float">
            <text:p>50691608</text:p>
          </table:table-cell>
          <table:table-cell table:style-name="ce1" office:value-type="float" office:value="64219815" calcext:value-type="float">
            <text:p>64219815</text:p>
          </table:table-cell>
          <table:table-cell table:style-name="ce1" office:value-type="float" office:value="79384689" calcext:value-type="float">
            <text:p>79384689</text:p>
          </table:table-cell>
          <table:table-cell table:style-name="ce1" office:value-type="float" office:value="93543489" calcext:value-type="float">
            <text:p>93543489</text:p>
          </table:table-cell>
          <table:table-cell table:style-name="ce1" office:value-type="float" office:value="108713209" calcext:value-type="float">
            <text:p>108713209</text:p>
          </table:table-cell>
          <table:table-cell table:style-name="ce1" office:value-type="float" office:value="123705076" calcext:value-type="float">
            <text:p>123705076</text:p>
          </table:table-cell>
          <table:table-cell table:style-name="ce1" office:value-type="float" office:value="139050130" calcext:value-type="float">
            <text:p>139050130</text:p>
          </table:table-cell>
          <table:table-cell table:style-name="ce1" office:value-type="float" office:value="152541228" calcext:value-type="float">
            <text:p>15254122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559789" calcext:value-type="float">
            <text:p>9559789</text:p>
          </table:table-cell>
          <table:table-cell table:style-name="ce1" table:formula="of:=[.C16]-[.C17]" office:value-type="float" office:value="18595821" calcext:value-type="float">
            <text:p>18595821</text:p>
          </table:table-cell>
          <table:table-cell table:style-name="ce1" table:formula="of:=[.D16]-[.D17]" office:value-type="float" office:value="26447969" calcext:value-type="float">
            <text:p>26447969</text:p>
          </table:table-cell>
          <table:table-cell table:style-name="ce1" table:formula="of:=[.E16]-[.E17]" office:value-type="float" office:value="32642919" calcext:value-type="float">
            <text:p>32642919</text:p>
          </table:table-cell>
          <table:table-cell table:style-name="ce1" table:formula="of:=[.F16]-[.F17]" office:value-type="float" office:value="40408482" calcext:value-type="float">
            <text:p>40408482</text:p>
          </table:table-cell>
          <table:table-cell table:style-name="ce1" table:formula="of:=[.G16]-[.G17]" office:value-type="float" office:value="48093115" calcext:value-type="float">
            <text:p>48093115</text:p>
          </table:table-cell>
          <table:table-cell table:style-name="ce1" table:formula="of:=[.H16]-[.H17]" office:value-type="float" office:value="51206454" calcext:value-type="float">
            <text:p>51206454</text:p>
          </table:table-cell>
          <table:table-cell table:style-name="ce1" table:formula="of:=[.I16]-[.I17]" office:value-type="float" office:value="60020199" calcext:value-type="float">
            <text:p>60020199</text:p>
          </table:table-cell>
          <table:table-cell table:style-name="ce1" table:formula="of:=[.J16]-[.J17]" office:value-type="float" office:value="74666174" calcext:value-type="float">
            <text:p>74666174</text:p>
          </table:table-cell>
          <table:table-cell table:style-name="ce1" table:formula="of:=[.K16]-[.K17]" office:value-type="float" office:value="74849185" calcext:value-type="float">
            <text:p>7484918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611826.496" calcext:value-type="float">
            <text:p>611826.496</text:p>
          </table:table-cell>
          <table:table-cell table:style-name="ce1" table:formula="of:=[.C18]/1000*64" office:value-type="float" office:value="1190132.544" calcext:value-type="float">
            <text:p>1190132.544</text:p>
          </table:table-cell>
          <table:table-cell table:style-name="ce1" table:formula="of:=[.D18]/1000*64" office:value-type="float" office:value="1692670.016" calcext:value-type="float">
            <text:p>1692670.016</text:p>
          </table:table-cell>
          <table:table-cell table:style-name="ce1" table:formula="of:=[.E18]/1000*64" office:value-type="float" office:value="2089146.816" calcext:value-type="float">
            <text:p>2089146.816</text:p>
          </table:table-cell>
          <table:table-cell table:style-name="ce1" table:formula="of:=[.F18]/1000*64" office:value-type="float" office:value="2586142.848" calcext:value-type="float">
            <text:p>2586142.848</text:p>
          </table:table-cell>
          <table:table-cell table:style-name="ce1" table:formula="of:=[.G18]/1000*64" office:value-type="float" office:value="3077959.36" calcext:value-type="float">
            <text:p>3077959.36</text:p>
          </table:table-cell>
          <table:table-cell table:style-name="ce1" table:formula="of:=[.H18]/1000*64" office:value-type="float" office:value="3277213.056" calcext:value-type="float">
            <text:p>3277213.056</text:p>
          </table:table-cell>
          <table:table-cell table:style-name="ce1" table:formula="of:=[.I18]/1000*64" office:value-type="float" office:value="3841292.736" calcext:value-type="float">
            <text:p>3841292.736</text:p>
          </table:table-cell>
          <table:table-cell table:style-name="ce1" table:formula="of:=[.J18]/1000*64" office:value-type="float" office:value="4778635.136" calcext:value-type="float">
            <text:p>4778635.136</text:p>
          </table:table-cell>
          <table:table-cell table:style-name="ce1" table:formula="of:=[.K18]/1000*64" office:value-type="float" office:value="4790347.84" calcext:value-type="float">
            <text:p>4790347.8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958" calcext:value-type="float">
            <text:p>395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146" calcext:value-type="float">
            <text:p>4146</text:p>
          </table:table-cell>
          <table:table-cell table:style-name="ce1" office:value-type="float" office:value="16856" calcext:value-type="float">
            <text:p>16856</text:p>
          </table:table-cell>
          <table:table-cell table:style-name="ce1" office:value-type="float" office:value="51866" calcext:value-type="float">
            <text:p>51866</text:p>
          </table:table-cell>
          <table:table-cell table:style-name="ce1" office:value-type="float" office:value="167681" calcext:value-type="float">
            <text:p>167681</text:p>
          </table:table-cell>
          <table:table-cell table:style-name="ce1" office:value-type="float" office:value="408871" calcext:value-type="float">
            <text:p>408871</text:p>
          </table:table-cell>
          <table:table-cell table:style-name="ce1" office:value-type="float" office:value="988522" calcext:value-type="float">
            <text:p>988522</text:p>
          </table:table-cell>
          <table:table-cell table:style-name="ce1" office:value-type="float" office:value="1814324" calcext:value-type="float">
            <text:p>1814324</text:p>
          </table:table-cell>
          <table:table-cell table:style-name="ce1" office:value-type="float" office:value="3949590" calcext:value-type="float">
            <text:p>39495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2742" calcext:value-type="float">
            <text:p>2742</text:p>
          </table:table-cell>
          <table:table-cell table:style-name="ce1" office:value-type="float" office:value="14083" calcext:value-type="float">
            <text:p>14083</text:p>
          </table:table-cell>
          <table:table-cell table:style-name="ce1" office:value-type="float" office:value="29333" calcext:value-type="float">
            <text:p>29333</text:p>
          </table:table-cell>
          <table:table-cell table:style-name="ce1" office:value-type="float" office:value="138747" calcext:value-type="float">
            <text:p>138747</text:p>
          </table:table-cell>
          <table:table-cell table:style-name="ce1" office:value-type="float" office:value="313303" calcext:value-type="float">
            <text:p>313303</text:p>
          </table:table-cell>
          <table:table-cell table:style-name="ce1" office:value-type="float" office:value="638508" calcext:value-type="float">
            <text:p>638508</text:p>
          </table:table-cell>
          <table:table-cell table:style-name="ce1" office:value-type="float" office:value="1295052" calcext:value-type="float">
            <text:p>1295052</text:p>
          </table:table-cell>
          <table:table-cell table:style-name="ce1" office:value-type="float" office:value="2703615" calcext:value-type="float">
            <text:p>270361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3566" calcext:value-type="float">
            <text:p>3566</text:p>
          </table:table-cell>
          <table:table-cell table:style-name="ce1" table:formula="of:=[.C23]-[.C24]" office:value-type="float" office:value="11" calcext:value-type="float">
            <text:p>11</text:p>
          </table:table-cell>
          <table:table-cell table:style-name="ce1" table:formula="of:=[.D23]-[.D24]" office:value-type="float" office:value="1404" calcext:value-type="float">
            <text:p>1404</text:p>
          </table:table-cell>
          <table:table-cell table:style-name="ce1" table:formula="of:=[.E23]-[.E24]" office:value-type="float" office:value="2773" calcext:value-type="float">
            <text:p>2773</text:p>
          </table:table-cell>
          <table:table-cell table:style-name="ce1" table:formula="of:=[.F23]-[.F24]" office:value-type="float" office:value="22533" calcext:value-type="float">
            <text:p>22533</text:p>
          </table:table-cell>
          <table:table-cell table:style-name="ce1" table:formula="of:=[.G23]-[.G24]" office:value-type="float" office:value="28934" calcext:value-type="float">
            <text:p>28934</text:p>
          </table:table-cell>
          <table:table-cell table:style-name="ce1" table:formula="of:=[.H23]-[.H24]" office:value-type="float" office:value="95568" calcext:value-type="float">
            <text:p>95568</text:p>
          </table:table-cell>
          <table:table-cell table:style-name="ce1" table:formula="of:=[.I23]-[.I24]" office:value-type="float" office:value="350014" calcext:value-type="float">
            <text:p>350014</text:p>
          </table:table-cell>
          <table:table-cell table:style-name="ce1" table:formula="of:=[.J23]-[.J24]" office:value-type="float" office:value="519272" calcext:value-type="float">
            <text:p>519272</text:p>
          </table:table-cell>
          <table:table-cell table:style-name="ce1" table:formula="of:=[.K23]-[.K24]" office:value-type="float" office:value="1245975" calcext:value-type="float">
            <text:p>124597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228.224" calcext:value-type="float">
            <text:p>228.224</text:p>
          </table:table-cell>
          <table:table-cell table:style-name="ce1" table:formula="of:=[.C25]/1000*64" office:value-type="float" office:value="0.704" calcext:value-type="float">
            <text:p>0.704</text:p>
          </table:table-cell>
          <table:table-cell table:style-name="ce1" table:formula="of:=[.D25]/1000*64" office:value-type="float" office:value="89.856" calcext:value-type="float">
            <text:p>89.856</text:p>
          </table:table-cell>
          <table:table-cell table:style-name="ce1" table:formula="of:=[.E25]/1000*64" office:value-type="float" office:value="177.472" calcext:value-type="float">
            <text:p>177.472</text:p>
          </table:table-cell>
          <table:table-cell table:style-name="ce1" table:formula="of:=[.F25]/1000*64" office:value-type="float" office:value="1442.112" calcext:value-type="float">
            <text:p>1442.112</text:p>
          </table:table-cell>
          <table:table-cell table:style-name="ce1" table:formula="of:=[.G25]/1000*64" office:value-type="float" office:value="1851.776" calcext:value-type="float">
            <text:p>1851.776</text:p>
          </table:table-cell>
          <table:table-cell table:style-name="ce1" table:formula="of:=[.H25]/1000*64" office:value-type="float" office:value="6116.352" calcext:value-type="float">
            <text:p>6116.352</text:p>
          </table:table-cell>
          <table:table-cell table:style-name="ce1" table:formula="of:=[.I25]/1000*64" office:value-type="float" office:value="22400.896" calcext:value-type="float">
            <text:p>22400.896</text:p>
          </table:table-cell>
          <table:table-cell table:style-name="ce1" table:formula="of:=[.J25]/1000*64" office:value-type="float" office:value="33233.408" calcext:value-type="float">
            <text:p>33233.408</text:p>
          </table:table-cell>
          <table:table-cell table:style-name="ce1" table:formula="of:=[.K25]/1000*64" office:value-type="float" office:value="79742.4" calcext:value-type="float">
            <text:p>79742.4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686283864" calcext:value-type="float">
            <text:p>7686283864</text:p>
          </table:table-cell>
          <table:table-cell table:style-name="ce1" office:value-type="float" office:value="21401635912" calcext:value-type="float">
            <text:p>21401635912</text:p>
          </table:table-cell>
          <table:table-cell table:style-name="ce1" office:value-type="float" office:value="39136832479" calcext:value-type="float">
            <text:p>39136832479</text:p>
          </table:table-cell>
          <table:table-cell table:style-name="ce1" office:value-type="float" office:value="60813797871" calcext:value-type="float">
            <text:p>60813797871</text:p>
          </table:table-cell>
          <table:table-cell table:style-name="ce1" office:value-type="float" office:value="88482842500" calcext:value-type="float">
            <text:p>88482842500</text:p>
          </table:table-cell>
          <table:table-cell table:style-name="ce1" office:value-type="float" office:value="118216195536" calcext:value-type="float">
            <text:p>118216195536</text:p>
          </table:table-cell>
          <table:table-cell table:style-name="ce1" office:value-type="float" office:value="148365762369" calcext:value-type="float">
            <text:p>148365762369</text:p>
          </table:table-cell>
          <table:table-cell table:style-name="ce1" office:value-type="float" office:value="187274293007" calcext:value-type="float">
            <text:p>187274293007</text:p>
          </table:table-cell>
          <table:table-cell table:style-name="ce1" office:value-type="float" office:value="235209665647" calcext:value-type="float">
            <text:p>235209665647</text:p>
          </table:table-cell>
          <table:table-cell table:style-name="ce1" office:value-type="float" office:value="273910771182" calcext:value-type="float">
            <text:p>27391077118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72757169" calcext:value-type="float">
            <text:p>5072757169</text:p>
          </table:table-cell>
          <table:table-cell table:style-name="ce1" office:value-type="float" office:value="14187948619" calcext:value-type="float">
            <text:p>14187948619</text:p>
          </table:table-cell>
          <table:table-cell table:style-name="ce1" office:value-type="float" office:value="25979230974" calcext:value-type="float">
            <text:p>25979230974</text:p>
          </table:table-cell>
          <table:table-cell table:style-name="ce1" office:value-type="float" office:value="40409814090" calcext:value-type="float">
            <text:p>40409814090</text:p>
          </table:table-cell>
          <table:table-cell table:style-name="ce1" office:value-type="float" office:value="58828279891" calcext:value-type="float">
            <text:p>58828279891</text:p>
          </table:table-cell>
          <table:table-cell table:style-name="ce1" office:value-type="float" office:value="78638271770" calcext:value-type="float">
            <text:p>78638271770</text:p>
          </table:table-cell>
          <table:table-cell table:style-name="ce1" office:value-type="float" office:value="98707952519" calcext:value-type="float">
            <text:p>98707952519</text:p>
          </table:table-cell>
          <table:table-cell table:style-name="ce1" office:value-type="float" office:value="124540804172" calcext:value-type="float">
            <text:p>124540804172</text:p>
          </table:table-cell>
          <table:table-cell table:style-name="ce1" office:value-type="float" office:value="156533623131" calcext:value-type="float">
            <text:p>156533623131</text:p>
          </table:table-cell>
          <table:table-cell table:style-name="ce1" office:value-type="float" office:value="182359272510" calcext:value-type="float">
            <text:p>18235927251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613526695" calcext:value-type="float">
            <text:p>2613526695</text:p>
          </table:table-cell>
          <table:table-cell table:style-name="ce1" table:formula="of:=[.C30]-[.C31]" office:value-type="float" office:value="7213687293" calcext:value-type="float">
            <text:p>7213687293</text:p>
          </table:table-cell>
          <table:table-cell table:style-name="ce1" table:formula="of:=[.D30]-[.D31]" office:value-type="float" office:value="13157601505" calcext:value-type="float">
            <text:p>13157601505</text:p>
          </table:table-cell>
          <table:table-cell table:style-name="ce1" table:formula="of:=[.E30]-[.E31]" office:value-type="float" office:value="20403983781" calcext:value-type="float">
            <text:p>20403983781</text:p>
          </table:table-cell>
          <table:table-cell table:style-name="ce1" table:formula="of:=[.F30]-[.F31]" office:value-type="float" office:value="29654562609" calcext:value-type="float">
            <text:p>29654562609</text:p>
          </table:table-cell>
          <table:table-cell table:style-name="ce1" table:formula="of:=[.G30]-[.G31]" office:value-type="float" office:value="39577923766" calcext:value-type="float">
            <text:p>39577923766</text:p>
          </table:table-cell>
          <table:table-cell table:style-name="ce1" table:formula="of:=[.H30]-[.H31]" office:value-type="float" office:value="49657809850" calcext:value-type="float">
            <text:p>49657809850</text:p>
          </table:table-cell>
          <table:table-cell table:style-name="ce1" table:formula="of:=[.I30]-[.I31]" office:value-type="float" office:value="62733488835" calcext:value-type="float">
            <text:p>62733488835</text:p>
          </table:table-cell>
          <table:table-cell table:style-name="ce1" table:formula="of:=[.J30]-[.J31]" office:value-type="float" office:value="78676042516" calcext:value-type="float">
            <text:p>78676042516</text:p>
          </table:table-cell>
          <table:table-cell table:style-name="ce1" table:formula="of:=[.K30]-[.K31]" office:value-type="float" office:value="91551498672" calcext:value-type="float">
            <text:p>9155149867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9494794814" calcext:value-type="float">
            <text:p>19494794814</text:p>
          </table:table-cell>
          <table:table-cell table:style-name="ce1" office:value-type="float" office:value="56285625361" calcext:value-type="float">
            <text:p>56285625361</text:p>
          </table:table-cell>
          <table:table-cell table:style-name="ce1" office:value-type="float" office:value="104853362080" calcext:value-type="float">
            <text:p>104853362080</text:p>
          </table:table-cell>
          <table:table-cell table:style-name="ce1" office:value-type="float" office:value="164542655186" calcext:value-type="float">
            <text:p>164542655186</text:p>
          </table:table-cell>
          <table:table-cell table:style-name="ce1" office:value-type="float" office:value="240970427540" calcext:value-type="float">
            <text:p>240970427540</text:p>
          </table:table-cell>
          <table:table-cell table:style-name="ce1" office:value-type="float" office:value="323283659972" calcext:value-type="float">
            <text:p>323283659972</text:p>
          </table:table-cell>
          <table:table-cell table:style-name="ce1" office:value-type="float" office:value="406969905587" calcext:value-type="float">
            <text:p>406969905587</text:p>
          </table:table-cell>
          <table:table-cell table:style-name="ce1" office:value-type="float" office:value="514653705506" calcext:value-type="float">
            <text:p>514653705506</text:p>
          </table:table-cell>
          <table:table-cell table:style-name="ce1" office:value-type="float" office:value="647598786142" calcext:value-type="float">
            <text:p>647598786142</text:p>
          </table:table-cell>
          <table:table-cell table:style-name="ce1" office:value-type="float" office:value="755471759547" calcext:value-type="float">
            <text:p>75547175954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2959047896" calcext:value-type="float">
            <text:p>12959047896</text:p>
          </table:table-cell>
          <table:table-cell table:style-name="ce1" office:value-type="float" office:value="37440140395" calcext:value-type="float">
            <text:p>37440140395</text:p>
          </table:table-cell>
          <table:table-cell table:style-name="ce1" office:value-type="float" office:value="69832071573" calcext:value-type="float">
            <text:p>69832071573</text:p>
          </table:table-cell>
          <table:table-cell table:style-name="ce1" office:value-type="float" office:value="109609150467" calcext:value-type="float">
            <text:p>109609150467</text:p>
          </table:table-cell>
          <table:table-cell table:style-name="ce1" office:value-type="float" office:value="160524256259" calcext:value-type="float">
            <text:p>160524256259</text:p>
          </table:table-cell>
          <table:table-cell table:style-name="ce1" office:value-type="float" office:value="215369711262" calcext:value-type="float">
            <text:p>215369711262</text:p>
          </table:table-cell>
          <table:table-cell table:style-name="ce1" office:value-type="float" office:value="271140550552" calcext:value-type="float">
            <text:p>271140550552</text:p>
          </table:table-cell>
          <table:table-cell table:style-name="ce1" office:value-type="float" office:value="342916661462" calcext:value-type="float">
            <text:p>342916661462</text:p>
          </table:table-cell>
          <table:table-cell table:style-name="ce1" office:value-type="float" office:value="431503887081" calcext:value-type="float">
            <text:p>431503887081</text:p>
          </table:table-cell>
          <table:table-cell table:style-name="ce1" office:value-type="float" office:value="503347120909" calcext:value-type="float">
            <text:p>50334712090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6535746918" calcext:value-type="float">
            <text:p>6535746918</text:p>
          </table:table-cell>
          <table:table-cell table:style-name="ce1" table:formula="of:=[.C35]-[.C36]" office:value-type="float" office:value="18845484966" calcext:value-type="float">
            <text:p>18845484966</text:p>
          </table:table-cell>
          <table:table-cell table:style-name="ce1" table:formula="of:=[.D35]-[.D36]" office:value-type="float" office:value="35021290507" calcext:value-type="float">
            <text:p>35021290507</text:p>
          </table:table-cell>
          <table:table-cell table:style-name="ce1" table:formula="of:=[.E35]-[.E36]" office:value-type="float" office:value="54933504719" calcext:value-type="float">
            <text:p>54933504719</text:p>
          </table:table-cell>
          <table:table-cell table:style-name="ce1" table:formula="of:=[.F35]-[.F36]" office:value-type="float" office:value="80446171281" calcext:value-type="float">
            <text:p>80446171281</text:p>
          </table:table-cell>
          <table:table-cell table:style-name="ce1" table:formula="of:=[.G35]-[.G36]" office:value-type="float" office:value="107913948710" calcext:value-type="float">
            <text:p>107913948710</text:p>
          </table:table-cell>
          <table:table-cell table:style-name="ce1" table:formula="of:=[.H35]-[.H36]" office:value-type="float" office:value="135829355035" calcext:value-type="float">
            <text:p>135829355035</text:p>
          </table:table-cell>
          <table:table-cell table:style-name="ce1" table:formula="of:=[.I35]-[.I36]" office:value-type="float" office:value="171737044044" calcext:value-type="float">
            <text:p>171737044044</text:p>
          </table:table-cell>
          <table:table-cell table:style-name="ce1" table:formula="of:=[.J35]-[.J36]" office:value-type="float" office:value="216094899061" calcext:value-type="float">
            <text:p>216094899061</text:p>
          </table:table-cell>
          <table:table-cell table:style-name="ce1" table:formula="of:=[.K35]-[.K36]" office:value-type="float" office:value="252124638638" calcext:value-type="float">
            <text:p>252124638638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4"/>
          <table:table-cell table:style-name="ce24"/>
          <table:table-cell table:number-columns-repeated="59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936129" calcext:value-type="float">
            <text:p>2936129</text:p>
          </table:table-cell>
          <table:table-cell table:style-name="ce1" office:value-type="float" office:value="8043974" calcext:value-type="float">
            <text:p>8043974</text:p>
          </table:table-cell>
          <table:table-cell table:style-name="ce1" office:value-type="float" office:value="14697155" calcext:value-type="float">
            <text:p>14697155</text:p>
          </table:table-cell>
          <table:table-cell table:style-name="ce1" office:value-type="float" office:value="22809390" calcext:value-type="float">
            <text:p>22809390</text:p>
          </table:table-cell>
          <table:table-cell table:style-name="ce1" office:value-type="float" office:value="33231253" calcext:value-type="float">
            <text:p>33231253</text:p>
          </table:table-cell>
          <table:table-cell table:style-name="ce1" office:value-type="float" office:value="44489699" calcext:value-type="float">
            <text:p>44489699</text:p>
          </table:table-cell>
          <table:table-cell table:style-name="ce1" office:value-type="float" office:value="55828321" calcext:value-type="float">
            <text:p>55828321</text:p>
          </table:table-cell>
          <table:table-cell table:style-name="ce1" office:value-type="float" office:value="70627562" calcext:value-type="float">
            <text:p>70627562</text:p>
          </table:table-cell>
          <table:table-cell table:style-name="ce1" office:value-type="float" office:value="88762986" calcext:value-type="float">
            <text:p>88762986</text:p>
          </table:table-cell>
          <table:table-cell table:style-name="ce1" office:value-type="float" office:value="103315090" calcext:value-type="float">
            <text:p>1033150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92349.376" calcext:value-type="float">
            <text:p>892349.376</text:p>
          </table:table-cell>
          <table:table-cell table:style-name="ce1" table:formula="of:=[.C6]+[.C20]" office:value-type="float" office:value="1700019.776" calcext:value-type="float">
            <text:p>1700019.776</text:p>
          </table:table-cell>
          <table:table-cell table:style-name="ce1" table:formula="of:=[.D6]+[.D20]" office:value-type="float" office:value="2433460.544" calcext:value-type="float">
            <text:p>2433460.544</text:p>
          </table:table-cell>
          <table:table-cell table:style-name="ce1" table:formula="of:=[.E6]+[.E20]" office:value-type="float" office:value="3060801.472" calcext:value-type="float">
            <text:p>3060801.472</text:p>
          </table:table-cell>
          <table:table-cell table:style-name="ce1" table:formula="of:=[.F6]+[.F20]" office:value-type="float" office:value="3713870.592" calcext:value-type="float">
            <text:p>3713870.592</text:p>
          </table:table-cell>
          <table:table-cell table:style-name="ce1" table:formula="of:=[.G6]+[.G20]" office:value-type="float" office:value="4475543.424" calcext:value-type="float">
            <text:p>4475543.424</text:p>
          </table:table-cell>
          <table:table-cell table:style-name="ce1" table:formula="of:=[.H6]+[.H20]" office:value-type="float" office:value="4704407.104" calcext:value-type="float">
            <text:p>4704407.104</text:p>
          </table:table-cell>
          <table:table-cell table:style-name="ce1" table:formula="of:=[.I6]+[.I20]" office:value-type="float" office:value="5533257.984" calcext:value-type="float">
            <text:p>5533257.984</text:p>
          </table:table-cell>
          <table:table-cell table:style-name="ce1" table:formula="of:=[.J6]+[.J20]" office:value-type="float" office:value="6836753.664" calcext:value-type="float">
            <text:p>6836753.664</text:p>
          </table:table-cell>
          <table:table-cell table:style-name="ce1" table:formula="of:=[.K6]+[.K20]" office:value-type="float" office:value="7094848.256" calcext:value-type="float">
            <text:p>7094848.25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2.61508111370047" calcext:value-type="float">
            <text:p>2.61508111370047</text:p>
          </table:table-cell>
          <table:table-cell table:style-name="ce1" table:formula="of:=[.C41]/[.C43]" office:value-type="float" office:value="3.94815407135593" calcext:value-type="float">
            <text:p>3.94815407135593</text:p>
          </table:table-cell>
          <table:table-cell table:style-name="ce1" table:formula="of:=[.D41]/[.D43]" office:value-type="float" office:value="5.12897405744829" calcext:value-type="float">
            <text:p>5.12897405744829</text:p>
          </table:table-cell>
          <table:table-cell table:style-name="ce1" table:formula="of:=[.E41]/[.E43]" office:value-type="float" office:value="6.38764786898273" calcext:value-type="float">
            <text:p>6.38764786898273</text:p>
          </table:table-cell>
          <table:table-cell table:style-name="ce1" table:formula="of:=[.F41]/[.F43]" office:value-type="float" office:value="7.69957980269874" calcext:value-type="float">
            <text:p>7.69957980269874</text:p>
          </table:table-cell>
          <table:table-cell table:style-name="ce1" table:formula="of:=[.G41]/[.G43]" office:value-type="float" office:value="8.56255774315553" calcext:value-type="float">
            <text:p>8.56255774315553</text:p>
          </table:table-cell>
          <table:table-cell table:style-name="ce1" table:formula="of:=[.H41]/[.H43]" office:value-type="float" office:value="10.2485005940506" calcext:value-type="float">
            <text:p>10.2485005940506</text:p>
          </table:table-cell>
          <table:table-cell table:style-name="ce1" table:formula="of:=[.I41]/[.I43]" office:value-type="float" office:value="11.0125304434025" calcext:value-type="float">
            <text:p>11.0125304434025</text:p>
          </table:table-cell>
          <table:table-cell table:style-name="ce1" table:formula="of:=[.J41]/[.J43]" office:value-type="float" office:value="11.2108017586752" calcext:value-type="float">
            <text:p>11.2108017586752</text:p>
          </table:table-cell>
          <table:table-cell table:style-name="ce1" table:formula="of:=[.K41]/[.K43]" office:value-type="float" office:value="12.5955555038724" calcext:value-type="float">
            <text:p>12.595555503872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79477638754973" calcext:value-type="float">
            <text:p>0.79477638754973</text:p>
          </table:table-cell>
          <table:table-cell table:style-name="ce1" table:formula="of:=[.C41]/[.C42]" office:value-type="float" office:value="0.834405978935287" calcext:value-type="float">
            <text:p>0.834405978935287</text:p>
          </table:table-cell>
          <table:table-cell table:style-name="ce1" table:formula="of:=[.D41]/[.D42]" office:value-type="float" office:value="0.849222587636859" calcext:value-type="float">
            <text:p>0.849222587636859</text:p>
          </table:table-cell>
          <table:table-cell table:style-name="ce1" table:formula="of:=[.E41]/[.E42]" office:value-type="float" office:value="0.857161107771843" calcext:value-type="float">
            <text:p>0.857161107771843</text:p>
          </table:table-cell>
          <table:table-cell table:style-name="ce1" table:formula="of:=[.F41]/[.F42]" office:value-type="float" office:value="0.860492470747341" calcext:value-type="float">
            <text:p>0.860492470747341</text:p>
          </table:table-cell>
          <table:table-cell table:style-name="ce1" table:formula="of:=[.G41]/[.G42]" office:value-type="float" office:value="0.86137015671875" calcext:value-type="float">
            <text:p>0.86137015671875</text:p>
          </table:table-cell>
          <table:table-cell table:style-name="ce1" table:formula="of:=[.H41]/[.H42]" office:value-type="float" office:value="0.863596076980356" calcext:value-type="float">
            <text:p>0.863596076980356</text:p>
          </table:table-cell>
          <table:table-cell table:style-name="ce1" table:formula="of:=[.I41]/[.I42]" office:value-type="float" office:value="0.862767597726225" calcext:value-type="float">
            <text:p>0.862767597726225</text:p>
          </table:table-cell>
          <table:table-cell table:style-name="ce1" table:formula="of:=[.J41]/[.J42]" office:value-type="float" office:value="0.863484808859404" calcext:value-type="float">
            <text:p>0.863484808859404</text:p>
          </table:table-cell>
          <table:table-cell table:style-name="ce1" table:formula="of:=[.K41]/[.K42]" office:value-type="float" office:value="0.864961304297368" calcext:value-type="float">
            <text:p>0.86496130429736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375" calcext:value-type="float">
            <text:p>1375</text:p>
          </table:table-cell>
          <table:table-cell table:style-name="ce23" table:formula="of:=[.C9]" office:value-type="float" office:value="1353" calcext:value-type="float">
            <text:p>1353</text:p>
          </table:table-cell>
          <table:table-cell table:style-name="ce23" table:formula="of:=[.D9]" office:value-type="float" office:value="2048" calcext:value-type="float">
            <text:p>2048</text:p>
          </table:table-cell>
          <table:table-cell table:style-name="ce23" table:formula="of:=[.E9]" office:value-type="float" office:value="5560" calcext:value-type="float">
            <text:p>5560</text:p>
          </table:table-cell>
          <table:table-cell table:style-name="ce23" table:formula="of:=[.F9]" office:value-type="float" office:value="15529" calcext:value-type="float">
            <text:p>15529</text:p>
          </table:table-cell>
          <table:table-cell table:style-name="ce23" table:formula="of:=[.G9]" office:value-type="float" office:value="42060" calcext:value-type="float">
            <text:p>42060</text:p>
          </table:table-cell>
          <table:table-cell table:style-name="ce23" table:formula="of:=[.H9]" office:value-type="float" office:value="92872" calcext:value-type="float">
            <text:p>92872</text:p>
          </table:table-cell>
          <table:table-cell table:style-name="ce23" table:formula="of:=[.I9]" office:value-type="float" office:value="219739" calcext:value-type="float">
            <text:p>219739</text:p>
          </table:table-cell>
          <table:table-cell table:style-name="ce23" table:formula="of:=[.J9]" office:value-type="float" office:value="435108" calcext:value-type="float">
            <text:p>435108</text:p>
          </table:table-cell>
          <table:table-cell table:style-name="ce23" table:formula="of:=[.K9]" office:value-type="float" office:value="945433" calcext:value-type="float">
            <text:p>94543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3958" calcext:value-type="float">
            <text:p>3958</text:p>
          </table:table-cell>
          <table:table-cell table:style-name="ce23" table:formula="of:=[.C23]" office:value-type="float" office:value="690" calcext:value-type="float">
            <text:p>690</text:p>
          </table:table-cell>
          <table:table-cell table:style-name="ce23" table:formula="of:=[.D23]" office:value-type="float" office:value="4146" calcext:value-type="float">
            <text:p>4146</text:p>
          </table:table-cell>
          <table:table-cell table:style-name="ce23" table:formula="of:=[.E23]" office:value-type="float" office:value="16856" calcext:value-type="float">
            <text:p>16856</text:p>
          </table:table-cell>
          <table:table-cell table:style-name="ce23" table:formula="of:=[.F23]" office:value-type="float" office:value="51866" calcext:value-type="float">
            <text:p>51866</text:p>
          </table:table-cell>
          <table:table-cell table:style-name="ce23" table:formula="of:=[.G23]" office:value-type="float" office:value="167681" calcext:value-type="float">
            <text:p>167681</text:p>
          </table:table-cell>
          <table:table-cell table:style-name="ce23" table:formula="of:=[.H23]" office:value-type="float" office:value="408871" calcext:value-type="float">
            <text:p>408871</text:p>
          </table:table-cell>
          <table:table-cell table:style-name="ce23" table:formula="of:=[.I23]" office:value-type="float" office:value="988522" calcext:value-type="float">
            <text:p>988522</text:p>
          </table:table-cell>
          <table:table-cell table:style-name="ce23" table:formula="of:=[.J23]" office:value-type="float" office:value="1814324" calcext:value-type="float">
            <text:p>1814324</text:p>
          </table:table-cell>
          <table:table-cell table:style-name="ce23" table:formula="of:=[.K23]" office:value-type="float" office:value="3949590" calcext:value-type="float">
            <text:p>3949590</text:p>
          </table:table-cell>
          <table:table-cell table:number-columns-repeated="53"/>
        </table:table-row>
        <table:table-row table:style-name="ro2" table:number-rows-repeated="104852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2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798368" calcext:value-type="float">
            <text:p>12798368</text:p>
          </table:table-cell>
          <table:table-cell table:style-name="ce1" office:value-type="float" office:value="23772590" calcext:value-type="float">
            <text:p>23772590</text:p>
          </table:table-cell>
          <table:table-cell table:style-name="ce1" office:value-type="float" office:value="35530727" calcext:value-type="float">
            <text:p>35530727</text:p>
          </table:table-cell>
          <table:table-cell table:style-name="ce1" office:value-type="float" office:value="45471013" calcext:value-type="float">
            <text:p>45471013</text:p>
          </table:table-cell>
          <table:table-cell table:style-name="ce1" office:value-type="float" office:value="54230835" calcext:value-type="float">
            <text:p>54230835</text:p>
          </table:table-cell>
          <table:table-cell table:style-name="ce1" office:value-type="float" office:value="65771554" calcext:value-type="float">
            <text:p>65771554</text:p>
          </table:table-cell>
          <table:table-cell table:style-name="ce1" office:value-type="float" office:value="76249383" calcext:value-type="float">
            <text:p>76249383</text:p>
          </table:table-cell>
          <table:table-cell table:style-name="ce1" office:value-type="float" office:value="83748379" calcext:value-type="float">
            <text:p>83748379</text:p>
          </table:table-cell>
          <table:table-cell table:style-name="ce1" office:value-type="float" office:value="101531280" calcext:value-type="float">
            <text:p>101531280</text:p>
          </table:table-cell>
          <table:table-cell table:style-name="ce1" office:value-type="float" office:value="111694488" calcext:value-type="float">
            <text:p>11169448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506798" calcext:value-type="float">
            <text:p>8506798</text:p>
          </table:table-cell>
          <table:table-cell table:style-name="ce1" office:value-type="float" office:value="15853728" calcext:value-type="float">
            <text:p>15853728</text:p>
          </table:table-cell>
          <table:table-cell table:style-name="ce1" office:value-type="float" office:value="23553988" calcext:value-type="float">
            <text:p>23553988</text:p>
          </table:table-cell>
          <table:table-cell table:style-name="ce1" office:value-type="float" office:value="30257680" calcext:value-type="float">
            <text:p>30257680</text:p>
          </table:table-cell>
          <table:table-cell table:style-name="ce1" office:value-type="float" office:value="35937202" calcext:value-type="float">
            <text:p>35937202</text:p>
          </table:table-cell>
          <table:table-cell table:style-name="ce1" office:value-type="float" office:value="43674648" calcext:value-type="float">
            <text:p>43674648</text:p>
          </table:table-cell>
          <table:table-cell table:style-name="ce1" office:value-type="float" office:value="50402891" calcext:value-type="float">
            <text:p>50402891</text:p>
          </table:table-cell>
          <table:table-cell table:style-name="ce1" office:value-type="float" office:value="55567132" calcext:value-type="float">
            <text:p>55567132</text:p>
          </table:table-cell>
          <table:table-cell table:style-name="ce1" office:value-type="float" office:value="66559432" calcext:value-type="float">
            <text:p>66559432</text:p>
          </table:table-cell>
          <table:table-cell table:style-name="ce1" office:value-type="float" office:value="73554174" calcext:value-type="float">
            <text:p>7355417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]-[.B3]" office:value-type="float" office:value="4291570" calcext:value-type="float">
            <text:p>4291570</text:p>
          </table:table-cell>
          <table:table-cell table:style-name="ce1" table:formula="of:=[.C2]-[.C3]" office:value-type="float" office:value="7918862" calcext:value-type="float">
            <text:p>7918862</text:p>
          </table:table-cell>
          <table:table-cell table:style-name="ce1" table:formula="of:=[.D2]-[.D3]" office:value-type="float" office:value="11976739" calcext:value-type="float">
            <text:p>11976739</text:p>
          </table:table-cell>
          <table:table-cell table:style-name="ce1" table:formula="of:=[.E2]-[.E3]" office:value-type="float" office:value="15213333" calcext:value-type="float">
            <text:p>15213333</text:p>
          </table:table-cell>
          <table:table-cell table:style-name="ce1" table:formula="of:=[.F2]-[.F3]" office:value-type="float" office:value="18293633" calcext:value-type="float">
            <text:p>18293633</text:p>
          </table:table-cell>
          <table:table-cell table:style-name="ce1" table:formula="of:=[.G2]-[.G3]" office:value-type="float" office:value="22096906" calcext:value-type="float">
            <text:p>22096906</text:p>
          </table:table-cell>
          <table:table-cell table:style-name="ce1" table:formula="of:=[.H2]-[.H3]" office:value-type="float" office:value="25846492" calcext:value-type="float">
            <text:p>25846492</text:p>
          </table:table-cell>
          <table:table-cell table:style-name="ce1" table:formula="of:=[.I2]-[.I3]" office:value-type="float" office:value="28181247" calcext:value-type="float">
            <text:p>28181247</text:p>
          </table:table-cell>
          <table:table-cell table:style-name="ce1" table:formula="of:=[.J2]-[.J3]" office:value-type="float" office:value="34971848" calcext:value-type="float">
            <text:p>34971848</text:p>
          </table:table-cell>
          <table:table-cell table:style-name="ce1" table:formula="of:=[.K2]-[.K3]" office:value-type="float" office:value="38140314" calcext:value-type="float">
            <text:p>38140314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74660.48" calcext:value-type="float">
            <text:p>274660.48</text:p>
          </table:table-cell>
          <table:table-cell table:style-name="ce1" table:formula="of:=[.C4]/1000*64" office:value-type="float" office:value="506807.168" calcext:value-type="float">
            <text:p>506807.168</text:p>
          </table:table-cell>
          <table:table-cell table:style-name="ce1" table:formula="of:=[.D4]/1000*64" office:value-type="float" office:value="766511.296" calcext:value-type="float">
            <text:p>766511.296</text:p>
          </table:table-cell>
          <table:table-cell table:style-name="ce1" table:formula="of:=[.E4]/1000*64" office:value-type="float" office:value="973653.312" calcext:value-type="float">
            <text:p>973653.312</text:p>
          </table:table-cell>
          <table:table-cell table:style-name="ce1" table:formula="of:=[.F4]/1000*64" office:value-type="float" office:value="1170792.512" calcext:value-type="float">
            <text:p>1170792.512</text:p>
          </table:table-cell>
          <table:table-cell table:style-name="ce1" table:formula="of:=[.G4]/1000*64" office:value-type="float" office:value="1414201.984" calcext:value-type="float">
            <text:p>1414201.984</text:p>
          </table:table-cell>
          <table:table-cell table:style-name="ce1" table:formula="of:=[.H4]/1000*64" office:value-type="float" office:value="1654175.488" calcext:value-type="float">
            <text:p>1654175.488</text:p>
          </table:table-cell>
          <table:table-cell table:style-name="ce1" table:formula="of:=[.I4]/1000*64" office:value-type="float" office:value="1803599.808" calcext:value-type="float">
            <text:p>1803599.808</text:p>
          </table:table-cell>
          <table:table-cell table:style-name="ce1" table:formula="of:=[.J4]/1000*64" office:value-type="float" office:value="2238198.272" calcext:value-type="float">
            <text:p>2238198.272</text:p>
          </table:table-cell>
          <table:table-cell table:style-name="ce1" table:formula="of:=[.K4]/1000*64" office:value-type="float" office:value="2440980.096" calcext:value-type="float">
            <text:p>2440980.09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181103" calcext:value-type="float">
            <text:p>181103</text:p>
          </table:table-cell>
          <table:table-cell table:style-name="ce1" office:value-type="float" office:value="492783" calcext:value-type="float">
            <text:p>492783</text:p>
          </table:table-cell>
          <table:table-cell table:style-name="ce1" office:value-type="float" office:value="747124" calcext:value-type="float">
            <text:p>747124</text:p>
          </table:table-cell>
          <table:table-cell table:style-name="ce1" office:value-type="float" office:value="1100319" calcext:value-type="float">
            <text:p>1100319</text:p>
          </table:table-cell>
          <table:table-cell table:style-name="ce1" office:value-type="float" office:value="1423235" calcext:value-type="float">
            <text:p>1423235</text:p>
          </table:table-cell>
          <table:table-cell table:style-name="ce1" office:value-type="float" office:value="1776785" calcext:value-type="float">
            <text:p>1776785</text:p>
          </table:table-cell>
          <table:table-cell table:style-name="ce1" office:value-type="float" office:value="2643826" calcext:value-type="float">
            <text:p>2643826</text:p>
          </table:table-cell>
          <table:table-cell table:style-name="ce1" office:value-type="float" office:value="3429667" calcext:value-type="float">
            <text:p>342966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30613" calcext:value-type="float">
            <text:p>30613</text:p>
          </table:table-cell>
          <table:table-cell table:style-name="ce1" office:value-type="float" office:value="197826" calcext:value-type="float">
            <text:p>197826</text:p>
          </table:table-cell>
          <table:table-cell table:style-name="ce1" office:value-type="float" office:value="336411" calcext:value-type="float">
            <text:p>336411</text:p>
          </table:table-cell>
          <table:table-cell table:style-name="ce1" office:value-type="float" office:value="493500" calcext:value-type="float">
            <text:p>493500</text:p>
          </table:table-cell>
          <table:table-cell table:style-name="ce1" office:value-type="float" office:value="730094" calcext:value-type="float">
            <text:p>730094</text:p>
          </table:table-cell>
          <table:table-cell table:style-name="ce1" office:value-type="float" office:value="971447" calcext:value-type="float">
            <text:p>971447</text:p>
          </table:table-cell>
          <table:table-cell table:style-name="ce1" office:value-type="float" office:value="1133603" calcext:value-type="float">
            <text:p>1133603</text:p>
          </table:table-cell>
          <table:table-cell table:style-name="ce1" office:value-type="float" office:value="1727832" calcext:value-type="float">
            <text:p>1727832</text:p>
          </table:table-cell>
          <table:table-cell table:style-name="ce1" office:value-type="float" office:value="2231037" calcext:value-type="float">
            <text:p>223103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36" calcext:value-type="float">
            <text:p>36</text:p>
          </table:table-cell>
          <table:table-cell table:style-name="ce1" table:formula="of:=[.C9]-[.C10]" office:value-type="float" office:value="-29657" calcext:value-type="float">
            <text:p>-29657</text:p>
          </table:table-cell>
          <table:table-cell table:style-name="ce1" table:formula="of:=[.D9]-[.D10]" office:value-type="float" office:value="-16723" calcext:value-type="float">
            <text:p>-16723</text:p>
          </table:table-cell>
          <table:table-cell table:style-name="ce1" table:formula="of:=[.E9]-[.E10]" office:value-type="float" office:value="156372" calcext:value-type="float">
            <text:p>156372</text:p>
          </table:table-cell>
          <table:table-cell table:style-name="ce1" table:formula="of:=[.F9]-[.F10]" office:value-type="float" office:value="253624" calcext:value-type="float">
            <text:p>253624</text:p>
          </table:table-cell>
          <table:table-cell table:style-name="ce1" table:formula="of:=[.G9]-[.G10]" office:value-type="float" office:value="370225" calcext:value-type="float">
            <text:p>370225</text:p>
          </table:table-cell>
          <table:table-cell table:style-name="ce1" table:formula="of:=[.H9]-[.H10]" office:value-type="float" office:value="451788" calcext:value-type="float">
            <text:p>451788</text:p>
          </table:table-cell>
          <table:table-cell table:style-name="ce1" table:formula="of:=[.I9]-[.I10]" office:value-type="float" office:value="643182" calcext:value-type="float">
            <text:p>643182</text:p>
          </table:table-cell>
          <table:table-cell table:style-name="ce1" table:formula="of:=[.J9]-[.J10]" office:value-type="float" office:value="915994" calcext:value-type="float">
            <text:p>915994</text:p>
          </table:table-cell>
          <table:table-cell table:style-name="ce1" table:formula="of:=[.K9]-[.K10]" office:value-type="float" office:value="1198630" calcext:value-type="float">
            <text:p>119863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2.304" calcext:value-type="float">
            <text:p>2.304</text:p>
          </table:table-cell>
          <table:table-cell table:style-name="ce1" table:formula="of:=[.C11]/1000*64" office:value-type="float" office:value="-1898.048" calcext:value-type="float">
            <text:p>-1898.048</text:p>
          </table:table-cell>
          <table:table-cell table:style-name="ce1" table:formula="of:=[.D11]/1000*64" office:value-type="float" office:value="-1070.272" calcext:value-type="float">
            <text:p>-1070.272</text:p>
          </table:table-cell>
          <table:table-cell table:style-name="ce1" table:formula="of:=[.E11]/1000*64" office:value-type="float" office:value="10007.808" calcext:value-type="float">
            <text:p>10007.808</text:p>
          </table:table-cell>
          <table:table-cell table:style-name="ce1" table:formula="of:=[.F11]/1000*64" office:value-type="float" office:value="16231.936" calcext:value-type="float">
            <text:p>16231.936</text:p>
          </table:table-cell>
          <table:table-cell table:style-name="ce1" table:formula="of:=[.G11]/1000*64" office:value-type="float" office:value="23694.4" calcext:value-type="float">
            <text:p>23694.4</text:p>
          </table:table-cell>
          <table:table-cell table:style-name="ce1" table:formula="of:=[.H11]/1000*64" office:value-type="float" office:value="28914.432" calcext:value-type="float">
            <text:p>28914.432</text:p>
          </table:table-cell>
          <table:table-cell table:style-name="ce1" table:formula="of:=[.I11]/1000*64" office:value-type="float" office:value="41163.648" calcext:value-type="float">
            <text:p>41163.648</text:p>
          </table:table-cell>
          <table:table-cell table:style-name="ce1" table:formula="of:=[.J11]/1000*64" office:value-type="float" office:value="58623.616" calcext:value-type="float">
            <text:p>58623.616</text:p>
          </table:table-cell>
          <table:table-cell table:style-name="ce1" table:formula="of:=[.K11]/1000*64" office:value-type="float" office:value="76712.32" calcext:value-type="float">
            <text:p>76712.3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8615001" calcext:value-type="float">
            <text:p>18615001</text:p>
          </table:table-cell>
          <table:table-cell table:style-name="ce1" office:value-type="float" office:value="37295399" calcext:value-type="float">
            <text:p>37295399</text:p>
          </table:table-cell>
          <table:table-cell table:style-name="ce1" office:value-type="float" office:value="50279249" calcext:value-type="float">
            <text:p>50279249</text:p>
          </table:table-cell>
          <table:table-cell table:style-name="ce1" office:value-type="float" office:value="62940294" calcext:value-type="float">
            <text:p>62940294</text:p>
          </table:table-cell>
          <table:table-cell table:style-name="ce1" office:value-type="float" office:value="75575938" calcext:value-type="float">
            <text:p>75575938</text:p>
          </table:table-cell>
          <table:table-cell table:style-name="ce1" office:value-type="float" office:value="88927743" calcext:value-type="float">
            <text:p>88927743</text:p>
          </table:table-cell>
          <table:table-cell table:style-name="ce1" office:value-type="float" office:value="99925207" calcext:value-type="float">
            <text:p>99925207</text:p>
          </table:table-cell>
          <table:table-cell table:style-name="ce1" office:value-type="float" office:value="112791595" calcext:value-type="float">
            <text:p>112791595</text:p>
          </table:table-cell>
          <table:table-cell table:style-name="ce1" office:value-type="float" office:value="130226784" calcext:value-type="float">
            <text:p>130226784</text:p>
          </table:table-cell>
          <table:table-cell table:style-name="ce1" office:value-type="float" office:value="141762292" calcext:value-type="float">
            <text:p>14176229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2210637" calcext:value-type="float">
            <text:p>12210637</text:p>
          </table:table-cell>
          <table:table-cell table:style-name="ce1" office:value-type="float" office:value="24761058" calcext:value-type="float">
            <text:p>24761058</text:p>
          </table:table-cell>
          <table:table-cell table:style-name="ce1" office:value-type="float" office:value="33416874" calcext:value-type="float">
            <text:p>33416874</text:p>
          </table:table-cell>
          <table:table-cell table:style-name="ce1" office:value-type="float" office:value="41818148" calcext:value-type="float">
            <text:p>41818148</text:p>
          </table:table-cell>
          <table:table-cell table:style-name="ce1" office:value-type="float" office:value="50388289" calcext:value-type="float">
            <text:p>50388289</text:p>
          </table:table-cell>
          <table:table-cell table:style-name="ce1" office:value-type="float" office:value="58713278" calcext:value-type="float">
            <text:p>58713278</text:p>
          </table:table-cell>
          <table:table-cell table:style-name="ce1" office:value-type="float" office:value="66366611" calcext:value-type="float">
            <text:p>66366611</text:p>
          </table:table-cell>
          <table:table-cell table:style-name="ce1" office:value-type="float" office:value="74638109" calcext:value-type="float">
            <text:p>74638109</text:p>
          </table:table-cell>
          <table:table-cell table:style-name="ce1" office:value-type="float" office:value="84537320" calcext:value-type="float">
            <text:p>84537320</text:p>
          </table:table-cell>
          <table:table-cell table:style-name="ce1" office:value-type="float" office:value="95139390" calcext:value-type="float">
            <text:p>951393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6404364" calcext:value-type="float">
            <text:p>6404364</text:p>
          </table:table-cell>
          <table:table-cell table:style-name="ce1" table:formula="of:=[.C16]-[.C17]" office:value-type="float" office:value="12534341" calcext:value-type="float">
            <text:p>12534341</text:p>
          </table:table-cell>
          <table:table-cell table:style-name="ce1" table:formula="of:=[.D16]-[.D17]" office:value-type="float" office:value="16862375" calcext:value-type="float">
            <text:p>16862375</text:p>
          </table:table-cell>
          <table:table-cell table:style-name="ce1" table:formula="of:=[.E16]-[.E17]" office:value-type="float" office:value="21122146" calcext:value-type="float">
            <text:p>21122146</text:p>
          </table:table-cell>
          <table:table-cell table:style-name="ce1" table:formula="of:=[.F16]-[.F17]" office:value-type="float" office:value="25187649" calcext:value-type="float">
            <text:p>25187649</text:p>
          </table:table-cell>
          <table:table-cell table:style-name="ce1" table:formula="of:=[.G16]-[.G17]" office:value-type="float" office:value="30214465" calcext:value-type="float">
            <text:p>30214465</text:p>
          </table:table-cell>
          <table:table-cell table:style-name="ce1" table:formula="of:=[.H16]-[.H17]" office:value-type="float" office:value="33558596" calcext:value-type="float">
            <text:p>33558596</text:p>
          </table:table-cell>
          <table:table-cell table:style-name="ce1" table:formula="of:=[.I16]-[.I17]" office:value-type="float" office:value="38153486" calcext:value-type="float">
            <text:p>38153486</text:p>
          </table:table-cell>
          <table:table-cell table:style-name="ce1" table:formula="of:=[.J16]-[.J17]" office:value-type="float" office:value="45689464" calcext:value-type="float">
            <text:p>45689464</text:p>
          </table:table-cell>
          <table:table-cell table:style-name="ce1" table:formula="of:=[.K16]-[.K17]" office:value-type="float" office:value="46622902" calcext:value-type="float">
            <text:p>4662290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409879.296" calcext:value-type="float">
            <text:p>409879.296</text:p>
          </table:table-cell>
          <table:table-cell table:style-name="ce1" table:formula="of:=[.C18]/1000*64" office:value-type="float" office:value="802197.824" calcext:value-type="float">
            <text:p>802197.824</text:p>
          </table:table-cell>
          <table:table-cell table:style-name="ce1" table:formula="of:=[.D18]/1000*64" office:value-type="float" office:value="1079192" calcext:value-type="float">
            <text:p>1079192</text:p>
          </table:table-cell>
          <table:table-cell table:style-name="ce1" table:formula="of:=[.E18]/1000*64" office:value-type="float" office:value="1351817.344" calcext:value-type="float">
            <text:p>1351817.344</text:p>
          </table:table-cell>
          <table:table-cell table:style-name="ce1" table:formula="of:=[.F18]/1000*64" office:value-type="float" office:value="1612009.536" calcext:value-type="float">
            <text:p>1612009.536</text:p>
          </table:table-cell>
          <table:table-cell table:style-name="ce1" table:formula="of:=[.G18]/1000*64" office:value-type="float" office:value="1933725.76" calcext:value-type="float">
            <text:p>1933725.76</text:p>
          </table:table-cell>
          <table:table-cell table:style-name="ce1" table:formula="of:=[.H18]/1000*64" office:value-type="float" office:value="2147750.144" calcext:value-type="float">
            <text:p>2147750.144</text:p>
          </table:table-cell>
          <table:table-cell table:style-name="ce1" table:formula="of:=[.I18]/1000*64" office:value-type="float" office:value="2441823.104" calcext:value-type="float">
            <text:p>2441823.104</text:p>
          </table:table-cell>
          <table:table-cell table:style-name="ce1" table:formula="of:=[.J18]/1000*64" office:value-type="float" office:value="2924125.696" calcext:value-type="float">
            <text:p>2924125.696</text:p>
          </table:table-cell>
          <table:table-cell table:style-name="ce1" table:formula="of:=[.K18]/1000*64" office:value-type="float" office:value="2983865.728" calcext:value-type="float">
            <text:p>2983865.72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15575" calcext:value-type="float">
            <text:p>315575</text:p>
          </table:table-cell>
          <table:table-cell table:style-name="ce1" office:value-type="float" office:value="823744" calcext:value-type="float">
            <text:p>823744</text:p>
          </table:table-cell>
          <table:table-cell table:style-name="ce1" office:value-type="float" office:value="1301450" calcext:value-type="float">
            <text:p>1301450</text:p>
          </table:table-cell>
          <table:table-cell table:style-name="ce1" office:value-type="float" office:value="1846342" calcext:value-type="float">
            <text:p>1846342</text:p>
          </table:table-cell>
          <table:table-cell table:style-name="ce1" office:value-type="float" office:value="2404311" calcext:value-type="float">
            <text:p>2404311</text:p>
          </table:table-cell>
          <table:table-cell table:style-name="ce1" office:value-type="float" office:value="3268463" calcext:value-type="float">
            <text:p>3268463</text:p>
          </table:table-cell>
          <table:table-cell table:style-name="ce1" office:value-type="float" office:value="4961362" calcext:value-type="float">
            <text:p>4961362</text:p>
          </table:table-cell>
          <table:table-cell table:style-name="ce1" office:value-type="float" office:value="7010548" calcext:value-type="float">
            <text:p>701054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2864" calcext:value-type="float">
            <text:p>62864</text:p>
          </table:table-cell>
          <table:table-cell table:style-name="ce1" office:value-type="float" office:value="333947" calcext:value-type="float">
            <text:p>333947</text:p>
          </table:table-cell>
          <table:table-cell table:style-name="ce1" office:value-type="float" office:value="579296" calcext:value-type="float">
            <text:p>579296</text:p>
          </table:table-cell>
          <table:table-cell table:style-name="ce1" office:value-type="float" office:value="839225" calcext:value-type="float">
            <text:p>839225</text:p>
          </table:table-cell>
          <table:table-cell table:style-name="ce1" office:value-type="float" office:value="1218922" calcext:value-type="float">
            <text:p>1218922</text:p>
          </table:table-cell>
          <table:table-cell table:style-name="ce1" office:value-type="float" office:value="1697993" calcext:value-type="float">
            <text:p>1697993</text:p>
          </table:table-cell>
          <table:table-cell table:style-name="ce1" office:value-type="float" office:value="2254338" calcext:value-type="float">
            <text:p>2254338</text:p>
          </table:table-cell>
          <table:table-cell table:style-name="ce1" office:value-type="float" office:value="3302479" calcext:value-type="float">
            <text:p>3302479</text:p>
          </table:table-cell>
          <table:table-cell table:style-name="ce1" office:value-type="float" office:value="4548826" calcext:value-type="float">
            <text:p>454882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3" calcext:value-type="float">
            <text:p>3</text:p>
          </table:table-cell>
          <table:table-cell table:style-name="ce1" table:formula="of:=[.C23]-[.C24]" office:value-type="float" office:value="-62598" calcext:value-type="float">
            <text:p>-62598</text:p>
          </table:table-cell>
          <table:table-cell table:style-name="ce1" table:formula="of:=[.D23]-[.D24]" office:value-type="float" office:value="-18372" calcext:value-type="float">
            <text:p>-18372</text:p>
          </table:table-cell>
          <table:table-cell table:style-name="ce1" table:formula="of:=[.E23]-[.E24]" office:value-type="float" office:value="244448" calcext:value-type="float">
            <text:p>244448</text:p>
          </table:table-cell>
          <table:table-cell table:style-name="ce1" table:formula="of:=[.F23]-[.F24]" office:value-type="float" office:value="462225" calcext:value-type="float">
            <text:p>462225</text:p>
          </table:table-cell>
          <table:table-cell table:style-name="ce1" table:formula="of:=[.G23]-[.G24]" office:value-type="float" office:value="627420" calcext:value-type="float">
            <text:p>627420</text:p>
          </table:table-cell>
          <table:table-cell table:style-name="ce1" table:formula="of:=[.H23]-[.H24]" office:value-type="float" office:value="706318" calcext:value-type="float">
            <text:p>706318</text:p>
          </table:table-cell>
          <table:table-cell table:style-name="ce1" table:formula="of:=[.I23]-[.I24]" office:value-type="float" office:value="1014125" calcext:value-type="float">
            <text:p>1014125</text:p>
          </table:table-cell>
          <table:table-cell table:style-name="ce1" table:formula="of:=[.J23]-[.J24]" office:value-type="float" office:value="1658883" calcext:value-type="float">
            <text:p>1658883</text:p>
          </table:table-cell>
          <table:table-cell table:style-name="ce1" table:formula="of:=[.K23]-[.K24]" office:value-type="float" office:value="2461722" calcext:value-type="float">
            <text:p>246172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0.192" calcext:value-type="float">
            <text:p>0.192</text:p>
          </table:table-cell>
          <table:table-cell table:style-name="ce1" table:formula="of:=[.C25]/1000*64" office:value-type="float" office:value="-4006.272" calcext:value-type="float">
            <text:p>-4006.272</text:p>
          </table:table-cell>
          <table:table-cell table:style-name="ce1" table:formula="of:=[.D25]/1000*64" office:value-type="float" office:value="-1175.808" calcext:value-type="float">
            <text:p>-1175.808</text:p>
          </table:table-cell>
          <table:table-cell table:style-name="ce1" table:formula="of:=[.E25]/1000*64" office:value-type="float" office:value="15644.672" calcext:value-type="float">
            <text:p>15644.672</text:p>
          </table:table-cell>
          <table:table-cell table:style-name="ce1" table:formula="of:=[.F25]/1000*64" office:value-type="float" office:value="29582.4" calcext:value-type="float">
            <text:p>29582.4</text:p>
          </table:table-cell>
          <table:table-cell table:style-name="ce1" table:formula="of:=[.G25]/1000*64" office:value-type="float" office:value="40154.88" calcext:value-type="float">
            <text:p>40154.88</text:p>
          </table:table-cell>
          <table:table-cell table:style-name="ce1" table:formula="of:=[.H25]/1000*64" office:value-type="float" office:value="45204.352" calcext:value-type="float">
            <text:p>45204.352</text:p>
          </table:table-cell>
          <table:table-cell table:style-name="ce1" table:formula="of:=[.I25]/1000*64" office:value-type="float" office:value="64904" calcext:value-type="float">
            <text:p>64904</text:p>
          </table:table-cell>
          <table:table-cell table:style-name="ce1" table:formula="of:=[.J25]/1000*64" office:value-type="float" office:value="106168.512" calcext:value-type="float">
            <text:p>106168.512</text:p>
          </table:table-cell>
          <table:table-cell table:style-name="ce1" table:formula="of:=[.K25]/1000*64" office:value-type="float" office:value="157550.208" calcext:value-type="float">
            <text:p>157550.208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439824525" calcext:value-type="float">
            <text:p>7439824525</text:p>
          </table:table-cell>
          <table:table-cell table:style-name="ce1" office:value-type="float" office:value="20981608991" calcext:value-type="float">
            <text:p>20981608991</text:p>
          </table:table-cell>
          <table:table-cell table:style-name="ce1" office:value-type="float" office:value="38538454113" calcext:value-type="float">
            <text:p>38538454113</text:p>
          </table:table-cell>
          <table:table-cell table:style-name="ce1" office:value-type="float" office:value="59958113277" calcext:value-type="float">
            <text:p>59958113277</text:p>
          </table:table-cell>
          <table:table-cell table:style-name="ce1" office:value-type="float" office:value="87425172627" calcext:value-type="float">
            <text:p>87425172627</text:p>
          </table:table-cell>
          <table:table-cell table:style-name="ce1" office:value-type="float" office:value="116822496313" calcext:value-type="float">
            <text:p>116822496313</text:p>
          </table:table-cell>
          <table:table-cell table:style-name="ce1" office:value-type="float" office:value="146844170588" calcext:value-type="float">
            <text:p>146844170588</text:p>
          </table:table-cell>
          <table:table-cell table:style-name="ce1" office:value-type="float" office:value="185382883089" calcext:value-type="float">
            <text:p>185382883089</text:p>
          </table:table-cell>
          <table:table-cell table:style-name="ce1" office:value-type="float" office:value="232956317152" calcext:value-type="float">
            <text:p>232956317152</text:p>
          </table:table-cell>
          <table:table-cell table:style-name="ce1" office:value-type="float" office:value="271388138730" calcext:value-type="float">
            <text:p>27138813873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4946332969" calcext:value-type="float">
            <text:p>4946332969</text:p>
          </table:table-cell>
          <table:table-cell table:style-name="ce1" office:value-type="float" office:value="13965962667" calcext:value-type="float">
            <text:p>13965962667</text:p>
          </table:table-cell>
          <table:table-cell table:style-name="ce1" office:value-type="float" office:value="25674692199" calcext:value-type="float">
            <text:p>25674692199</text:p>
          </table:table-cell>
          <table:table-cell table:style-name="ce1" office:value-type="float" office:value="39964344724" calcext:value-type="float">
            <text:p>39964344724</text:p>
          </table:table-cell>
          <table:table-cell table:style-name="ce1" office:value-type="float" office:value="58229570672" calcext:value-type="float">
            <text:p>58229570672</text:p>
          </table:table-cell>
          <table:table-cell table:style-name="ce1" office:value-type="float" office:value="77827895312" calcext:value-type="float">
            <text:p>77827895312</text:p>
          </table:table-cell>
          <table:table-cell table:style-name="ce1" office:value-type="float" office:value="97820965852" calcext:value-type="float">
            <text:p>97820965852</text:p>
          </table:table-cell>
          <table:table-cell table:style-name="ce1" office:value-type="float" office:value="123502012307" calcext:value-type="float">
            <text:p>123502012307</text:p>
          </table:table-cell>
          <table:table-cell table:style-name="ce1" office:value-type="float" office:value="155223750573" calcext:value-type="float">
            <text:p>155223750573</text:p>
          </table:table-cell>
          <table:table-cell table:style-name="ce1" office:value-type="float" office:value="180857839770" calcext:value-type="float">
            <text:p>18085783977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493491556" calcext:value-type="float">
            <text:p>2493491556</text:p>
          </table:table-cell>
          <table:table-cell table:style-name="ce1" table:formula="of:=[.C30]-[.C31]" office:value-type="float" office:value="7015646324" calcext:value-type="float">
            <text:p>7015646324</text:p>
          </table:table-cell>
          <table:table-cell table:style-name="ce1" table:formula="of:=[.D30]-[.D31]" office:value-type="float" office:value="12863761914" calcext:value-type="float">
            <text:p>12863761914</text:p>
          </table:table-cell>
          <table:table-cell table:style-name="ce1" table:formula="of:=[.E30]-[.E31]" office:value-type="float" office:value="19993768553" calcext:value-type="float">
            <text:p>19993768553</text:p>
          </table:table-cell>
          <table:table-cell table:style-name="ce1" table:formula="of:=[.F30]-[.F31]" office:value-type="float" office:value="29195601955" calcext:value-type="float">
            <text:p>29195601955</text:p>
          </table:table-cell>
          <table:table-cell table:style-name="ce1" table:formula="of:=[.G30]-[.G31]" office:value-type="float" office:value="38994601001" calcext:value-type="float">
            <text:p>38994601001</text:p>
          </table:table-cell>
          <table:table-cell table:style-name="ce1" table:formula="of:=[.H30]-[.H31]" office:value-type="float" office:value="49023204736" calcext:value-type="float">
            <text:p>49023204736</text:p>
          </table:table-cell>
          <table:table-cell table:style-name="ce1" table:formula="of:=[.I30]-[.I31]" office:value-type="float" office:value="61880870782" calcext:value-type="float">
            <text:p>61880870782</text:p>
          </table:table-cell>
          <table:table-cell table:style-name="ce1" table:formula="of:=[.J30]-[.J31]" office:value-type="float" office:value="77732566579" calcext:value-type="float">
            <text:p>77732566579</text:p>
          </table:table-cell>
          <table:table-cell table:style-name="ce1" table:formula="of:=[.K30]-[.K31]" office:value-type="float" office:value="90530298960" calcext:value-type="float">
            <text:p>9053029896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301543368" calcext:value-type="float">
            <text:p>14301543368</text:p>
          </table:table-cell>
          <table:table-cell table:style-name="ce1" office:value-type="float" office:value="40508755250" calcext:value-type="float">
            <text:p>40508755250</text:p>
          </table:table-cell>
          <table:table-cell table:style-name="ce1" office:value-type="float" office:value="74872351987" calcext:value-type="float">
            <text:p>74872351987</text:p>
          </table:table-cell>
          <table:table-cell table:style-name="ce1" office:value-type="float" office:value="116850357672" calcext:value-type="float">
            <text:p>116850357672</text:p>
          </table:table-cell>
          <table:table-cell table:style-name="ce1" office:value-type="float" office:value="170474795772" calcext:value-type="float">
            <text:p>170474795772</text:p>
          </table:table-cell>
          <table:table-cell table:style-name="ce1" office:value-type="float" office:value="228089432639" calcext:value-type="float">
            <text:p>228089432639</text:p>
          </table:table-cell>
          <table:table-cell table:style-name="ce1" office:value-type="float" office:value="286495497652" calcext:value-type="float">
            <text:p>286495497652</text:p>
          </table:table-cell>
          <table:table-cell table:style-name="ce1" office:value-type="float" office:value="361476143702" calcext:value-type="float">
            <text:p>361476143702</text:p>
          </table:table-cell>
          <table:table-cell table:style-name="ce1" office:value-type="float" office:value="453958473720" calcext:value-type="float">
            <text:p>453958473720</text:p>
          </table:table-cell>
          <table:table-cell table:style-name="ce1" office:value-type="float" office:value="529092261369" calcext:value-type="float">
            <text:p>52909226136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493379255" calcext:value-type="float">
            <text:p>9493379255</text:p>
          </table:table-cell>
          <table:table-cell table:style-name="ce1" office:value-type="float" office:value="26948472111" calcext:value-type="float">
            <text:p>26948472111</text:p>
          </table:table-cell>
          <table:table-cell table:style-name="ce1" office:value-type="float" office:value="49852664682" calcext:value-type="float">
            <text:p>49852664682</text:p>
          </table:table-cell>
          <table:table-cell table:style-name="ce1" office:value-type="float" office:value="77819250881" calcext:value-type="float">
            <text:p>77819250881</text:p>
          </table:table-cell>
          <table:table-cell table:style-name="ce1" office:value-type="float" office:value="113541519657" calcext:value-type="float">
            <text:p>113541519657</text:p>
          </table:table-cell>
          <table:table-cell table:style-name="ce1" office:value-type="float" office:value="151913507301" calcext:value-type="float">
            <text:p>151913507301</text:p>
          </table:table-cell>
          <table:table-cell table:style-name="ce1" office:value-type="float" office:value="190835965306" calcext:value-type="float">
            <text:p>190835965306</text:p>
          </table:table-cell>
          <table:table-cell table:style-name="ce1" office:value-type="float" office:value="240803858146" calcext:value-type="float">
            <text:p>240803858146</text:p>
          </table:table-cell>
          <table:table-cell table:style-name="ce1" office:value-type="float" office:value="302427158657" calcext:value-type="float">
            <text:p>302427158657</text:p>
          </table:table-cell>
          <table:table-cell table:style-name="ce1" office:value-type="float" office:value="352510099340" calcext:value-type="float">
            <text:p>35251009934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4808164113" calcext:value-type="float">
            <text:p>4808164113</text:p>
          </table:table-cell>
          <table:table-cell table:style-name="ce1" table:formula="of:=[.C35]-[.C36]" office:value-type="float" office:value="13560283139" calcext:value-type="float">
            <text:p>13560283139</text:p>
          </table:table-cell>
          <table:table-cell table:style-name="ce1" table:formula="of:=[.D35]-[.D36]" office:value-type="float" office:value="25019687305" calcext:value-type="float">
            <text:p>25019687305</text:p>
          </table:table-cell>
          <table:table-cell table:style-name="ce1" table:formula="of:=[.E35]-[.E36]" office:value-type="float" office:value="39031106791" calcext:value-type="float">
            <text:p>39031106791</text:p>
          </table:table-cell>
          <table:table-cell table:style-name="ce1" table:formula="of:=[.F35]-[.F36]" office:value-type="float" office:value="56933276115" calcext:value-type="float">
            <text:p>56933276115</text:p>
          </table:table-cell>
          <table:table-cell table:style-name="ce1" table:formula="of:=[.G35]-[.G36]" office:value-type="float" office:value="76175925338" calcext:value-type="float">
            <text:p>76175925338</text:p>
          </table:table-cell>
          <table:table-cell table:style-name="ce1" table:formula="of:=[.H35]-[.H36]" office:value-type="float" office:value="95659532346" calcext:value-type="float">
            <text:p>95659532346</text:p>
          </table:table-cell>
          <table:table-cell table:style-name="ce1" table:formula="of:=[.I35]-[.I36]" office:value-type="float" office:value="120672285556" calcext:value-type="float">
            <text:p>120672285556</text:p>
          </table:table-cell>
          <table:table-cell table:style-name="ce1" table:formula="of:=[.J35]-[.J36]" office:value-type="float" office:value="151531315063" calcext:value-type="float">
            <text:p>151531315063</text:p>
          </table:table-cell>
          <table:table-cell table:style-name="ce1" table:formula="of:=[.K35]-[.K36]" office:value-type="float" office:value="176582162029" calcext:value-type="float">
            <text:p>176582162029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846025" calcext:value-type="float">
            <text:p>2846025</text:p>
          </table:table-cell>
          <table:table-cell table:style-name="ce1" office:value-type="float" office:value="7889787" calcext:value-type="float">
            <text:p>7889787</text:p>
          </table:table-cell>
          <table:table-cell table:style-name="ce1" office:value-type="float" office:value="14357878" calcext:value-type="float">
            <text:p>14357878</text:p>
          </table:table-cell>
          <table:table-cell table:style-name="ce1" office:value-type="float" office:value="22258947" calcext:value-type="float">
            <text:p>22258947</text:p>
          </table:table-cell>
          <table:table-cell table:style-name="ce1" office:value-type="float" office:value="32620935" calcext:value-type="float">
            <text:p>32620935</text:p>
          </table:table-cell>
          <table:table-cell table:style-name="ce1" office:value-type="float" office:value="43650933" calcext:value-type="float">
            <text:p>43650933</text:p>
          </table:table-cell>
          <table:table-cell table:style-name="ce1" office:value-type="float" office:value="55039615" calcext:value-type="float">
            <text:p>55039615</text:p>
          </table:table-cell>
          <table:table-cell table:style-name="ce1" office:value-type="float" office:value="69218133" calcext:value-type="float">
            <text:p>69218133</text:p>
          </table:table-cell>
          <table:table-cell table:style-name="ce1" office:value-type="float" office:value="86919798" calcext:value-type="float">
            <text:p>86919798</text:p>
          </table:table-cell>
          <table:table-cell table:style-name="ce1" office:value-type="float" office:value="101705796" calcext:value-type="float">
            <text:p>1017057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684539.776" calcext:value-type="float">
            <text:p>684539.776</text:p>
          </table:table-cell>
          <table:table-cell table:style-name="ce1" table:formula="of:=[.C6]+[.C20]" office:value-type="float" office:value="1309004.992" calcext:value-type="float">
            <text:p>1309004.992</text:p>
          </table:table-cell>
          <table:table-cell table:style-name="ce1" table:formula="of:=[.D6]+[.D20]" office:value-type="float" office:value="1845703.296" calcext:value-type="float">
            <text:p>1845703.296</text:p>
          </table:table-cell>
          <table:table-cell table:style-name="ce1" table:formula="of:=[.E6]+[.E20]" office:value-type="float" office:value="2325470.656" calcext:value-type="float">
            <text:p>2325470.656</text:p>
          </table:table-cell>
          <table:table-cell table:style-name="ce1" table:formula="of:=[.F6]+[.F20]" office:value-type="float" office:value="2782802.048" calcext:value-type="float">
            <text:p>2782802.048</text:p>
          </table:table-cell>
          <table:table-cell table:style-name="ce1" table:formula="of:=[.G6]+[.G20]" office:value-type="float" office:value="3347927.744" calcext:value-type="float">
            <text:p>3347927.744</text:p>
          </table:table-cell>
          <table:table-cell table:style-name="ce1" table:formula="of:=[.H6]+[.H20]" office:value-type="float" office:value="3801925.632" calcext:value-type="float">
            <text:p>3801925.632</text:p>
          </table:table-cell>
          <table:table-cell table:style-name="ce1" table:formula="of:=[.I6]+[.I20]" office:value-type="float" office:value="4245422.912" calcext:value-type="float">
            <text:p>4245422.912</text:p>
          </table:table-cell>
          <table:table-cell table:style-name="ce1" table:formula="of:=[.J6]+[.J20]" office:value-type="float" office:value="5162323.968" calcext:value-type="float">
            <text:p>5162323.968</text:p>
          </table:table-cell>
          <table:table-cell table:style-name="ce1" table:formula="of:=[.K6]+[.K20]" office:value-type="float" office:value="5424845.824" calcext:value-type="float">
            <text:p>5424845.82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3.40895603413409" calcext:value-type="float">
            <text:p>3.40895603413409</text:p>
          </table:table-cell>
          <table:table-cell table:style-name="ce1" table:formula="of:=[.C41]/[.C43]" office:value-type="float" office:value="5.12751291325862" calcext:value-type="float">
            <text:p>5.12751291325862</text:p>
          </table:table-cell>
          <table:table-cell table:style-name="ce1" table:formula="of:=[.D41]/[.D43]" office:value-type="float" office:value="6.7622764867187" calcext:value-type="float">
            <text:p>6.7622764867187</text:p>
          </table:table-cell>
          <table:table-cell table:style-name="ce1" table:formula="of:=[.E41]/[.E43]" office:value-type="float" office:value="8.40746880617701" calcext:value-type="float">
            <text:p>8.40746880617701</text:p>
          </table:table-cell>
          <table:table-cell table:style-name="ce1" table:formula="of:=[.F41]/[.F43]" office:value-type="float" office:value="10.275701435735" calcext:value-type="float">
            <text:p>10.275701435735</text:p>
          </table:table-cell>
          <table:table-cell table:style-name="ce1" table:formula="of:=[.G41]/[.G43]" office:value-type="float" office:value="11.4465131658469" calcext:value-type="float">
            <text:p>11.4465131658469</text:p>
          </table:table-cell>
          <table:table-cell table:style-name="ce1" table:formula="of:=[.H41]/[.H43]" office:value-type="float" office:value="12.6812367380888" calcext:value-type="float">
            <text:p>12.6812367380888</text:p>
          </table:table-cell>
          <table:table-cell table:style-name="ce1" table:formula="of:=[.I41]/[.I43]" office:value-type="float" office:value="14.3531453198131" calcext:value-type="float">
            <text:p>14.3531453198131</text:p>
          </table:table-cell>
          <table:table-cell table:style-name="ce1" table:formula="of:=[.J41]/[.J43]" office:value-type="float" office:value="14.8470902785464" calcext:value-type="float">
            <text:p>14.8470902785464</text:p>
          </table:table-cell>
          <table:table-cell table:style-name="ce1" table:formula="of:=[.K41]/[.K43]" office:value-type="float" office:value="16.4730128558949" calcext:value-type="float">
            <text:p>16.473012855894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819938686413506" calcext:value-type="float">
            <text:p>0.819938686413506</text:p>
          </table:table-cell>
          <table:table-cell table:style-name="ce1" table:formula="of:=[.C41]/[.C42]" office:value-type="float" office:value="0.850712446356283" calcext:value-type="float">
            <text:p>0.850712446356283</text:p>
          </table:table-cell>
          <table:table-cell table:style-name="ce1" table:formula="of:=[.D41]/[.D42]" office:value-type="float" office:value="0.869289737661791" calcext:value-type="float">
            <text:p>0.869289737661791</text:p>
          </table:table-cell>
          <table:table-cell table:style-name="ce1" table:formula="of:=[.E41]/[.E42]" office:value-type="float" office:value="0.878357902554869" calcext:value-type="float">
            <text:p>0.878357902554869</text:p>
          </table:table-cell>
          <table:table-cell table:style-name="ce1" table:formula="of:=[.F41]/[.F42]" office:value-type="float" office:value="0.876591765380116" calcext:value-type="float">
            <text:p>0.876591765380116</text:p>
          </table:table-cell>
          <table:table-cell table:style-name="ce1" table:formula="of:=[.G41]/[.G42]" office:value-type="float" office:value="0.87792164717304" calcext:value-type="float">
            <text:p>0.87792164717304</text:p>
          </table:table-cell>
          <table:table-cell table:style-name="ce1" table:formula="of:=[.H41]/[.H42]" office:value-type="float" office:value="0.875971225452794" calcext:value-type="float">
            <text:p>0.875971225452794</text:p>
          </table:table-cell>
          <table:table-cell table:style-name="ce1" table:formula="of:=[.I41]/[.I42]" office:value-type="float" office:value="0.880335388416212" calcext:value-type="float">
            <text:p>0.880335388416212</text:p>
          </table:table-cell>
          <table:table-cell table:style-name="ce1" table:formula="of:=[.J41]/[.J42]" office:value-type="float" office:value="0.881795537536799" calcext:value-type="float">
            <text:p>0.881795537536799</text:p>
          </table:table-cell>
          <table:table-cell table:style-name="ce1" table:formula="of:=[.K41]/[.K42]" office:value-type="float" office:value="0.878647614143839" calcext:value-type="float">
            <text:p>0.87864761414383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854" calcext:value-type="float">
            <text:p>854</text:p>
          </table:table-cell>
          <table:table-cell table:style-name="ce23" table:formula="of:=[.C9]" office:value-type="float" office:value="956" calcext:value-type="float">
            <text:p>956</text:p>
          </table:table-cell>
          <table:table-cell table:style-name="ce23" table:formula="of:=[.D9]" office:value-type="float" office:value="181103" calcext:value-type="float">
            <text:p>181103</text:p>
          </table:table-cell>
          <table:table-cell table:style-name="ce23" table:formula="of:=[.E9]" office:value-type="float" office:value="492783" calcext:value-type="float">
            <text:p>492783</text:p>
          </table:table-cell>
          <table:table-cell table:style-name="ce23" table:formula="of:=[.F9]" office:value-type="float" office:value="747124" calcext:value-type="float">
            <text:p>747124</text:p>
          </table:table-cell>
          <table:table-cell table:style-name="ce23" table:formula="of:=[.G9]" office:value-type="float" office:value="1100319" calcext:value-type="float">
            <text:p>1100319</text:p>
          </table:table-cell>
          <table:table-cell table:style-name="ce23" table:formula="of:=[.H9]" office:value-type="float" office:value="1423235" calcext:value-type="float">
            <text:p>1423235</text:p>
          </table:table-cell>
          <table:table-cell table:style-name="ce23" table:formula="of:=[.I9]" office:value-type="float" office:value="1776785" calcext:value-type="float">
            <text:p>1776785</text:p>
          </table:table-cell>
          <table:table-cell table:style-name="ce23" table:formula="of:=[.J9]" office:value-type="float" office:value="2643826" calcext:value-type="float">
            <text:p>2643826</text:p>
          </table:table-cell>
          <table:table-cell table:style-name="ce23" table:formula="of:=[.K9]" office:value-type="float" office:value="3429667" calcext:value-type="float">
            <text:p>342966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34" calcext:value-type="float">
            <text:p>34</text:p>
          </table:table-cell>
          <table:table-cell table:style-name="ce23" table:formula="of:=[.C23]" office:value-type="float" office:value="266" calcext:value-type="float">
            <text:p>266</text:p>
          </table:table-cell>
          <table:table-cell table:style-name="ce23" table:formula="of:=[.D23]" office:value-type="float" office:value="315575" calcext:value-type="float">
            <text:p>315575</text:p>
          </table:table-cell>
          <table:table-cell table:style-name="ce23" table:formula="of:=[.E23]" office:value-type="float" office:value="823744" calcext:value-type="float">
            <text:p>823744</text:p>
          </table:table-cell>
          <table:table-cell table:style-name="ce23" table:formula="of:=[.F23]" office:value-type="float" office:value="1301450" calcext:value-type="float">
            <text:p>1301450</text:p>
          </table:table-cell>
          <table:table-cell table:style-name="ce23" table:formula="of:=[.G23]" office:value-type="float" office:value="1846342" calcext:value-type="float">
            <text:p>1846342</text:p>
          </table:table-cell>
          <table:table-cell table:style-name="ce23" table:formula="of:=[.H23]" office:value-type="float" office:value="2404311" calcext:value-type="float">
            <text:p>2404311</text:p>
          </table:table-cell>
          <table:table-cell table:style-name="ce23" table:formula="of:=[.I23]" office:value-type="float" office:value="3268463" calcext:value-type="float">
            <text:p>3268463</text:p>
          </table:table-cell>
          <table:table-cell table:style-name="ce23" table:formula="of:=[.J23]" office:value-type="float" office:value="4961362" calcext:value-type="float">
            <text:p>4961362</text:p>
          </table:table-cell>
          <table:table-cell table:style-name="ce23" table:formula="of:=[.K23]" office:value-type="float" office:value="7010548" calcext:value-type="float">
            <text:p>7010548</text:p>
          </table:table-cell>
          <table:table-cell table:number-columns-repeated="53"/>
        </table:table-row>
        <table:table-row table:style-name="ro2">
          <table:table-cell table:number-columns-repeated="4"/>
          <table:table-cell table:style-name="ce24"/>
          <table:table-cell table:number-columns-repeated="59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3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976941" calcext:value-type="float">
            <text:p>13976941</text:p>
          </table:table-cell>
          <table:table-cell table:style-name="ce1" office:value-type="float" office:value="27039129" calcext:value-type="float">
            <text:p>27039129</text:p>
          </table:table-cell>
          <table:table-cell table:style-name="ce1" office:value-type="float" office:value="38106907" calcext:value-type="float">
            <text:p>38106907</text:p>
          </table:table-cell>
          <table:table-cell table:style-name="ce1" office:value-type="float" office:value="49554801" calcext:value-type="float">
            <text:p>49554801</text:p>
          </table:table-cell>
          <table:table-cell table:style-name="ce1" office:value-type="float" office:value="60255369" calcext:value-type="float">
            <text:p>60255369</text:p>
          </table:table-cell>
          <table:table-cell table:style-name="ce1" office:value-type="float" office:value="72263764" calcext:value-type="float">
            <text:p>72263764</text:p>
          </table:table-cell>
          <table:table-cell table:style-name="ce1" office:value-type="float" office:value="81175479" calcext:value-type="float">
            <text:p>81175479</text:p>
          </table:table-cell>
          <table:table-cell table:style-name="ce1" office:value-type="float" office:value="93468173" calcext:value-type="float">
            <text:p>93468173</text:p>
          </table:table-cell>
          <table:table-cell table:style-name="ce1" office:value-type="float" office:value="108739497" calcext:value-type="float">
            <text:p>108739497</text:p>
          </table:table-cell>
          <table:table-cell table:style-name="ce1" office:value-type="float" office:value="120252023" calcext:value-type="float">
            <text:p>12025202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179781" calcext:value-type="float">
            <text:p>9179781</text:p>
          </table:table-cell>
          <table:table-cell table:style-name="ce1" office:value-type="float" office:value="18009401" calcext:value-type="float">
            <text:p>18009401</text:p>
          </table:table-cell>
          <table:table-cell table:style-name="ce1" office:value-type="float" office:value="25347193" calcext:value-type="float">
            <text:p>25347193</text:p>
          </table:table-cell>
          <table:table-cell table:style-name="ce1" office:value-type="float" office:value="32483629" calcext:value-type="float">
            <text:p>32483629</text:p>
          </table:table-cell>
          <table:table-cell table:style-name="ce1" office:value-type="float" office:value="40113005" calcext:value-type="float">
            <text:p>40113005</text:p>
          </table:table-cell>
          <table:table-cell table:style-name="ce1" office:value-type="float" office:value="47294137" calcext:value-type="float">
            <text:p>47294137</text:p>
          </table:table-cell>
          <table:table-cell table:style-name="ce1" office:value-type="float" office:value="54434585" calcext:value-type="float">
            <text:p>54434585</text:p>
          </table:table-cell>
          <table:table-cell table:style-name="ce1" office:value-type="float" office:value="62157231" calcext:value-type="float">
            <text:p>62157231</text:p>
          </table:table-cell>
          <table:table-cell table:style-name="ce1" office:value-type="float" office:value="71792000" calcext:value-type="float">
            <text:p>71792000</text:p>
          </table:table-cell>
          <table:table-cell table:style-name="ce1" office:value-type="float" office:value="78429274" calcext:value-type="float">
            <text:p>7842927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]-[.B3]" office:value-type="float" office:value="4797160" calcext:value-type="float">
            <text:p>4797160</text:p>
          </table:table-cell>
          <table:table-cell table:style-name="ce1" table:formula="of:=[.C2]-[.C3]" office:value-type="float" office:value="9029728" calcext:value-type="float">
            <text:p>9029728</text:p>
          </table:table-cell>
          <table:table-cell table:style-name="ce1" table:formula="of:=[.D2]-[.D3]" office:value-type="float" office:value="12759714" calcext:value-type="float">
            <text:p>12759714</text:p>
          </table:table-cell>
          <table:table-cell table:style-name="ce1" table:formula="of:=[.E2]-[.E3]" office:value-type="float" office:value="17071172" calcext:value-type="float">
            <text:p>17071172</text:p>
          </table:table-cell>
          <table:table-cell table:style-name="ce1" table:formula="of:=[.F2]-[.F3]" office:value-type="float" office:value="20142364" calcext:value-type="float">
            <text:p>20142364</text:p>
          </table:table-cell>
          <table:table-cell table:style-name="ce1" table:formula="of:=[.G2]-[.G3]" office:value-type="float" office:value="24969627" calcext:value-type="float">
            <text:p>24969627</text:p>
          </table:table-cell>
          <table:table-cell table:style-name="ce1" table:formula="of:=[.H2]-[.H3]" office:value-type="float" office:value="26740894" calcext:value-type="float">
            <text:p>26740894</text:p>
          </table:table-cell>
          <table:table-cell table:style-name="ce1" table:formula="of:=[.I2]-[.I3]" office:value-type="float" office:value="31310942" calcext:value-type="float">
            <text:p>31310942</text:p>
          </table:table-cell>
          <table:table-cell table:style-name="ce1" table:formula="of:=[.J2]-[.J3]" office:value-type="float" office:value="36947497" calcext:value-type="float">
            <text:p>36947497</text:p>
          </table:table-cell>
          <table:table-cell table:style-name="ce1" table:formula="of:=[.K2]-[.K3]" office:value-type="float" office:value="41822749" calcext:value-type="float">
            <text:p>41822749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307018.24" calcext:value-type="float">
            <text:p>307018.24</text:p>
          </table:table-cell>
          <table:table-cell table:style-name="ce1" table:formula="of:=[.C4]/1000*64" office:value-type="float" office:value="577902.592" calcext:value-type="float">
            <text:p>577902.592</text:p>
          </table:table-cell>
          <table:table-cell table:style-name="ce1" table:formula="of:=[.D4]/1000*64" office:value-type="float" office:value="816621.696" calcext:value-type="float">
            <text:p>816621.696</text:p>
          </table:table-cell>
          <table:table-cell table:style-name="ce1" table:formula="of:=[.E4]/1000*64" office:value-type="float" office:value="1092555.008" calcext:value-type="float">
            <text:p>1092555.008</text:p>
          </table:table-cell>
          <table:table-cell table:style-name="ce1" table:formula="of:=[.F4]/1000*64" office:value-type="float" office:value="1289111.296" calcext:value-type="float">
            <text:p>1289111.296</text:p>
          </table:table-cell>
          <table:table-cell table:style-name="ce1" table:formula="of:=[.G4]/1000*64" office:value-type="float" office:value="1598056.128" calcext:value-type="float">
            <text:p>1598056.128</text:p>
          </table:table-cell>
          <table:table-cell table:style-name="ce1" table:formula="of:=[.H4]/1000*64" office:value-type="float" office:value="1711417.216" calcext:value-type="float">
            <text:p>1711417.216</text:p>
          </table:table-cell>
          <table:table-cell table:style-name="ce1" table:formula="of:=[.I4]/1000*64" office:value-type="float" office:value="2003900.288" calcext:value-type="float">
            <text:p>2003900.288</text:p>
          </table:table-cell>
          <table:table-cell table:style-name="ce1" table:formula="of:=[.J4]/1000*64" office:value-type="float" office:value="2364639.808" calcext:value-type="float">
            <text:p>2364639.808</text:p>
          </table:table-cell>
          <table:table-cell table:style-name="ce1" table:formula="of:=[.K4]/1000*64" office:value-type="float" office:value="2676655.936" calcext:value-type="float">
            <text:p>2676655.93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6914" calcext:value-type="float">
            <text:p>6914</text:p>
          </table:table-cell>
          <table:table-cell table:style-name="ce1" office:value-type="float" office:value="79409" calcext:value-type="float">
            <text:p>79409</text:p>
          </table:table-cell>
          <table:table-cell table:style-name="ce1" office:value-type="float" office:value="219980" calcext:value-type="float">
            <text:p>219980</text:p>
          </table:table-cell>
          <table:table-cell table:style-name="ce1" office:value-type="float" office:value="415324" calcext:value-type="float">
            <text:p>415324</text:p>
          </table:table-cell>
          <table:table-cell table:style-name="ce1" office:value-type="float" office:value="665801" calcext:value-type="float">
            <text:p>665801</text:p>
          </table:table-cell>
          <table:table-cell table:style-name="ce1" office:value-type="float" office:value="1012209" calcext:value-type="float">
            <text:p>1012209</text:p>
          </table:table-cell>
          <table:table-cell table:style-name="ce1" office:value-type="float" office:value="1387147" calcext:value-type="float">
            <text:p>1387147</text:p>
          </table:table-cell>
          <table:table-cell table:style-name="ce1" office:value-type="float" office:value="1782457" calcext:value-type="float">
            <text:p>1782457</text:p>
          </table:table-cell>
          <table:table-cell table:style-name="ce1" office:value-type="float" office:value="2458590" calcext:value-type="float">
            <text:p>2458590</text:p>
          </table:table-cell>
          <table:table-cell table:style-name="ce1" office:value-type="float" office:value="1503583" calcext:value-type="float">
            <text:p>150358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48" calcext:value-type="float">
            <text:p>5048</text:p>
          </table:table-cell>
          <table:table-cell table:style-name="ce1" office:value-type="float" office:value="50198" calcext:value-type="float">
            <text:p>50198</text:p>
          </table:table-cell>
          <table:table-cell table:style-name="ce1" office:value-type="float" office:value="159334" calcext:value-type="float">
            <text:p>159334</text:p>
          </table:table-cell>
          <table:table-cell table:style-name="ce1" office:value-type="float" office:value="292203" calcext:value-type="float">
            <text:p>292203</text:p>
          </table:table-cell>
          <table:table-cell table:style-name="ce1" office:value-type="float" office:value="421300" calcext:value-type="float">
            <text:p>421300</text:p>
          </table:table-cell>
          <table:table-cell table:style-name="ce1" office:value-type="float" office:value="680655" calcext:value-type="float">
            <text:p>680655</text:p>
          </table:table-cell>
          <table:table-cell table:style-name="ce1" office:value-type="float" office:value="895557" calcext:value-type="float">
            <text:p>895557</text:p>
          </table:table-cell>
          <table:table-cell table:style-name="ce1" office:value-type="float" office:value="1243234" calcext:value-type="float">
            <text:p>1243234</text:p>
          </table:table-cell>
          <table:table-cell table:style-name="ce1" office:value-type="float" office:value="563274" calcext:value-type="float">
            <text:p>563274</text:p>
          </table:table-cell>
          <table:table-cell table:style-name="ce1" office:value-type="float" office:value="849786" calcext:value-type="float">
            <text:p>84978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1866" calcext:value-type="float">
            <text:p>1866</text:p>
          </table:table-cell>
          <table:table-cell table:style-name="ce1" table:formula="of:=[.C9]-[.C10]" office:value-type="float" office:value="29211" calcext:value-type="float">
            <text:p>29211</text:p>
          </table:table-cell>
          <table:table-cell table:style-name="ce1" table:formula="of:=[.D9]-[.D10]" office:value-type="float" office:value="60646" calcext:value-type="float">
            <text:p>60646</text:p>
          </table:table-cell>
          <table:table-cell table:style-name="ce1" table:formula="of:=[.E9]-[.E10]" office:value-type="float" office:value="123121" calcext:value-type="float">
            <text:p>123121</text:p>
          </table:table-cell>
          <table:table-cell table:style-name="ce1" table:formula="of:=[.F9]-[.F10]" office:value-type="float" office:value="244501" calcext:value-type="float">
            <text:p>244501</text:p>
          </table:table-cell>
          <table:table-cell table:style-name="ce1" table:formula="of:=[.G9]-[.G10]" office:value-type="float" office:value="331554" calcext:value-type="float">
            <text:p>331554</text:p>
          </table:table-cell>
          <table:table-cell table:style-name="ce1" table:formula="of:=[.H9]-[.H10]" office:value-type="float" office:value="491590" calcext:value-type="float">
            <text:p>491590</text:p>
          </table:table-cell>
          <table:table-cell table:style-name="ce1" table:formula="of:=[.I9]-[.I10]" office:value-type="float" office:value="539223" calcext:value-type="float">
            <text:p>539223</text:p>
          </table:table-cell>
          <table:table-cell table:style-name="ce1" table:formula="of:=[.J9]-[.J10]" office:value-type="float" office:value="1895316" calcext:value-type="float">
            <text:p>1895316</text:p>
          </table:table-cell>
          <table:table-cell table:style-name="ce1" table:formula="of:=[.K9]-[.K10]" office:value-type="float" office:value="653797" calcext:value-type="float">
            <text:p>653797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119.424" calcext:value-type="float">
            <text:p>119.424</text:p>
          </table:table-cell>
          <table:table-cell table:style-name="ce1" table:formula="of:=[.C11]/1000*64" office:value-type="float" office:value="1869.504" calcext:value-type="float">
            <text:p>1869.504</text:p>
          </table:table-cell>
          <table:table-cell table:style-name="ce1" table:formula="of:=[.D11]/1000*64" office:value-type="float" office:value="3881.344" calcext:value-type="float">
            <text:p>3881.344</text:p>
          </table:table-cell>
          <table:table-cell table:style-name="ce1" table:formula="of:=[.E11]/1000*64" office:value-type="float" office:value="7879.744" calcext:value-type="float">
            <text:p>7879.744</text:p>
          </table:table-cell>
          <table:table-cell table:style-name="ce1" table:formula="of:=[.F11]/1000*64" office:value-type="float" office:value="15648.064" calcext:value-type="float">
            <text:p>15648.064</text:p>
          </table:table-cell>
          <table:table-cell table:style-name="ce1" table:formula="of:=[.G11]/1000*64" office:value-type="float" office:value="21219.456" calcext:value-type="float">
            <text:p>21219.456</text:p>
          </table:table-cell>
          <table:table-cell table:style-name="ce1" table:formula="of:=[.H11]/1000*64" office:value-type="float" office:value="31461.76" calcext:value-type="float">
            <text:p>31461.76</text:p>
          </table:table-cell>
          <table:table-cell table:style-name="ce1" table:formula="of:=[.I11]/1000*64" office:value-type="float" office:value="34510.272" calcext:value-type="float">
            <text:p>34510.272</text:p>
          </table:table-cell>
          <table:table-cell table:style-name="ce1" table:formula="of:=[.J11]/1000*64" office:value-type="float" office:value="121300.224" calcext:value-type="float">
            <text:p>121300.224</text:p>
          </table:table-cell>
          <table:table-cell table:style-name="ce1" table:formula="of:=[.K11]/1000*64" office:value-type="float" office:value="41843.008" calcext:value-type="float">
            <text:p>41843.00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806692" calcext:value-type="float">
            <text:p>27806692</text:p>
          </table:table-cell>
          <table:table-cell table:style-name="ce1" office:value-type="float" office:value="52513609" calcext:value-type="float">
            <text:p>52513609</text:p>
          </table:table-cell>
          <table:table-cell table:style-name="ce1" office:value-type="float" office:value="70784313" calcext:value-type="float">
            <text:p>70784313</text:p>
          </table:table-cell>
          <table:table-cell table:style-name="ce1" office:value-type="float" office:value="85997160" calcext:value-type="float">
            <text:p>85997160</text:p>
          </table:table-cell>
          <table:table-cell table:style-name="ce1" office:value-type="float" office:value="104993826" calcext:value-type="float">
            <text:p>104993826</text:p>
          </table:table-cell>
          <table:table-cell table:style-name="ce1" office:value-type="float" office:value="120151221" calcext:value-type="float">
            <text:p>120151221</text:p>
          </table:table-cell>
          <table:table-cell table:style-name="ce1" office:value-type="float" office:value="137778603" calcext:value-type="float">
            <text:p>137778603</text:p>
          </table:table-cell>
          <table:table-cell table:style-name="ce1" office:value-type="float" office:value="153228016" calcext:value-type="float">
            <text:p>153228016</text:p>
          </table:table-cell>
          <table:table-cell table:style-name="ce1" office:value-type="float" office:value="172595686" calcext:value-type="float">
            <text:p>172595686</text:p>
          </table:table-cell>
          <table:table-cell table:style-name="ce1" office:value-type="float" office:value="188661475" calcext:value-type="float">
            <text:p>18866147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621344" calcext:value-type="float">
            <text:p>18621344</text:p>
          </table:table-cell>
          <table:table-cell table:style-name="ce1" office:value-type="float" office:value="34674806" calcext:value-type="float">
            <text:p>34674806</text:p>
          </table:table-cell>
          <table:table-cell table:style-name="ce1" office:value-type="float" office:value="47169573" calcext:value-type="float">
            <text:p>47169573</text:p>
          </table:table-cell>
          <table:table-cell table:style-name="ce1" office:value-type="float" office:value="57836954" calcext:value-type="float">
            <text:p>57836954</text:p>
          </table:table-cell>
          <table:table-cell table:style-name="ce1" office:value-type="float" office:value="68956285" calcext:value-type="float">
            <text:p>68956285</text:p>
          </table:table-cell>
          <table:table-cell table:style-name="ce1" office:value-type="float" office:value="80068364" calcext:value-type="float">
            <text:p>80068364</text:p>
          </table:table-cell>
          <table:table-cell table:style-name="ce1" office:value-type="float" office:value="90508959" calcext:value-type="float">
            <text:p>90508959</text:p>
          </table:table-cell>
          <table:table-cell table:style-name="ce1" office:value-type="float" office:value="102101964" calcext:value-type="float">
            <text:p>102101964</text:p>
          </table:table-cell>
          <table:table-cell table:style-name="ce1" office:value-type="float" office:value="114877593" calcext:value-type="float">
            <text:p>114877593</text:p>
          </table:table-cell>
          <table:table-cell table:style-name="ce1" office:value-type="float" office:value="125382806" calcext:value-type="float">
            <text:p>12538280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185348" calcext:value-type="float">
            <text:p>9185348</text:p>
          </table:table-cell>
          <table:table-cell table:style-name="ce1" table:formula="of:=[.C16]-[.C17]" office:value-type="float" office:value="17838803" calcext:value-type="float">
            <text:p>17838803</text:p>
          </table:table-cell>
          <table:table-cell table:style-name="ce1" table:formula="of:=[.D16]-[.D17]" office:value-type="float" office:value="23614740" calcext:value-type="float">
            <text:p>23614740</text:p>
          </table:table-cell>
          <table:table-cell table:style-name="ce1" table:formula="of:=[.E16]-[.E17]" office:value-type="float" office:value="28160206" calcext:value-type="float">
            <text:p>28160206</text:p>
          </table:table-cell>
          <table:table-cell table:style-name="ce1" table:formula="of:=[.F16]-[.F17]" office:value-type="float" office:value="36037541" calcext:value-type="float">
            <text:p>36037541</text:p>
          </table:table-cell>
          <table:table-cell table:style-name="ce1" table:formula="of:=[.G16]-[.G17]" office:value-type="float" office:value="40082857" calcext:value-type="float">
            <text:p>40082857</text:p>
          </table:table-cell>
          <table:table-cell table:style-name="ce1" table:formula="of:=[.H16]-[.H17]" office:value-type="float" office:value="47269644" calcext:value-type="float">
            <text:p>47269644</text:p>
          </table:table-cell>
          <table:table-cell table:style-name="ce1" table:formula="of:=[.I16]-[.I17]" office:value-type="float" office:value="51126052" calcext:value-type="float">
            <text:p>51126052</text:p>
          </table:table-cell>
          <table:table-cell table:style-name="ce1" table:formula="of:=[.J16]-[.J17]" office:value-type="float" office:value="57718093" calcext:value-type="float">
            <text:p>57718093</text:p>
          </table:table-cell>
          <table:table-cell table:style-name="ce1" table:formula="of:=[.K16]-[.K17]" office:value-type="float" office:value="63278669" calcext:value-type="float">
            <text:p>6327866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87862.272" calcext:value-type="float">
            <text:p>587862.272</text:p>
          </table:table-cell>
          <table:table-cell table:style-name="ce1" table:formula="of:=[.C18]/1000*64" office:value-type="float" office:value="1141683.392" calcext:value-type="float">
            <text:p>1141683.392</text:p>
          </table:table-cell>
          <table:table-cell table:style-name="ce1" table:formula="of:=[.D18]/1000*64" office:value-type="float" office:value="1511343.36" calcext:value-type="float">
            <text:p>1511343.36</text:p>
          </table:table-cell>
          <table:table-cell table:style-name="ce1" table:formula="of:=[.E18]/1000*64" office:value-type="float" office:value="1802253.184" calcext:value-type="float">
            <text:p>1802253.184</text:p>
          </table:table-cell>
          <table:table-cell table:style-name="ce1" table:formula="of:=[.F18]/1000*64" office:value-type="float" office:value="2306402.624" calcext:value-type="float">
            <text:p>2306402.624</text:p>
          </table:table-cell>
          <table:table-cell table:style-name="ce1" table:formula="of:=[.G18]/1000*64" office:value-type="float" office:value="2565302.848" calcext:value-type="float">
            <text:p>2565302.848</text:p>
          </table:table-cell>
          <table:table-cell table:style-name="ce1" table:formula="of:=[.H18]/1000*64" office:value-type="float" office:value="3025257.216" calcext:value-type="float">
            <text:p>3025257.216</text:p>
          </table:table-cell>
          <table:table-cell table:style-name="ce1" table:formula="of:=[.I18]/1000*64" office:value-type="float" office:value="3272067.328" calcext:value-type="float">
            <text:p>3272067.328</text:p>
          </table:table-cell>
          <table:table-cell table:style-name="ce1" table:formula="of:=[.J18]/1000*64" office:value-type="float" office:value="3693957.952" calcext:value-type="float">
            <text:p>3693957.952</text:p>
          </table:table-cell>
          <table:table-cell table:style-name="ce1" table:formula="of:=[.K18]/1000*64" office:value-type="float" office:value="4049834.816" calcext:value-type="float">
            <text:p>4049834.816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1720" calcext:value-type="float">
            <text:p>31720</text:p>
          </table:table-cell>
          <table:table-cell table:style-name="ce1" office:value-type="float" office:value="218893" calcext:value-type="float">
            <text:p>218893</text:p>
          </table:table-cell>
          <table:table-cell table:style-name="ce1" office:value-type="float" office:value="564623" calcext:value-type="float">
            <text:p>564623</text:p>
          </table:table-cell>
          <table:table-cell table:style-name="ce1" office:value-type="float" office:value="1002794" calcext:value-type="float">
            <text:p>1002794</text:p>
          </table:table-cell>
          <table:table-cell table:style-name="ce1" office:value-type="float" office:value="1543216" calcext:value-type="float">
            <text:p>1543216</text:p>
          </table:table-cell>
          <table:table-cell table:style-name="ce1" office:value-type="float" office:value="2510035" calcext:value-type="float">
            <text:p>2510035</text:p>
          </table:table-cell>
          <table:table-cell table:style-name="ce1" office:value-type="float" office:value="3499649" calcext:value-type="float">
            <text:p>3499649</text:p>
          </table:table-cell>
          <table:table-cell table:style-name="ce1" office:value-type="float" office:value="4557942" calcext:value-type="float">
            <text:p>4557942</text:p>
          </table:table-cell>
          <table:table-cell table:style-name="ce1" office:value-type="float" office:value="7751564" calcext:value-type="float">
            <text:p>7751564</text:p>
          </table:table-cell>
          <table:table-cell table:style-name="ce1" office:value-type="float" office:value="7205205" calcext:value-type="float">
            <text:p>720520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4551" calcext:value-type="float">
            <text:p>14551</text:p>
          </table:table-cell>
          <table:table-cell table:style-name="ce1" office:value-type="float" office:value="129187" calcext:value-type="float">
            <text:p>129187</text:p>
          </table:table-cell>
          <table:table-cell table:style-name="ce1" office:value-type="float" office:value="312280" calcext:value-type="float">
            <text:p>312280</text:p>
          </table:table-cell>
          <table:table-cell table:style-name="ce1" office:value-type="float" office:value="621960" calcext:value-type="float">
            <text:p>621960</text:p>
          </table:table-cell>
          <table:table-cell table:style-name="ce1" office:value-type="float" office:value="983426" calcext:value-type="float">
            <text:p>983426</text:p>
          </table:table-cell>
          <table:table-cell table:style-name="ce1" office:value-type="float" office:value="1583829" calcext:value-type="float">
            <text:p>1583829</text:p>
          </table:table-cell>
          <table:table-cell table:style-name="ce1" office:value-type="float" office:value="2177672" calcext:value-type="float">
            <text:p>2177672</text:p>
          </table:table-cell>
          <table:table-cell table:style-name="ce1" office:value-type="float" office:value="3292648" calcext:value-type="float">
            <text:p>3292648</text:p>
          </table:table-cell>
          <table:table-cell table:style-name="ce1" office:value-type="float" office:value="2952730" calcext:value-type="float">
            <text:p>2952730</text:p>
          </table:table-cell>
          <table:table-cell table:style-name="ce1" office:value-type="float" office:value="4237918" calcext:value-type="float">
            <text:p>423791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17169" calcext:value-type="float">
            <text:p>17169</text:p>
          </table:table-cell>
          <table:table-cell table:style-name="ce1" table:formula="of:=[.C23]-[.C24]" office:value-type="float" office:value="89706" calcext:value-type="float">
            <text:p>89706</text:p>
          </table:table-cell>
          <table:table-cell table:style-name="ce1" table:formula="of:=[.D23]-[.D24]" office:value-type="float" office:value="252343" calcext:value-type="float">
            <text:p>252343</text:p>
          </table:table-cell>
          <table:table-cell table:style-name="ce1" table:formula="of:=[.E23]-[.E24]" office:value-type="float" office:value="380834" calcext:value-type="float">
            <text:p>380834</text:p>
          </table:table-cell>
          <table:table-cell table:style-name="ce1" table:formula="of:=[.F23]-[.F24]" office:value-type="float" office:value="559790" calcext:value-type="float">
            <text:p>559790</text:p>
          </table:table-cell>
          <table:table-cell table:style-name="ce1" table:formula="of:=[.G23]-[.G24]" office:value-type="float" office:value="926206" calcext:value-type="float">
            <text:p>926206</text:p>
          </table:table-cell>
          <table:table-cell table:style-name="ce1" table:formula="of:=[.H23]-[.H24]" office:value-type="float" office:value="1321977" calcext:value-type="float">
            <text:p>1321977</text:p>
          </table:table-cell>
          <table:table-cell table:style-name="ce1" table:formula="of:=[.I23]-[.I24]" office:value-type="float" office:value="1265294" calcext:value-type="float">
            <text:p>1265294</text:p>
          </table:table-cell>
          <table:table-cell table:style-name="ce1" table:formula="of:=[.J23]-[.J24]" office:value-type="float" office:value="4798834" calcext:value-type="float">
            <text:p>4798834</text:p>
          </table:table-cell>
          <table:table-cell table:style-name="ce1" table:formula="of:=[.K23]-[.K24]" office:value-type="float" office:value="2967287" calcext:value-type="float">
            <text:p>2967287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098.816" calcext:value-type="float">
            <text:p>1098.816</text:p>
          </table:table-cell>
          <table:table-cell table:style-name="ce1" table:formula="of:=[.C25]/1000*64" office:value-type="float" office:value="5741.184" calcext:value-type="float">
            <text:p>5741.184</text:p>
          </table:table-cell>
          <table:table-cell table:style-name="ce1" table:formula="of:=[.D25]/1000*64" office:value-type="float" office:value="16149.952" calcext:value-type="float">
            <text:p>16149.952</text:p>
          </table:table-cell>
          <table:table-cell table:style-name="ce1" table:formula="of:=[.E25]/1000*64" office:value-type="float" office:value="24373.376" calcext:value-type="float">
            <text:p>24373.376</text:p>
          </table:table-cell>
          <table:table-cell table:style-name="ce1" table:formula="of:=[.F25]/1000*64" office:value-type="float" office:value="35826.56" calcext:value-type="float">
            <text:p>35826.56</text:p>
          </table:table-cell>
          <table:table-cell table:style-name="ce1" table:formula="of:=[.G25]/1000*64" office:value-type="float" office:value="59277.184" calcext:value-type="float">
            <text:p>59277.184</text:p>
          </table:table-cell>
          <table:table-cell table:style-name="ce1" table:formula="of:=[.H25]/1000*64" office:value-type="float" office:value="84606.528" calcext:value-type="float">
            <text:p>84606.528</text:p>
          </table:table-cell>
          <table:table-cell table:style-name="ce1" table:formula="of:=[.I25]/1000*64" office:value-type="float" office:value="80978.816" calcext:value-type="float">
            <text:p>80978.816</text:p>
          </table:table-cell>
          <table:table-cell table:style-name="ce1" table:formula="of:=[.J25]/1000*64" office:value-type="float" office:value="307125.376" calcext:value-type="float">
            <text:p>307125.376</text:p>
          </table:table-cell>
          <table:table-cell table:style-name="ce1" table:formula="of:=[.K25]/1000*64" office:value-type="float" office:value="189906.368" calcext:value-type="float">
            <text:p>189906.368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5233915878" calcext:value-type="float">
            <text:p>5233915878</text:p>
          </table:table-cell>
          <table:table-cell table:style-name="ce1" office:value-type="float" office:value="14171113691" calcext:value-type="float">
            <text:p>14171113691</text:p>
          </table:table-cell>
          <table:table-cell table:style-name="ce1" office:value-type="float" office:value="25179638781" calcext:value-type="float">
            <text:p>25179638781</text:p>
          </table:table-cell>
          <table:table-cell table:style-name="ce1" office:value-type="float" office:value="38579620374" calcext:value-type="float">
            <text:p>38579620374</text:p>
          </table:table-cell>
          <table:table-cell table:style-name="ce1" office:value-type="float" office:value="55165657905" calcext:value-type="float">
            <text:p>55165657905</text:p>
          </table:table-cell>
          <table:table-cell table:style-name="ce1" office:value-type="float" office:value="74333400381" calcext:value-type="float">
            <text:p>74333400381</text:p>
          </table:table-cell>
          <table:table-cell table:style-name="ce1" office:value-type="float" office:value="93315839563" calcext:value-type="float">
            <text:p>93315839563</text:p>
          </table:table-cell>
          <table:table-cell table:style-name="ce1" office:value-type="float" office:value="116495909075" calcext:value-type="float">
            <text:p>116495909075</text:p>
          </table:table-cell>
          <table:table-cell table:style-name="ce1" office:value-type="float" office:value="144063218512" calcext:value-type="float">
            <text:p>144063218512</text:p>
          </table:table-cell>
          <table:table-cell table:style-name="ce1" office:value-type="float" office:value="169943004298" calcext:value-type="float">
            <text:p>16994300429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3444888759" calcext:value-type="float">
            <text:p>3444888759</text:p>
          </table:table-cell>
          <table:table-cell table:style-name="ce1" office:value-type="float" office:value="9307148133" calcext:value-type="float">
            <text:p>9307148133</text:p>
          </table:table-cell>
          <table:table-cell table:style-name="ce1" office:value-type="float" office:value="16713384952" calcext:value-type="float">
            <text:p>16713384952</text:p>
          </table:table-cell>
          <table:table-cell table:style-name="ce1" office:value-type="float" office:value="25374882276" calcext:value-type="float">
            <text:p>25374882276</text:p>
          </table:table-cell>
          <table:table-cell table:style-name="ce1" office:value-type="float" office:value="36592124701" calcext:value-type="float">
            <text:p>36592124701</text:p>
          </table:table-cell>
          <table:table-cell table:style-name="ce1" office:value-type="float" office:value="49233605803" calcext:value-type="float">
            <text:p>49233605803</text:p>
          </table:table-cell>
          <table:table-cell table:style-name="ce1" office:value-type="float" office:value="61828024294" calcext:value-type="float">
            <text:p>61828024294</text:p>
          </table:table-cell>
          <table:table-cell table:style-name="ce1" office:value-type="float" office:value="77392888087" calcext:value-type="float">
            <text:p>77392888087</text:p>
          </table:table-cell>
          <table:table-cell table:style-name="ce1" office:value-type="float" office:value="95418882258" calcext:value-type="float">
            <text:p>95418882258</text:p>
          </table:table-cell>
          <table:table-cell table:style-name="ce1" office:value-type="float" office:value="112492826000" calcext:value-type="float">
            <text:p>11249282600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789027119" calcext:value-type="float">
            <text:p>1789027119</text:p>
          </table:table-cell>
          <table:table-cell table:style-name="ce1" table:formula="of:=[.C30]-[.C31]" office:value-type="float" office:value="4863965558" calcext:value-type="float">
            <text:p>4863965558</text:p>
          </table:table-cell>
          <table:table-cell table:style-name="ce1" table:formula="of:=[.D30]-[.D31]" office:value-type="float" office:value="8466253829" calcext:value-type="float">
            <text:p>8466253829</text:p>
          </table:table-cell>
          <table:table-cell table:style-name="ce1" table:formula="of:=[.E30]-[.E31]" office:value-type="float" office:value="13204738098" calcext:value-type="float">
            <text:p>13204738098</text:p>
          </table:table-cell>
          <table:table-cell table:style-name="ce1" table:formula="of:=[.F30]-[.F31]" office:value-type="float" office:value="18573533204" calcext:value-type="float">
            <text:p>18573533204</text:p>
          </table:table-cell>
          <table:table-cell table:style-name="ce1" table:formula="of:=[.G30]-[.G31]" office:value-type="float" office:value="25099794578" calcext:value-type="float">
            <text:p>25099794578</text:p>
          </table:table-cell>
          <table:table-cell table:style-name="ce1" table:formula="of:=[.H30]-[.H31]" office:value-type="float" office:value="31487815269" calcext:value-type="float">
            <text:p>31487815269</text:p>
          </table:table-cell>
          <table:table-cell table:style-name="ce1" table:formula="of:=[.I30]-[.I31]" office:value-type="float" office:value="39103020988" calcext:value-type="float">
            <text:p>39103020988</text:p>
          </table:table-cell>
          <table:table-cell table:style-name="ce1" table:formula="of:=[.J30]-[.J31]" office:value-type="float" office:value="48644336254" calcext:value-type="float">
            <text:p>48644336254</text:p>
          </table:table-cell>
          <table:table-cell table:style-name="ce1" table:formula="of:=[.K30]-[.K31]" office:value-type="float" office:value="57450178298" calcext:value-type="float">
            <text:p>5745017829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310229327" calcext:value-type="float">
            <text:p>8310229327</text:p>
          </table:table-cell>
          <table:table-cell table:style-name="ce1" office:value-type="float" office:value="22398805780" calcext:value-type="float">
            <text:p>22398805780</text:p>
          </table:table-cell>
          <table:table-cell table:style-name="ce1" office:value-type="float" office:value="40286119464" calcext:value-type="float">
            <text:p>40286119464</text:p>
          </table:table-cell>
          <table:table-cell table:style-name="ce1" office:value-type="float" office:value="62029753038" calcext:value-type="float">
            <text:p>62029753038</text:p>
          </table:table-cell>
          <table:table-cell table:style-name="ce1" office:value-type="float" office:value="90145866995" calcext:value-type="float">
            <text:p>90145866995</text:p>
          </table:table-cell>
          <table:table-cell table:style-name="ce1" office:value-type="float" office:value="119895077209" calcext:value-type="float">
            <text:p>119895077209</text:p>
          </table:table-cell>
          <table:table-cell table:style-name="ce1" office:value-type="float" office:value="149853870908" calcext:value-type="float">
            <text:p>149853870908</text:p>
          </table:table-cell>
          <table:table-cell table:style-name="ce1" office:value-type="float" office:value="187781656803" calcext:value-type="float">
            <text:p>187781656803</text:p>
          </table:table-cell>
          <table:table-cell table:style-name="ce1" office:value-type="float" office:value="235508832609" calcext:value-type="float">
            <text:p>235508832609</text:p>
          </table:table-cell>
          <table:table-cell table:style-name="ce1" office:value-type="float" office:value="274647984222" calcext:value-type="float">
            <text:p>27464798422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517872954" calcext:value-type="float">
            <text:p>5517872954</text:p>
          </table:table-cell>
          <table:table-cell table:style-name="ce1" office:value-type="float" office:value="14895159467" calcext:value-type="float">
            <text:p>14895159467</text:p>
          </table:table-cell>
          <table:table-cell table:style-name="ce1" office:value-type="float" office:value="26823183835" calcext:value-type="float">
            <text:p>26823183835</text:p>
          </table:table-cell>
          <table:table-cell table:style-name="ce1" office:value-type="float" office:value="41307081998" calcext:value-type="float">
            <text:p>41307081998</text:p>
          </table:table-cell>
          <table:table-cell table:style-name="ce1" office:value-type="float" office:value="60030835531" calcext:value-type="float">
            <text:p>60030835531</text:p>
          </table:table-cell>
          <table:table-cell table:style-name="ce1" office:value-type="float" office:value="79848169540" calcext:value-type="float">
            <text:p>79848169540</text:p>
          </table:table-cell>
          <table:table-cell table:style-name="ce1" office:value-type="float" office:value="99808740772" calcext:value-type="float">
            <text:p>99808740772</text:p>
          </table:table-cell>
          <table:table-cell table:style-name="ce1" office:value-type="float" office:value="125060798140" calcext:value-type="float">
            <text:p>125060798140</text:p>
          </table:table-cell>
          <table:table-cell table:style-name="ce1" office:value-type="float" office:value="156876612524" calcext:value-type="float">
            <text:p>156876612524</text:p>
          </table:table-cell>
          <table:table-cell table:style-name="ce1" office:value-type="float" office:value="182986317394" calcext:value-type="float">
            <text:p>18298631739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792356373" calcext:value-type="float">
            <text:p>2792356373</text:p>
          </table:table-cell>
          <table:table-cell table:style-name="ce1" table:formula="of:=[.C35]-[.C36]" office:value-type="float" office:value="7503646313" calcext:value-type="float">
            <text:p>7503646313</text:p>
          </table:table-cell>
          <table:table-cell table:style-name="ce1" table:formula="of:=[.D35]-[.D36]" office:value-type="float" office:value="13462935629" calcext:value-type="float">
            <text:p>13462935629</text:p>
          </table:table-cell>
          <table:table-cell table:style-name="ce1" table:formula="of:=[.E35]-[.E36]" office:value-type="float" office:value="20722671040" calcext:value-type="float">
            <text:p>20722671040</text:p>
          </table:table-cell>
          <table:table-cell table:style-name="ce1" table:formula="of:=[.F35]-[.F36]" office:value-type="float" office:value="30115031464" calcext:value-type="float">
            <text:p>30115031464</text:p>
          </table:table-cell>
          <table:table-cell table:style-name="ce1" table:formula="of:=[.G35]-[.G36]" office:value-type="float" office:value="40046907669" calcext:value-type="float">
            <text:p>40046907669</text:p>
          </table:table-cell>
          <table:table-cell table:style-name="ce1" table:formula="of:=[.H35]-[.H36]" office:value-type="float" office:value="50045130136" calcext:value-type="float">
            <text:p>50045130136</text:p>
          </table:table-cell>
          <table:table-cell table:style-name="ce1" table:formula="of:=[.I35]-[.I36]" office:value-type="float" office:value="62720858663" calcext:value-type="float">
            <text:p>62720858663</text:p>
          </table:table-cell>
          <table:table-cell table:style-name="ce1" table:formula="of:=[.J35]-[.J36]" office:value-type="float" office:value="78632220085" calcext:value-type="float">
            <text:p>78632220085</text:p>
          </table:table-cell>
          <table:table-cell table:style-name="ce1" table:formula="of:=[.K35]-[.K36]" office:value-type="float" office:value="91661666828" calcext:value-type="float">
            <text:p>91661666828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833126" calcext:value-type="float">
            <text:p>1833126</text:p>
          </table:table-cell>
          <table:table-cell table:style-name="ce1" office:value-type="float" office:value="4746371" calcext:value-type="float">
            <text:p>4746371</text:p>
          </table:table-cell>
          <table:table-cell table:style-name="ce1" office:value-type="float" office:value="8457478" calcext:value-type="float">
            <text:p>8457478</text:p>
          </table:table-cell>
          <table:table-cell table:style-name="ce1" office:value-type="float" office:value="12818554" calcext:value-type="float">
            <text:p>12818554</text:p>
          </table:table-cell>
          <table:table-cell table:style-name="ce1" office:value-type="float" office:value="18607617" calcext:value-type="float">
            <text:p>18607617</text:p>
          </table:table-cell>
          <table:table-cell table:style-name="ce1" office:value-type="float" office:value="24794241" calcext:value-type="float">
            <text:p>24794241</text:p>
          </table:table-cell>
          <table:table-cell table:style-name="ce1" office:value-type="float" office:value="31074714" calcext:value-type="float">
            <text:p>31074714</text:p>
          </table:table-cell>
          <table:table-cell table:style-name="ce1" office:value-type="float" office:value="39175270" calcext:value-type="float">
            <text:p>39175270</text:p>
          </table:table-cell>
          <table:table-cell table:style-name="ce1" office:value-type="float" office:value="48866058" calcext:value-type="float">
            <text:p>48866058</text:p>
          </table:table-cell>
          <table:table-cell table:style-name="ce1" office:value-type="float" office:value="56701784" calcext:value-type="float">
            <text:p>567017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94880.512" calcext:value-type="float">
            <text:p>894880.512</text:p>
          </table:table-cell>
          <table:table-cell table:style-name="ce1" table:formula="of:=[.C6]+[.C20]" office:value-type="float" office:value="1719585.984" calcext:value-type="float">
            <text:p>1719585.984</text:p>
          </table:table-cell>
          <table:table-cell table:style-name="ce1" table:formula="of:=[.D6]+[.D20]" office:value-type="float" office:value="2327965.056" calcext:value-type="float">
            <text:p>2327965.056</text:p>
          </table:table-cell>
          <table:table-cell table:style-name="ce1" table:formula="of:=[.E6]+[.E20]" office:value-type="float" office:value="2894808.192" calcext:value-type="float">
            <text:p>2894808.192</text:p>
          </table:table-cell>
          <table:table-cell table:style-name="ce1" table:formula="of:=[.F6]+[.F20]" office:value-type="float" office:value="3595513.92" calcext:value-type="float">
            <text:p>3595513.92</text:p>
          </table:table-cell>
          <table:table-cell table:style-name="ce1" table:formula="of:=[.G6]+[.G20]" office:value-type="float" office:value="4163358.976" calcext:value-type="float">
            <text:p>4163358.976</text:p>
          </table:table-cell>
          <table:table-cell table:style-name="ce1" table:formula="of:=[.H6]+[.H20]" office:value-type="float" office:value="4736674.432" calcext:value-type="float">
            <text:p>4736674.432</text:p>
          </table:table-cell>
          <table:table-cell table:style-name="ce1" table:formula="of:=[.I6]+[.I20]" office:value-type="float" office:value="5275967.616" calcext:value-type="float">
            <text:p>5275967.616</text:p>
          </table:table-cell>
          <table:table-cell table:style-name="ce1" table:formula="of:=[.J6]+[.J20]" office:value-type="float" office:value="6058597.76" calcext:value-type="float">
            <text:p>6058597.76</text:p>
          </table:table-cell>
          <table:table-cell table:style-name="ce1" table:formula="of:=[.K6]+[.K20]" office:value-type="float" office:value="6726490.752" calcext:value-type="float">
            <text:p>6726490.75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2.60768445474875" calcext:value-type="float">
            <text:p>2.60768445474875</text:p>
          </table:table-cell>
          <table:table-cell table:style-name="ce1" table:formula="of:=[.C41]/[.C43]" office:value-type="float" office:value="3.9032302324232" calcext:value-type="float">
            <text:p>3.9032302324232</text:p>
          </table:table-cell>
          <table:table-cell table:style-name="ce1" table:formula="of:=[.D41]/[.D43]" office:value-type="float" office:value="5.36140178214084" calcext:value-type="float">
            <text:p>5.36140178214084</text:p>
          </table:table-cell>
          <table:table-cell table:style-name="ce1" table:formula="of:=[.E41]/[.E43]" office:value-type="float" office:value="6.75392658278065" calcext:value-type="float">
            <text:p>6.75392658278065</text:p>
          </table:table-cell>
          <table:table-cell table:style-name="ce1" table:formula="of:=[.F41]/[.F43]" office:value-type="float" office:value="7.95303359582043" calcext:value-type="float">
            <text:p>7.95303359582043</text:p>
          </table:table-cell>
          <table:table-cell table:style-name="ce1" table:formula="of:=[.G41]/[.G43]" office:value-type="float" office:value="9.20461080125703" calcext:value-type="float">
            <text:p>9.20461080125703</text:p>
          </table:table-cell>
          <table:table-cell table:style-name="ce1" table:formula="of:=[.H41]/[.H43]" office:value-type="float" office:value="10.1786854241622" calcext:value-type="float">
            <text:p>10.1786854241622</text:p>
          </table:table-cell>
          <table:table-cell table:style-name="ce1" table:formula="of:=[.I41]/[.I43]" office:value-type="float" office:value="11.5495727864604" calcext:value-type="float">
            <text:p>11.5495727864604</text:p>
          </table:table-cell>
          <table:table-cell table:style-name="ce1" table:formula="of:=[.J41]/[.J43]" office:value-type="float" office:value="12.6506979067051" calcext:value-type="float">
            <text:p>12.6506979067051</text:p>
          </table:table-cell>
          <table:table-cell table:style-name="ce1" table:formula="of:=[.K41]/[.K43]" office:value-type="float" office:value="13.2853159685724" calcext:value-type="float">
            <text:p>13.285315968572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27299814633582" calcext:value-type="float">
            <text:p>1.27299814633582</text:p>
          </table:table-cell>
          <table:table-cell table:style-name="ce1" table:formula="of:=[.C41]/[.C42]" office:value-type="float" office:value="1.41412038797641" calcext:value-type="float">
            <text:p>1.41412038797641</text:p>
          </table:table-cell>
          <table:table-cell table:style-name="ce1" table:formula="of:=[.D41]/[.D42]" office:value-type="float" office:value="1.47575388313159" calcext:value-type="float">
            <text:p>1.47575388313159</text:p>
          </table:table-cell>
          <table:table-cell table:style-name="ce1" table:formula="of:=[.E41]/[.E42]" office:value-type="float" office:value="1.52523615378146" calcext:value-type="float">
            <text:p>1.52523615378146</text:p>
          </table:table-cell>
          <table:table-cell table:style-name="ce1" table:formula="of:=[.F41]/[.F42]" office:value-type="float" office:value="1.53674933227613" calcext:value-type="float">
            <text:p>1.53674933227613</text:p>
          </table:table-cell>
          <table:table-cell table:style-name="ce1" table:formula="of:=[.G41]/[.G42]" office:value-type="float" office:value="1.54560484428622" calcext:value-type="float">
            <text:p>1.54560484428622</text:p>
          </table:table-cell>
          <table:table-cell table:style-name="ce1" table:formula="of:=[.H41]/[.H42]" office:value-type="float" office:value="1.55152253372308" calcext:value-type="float">
            <text:p>1.55152253372308</text:p>
          </table:table-cell>
          <table:table-cell table:style-name="ce1" table:formula="of:=[.I41]/[.I42]" office:value-type="float" office:value="1.55544995605646" calcext:value-type="float">
            <text:p>1.55544995605646</text:p>
          </table:table-cell>
          <table:table-cell table:style-name="ce1" table:formula="of:=[.J41]/[.J42]" office:value-type="float" office:value="1.5684811326504" calcext:value-type="float">
            <text:p>1.5684811326504</text:p>
          </table:table-cell>
          <table:table-cell table:style-name="ce1" table:formula="of:=[.K41]/[.K42]" office:value-type="float" office:value="1.5760272198843" calcext:value-type="float">
            <text:p>1.5760272198843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6914" calcext:value-type="float">
            <text:p>6914</text:p>
          </table:table-cell>
          <table:table-cell table:style-name="ce23" table:formula="of:=[.C9]" office:value-type="float" office:value="79409" calcext:value-type="float">
            <text:p>79409</text:p>
          </table:table-cell>
          <table:table-cell table:style-name="ce23" table:formula="of:=[.D9]" office:value-type="float" office:value="219980" calcext:value-type="float">
            <text:p>219980</text:p>
          </table:table-cell>
          <table:table-cell table:style-name="ce23" table:formula="of:=[.E9]" office:value-type="float" office:value="415324" calcext:value-type="float">
            <text:p>415324</text:p>
          </table:table-cell>
          <table:table-cell table:style-name="ce23" table:formula="of:=[.F9]" office:value-type="float" office:value="665801" calcext:value-type="float">
            <text:p>665801</text:p>
          </table:table-cell>
          <table:table-cell table:style-name="ce23" table:formula="of:=[.G9]" office:value-type="float" office:value="1012209" calcext:value-type="float">
            <text:p>1012209</text:p>
          </table:table-cell>
          <table:table-cell table:style-name="ce23" table:formula="of:=[.H9]" office:value-type="float" office:value="1387147" calcext:value-type="float">
            <text:p>1387147</text:p>
          </table:table-cell>
          <table:table-cell table:style-name="ce23" table:formula="of:=[.I9]" office:value-type="float" office:value="1782457" calcext:value-type="float">
            <text:p>1782457</text:p>
          </table:table-cell>
          <table:table-cell table:style-name="ce23" table:formula="of:=[.J9]" office:value-type="float" office:value="2458590" calcext:value-type="float">
            <text:p>2458590</text:p>
          </table:table-cell>
          <table:table-cell table:style-name="ce23" table:formula="of:=[.K9]" office:value-type="float" office:value="1503583" calcext:value-type="float">
            <text:p>150358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31720" calcext:value-type="float">
            <text:p>31720</text:p>
          </table:table-cell>
          <table:table-cell table:style-name="ce23" table:formula="of:=[.C23]" office:value-type="float" office:value="218893" calcext:value-type="float">
            <text:p>218893</text:p>
          </table:table-cell>
          <table:table-cell table:style-name="ce23" table:formula="of:=[.D23]" office:value-type="float" office:value="564623" calcext:value-type="float">
            <text:p>564623</text:p>
          </table:table-cell>
          <table:table-cell table:style-name="ce23" table:formula="of:=[.E23]" office:value-type="float" office:value="1002794" calcext:value-type="float">
            <text:p>1002794</text:p>
          </table:table-cell>
          <table:table-cell table:style-name="ce23" table:formula="of:=[.F23]" office:value-type="float" office:value="1543216" calcext:value-type="float">
            <text:p>1543216</text:p>
          </table:table-cell>
          <table:table-cell table:style-name="ce23" table:formula="of:=[.G23]" office:value-type="float" office:value="2510035" calcext:value-type="float">
            <text:p>2510035</text:p>
          </table:table-cell>
          <table:table-cell table:style-name="ce23" table:formula="of:=[.H23]" office:value-type="float" office:value="3499649" calcext:value-type="float">
            <text:p>3499649</text:p>
          </table:table-cell>
          <table:table-cell table:style-name="ce23" table:formula="of:=[.I23]" office:value-type="float" office:value="4557942" calcext:value-type="float">
            <text:p>4557942</text:p>
          </table:table-cell>
          <table:table-cell table:style-name="ce23" table:formula="of:=[.J23]" office:value-type="float" office:value="7751564" calcext:value-type="float">
            <text:p>7751564</text:p>
          </table:table-cell>
          <table:table-cell table:style-name="ce23" table:formula="of:=[.K23]" office:value-type="float" office:value="7205205" calcext:value-type="float">
            <text:p>7205205</text:p>
          </table:table-cell>
          <table:table-cell table:number-columns-repeated="53"/>
        </table:table-row>
        <table:table-row table:style-name="ro2" table:number-rows-repeated="104852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4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708102" calcext:value-type="float">
            <text:p>13708102</text:p>
          </table:table-cell>
          <table:table-cell table:style-name="ce1" office:value-type="float" office:value="26600325" calcext:value-type="float">
            <text:p>26600325</text:p>
          </table:table-cell>
          <table:table-cell table:style-name="ce1" office:value-type="float" office:value="37796863" calcext:value-type="float">
            <text:p>37796863</text:p>
          </table:table-cell>
          <table:table-cell table:style-name="ce1" office:value-type="float" office:value="48798081" calcext:value-type="float">
            <text:p>48798081</text:p>
          </table:table-cell>
          <table:table-cell table:style-name="ce1" office:value-type="float" office:value="59958195" calcext:value-type="float">
            <text:p>59958195</text:p>
          </table:table-cell>
          <table:table-cell table:style-name="ce1" office:value-type="float" office:value="71118444" calcext:value-type="float">
            <text:p>71118444</text:p>
          </table:table-cell>
          <table:table-cell table:style-name="ce1" office:value-type="float" office:value="81108624" calcext:value-type="float">
            <text:p>81108624</text:p>
          </table:table-cell>
          <table:table-cell table:style-name="ce1" office:value-type="float" office:value="93791031" calcext:value-type="float">
            <text:p>93791031</text:p>
          </table:table-cell>
          <table:table-cell table:style-name="ce1" office:value-type="float" office:value="106974102" calcext:value-type="float">
            <text:p>106974102</text:p>
          </table:table-cell>
          <table:table-cell table:style-name="ce1" office:value-type="float" office:value="116621109" calcext:value-type="float">
            <text:p>11662110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964838" calcext:value-type="float">
            <text:p>8964838</text:p>
          </table:table-cell>
          <table:table-cell table:style-name="ce1" office:value-type="float" office:value="17435217" calcext:value-type="float">
            <text:p>17435217</text:p>
          </table:table-cell>
          <table:table-cell table:style-name="ce1" office:value-type="float" office:value="24875936" calcext:value-type="float">
            <text:p>24875936</text:p>
          </table:table-cell>
          <table:table-cell table:style-name="ce1" office:value-type="float" office:value="31862349" calcext:value-type="float">
            <text:p>31862349</text:p>
          </table:table-cell>
          <table:table-cell table:style-name="ce1" office:value-type="float" office:value="39075433" calcext:value-type="float">
            <text:p>39075433</text:p>
          </table:table-cell>
          <table:table-cell table:style-name="ce1" office:value-type="float" office:value="46203539" calcext:value-type="float">
            <text:p>46203539</text:p>
          </table:table-cell>
          <table:table-cell table:style-name="ce1" office:value-type="float" office:value="53207521" calcext:value-type="float">
            <text:p>53207521</text:p>
          </table:table-cell>
          <table:table-cell table:style-name="ce1" office:value-type="float" office:value="61153927" calcext:value-type="float">
            <text:p>61153927</text:p>
          </table:table-cell>
          <table:table-cell table:style-name="ce1" office:value-type="float" office:value="70200007" calcext:value-type="float">
            <text:p>70200007</text:p>
          </table:table-cell>
          <table:table-cell table:style-name="ce1" office:value-type="float" office:value="76353078" calcext:value-type="float">
            <text:p>7635307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]-[.B3]" office:value-type="float" office:value="4743264" calcext:value-type="float">
            <text:p>4743264</text:p>
          </table:table-cell>
          <table:table-cell table:style-name="ce1" table:formula="of:=[.C2]-[.C3]" office:value-type="float" office:value="9165108" calcext:value-type="float">
            <text:p>9165108</text:p>
          </table:table-cell>
          <table:table-cell table:style-name="ce1" table:formula="of:=[.D2]-[.D3]" office:value-type="float" office:value="12920927" calcext:value-type="float">
            <text:p>12920927</text:p>
          </table:table-cell>
          <table:table-cell table:style-name="ce1" table:formula="of:=[.E2]-[.E3]" office:value-type="float" office:value="16935732" calcext:value-type="float">
            <text:p>16935732</text:p>
          </table:table-cell>
          <table:table-cell table:style-name="ce1" table:formula="of:=[.F2]-[.F3]" office:value-type="float" office:value="20882762" calcext:value-type="float">
            <text:p>20882762</text:p>
          </table:table-cell>
          <table:table-cell table:style-name="ce1" table:formula="of:=[.G2]-[.G3]" office:value-type="float" office:value="24914905" calcext:value-type="float">
            <text:p>24914905</text:p>
          </table:table-cell>
          <table:table-cell table:style-name="ce1" table:formula="of:=[.H2]-[.H3]" office:value-type="float" office:value="27901103" calcext:value-type="float">
            <text:p>27901103</text:p>
          </table:table-cell>
          <table:table-cell table:style-name="ce1" table:formula="of:=[.I2]-[.I3]" office:value-type="float" office:value="32637104" calcext:value-type="float">
            <text:p>32637104</text:p>
          </table:table-cell>
          <table:table-cell table:style-name="ce1" table:formula="of:=[.J2]-[.J3]" office:value-type="float" office:value="36774095" calcext:value-type="float">
            <text:p>36774095</text:p>
          </table:table-cell>
          <table:table-cell table:style-name="ce1" table:formula="of:=[.K2]-[.K3]" office:value-type="float" office:value="40268031" calcext:value-type="float">
            <text:p>40268031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303568.896" calcext:value-type="float">
            <text:p>303568.896</text:p>
          </table:table-cell>
          <table:table-cell table:style-name="ce1" table:formula="of:=[.C4]/1000*64" office:value-type="float" office:value="586566.912" calcext:value-type="float">
            <text:p>586566.912</text:p>
          </table:table-cell>
          <table:table-cell table:style-name="ce1" table:formula="of:=[.D4]/1000*64" office:value-type="float" office:value="826939.328" calcext:value-type="float">
            <text:p>826939.328</text:p>
          </table:table-cell>
          <table:table-cell table:style-name="ce1" table:formula="of:=[.E4]/1000*64" office:value-type="float" office:value="1083886.848" calcext:value-type="float">
            <text:p>1083886.848</text:p>
          </table:table-cell>
          <table:table-cell table:style-name="ce1" table:formula="of:=[.F4]/1000*64" office:value-type="float" office:value="1336496.768" calcext:value-type="float">
            <text:p>1336496.768</text:p>
          </table:table-cell>
          <table:table-cell table:style-name="ce1" table:formula="of:=[.G4]/1000*64" office:value-type="float" office:value="1594553.92" calcext:value-type="float">
            <text:p>1594553.92</text:p>
          </table:table-cell>
          <table:table-cell table:style-name="ce1" table:formula="of:=[.H4]/1000*64" office:value-type="float" office:value="1785670.592" calcext:value-type="float">
            <text:p>1785670.592</text:p>
          </table:table-cell>
          <table:table-cell table:style-name="ce1" table:formula="of:=[.I4]/1000*64" office:value-type="float" office:value="2088774.656" calcext:value-type="float">
            <text:p>2088774.656</text:p>
          </table:table-cell>
          <table:table-cell table:style-name="ce1" table:formula="of:=[.J4]/1000*64" office:value-type="float" office:value="2353542.08" calcext:value-type="float">
            <text:p>2353542.08</text:p>
          </table:table-cell>
          <table:table-cell table:style-name="ce1" table:formula="of:=[.K4]/1000*64" office:value-type="float" office:value="2577153.984" calcext:value-type="float">
            <text:p>2577153.98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4399" calcext:value-type="float">
            <text:p>4399</text:p>
          </table:table-cell>
          <table:table-cell table:style-name="ce1" office:value-type="float" office:value="11401" calcext:value-type="float">
            <text:p>11401</text:p>
          </table:table-cell>
          <table:table-cell table:style-name="ce1" office:value-type="float" office:value="33416" calcext:value-type="float">
            <text:p>33416</text:p>
          </table:table-cell>
          <table:table-cell table:style-name="ce1" office:value-type="float" office:value="83726" calcext:value-type="float">
            <text:p>83726</text:p>
          </table:table-cell>
          <table:table-cell table:style-name="ce1" office:value-type="float" office:value="202797" calcext:value-type="float">
            <text:p>202797</text:p>
          </table:table-cell>
          <table:table-cell table:style-name="ce1" office:value-type="float" office:value="711103" calcext:value-type="float">
            <text:p>711103</text:p>
          </table:table-cell>
          <table:table-cell table:style-name="ce1" office:value-type="float" office:value="1473631" calcext:value-type="float">
            <text:p>1473631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1894" calcext:value-type="float">
            <text:p>1894</text:p>
          </table:table-cell>
          <table:table-cell table:style-name="ce1" office:value-type="float" office:value="2929" calcext:value-type="float">
            <text:p>2929</text:p>
          </table:table-cell>
          <table:table-cell table:style-name="ce1" office:value-type="float" office:value="6003" calcext:value-type="float">
            <text:p>6003</text:p>
          </table:table-cell>
          <table:table-cell table:style-name="ce1" office:value-type="float" office:value="22186" calcext:value-type="float">
            <text:p>22186</text:p>
          </table:table-cell>
          <table:table-cell table:style-name="ce1" office:value-type="float" office:value="67644" calcext:value-type="float">
            <text:p>67644</text:p>
          </table:table-cell>
          <table:table-cell table:style-name="ce1" office:value-type="float" office:value="148558" calcext:value-type="float">
            <text:p>148558</text:p>
          </table:table-cell>
          <table:table-cell table:style-name="ce1" office:value-type="float" office:value="505097" calcext:value-type="float">
            <text:p>505097</text:p>
          </table:table-cell>
          <table:table-cell table:style-name="ce1" office:value-type="float" office:value="649624" calcext:value-type="float">
            <text:p>649624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-164" calcext:value-type="float">
            <text:p>-164</text:p>
          </table:table-cell>
          <table:table-cell table:style-name="ce1" table:formula="of:=[.C9]-[.C10]" office:value-type="float" office:value="19" calcext:value-type="float">
            <text:p>19</text:p>
          </table:table-cell>
          <table:table-cell table:style-name="ce1" table:formula="of:=[.D9]-[.D10]" office:value-type="float" office:value="6" calcext:value-type="float">
            <text:p>6</text:p>
          </table:table-cell>
          <table:table-cell table:style-name="ce1" table:formula="of:=[.E9]-[.E10]" office:value-type="float" office:value="1470" calcext:value-type="float">
            <text:p>1470</text:p>
          </table:table-cell>
          <table:table-cell table:style-name="ce1" table:formula="of:=[.F9]-[.F10]" office:value-type="float" office:value="5398" calcext:value-type="float">
            <text:p>5398</text:p>
          </table:table-cell>
          <table:table-cell table:style-name="ce1" table:formula="of:=[.G9]-[.G10]" office:value-type="float" office:value="11230" calcext:value-type="float">
            <text:p>11230</text:p>
          </table:table-cell>
          <table:table-cell table:style-name="ce1" table:formula="of:=[.H9]-[.H10]" office:value-type="float" office:value="16082" calcext:value-type="float">
            <text:p>16082</text:p>
          </table:table-cell>
          <table:table-cell table:style-name="ce1" table:formula="of:=[.I9]-[.I10]" office:value-type="float" office:value="54239" calcext:value-type="float">
            <text:p>54239</text:p>
          </table:table-cell>
          <table:table-cell table:style-name="ce1" table:formula="of:=[.J9]-[.J10]" office:value-type="float" office:value="206006" calcext:value-type="float">
            <text:p>206006</text:p>
          </table:table-cell>
          <table:table-cell table:style-name="ce1" table:formula="of:=[.K9]-[.K10]" office:value-type="float" office:value="824007" calcext:value-type="float">
            <text:p>824007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-10.496" calcext:value-type="float">
            <text:p>-10.496</text:p>
          </table:table-cell>
          <table:table-cell table:style-name="ce1" table:formula="of:=[.C11]/1000*64" office:value-type="float" office:value="1.216" calcext:value-type="float">
            <text:p>1.216</text:p>
          </table:table-cell>
          <table:table-cell table:style-name="ce1" table:formula="of:=[.D11]/1000*64" office:value-type="float" office:value="0.384" calcext:value-type="float">
            <text:p>0.384</text:p>
          </table:table-cell>
          <table:table-cell table:style-name="ce1" table:formula="of:=[.E11]/1000*64" office:value-type="float" office:value="94.08" calcext:value-type="float">
            <text:p>94.08</text:p>
          </table:table-cell>
          <table:table-cell table:style-name="ce1" table:formula="of:=[.F11]/1000*64" office:value-type="float" office:value="345.472" calcext:value-type="float">
            <text:p>345.472</text:p>
          </table:table-cell>
          <table:table-cell table:style-name="ce1" table:formula="of:=[.G11]/1000*64" office:value-type="float" office:value="718.72" calcext:value-type="float">
            <text:p>718.72</text:p>
          </table:table-cell>
          <table:table-cell table:style-name="ce1" table:formula="of:=[.H11]/1000*64" office:value-type="float" office:value="1029.248" calcext:value-type="float">
            <text:p>1029.248</text:p>
          </table:table-cell>
          <table:table-cell table:style-name="ce1" table:formula="of:=[.I11]/1000*64" office:value-type="float" office:value="3471.296" calcext:value-type="float">
            <text:p>3471.296</text:p>
          </table:table-cell>
          <table:table-cell table:style-name="ce1" table:formula="of:=[.J11]/1000*64" office:value-type="float" office:value="13184.384" calcext:value-type="float">
            <text:p>13184.384</text:p>
          </table:table-cell>
          <table:table-cell table:style-name="ce1" table:formula="of:=[.K11]/1000*64" office:value-type="float" office:value="52736.448" calcext:value-type="float">
            <text:p>52736.44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469958" calcext:value-type="float">
            <text:p>27469958</text:p>
          </table:table-cell>
          <table:table-cell table:style-name="ce1" office:value-type="float" office:value="51110112" calcext:value-type="float">
            <text:p>51110112</text:p>
          </table:table-cell>
          <table:table-cell table:style-name="ce1" office:value-type="float" office:value="68061480" calcext:value-type="float">
            <text:p>68061480</text:p>
          </table:table-cell>
          <table:table-cell table:style-name="ce1" office:value-type="float" office:value="85710348" calcext:value-type="float">
            <text:p>85710348</text:p>
          </table:table-cell>
          <table:table-cell table:style-name="ce1" office:value-type="float" office:value="100925666" calcext:value-type="float">
            <text:p>100925666</text:p>
          </table:table-cell>
          <table:table-cell table:style-name="ce1" office:value-type="float" office:value="116477927" calcext:value-type="float">
            <text:p>116477927</text:p>
          </table:table-cell>
          <table:table-cell table:style-name="ce1" office:value-type="float" office:value="131237655" calcext:value-type="float">
            <text:p>131237655</text:p>
          </table:table-cell>
          <table:table-cell table:style-name="ce1" office:value-type="float" office:value="148934107" calcext:value-type="float">
            <text:p>148934107</text:p>
          </table:table-cell>
          <table:table-cell table:style-name="ce1" office:value-type="float" office:value="170160026" calcext:value-type="float">
            <text:p>170160026</text:p>
          </table:table-cell>
          <table:table-cell table:style-name="ce1" office:value-type="float" office:value="182941694" calcext:value-type="float">
            <text:p>182941694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357900" calcext:value-type="float">
            <text:p>18357900</text:p>
          </table:table-cell>
          <table:table-cell table:style-name="ce1" office:value-type="float" office:value="33971619" calcext:value-type="float">
            <text:p>33971619</text:p>
          </table:table-cell>
          <table:table-cell table:style-name="ce1" office:value-type="float" office:value="45445603" calcext:value-type="float">
            <text:p>45445603</text:p>
          </table:table-cell>
          <table:table-cell table:style-name="ce1" office:value-type="float" office:value="56983239" calcext:value-type="float">
            <text:p>56983239</text:p>
          </table:table-cell>
          <table:table-cell table:style-name="ce1" office:value-type="float" office:value="67374431" calcext:value-type="float">
            <text:p>67374431</text:p>
          </table:table-cell>
          <table:table-cell table:style-name="ce1" office:value-type="float" office:value="77749465" calcext:value-type="float">
            <text:p>77749465</text:p>
          </table:table-cell>
          <table:table-cell table:style-name="ce1" office:value-type="float" office:value="87343482" calcext:value-type="float">
            <text:p>87343482</text:p>
          </table:table-cell>
          <table:table-cell table:style-name="ce1" office:value-type="float" office:value="100388076" calcext:value-type="float">
            <text:p>100388076</text:p>
          </table:table-cell>
          <table:table-cell table:style-name="ce1" office:value-type="float" office:value="112847038" calcext:value-type="float">
            <text:p>112847038</text:p>
          </table:table-cell>
          <table:table-cell table:style-name="ce1" office:value-type="float" office:value="121681358" calcext:value-type="float">
            <text:p>12168135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112058" calcext:value-type="float">
            <text:p>9112058</text:p>
          </table:table-cell>
          <table:table-cell table:style-name="ce1" table:formula="of:=[.C16]-[.C17]" office:value-type="float" office:value="17138493" calcext:value-type="float">
            <text:p>17138493</text:p>
          </table:table-cell>
          <table:table-cell table:style-name="ce1" table:formula="of:=[.D16]-[.D17]" office:value-type="float" office:value="22615877" calcext:value-type="float">
            <text:p>22615877</text:p>
          </table:table-cell>
          <table:table-cell table:style-name="ce1" table:formula="of:=[.E16]-[.E17]" office:value-type="float" office:value="28727109" calcext:value-type="float">
            <text:p>28727109</text:p>
          </table:table-cell>
          <table:table-cell table:style-name="ce1" table:formula="of:=[.F16]-[.F17]" office:value-type="float" office:value="33551235" calcext:value-type="float">
            <text:p>33551235</text:p>
          </table:table-cell>
          <table:table-cell table:style-name="ce1" table:formula="of:=[.G16]-[.G17]" office:value-type="float" office:value="38728462" calcext:value-type="float">
            <text:p>38728462</text:p>
          </table:table-cell>
          <table:table-cell table:style-name="ce1" table:formula="of:=[.H16]-[.H17]" office:value-type="float" office:value="43894173" calcext:value-type="float">
            <text:p>43894173</text:p>
          </table:table-cell>
          <table:table-cell table:style-name="ce1" table:formula="of:=[.I16]-[.I17]" office:value-type="float" office:value="48546031" calcext:value-type="float">
            <text:p>48546031</text:p>
          </table:table-cell>
          <table:table-cell table:style-name="ce1" table:formula="of:=[.J16]-[.J17]" office:value-type="float" office:value="57312988" calcext:value-type="float">
            <text:p>57312988</text:p>
          </table:table-cell>
          <table:table-cell table:style-name="ce1" table:formula="of:=[.K16]-[.K17]" office:value-type="float" office:value="61260336" calcext:value-type="float">
            <text:p>61260336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83171.712" calcext:value-type="float">
            <text:p>583171.712</text:p>
          </table:table-cell>
          <table:table-cell table:style-name="ce1" table:formula="of:=[.C18]/1000*64" office:value-type="float" office:value="1096863.552" calcext:value-type="float">
            <text:p>1096863.552</text:p>
          </table:table-cell>
          <table:table-cell table:style-name="ce1" table:formula="of:=[.D18]/1000*64" office:value-type="float" office:value="1447416.128" calcext:value-type="float">
            <text:p>1447416.128</text:p>
          </table:table-cell>
          <table:table-cell table:style-name="ce1" table:formula="of:=[.E18]/1000*64" office:value-type="float" office:value="1838534.976" calcext:value-type="float">
            <text:p>1838534.976</text:p>
          </table:table-cell>
          <table:table-cell table:style-name="ce1" table:formula="of:=[.F18]/1000*64" office:value-type="float" office:value="2147279.04" calcext:value-type="float">
            <text:p>2147279.04</text:p>
          </table:table-cell>
          <table:table-cell table:style-name="ce1" table:formula="of:=[.G18]/1000*64" office:value-type="float" office:value="2478621.568" calcext:value-type="float">
            <text:p>2478621.568</text:p>
          </table:table-cell>
          <table:table-cell table:style-name="ce1" table:formula="of:=[.H18]/1000*64" office:value-type="float" office:value="2809227.072" calcext:value-type="float">
            <text:p>2809227.072</text:p>
          </table:table-cell>
          <table:table-cell table:style-name="ce1" table:formula="of:=[.I18]/1000*64" office:value-type="float" office:value="3106945.984" calcext:value-type="float">
            <text:p>3106945.984</text:p>
          </table:table-cell>
          <table:table-cell table:style-name="ce1" table:formula="of:=[.J18]/1000*64" office:value-type="float" office:value="3668031.232" calcext:value-type="float">
            <text:p>3668031.232</text:p>
          </table:table-cell>
          <table:table-cell table:style-name="ce1" table:formula="of:=[.K18]/1000*64" office:value-type="float" office:value="3920661.504" calcext:value-type="float">
            <text:p>3920661.50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785" calcext:value-type="float">
            <text:p>6785</text:p>
          </table:table-cell>
          <table:table-cell table:style-name="ce1" office:value-type="float" office:value="14939" calcext:value-type="float">
            <text:p>14939</text:p>
          </table:table-cell>
          <table:table-cell table:style-name="ce1" office:value-type="float" office:value="55741" calcext:value-type="float">
            <text:p>55741</text:p>
          </table:table-cell>
          <table:table-cell table:style-name="ce1" office:value-type="float" office:value="199287" calcext:value-type="float">
            <text:p>199287</text:p>
          </table:table-cell>
          <table:table-cell table:style-name="ce1" office:value-type="float" office:value="471217" calcext:value-type="float">
            <text:p>471217</text:p>
          </table:table-cell>
          <table:table-cell table:style-name="ce1" office:value-type="float" office:value="1308363" calcext:value-type="float">
            <text:p>1308363</text:p>
          </table:table-cell>
          <table:table-cell table:style-name="ce1" office:value-type="float" office:value="3734569" calcext:value-type="float">
            <text:p>3734569</text:p>
          </table:table-cell>
          <table:table-cell table:style-name="ce1" office:value-type="float" office:value="7518650" calcext:value-type="float">
            <text:p>751865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54" calcext:value-type="float">
            <text:p>2154</text:p>
          </table:table-cell>
          <table:table-cell table:style-name="ce1" office:value-type="float" office:value="5083" calcext:value-type="float">
            <text:p>5083</text:p>
          </table:table-cell>
          <table:table-cell table:style-name="ce1" office:value-type="float" office:value="11023" calcext:value-type="float">
            <text:p>11023</text:p>
          </table:table-cell>
          <table:table-cell table:style-name="ce1" office:value-type="float" office:value="35244" calcext:value-type="float">
            <text:p>35244</text:p>
          </table:table-cell>
          <table:table-cell table:style-name="ce1" office:value-type="float" office:value="126257" calcext:value-type="float">
            <text:p>126257</text:p>
          </table:table-cell>
          <table:table-cell table:style-name="ce1" office:value-type="float" office:value="408578" calcext:value-type="float">
            <text:p>408578</text:p>
          </table:table-cell>
          <table:table-cell table:style-name="ce1" office:value-type="float" office:value="1013247" calcext:value-type="float">
            <text:p>1013247</text:p>
          </table:table-cell>
          <table:table-cell table:style-name="ce1" office:value-type="float" office:value="2762277" calcext:value-type="float">
            <text:p>2762277</text:p>
          </table:table-cell>
          <table:table-cell table:style-name="ce1" office:value-type="float" office:value="3742102" calcext:value-type="float">
            <text:p>374210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-43" calcext:value-type="float">
            <text:p>-43</text:p>
          </table:table-cell>
          <table:table-cell table:style-name="ce1" table:formula="of:=[.C23]-[.C24]" office:value-type="float" office:value="-148" calcext:value-type="float">
            <text:p>-148</text:p>
          </table:table-cell>
          <table:table-cell table:style-name="ce1" table:formula="of:=[.D23]-[.D24]" office:value-type="float" office:value="1702" calcext:value-type="float">
            <text:p>1702</text:p>
          </table:table-cell>
          <table:table-cell table:style-name="ce1" table:formula="of:=[.E23]-[.E24]" office:value-type="float" office:value="3916" calcext:value-type="float">
            <text:p>3916</text:p>
          </table:table-cell>
          <table:table-cell table:style-name="ce1" table:formula="of:=[.F23]-[.F24]" office:value-type="float" office:value="20497" calcext:value-type="float">
            <text:p>20497</text:p>
          </table:table-cell>
          <table:table-cell table:style-name="ce1" table:formula="of:=[.G23]-[.G24]" office:value-type="float" office:value="73030" calcext:value-type="float">
            <text:p>73030</text:p>
          </table:table-cell>
          <table:table-cell table:style-name="ce1" table:formula="of:=[.H23]-[.H24]" office:value-type="float" office:value="62639" calcext:value-type="float">
            <text:p>62639</text:p>
          </table:table-cell>
          <table:table-cell table:style-name="ce1" table:formula="of:=[.I23]-[.I24]" office:value-type="float" office:value="295116" calcext:value-type="float">
            <text:p>295116</text:p>
          </table:table-cell>
          <table:table-cell table:style-name="ce1" table:formula="of:=[.J23]-[.J24]" office:value-type="float" office:value="972292" calcext:value-type="float">
            <text:p>972292</text:p>
          </table:table-cell>
          <table:table-cell table:style-name="ce1" table:formula="of:=[.K23]-[.K24]" office:value-type="float" office:value="3776548" calcext:value-type="float">
            <text:p>377654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-2.752" calcext:value-type="float">
            <text:p>-2.752</text:p>
          </table:table-cell>
          <table:table-cell table:style-name="ce1" table:formula="of:=[.C25]/1000*64" office:value-type="float" office:value="-9.472" calcext:value-type="float">
            <text:p>-9.472</text:p>
          </table:table-cell>
          <table:table-cell table:style-name="ce1" table:formula="of:=[.D25]/1000*64" office:value-type="float" office:value="108.928" calcext:value-type="float">
            <text:p>108.928</text:p>
          </table:table-cell>
          <table:table-cell table:style-name="ce1" table:formula="of:=[.E25]/1000*64" office:value-type="float" office:value="250.624" calcext:value-type="float">
            <text:p>250.624</text:p>
          </table:table-cell>
          <table:table-cell table:style-name="ce1" table:formula="of:=[.F25]/1000*64" office:value-type="float" office:value="1311.808" calcext:value-type="float">
            <text:p>1311.808</text:p>
          </table:table-cell>
          <table:table-cell table:style-name="ce1" table:formula="of:=[.G25]/1000*64" office:value-type="float" office:value="4673.92" calcext:value-type="float">
            <text:p>4673.92</text:p>
          </table:table-cell>
          <table:table-cell table:style-name="ce1" table:formula="of:=[.H25]/1000*64" office:value-type="float" office:value="4008.896" calcext:value-type="float">
            <text:p>4008.896</text:p>
          </table:table-cell>
          <table:table-cell table:style-name="ce1" table:formula="of:=[.I25]/1000*64" office:value-type="float" office:value="18887.424" calcext:value-type="float">
            <text:p>18887.424</text:p>
          </table:table-cell>
          <table:table-cell table:style-name="ce1" table:formula="of:=[.J25]/1000*64" office:value-type="float" office:value="62226.688" calcext:value-type="float">
            <text:p>62226.688</text:p>
          </table:table-cell>
          <table:table-cell table:style-name="ce1" table:formula="of:=[.K25]/1000*64" office:value-type="float" office:value="241699.072" calcext:value-type="float">
            <text:p>241699.072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057951296" calcext:value-type="float">
            <text:p>4057951296</text:p>
          </table:table-cell>
          <table:table-cell table:style-name="ce1" office:value-type="float" office:value="10122523067" calcext:value-type="float">
            <text:p>10122523067</text:p>
          </table:table-cell>
          <table:table-cell table:style-name="ce1" office:value-type="float" office:value="17152161901" calcext:value-type="float">
            <text:p>17152161901</text:p>
          </table:table-cell>
          <table:table-cell table:style-name="ce1" office:value-type="float" office:value="25444363447" calcext:value-type="float">
            <text:p>25444363447</text:p>
          </table:table-cell>
          <table:table-cell table:style-name="ce1" office:value-type="float" office:value="36228613139" calcext:value-type="float">
            <text:p>36228613139</text:p>
          </table:table-cell>
          <table:table-cell table:style-name="ce1" office:value-type="float" office:value="49140707393" calcext:value-type="float">
            <text:p>49140707393</text:p>
          </table:table-cell>
          <table:table-cell table:style-name="ce1" office:value-type="float" office:value="61000106340" calcext:value-type="float">
            <text:p>61000106340</text:p>
          </table:table-cell>
          <table:table-cell table:style-name="ce1" office:value-type="float" office:value="75787102143" calcext:value-type="float">
            <text:p>75787102143</text:p>
          </table:table-cell>
          <table:table-cell table:style-name="ce1" office:value-type="float" office:value="93031271426" calcext:value-type="float">
            <text:p>93031271426</text:p>
          </table:table-cell>
          <table:table-cell table:style-name="ce1" office:value-type="float" office:value="110371563259" calcext:value-type="float">
            <text:p>1103715632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635008171" calcext:value-type="float">
            <text:p>2635008171</text:p>
          </table:table-cell>
          <table:table-cell table:style-name="ce1" office:value-type="float" office:value="6761510484" calcext:value-type="float">
            <text:p>6761510484</text:p>
          </table:table-cell>
          <table:table-cell table:style-name="ce1" office:value-type="float" office:value="11787244975" calcext:value-type="float">
            <text:p>11787244975</text:p>
          </table:table-cell>
          <table:table-cell table:style-name="ce1" office:value-type="float" office:value="16906030365" calcext:value-type="float">
            <text:p>16906030365</text:p>
          </table:table-cell>
          <table:table-cell table:style-name="ce1" office:value-type="float" office:value="24130703573" calcext:value-type="float">
            <text:p>24130703573</text:p>
          </table:table-cell>
          <table:table-cell table:style-name="ce1" office:value-type="float" office:value="32448552628" calcext:value-type="float">
            <text:p>32448552628</text:p>
          </table:table-cell>
          <table:table-cell table:style-name="ce1" office:value-type="float" office:value="40605965600" calcext:value-type="float">
            <text:p>40605965600</text:p>
          </table:table-cell>
          <table:table-cell table:style-name="ce1" office:value-type="float" office:value="50530486915" calcext:value-type="float">
            <text:p>50530486915</text:p>
          </table:table-cell>
          <table:table-cell table:style-name="ce1" office:value-type="float" office:value="61745873373" calcext:value-type="float">
            <text:p>61745873373</text:p>
          </table:table-cell>
          <table:table-cell table:style-name="ce1" office:value-type="float" office:value="72111473380" calcext:value-type="float">
            <text:p>7211147338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422943125" calcext:value-type="float">
            <text:p>1422943125</text:p>
          </table:table-cell>
          <table:table-cell table:style-name="ce1" table:formula="of:=[.C30]-[.C31]" office:value-type="float" office:value="3361012583" calcext:value-type="float">
            <text:p>3361012583</text:p>
          </table:table-cell>
          <table:table-cell table:style-name="ce1" table:formula="of:=[.D30]-[.D31]" office:value-type="float" office:value="5364916926" calcext:value-type="float">
            <text:p>5364916926</text:p>
          </table:table-cell>
          <table:table-cell table:style-name="ce1" table:formula="of:=[.E30]-[.E31]" office:value-type="float" office:value="8538333082" calcext:value-type="float">
            <text:p>8538333082</text:p>
          </table:table-cell>
          <table:table-cell table:style-name="ce1" table:formula="of:=[.F30]-[.F31]" office:value-type="float" office:value="12097909566" calcext:value-type="float">
            <text:p>12097909566</text:p>
          </table:table-cell>
          <table:table-cell table:style-name="ce1" table:formula="of:=[.G30]-[.G31]" office:value-type="float" office:value="16692154765" calcext:value-type="float">
            <text:p>16692154765</text:p>
          </table:table-cell>
          <table:table-cell table:style-name="ce1" table:formula="of:=[.H30]-[.H31]" office:value-type="float" office:value="20394140740" calcext:value-type="float">
            <text:p>20394140740</text:p>
          </table:table-cell>
          <table:table-cell table:style-name="ce1" table:formula="of:=[.I30]-[.I31]" office:value-type="float" office:value="25256615228" calcext:value-type="float">
            <text:p>25256615228</text:p>
          </table:table-cell>
          <table:table-cell table:style-name="ce1" table:formula="of:=[.J30]-[.J31]" office:value-type="float" office:value="31285398053" calcext:value-type="float">
            <text:p>31285398053</text:p>
          </table:table-cell>
          <table:table-cell table:style-name="ce1" table:formula="of:=[.K30]-[.K31]" office:value-type="float" office:value="38260089879" calcext:value-type="float">
            <text:p>3826008987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582271509" calcext:value-type="float">
            <text:p>8582271509</text:p>
          </table:table-cell>
          <table:table-cell table:style-name="ce1" office:value-type="float" office:value="23086057286" calcext:value-type="float">
            <text:p>23086057286</text:p>
          </table:table-cell>
          <table:table-cell table:style-name="ce1" office:value-type="float" office:value="41298233778" calcext:value-type="float">
            <text:p>41298233778</text:p>
          </table:table-cell>
          <table:table-cell table:style-name="ce1" office:value-type="float" office:value="63611635042" calcext:value-type="float">
            <text:p>63611635042</text:p>
          </table:table-cell>
          <table:table-cell table:style-name="ce1" office:value-type="float" office:value="92391082373" calcext:value-type="float">
            <text:p>92391082373</text:p>
          </table:table-cell>
          <table:table-cell table:style-name="ce1" office:value-type="float" office:value="122624742688" calcext:value-type="float">
            <text:p>122624742688</text:p>
          </table:table-cell>
          <table:table-cell table:style-name="ce1" office:value-type="float" office:value="153252131730" calcext:value-type="float">
            <text:p>153252131730</text:p>
          </table:table-cell>
          <table:table-cell table:style-name="ce1" office:value-type="float" office:value="192307148596" calcext:value-type="float">
            <text:p>192307148596</text:p>
          </table:table-cell>
          <table:table-cell table:style-name="ce1" office:value-type="float" office:value="241125768256" calcext:value-type="float">
            <text:p>241125768256</text:p>
          </table:table-cell>
          <table:table-cell table:style-name="ce1" office:value-type="float" office:value="280806552246" calcext:value-type="float">
            <text:p>28080655224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696572329" calcext:value-type="float">
            <text:p>5696572329</text:p>
          </table:table-cell>
          <table:table-cell table:style-name="ce1" office:value-type="float" office:value="15352007334" calcext:value-type="float">
            <text:p>15352007334</text:p>
          </table:table-cell>
          <table:table-cell table:style-name="ce1" office:value-type="float" office:value="27494587804" calcext:value-type="float">
            <text:p>27494587804</text:p>
          </table:table-cell>
          <table:table-cell table:style-name="ce1" office:value-type="float" office:value="42354974644" calcext:value-type="float">
            <text:p>42354974644</text:p>
          </table:table-cell>
          <table:table-cell table:style-name="ce1" office:value-type="float" office:value="61511893766" calcext:value-type="float">
            <text:p>61511893766</text:p>
          </table:table-cell>
          <table:table-cell table:style-name="ce1" office:value-type="float" office:value="81656741916" calcext:value-type="float">
            <text:p>81656741916</text:p>
          </table:table-cell>
          <table:table-cell table:style-name="ce1" office:value-type="float" office:value="102047088188" calcext:value-type="float">
            <text:p>102047088188</text:p>
          </table:table-cell>
          <table:table-cell table:style-name="ce1" office:value-type="float" office:value="128055101227" calcext:value-type="float">
            <text:p>128055101227</text:p>
          </table:table-cell>
          <table:table-cell table:style-name="ce1" office:value-type="float" office:value="160617778822" calcext:value-type="float">
            <text:p>160617778822</text:p>
          </table:table-cell>
          <table:table-cell table:style-name="ce1" office:value-type="float" office:value="187074628465" calcext:value-type="float">
            <text:p>18707462846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885699180" calcext:value-type="float">
            <text:p>2885699180</text:p>
          </table:table-cell>
          <table:table-cell table:style-name="ce1" table:formula="of:=[.C35]-[.C36]" office:value-type="float" office:value="7734049952" calcext:value-type="float">
            <text:p>7734049952</text:p>
          </table:table-cell>
          <table:table-cell table:style-name="ce1" table:formula="of:=[.D35]-[.D36]" office:value-type="float" office:value="13803645974" calcext:value-type="float">
            <text:p>13803645974</text:p>
          </table:table-cell>
          <table:table-cell table:style-name="ce1" table:formula="of:=[.E35]-[.E36]" office:value-type="float" office:value="21256660398" calcext:value-type="float">
            <text:p>21256660398</text:p>
          </table:table-cell>
          <table:table-cell table:style-name="ce1" table:formula="of:=[.F35]-[.F36]" office:value-type="float" office:value="30879188607" calcext:value-type="float">
            <text:p>30879188607</text:p>
          </table:table-cell>
          <table:table-cell table:style-name="ce1" table:formula="of:=[.G35]-[.G36]" office:value-type="float" office:value="40968000772" calcext:value-type="float">
            <text:p>40968000772</text:p>
          </table:table-cell>
          <table:table-cell table:style-name="ce1" table:formula="of:=[.H35]-[.H36]" office:value-type="float" office:value="51205043542" calcext:value-type="float">
            <text:p>51205043542</text:p>
          </table:table-cell>
          <table:table-cell table:style-name="ce1" table:formula="of:=[.I35]-[.I36]" office:value-type="float" office:value="64252047369" calcext:value-type="float">
            <text:p>64252047369</text:p>
          </table:table-cell>
          <table:table-cell table:style-name="ce1" table:formula="of:=[.J35]-[.J36]" office:value-type="float" office:value="80507989434" calcext:value-type="float">
            <text:p>80507989434</text:p>
          </table:table-cell>
          <table:table-cell table:style-name="ce1" table:formula="of:=[.K35]-[.K36]" office:value-type="float" office:value="93731923781" calcext:value-type="float">
            <text:p>93731923781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009011" calcext:value-type="float">
            <text:p>2009011</text:p>
          </table:table-cell>
          <table:table-cell table:style-name="ce1" office:value-type="float" office:value="5714027" calcext:value-type="float">
            <text:p>5714027</text:p>
          </table:table-cell>
          <table:table-cell table:style-name="ce1" office:value-type="float" office:value="10574016" calcext:value-type="float">
            <text:p>10574016</text:p>
          </table:table-cell>
          <table:table-cell table:style-name="ce1" office:value-type="float" office:value="16516073" calcext:value-type="float">
            <text:p>16516073</text:p>
          </table:table-cell>
          <table:table-cell table:style-name="ce1" office:value-type="float" office:value="24105873" calcext:value-type="float">
            <text:p>24105873</text:p>
          </table:table-cell>
          <table:table-cell table:style-name="ce1" office:value-type="float" office:value="32260250" calcext:value-type="float">
            <text:p>32260250</text:p>
          </table:table-cell>
          <table:table-cell table:style-name="ce1" office:value-type="float" office:value="40547047" calcext:value-type="float">
            <text:p>40547047</text:p>
          </table:table-cell>
          <table:table-cell table:style-name="ce1" office:value-type="float" office:value="51199934" calcext:value-type="float">
            <text:p>51199934</text:p>
          </table:table-cell>
          <table:table-cell table:style-name="ce1" office:value-type="float" office:value="64349521" calcext:value-type="float">
            <text:p>64349521</text:p>
          </table:table-cell>
          <table:table-cell table:style-name="ce1" office:value-type="float" office:value="74988791" calcext:value-type="float">
            <text:p>749887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421951" calcext:value-type="float">
            <text:p>1421951</text:p>
          </table:table-cell>
          <table:table-cell table:style-name="ce1" office:value-type="float" office:value="3465590" calcext:value-type="float">
            <text:p>3465590</text:p>
          </table:table-cell>
          <table:table-cell table:style-name="ce1" office:value-type="float" office:value="5947120" calcext:value-type="float">
            <text:p>5947120</text:p>
          </table:table-cell>
          <table:table-cell table:style-name="ce1" office:value-type="float" office:value="8902429" calcext:value-type="float">
            <text:p>8902429</text:p>
          </table:table-cell>
          <table:table-cell table:style-name="ce1" office:value-type="float" office:value="12759268" calcext:value-type="float">
            <text:p>12759268</text:p>
          </table:table-cell>
          <table:table-cell table:style-name="ce1" office:value-type="float" office:value="16452029" calcext:value-type="float">
            <text:p>16452029</text:p>
          </table:table-cell>
          <table:table-cell table:style-name="ce1" office:value-type="float" office:value="20286622" calcext:value-type="float">
            <text:p>20286622</text:p>
          </table:table-cell>
          <table:table-cell table:style-name="ce1" office:value-type="float" office:value="25291163" calcext:value-type="float">
            <text:p>25291163</text:p>
          </table:table-cell>
          <table:table-cell table:style-name="ce1" office:value-type="float" office:value="32014025" calcext:value-type="float">
            <text:p>32014025</text:p>
          </table:table-cell>
          <table:table-cell table:style-name="ce1" office:value-type="float" office:value="37208358" calcext:value-type="float">
            <text:p>3720835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86740.608" calcext:value-type="float">
            <text:p>886740.608</text:p>
          </table:table-cell>
          <table:table-cell table:style-name="ce1" table:formula="of:=[.C6]+[.C20]" office:value-type="float" office:value="1683430.464" calcext:value-type="float">
            <text:p>1683430.464</text:p>
          </table:table-cell>
          <table:table-cell table:style-name="ce1" table:formula="of:=[.D6]+[.D20]" office:value-type="float" office:value="2274355.456" calcext:value-type="float">
            <text:p>2274355.456</text:p>
          </table:table-cell>
          <table:table-cell table:style-name="ce1" table:formula="of:=[.E6]+[.E20]" office:value-type="float" office:value="2922421.824" calcext:value-type="float">
            <text:p>2922421.824</text:p>
          </table:table-cell>
          <table:table-cell table:style-name="ce1" table:formula="of:=[.F6]+[.F20]" office:value-type="float" office:value="3483775.808" calcext:value-type="float">
            <text:p>3483775.808</text:p>
          </table:table-cell>
          <table:table-cell table:style-name="ce1" table:formula="of:=[.G6]+[.G20]" office:value-type="float" office:value="4073175.488" calcext:value-type="float">
            <text:p>4073175.488</text:p>
          </table:table-cell>
          <table:table-cell table:style-name="ce1" table:formula="of:=[.H6]+[.H20]" office:value-type="float" office:value="4594897.664" calcext:value-type="float">
            <text:p>4594897.664</text:p>
          </table:table-cell>
          <table:table-cell table:style-name="ce1" table:formula="of:=[.I6]+[.I20]" office:value-type="float" office:value="5195720.64" calcext:value-type="float">
            <text:p>5195720.64</text:p>
          </table:table-cell>
          <table:table-cell table:style-name="ce1" table:formula="of:=[.J6]+[.J20]" office:value-type="float" office:value="6021573.312" calcext:value-type="float">
            <text:p>6021573.312</text:p>
          </table:table-cell>
          <table:table-cell table:style-name="ce1" table:formula="of:=[.K6]+[.K20]" office:value-type="float" office:value="6497815.488" calcext:value-type="float">
            <text:p>6497815.48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2.26561294461435" calcext:value-type="float">
            <text:p>2.26561294461435</text:p>
          </table:table-cell>
          <table:table-cell table:style-name="ce1" table:formula="of:=[.C41]/[.C43]" office:value-type="float" office:value="3.39427563073968" calcext:value-type="float">
            <text:p>3.39427563073968</text:p>
          </table:table-cell>
          <table:table-cell table:style-name="ce1" table:formula="of:=[.D41]/[.D43]" office:value-type="float" office:value="4.64923632412189" calcext:value-type="float">
            <text:p>4.64923632412189</text:p>
          </table:table-cell>
          <table:table-cell table:style-name="ce1" table:formula="of:=[.E41]/[.E43]" office:value-type="float" office:value="5.65150207419201" calcext:value-type="float">
            <text:p>5.65150207419201</text:p>
          </table:table-cell>
          <table:table-cell table:style-name="ce1" table:formula="of:=[.F41]/[.F43]" office:value-type="float" office:value="6.9194673620054" calcext:value-type="float">
            <text:p>6.9194673620054</text:p>
          </table:table-cell>
          <table:table-cell table:style-name="ce1" table:formula="of:=[.G41]/[.G43]" office:value-type="float" office:value="7.92017188924024" calcext:value-type="float">
            <text:p>7.92017188924024</text:p>
          </table:table-cell>
          <table:table-cell table:style-name="ce1" table:formula="of:=[.H41]/[.H43]" office:value-type="float" office:value="8.82436344941414" calcext:value-type="float">
            <text:p>8.82436344941414</text:p>
          </table:table-cell>
          <table:table-cell table:style-name="ce1" table:formula="of:=[.I41]/[.I43]" office:value-type="float" office:value="9.85425074739969" calcext:value-type="float">
            <text:p>9.85425074739969</text:p>
          </table:table-cell>
          <table:table-cell table:style-name="ce1" table:formula="of:=[.J41]/[.J43]" office:value-type="float" office:value="10.6864963134738" calcext:value-type="float">
            <text:p>10.6864963134738</text:p>
          </table:table-cell>
          <table:table-cell table:style-name="ce1" table:formula="of:=[.K41]/[.K43]" office:value-type="float" office:value="11.5406156328211" calcext:value-type="float">
            <text:p>11.54061563282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41285529529499" calcext:value-type="float">
            <text:p>1.41285529529499</text:p>
          </table:table-cell>
          <table:table-cell table:style-name="ce1" table:formula="of:=[.C41]/[.C42]" office:value-type="float" office:value="1.64878909507472" calcext:value-type="float">
            <text:p>1.64878909507472</text:p>
          </table:table-cell>
          <table:table-cell table:style-name="ce1" table:formula="of:=[.D41]/[.D42]" office:value-type="float" office:value="1.77800616096531" calcext:value-type="float">
            <text:p>1.77800616096531</text:p>
          </table:table-cell>
          <table:table-cell table:style-name="ce1" table:formula="of:=[.E41]/[.E42]" office:value-type="float" office:value="1.85523220685051" calcext:value-type="float">
            <text:p>1.85523220685051</text:p>
          </table:table-cell>
          <table:table-cell table:style-name="ce1" table:formula="of:=[.F41]/[.F42]" office:value-type="float" office:value="1.88928338208744" calcext:value-type="float">
            <text:p>1.88928338208744</text:p>
          </table:table-cell>
          <table:table-cell table:style-name="ce1" table:formula="of:=[.G41]/[.G42]" office:value-type="float" office:value="1.96086756229277" calcext:value-type="float">
            <text:p>1.96086756229277</text:p>
          </table:table-cell>
          <table:table-cell table:style-name="ce1" table:formula="of:=[.H41]/[.H42]" office:value-type="float" office:value="1.99870865637463" calcext:value-type="float">
            <text:p>1.99870865637463</text:p>
          </table:table-cell>
          <table:table-cell table:style-name="ce1" table:formula="of:=[.I41]/[.I42]" office:value-type="float" office:value="2.02441991299491" calcext:value-type="float">
            <text:p>2.02441991299491</text:p>
          </table:table-cell>
          <table:table-cell table:style-name="ce1" table:formula="of:=[.J41]/[.J42]" office:value-type="float" office:value="2.01004156771915" calcext:value-type="float">
            <text:p>2.01004156771915</text:p>
          </table:table-cell>
          <table:table-cell table:style-name="ce1" table:formula="of:=[.K41]/[.K42]" office:value-type="float" office:value="2.01537490582089" calcext:value-type="float">
            <text:p>2.0153749058208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742" calcext:value-type="float">
            <text:p>742</text:p>
          </table:table-cell>
          <table:table-cell table:style-name="ce23" table:formula="of:=[.C9]" office:value-type="float" office:value="1027" calcext:value-type="float">
            <text:p>1027</text:p>
          </table:table-cell>
          <table:table-cell table:style-name="ce23" table:formula="of:=[.D9]" office:value-type="float" office:value="1900" calcext:value-type="float">
            <text:p>1900</text:p>
          </table:table-cell>
          <table:table-cell table:style-name="ce23" table:formula="of:=[.E9]" office:value-type="float" office:value="4399" calcext:value-type="float">
            <text:p>4399</text:p>
          </table:table-cell>
          <table:table-cell table:style-name="ce23" table:formula="of:=[.F9]" office:value-type="float" office:value="11401" calcext:value-type="float">
            <text:p>11401</text:p>
          </table:table-cell>
          <table:table-cell table:style-name="ce23" table:formula="of:=[.G9]" office:value-type="float" office:value="33416" calcext:value-type="float">
            <text:p>33416</text:p>
          </table:table-cell>
          <table:table-cell table:style-name="ce23" table:formula="of:=[.H9]" office:value-type="float" office:value="83726" calcext:value-type="float">
            <text:p>83726</text:p>
          </table:table-cell>
          <table:table-cell table:style-name="ce23" table:formula="of:=[.I9]" office:value-type="float" office:value="202797" calcext:value-type="float">
            <text:p>202797</text:p>
          </table:table-cell>
          <table:table-cell table:style-name="ce23" table:formula="of:=[.J9]" office:value-type="float" office:value="711103" calcext:value-type="float">
            <text:p>711103</text:p>
          </table:table-cell>
          <table:table-cell table:style-name="ce23" table:formula="of:=[.K9]" office:value-type="float" office:value="1473631" calcext:value-type="float">
            <text:p>147363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30" calcext:value-type="float">
            <text:p>30</text:p>
          </table:table-cell>
          <table:table-cell table:style-name="ce23" table:formula="of:=[.C23]" office:value-type="float" office:value="2006" calcext:value-type="float">
            <text:p>2006</text:p>
          </table:table-cell>
          <table:table-cell table:style-name="ce23" table:formula="of:=[.D23]" office:value-type="float" office:value="6785" calcext:value-type="float">
            <text:p>6785</text:p>
          </table:table-cell>
          <table:table-cell table:style-name="ce23" table:formula="of:=[.E23]" office:value-type="float" office:value="14939" calcext:value-type="float">
            <text:p>14939</text:p>
          </table:table-cell>
          <table:table-cell table:style-name="ce23" table:formula="of:=[.F23]" office:value-type="float" office:value="55741" calcext:value-type="float">
            <text:p>55741</text:p>
          </table:table-cell>
          <table:table-cell table:style-name="ce23" table:formula="of:=[.G23]" office:value-type="float" office:value="199287" calcext:value-type="float">
            <text:p>199287</text:p>
          </table:table-cell>
          <table:table-cell table:style-name="ce23" table:formula="of:=[.H23]" office:value-type="float" office:value="471217" calcext:value-type="float">
            <text:p>471217</text:p>
          </table:table-cell>
          <table:table-cell table:style-name="ce23" table:formula="of:=[.I23]" office:value-type="float" office:value="1308363" calcext:value-type="float">
            <text:p>1308363</text:p>
          </table:table-cell>
          <table:table-cell table:style-name="ce23" table:formula="of:=[.J23]" office:value-type="float" office:value="3734569" calcext:value-type="float">
            <text:p>3734569</text:p>
          </table:table-cell>
          <table:table-cell table:style-name="ce23" table:formula="of:=[.K23]" office:value-type="float" office:value="7518650" calcext:value-type="float">
            <text:p>7518650</text:p>
          </table:table-cell>
          <table:table-cell table:number-columns-repeated="53"/>
        </table:table-row>
        <table:table-row table:style-name="ro2" table:number-rows-repeated="104852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ract values bas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0:51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0:52:4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7991933" calcext:value-type="float">
            <text:p>1279919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3170796813" calcext:value-type="float">
            <text:p>3170796813</text:p>
          </table:table-cell>
          <table:table-cell office:value-type="float" office:value="66.58" calcext:value-type="float">
            <text:p>66.58</text:p>
          </table:table-cell>
          <table:table-cell table:number-columns-repeated="3"/>
          <table:table-cell office:value-type="float" office:value="81188796" calcext:value-type="float">
            <text:p>8118879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2213993655" calcext:value-type="float">
            <text:p>2213993655</text:p>
          </table:table-cell>
          <table:table-cell office:value-type="float" office:value="66.5" calcext:value-type="float">
            <text:p>66.5</text:p>
          </table:table-cell>
          <table:table-cell table:number-columns-repeated="40"/>
        </table:table-row>
        <table:table-row table:style-name="ro2"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644" calcext:value-type="percentage">
            <text:p>16.44%</text:p>
          </table:table-cell>
          <table:table-cell office:value-type="float" office:value="3172327794" calcext:value-type="float">
            <text:p>3172327794</text:p>
          </table:table-cell>
          <table:table-cell office:value-type="float" office:value="66.61" calcext:value-type="float">
            <text:p>66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41" calcext:value-type="percentage">
            <text:p>9.41%</text:p>
          </table:table-cell>
          <table:table-cell office:value-type="float" office:value="2218676881" calcext:value-type="float">
            <text:p>2218676881</text:p>
          </table:table-cell>
          <table:table-cell office:value-type="float" office:value="66.64" calcext:value-type="float">
            <text:p>66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046001" calcext:value-type="float">
            <text:p>1204600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591926344" calcext:value-type="float">
            <text:p>1591926344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7860985" calcext:value-type="float">
            <text:p>78609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115240464" calcext:value-type="float">
            <text:p>1115240464</text:p>
          </table:table-cell>
          <table:table-cell office:value-type="float" office:value="33.5" calcext:value-type="float">
            <text:p>33.5</text:p>
          </table:table-cell>
          <table:table-cell table:number-columns-repeated="40"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216" calcext:value-type="percentage">
            <text:p>72.16%</text:p>
          </table:table-cell>
          <table:table-cell office:value-type="float" office:value="1590395363" calcext:value-type="float">
            <text:p>1590395363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1110557238" calcext:value-type="float">
            <text:p>1110557238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4818141923" calcext:value-type="float">
            <text:p>1481814192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382959189" calcext:value-type="float">
            <text:p>2382959189</text:p>
          </table:table-cell>
          <table:table-cell office:value-type="float" office:value="50.03" calcext:value-type="float">
            <text:p>50.03</text:p>
          </table:table-cell>
          <table:table-cell table:number-columns-repeated="3"/>
          <table:table-cell office:value-type="float" office:value="9808759259" calcext:value-type="float">
            <text:p>98087592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663538149" calcext:value-type="float">
            <text:p>1663538149</text:p>
          </table:table-cell>
          <table:table-cell office:value-type="float" office:value="49.97" calcext:value-type="float">
            <text:p>49.97</text:p>
          </table:table-cell>
          <table:table-cell table:number-columns-repeated="40"/>
        </table:table-row>
        <table:table-row table:style-name="ro2">
          <table:table-cell office:value-type="float" office:value="40624696210" calcext:value-type="float">
            <text:p>4062469621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173227813" calcext:value-type="float">
            <text:p>3173227813</text:p>
          </table:table-cell>
          <table:table-cell office:value-type="float" office:value="66.63" calcext:value-type="float">
            <text:p>66.63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972849509" calcext:value-type="float">
            <text:p>269728495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2214477685" calcext:value-type="float">
            <text:p>2214477685</text:p>
          </table:table-cell>
          <table:table-cell office:value-type="float" office:value="66.52" calcext:value-type="float">
            <text:p>66.52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0:53:2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0:55:3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337875525" calcext:value-type="float">
            <text:p>33787552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8667749784" calcext:value-type="float">
            <text:p>8667749784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234952615" calcext:value-type="float">
            <text:p>23495261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5887550291" calcext:value-type="float">
            <text:p>5887550291</text:p>
          </table:table-cell>
          <table:table-cell office:value-type="float" office:value="66.59" calcext:value-type="float">
            <text:p>66.59</text:p>
          </table:table-cell>
          <table:table-cell table:number-columns-repeated="40"/>
        </table:table-row>
        <table:table-row table:style-name="ro2"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8672307135" calcext:value-type="float">
            <text:p>8672307135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5893787935" calcext:value-type="float">
            <text:p>5893787935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3387687" calcext:value-type="float">
            <text:p>3338768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4342809020" calcext:value-type="float">
            <text:p>4342809020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1673008" calcext:value-type="float">
            <text:p>2167300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2954409795" calcext:value-type="float">
            <text:p>2954409795</text:p>
          </table:table-cell>
          <table:table-cell office:value-type="float" office:value="33.41" calcext:value-type="float">
            <text:p>33.41</text:p>
          </table:table-cell>
          <table:table-cell table:number-columns-repeated="40"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959" calcext:value-type="percentage">
            <text:p>39.59%</text:p>
          </table:table-cell>
          <table:table-cell office:value-type="float" office:value="4338251669" calcext:value-type="float">
            <text:p>433825166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032" calcext:value-type="percentage">
            <text:p>20.32%</text:p>
          </table:table-cell>
          <table:table-cell office:value-type="float" office:value="2948172151" calcext:value-type="float">
            <text:p>294817215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6961812602" calcext:value-type="float">
            <text:p>3696181260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6504674585" calcext:value-type="float">
            <text:p>650467458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4629189608" calcext:value-type="float">
            <text:p>2462918960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4418653340" calcext:value-type="float">
            <text:p>4418653340</text:p>
          </table:table-cell>
          <table:table-cell office:value-type="float" office:value="49.97" calcext:value-type="float">
            <text:p>49.97</text:p>
          </table:table-cell>
          <table:table-cell table:number-columns-repeated="40"/>
        </table:table-row>
        <table:table-row table:style-name="ro2">
          <table:table-cell office:value-type="float" office:value="107025573868" calcext:value-type="float">
            <text:p>10702557386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669063305" calcext:value-type="float">
            <text:p>8669063305</text:p>
          </table:table-cell>
          <table:table-cell office:value-type="float" office:value="66.63" calcext:value-type="float">
            <text:p>66.6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1148850943" calcext:value-type="float">
            <text:p>7114885094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888597553" calcext:value-type="float">
            <text:p>5888597553</text:p>
          </table:table-cell>
          <table:table-cell office:value-type="float" office:value="66.6" calcext:value-type="float">
            <text:p>66.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0:56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00:55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7991933" calcext:value-type="float">
            <text:p>127991933</text:p>
          </table:table-cell>
          <table:table-cell table:style-name="ce35" table:formula="of:=[.J4]" office:value-type="float" office:value="81188796" calcext:value-type="float">
            <text:p>8118879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1579" calcext:value-type="float">
            <text:p>1579</text:p>
          </table:table-cell>
          <table:table-cell table:style-name="ce35" table:formula="of:=[.J5]" office:value-type="float" office:value="1038" calcext:value-type="float">
            <text:p>103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12046001" calcext:value-type="float">
            <text:p>12046001</text:p>
          </table:table-cell>
          <table:table-cell table:style-name="ce35" table:formula="of:=[.J6]" office:value-type="float" office:value="7860985" calcext:value-type="float">
            <text:p>7860985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220" calcext:value-type="float">
            <text:p>220</text:p>
          </table:table-cell>
          <table:table-cell table:style-name="ce35" table:formula="of:=[.J7]" office:value-type="float" office:value="7" calcext:value-type="float">
            <text:p>7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14818141923" calcext:value-type="float">
            <text:p>14818141923</text:p>
          </table:table-cell>
          <table:table-cell table:style-name="ce35" table:formula="of:=[.J8]" office:value-type="float" office:value="9808759259" calcext:value-type="float">
            <text:p>980875925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40624696210" calcext:value-type="float">
            <text:p>40624696210</text:p>
          </table:table-cell>
          <table:table-cell table:style-name="ce35" table:formula="of:=[.J9]" office:value-type="float" office:value="26972849509" calcext:value-type="float">
            <text:p>2697284950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337875525" calcext:value-type="float">
            <text:p>337875525</text:p>
          </table:table-cell>
          <table:table-cell table:style-name="ce35" table:formula="of:=[.J14]" office:value-type="float" office:value="234952615" calcext:value-type="float">
            <text:p>2349526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418" calcext:value-type="float">
            <text:p>1418</text:p>
          </table:table-cell>
          <table:table-cell table:style-name="ce35" table:formula="of:=[.J15]" office:value-type="float" office:value="1098" calcext:value-type="float">
            <text:p>109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3387687" calcext:value-type="float">
            <text:p>33387687</text:p>
          </table:table-cell>
          <table:table-cell table:style-name="ce35" table:formula="of:=[.J16]" office:value-type="float" office:value="21673008" calcext:value-type="float">
            <text:p>2167300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109" calcext:value-type="float">
            <text:p>109</text:p>
          </table:table-cell>
          <table:table-cell table:style-name="ce35" table:formula="of:=[.J17]" office:value-type="float" office:value="64" calcext:value-type="float">
            <text:p>6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36961812602" calcext:value-type="float">
            <text:p>36961812602</text:p>
          </table:table-cell>
          <table:table-cell table:style-name="ce35" table:formula="of:=[.J18]" office:value-type="float" office:value="24629189608" calcext:value-type="float">
            <text:p>2462918960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107025573868" calcext:value-type="float">
            <text:p>107025573868</text:p>
          </table:table-cell>
          <table:table-cell table:style-name="ce35" table:formula="of:=[.J19]" office:value-type="float" office:value="71148850943" calcext:value-type="float">
            <text:p>71148850943</text:p>
          </table:table-cell>
          <table:table-cell/>
        </table:table-row>
        <table:table-row table:style-name="ro2">
          <table:table-cell office:value-type="float" office:value="679816942" calcext:value-type="float">
            <text:p>6798169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15726290365" calcext:value-type="float">
            <text:p>15726290365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26959742" calcext:value-type="float">
            <text:p>4269597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9436982736" calcext:value-type="float">
            <text:p>9436982736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679816942" calcext:value-type="float">
            <text:p>679816942</text:p>
          </table:table-cell>
          <table:table-cell table:style-name="ce35" table:formula="of:=[.J24]" office:value-type="float" office:value="426959742" calcext:value-type="float">
            <text:p>42695974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3533" calcext:value-type="float">
            <text:p>3533</text:p>
          </table:table-cell>
          <table:table-cell table:style-name="ce35" table:formula="of:=[.J25]" office:value-type="float" office:value="2176" calcext:value-type="float">
            <text:p>2176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53966077" calcext:value-type="float">
            <text:p>53966077</text:p>
          </table:table-cell>
          <table:table-cell table:style-name="ce35" table:formula="of:=[.J26]" office:value-type="float" office:value="36205685" calcext:value-type="float">
            <text:p>36205685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679" calcext:value-type="float">
            <text:p>679</text:p>
          </table:table-cell>
          <table:table-cell table:style-name="ce35" table:formula="of:=[.J27]" office:value-type="float" office:value="408" calcext:value-type="float">
            <text:p>408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65334530109" calcext:value-type="float">
            <text:p>65334530109</text:p>
          </table:table-cell>
          <table:table-cell table:style-name="ce35" table:formula="of:=[.J28]" office:value-type="float" office:value="42667094609" calcext:value-type="float">
            <text:p>42667094609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191472086852" calcext:value-type="float">
            <text:p>191472086852</text:p>
          </table:table-cell>
          <table:table-cell table:style-name="ce35" table:formula="of:=[.J29]" office:value-type="float" office:value="127490520938" calcext:value-type="float">
            <text:p>127490520938</text:p>
          </table:table-cell>
          <table:table-cell/>
        </table:table-row>
        <table:table-row table:style-name="ro2">
          <table:table-cell office:value-type="float" office:value="3533" calcext:value-type="float">
            <text:p>353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87" calcext:value-type="percentage">
            <text:p>7.87%</text:p>
          </table:table-cell>
          <table:table-cell office:value-type="float" office:value="15730303100" calcext:value-type="float">
            <text:p>15730303100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176" calcext:value-type="float">
            <text:p>217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61" calcext:value-type="percentage">
            <text:p>6.61%</text:p>
          </table:table-cell>
          <table:table-cell office:value-type="float" office:value="9440346204" calcext:value-type="float">
            <text:p>944034620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1227211170" calcext:value-type="float">
            <text:p>1227211170</text:p>
          </table:table-cell>
          <table:table-cell table:style-name="ce35" table:formula="of:=[.J34]" office:value-type="float" office:value="755733475" calcext:value-type="float">
            <text:p>75573347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7464" calcext:value-type="float">
            <text:p>7464</text:p>
          </table:table-cell>
          <table:table-cell table:style-name="ce35" table:formula="of:=[.J35]" office:value-type="float" office:value="5275" calcext:value-type="float">
            <text:p>5275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77862454" calcext:value-type="float">
            <text:p>77862454</text:p>
          </table:table-cell>
          <table:table-cell table:style-name="ce35" table:formula="of:=[.J36]" office:value-type="float" office:value="52080524" calcext:value-type="float">
            <text:p>52080524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2444" calcext:value-type="float">
            <text:p>2444</text:p>
          </table:table-cell>
          <table:table-cell table:style-name="ce35" table:formula="of:=[.J37]" office:value-type="float" office:value="1615" calcext:value-type="float">
            <text:p>1615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98662841673" calcext:value-type="float">
            <text:p>98662841673</text:p>
          </table:table-cell>
          <table:table-cell table:style-name="ce35" table:formula="of:=[.J38]" office:value-type="float" office:value="65919104903" calcext:value-type="float">
            <text:p>65919104903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293702289058" calcext:value-type="float">
            <text:p>293702289058</text:p>
          </table:table-cell>
          <table:table-cell table:style-name="ce35" table:formula="of:=[.J39]" office:value-type="float" office:value="195386765816" calcext:value-type="float">
            <text:p>195386765816</text:p>
          </table:table-cell>
          <table:table-cell/>
        </table:table-row>
        <table:table-row table:style-name="ro2">
          <table:table-cell office:value-type="float" office:value="53966077" calcext:value-type="float">
            <text:p>5396607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7870572069" calcext:value-type="float">
            <text:p>7870572069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36205685" calcext:value-type="float">
            <text:p>362056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4725463142" calcext:value-type="float">
            <text:p>4725463142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1995215168" calcext:value-type="float">
            <text:p>1995215168</text:p>
          </table:table-cell>
          <table:table-cell table:style-name="ce35" table:formula="of:=[.J44]" office:value-type="float" office:value="1251263358" calcext:value-type="float">
            <text:p>125126335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9362" calcext:value-type="float">
            <text:p>19362</text:p>
          </table:table-cell>
          <table:table-cell table:style-name="ce35" table:formula="of:=[.J45]" office:value-type="float" office:value="11600" calcext:value-type="float">
            <text:p>1160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13544480" calcext:value-type="float">
            <text:p>113544480</text:p>
          </table:table-cell>
          <table:table-cell table:style-name="ce35" table:formula="of:=[.J46]" office:value-type="float" office:value="73846944" calcext:value-type="float">
            <text:p>7384694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8447" calcext:value-type="float">
            <text:p>8447</text:p>
          </table:table-cell>
          <table:table-cell table:style-name="ce35" table:formula="of:=[.J47]" office:value-type="float" office:value="4529" calcext:value-type="float">
            <text:p>452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141344555629" calcext:value-type="float">
            <text:p>141344555629</text:p>
          </table:table-cell>
          <table:table-cell table:style-name="ce35" table:formula="of:=[.J48]" office:value-type="float" office:value="94823107408" calcext:value-type="float">
            <text:p>94823107408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422757472213" calcext:value-type="float">
            <text:p>422757472213</text:p>
          </table:table-cell>
          <table:table-cell table:style-name="ce35" table:formula="of:=[.J49]" office:value-type="float" office:value="281328917148" calcext:value-type="float">
            <text:p>281328917148</text:p>
          </table:table-cell>
          <table:table-cell/>
        </table:table-row>
        <table:table-row table:style-name="ro2"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07" calcext:value-type="percentage">
            <text:p>12.07%</text:p>
          </table:table-cell>
          <table:table-cell office:value-type="float" office:value="7866559334" calcext:value-type="float">
            <text:p>786655933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467" calcext:value-type="percentage">
            <text:p>14.67%</text:p>
          </table:table-cell>
          <table:table-cell office:value-type="float" office:value="4722099674" calcext:value-type="float">
            <text:p>472209967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2779071833" calcext:value-type="float">
            <text:p>2779071833</text:p>
          </table:table-cell>
          <table:table-cell table:style-name="ce35" table:formula="of:=[.J54]" office:value-type="float" office:value="1787597786" calcext:value-type="float">
            <text:p>178759778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79118" calcext:value-type="float">
            <text:p>79118</text:p>
          </table:table-cell>
          <table:table-cell table:style-name="ce35" table:formula="of:=[.J55]" office:value-type="float" office:value="19570" calcext:value-type="float">
            <text:p>1957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47593316" calcext:value-type="float">
            <text:p>147593316</text:p>
          </table:table-cell>
          <table:table-cell table:style-name="ce35" table:formula="of:=[.J56]" office:value-type="float" office:value="96489043" calcext:value-type="float">
            <text:p>9648904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8145" calcext:value-type="float">
            <text:p>28145</text:p>
          </table:table-cell>
          <table:table-cell table:style-name="ce35" table:formula="of:=[.J57]" office:value-type="float" office:value="9016" calcext:value-type="float">
            <text:p>901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87969600469" calcext:value-type="float">
            <text:p>187969600469</text:p>
          </table:table-cell>
          <table:table-cell table:style-name="ce35" table:formula="of:=[.J58]" office:value-type="float" office:value="125889779758" calcext:value-type="float">
            <text:p>125889779758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560895157391" calcext:value-type="float">
            <text:p>560895157391</text:p>
          </table:table-cell>
          <table:table-cell table:style-name="ce35" table:formula="of:=[.J59]" office:value-type="float" office:value="373345140104" calcext:value-type="float">
            <text:p>373345140104</text:p>
          </table:table-cell>
          <table:table-cell/>
        </table:table-row>
        <table:table-row table:style-name="ro2">
          <table:table-cell office:value-type="float" office:value="65334530109" calcext:value-type="float">
            <text:p>6533453010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796390716" calcext:value-type="float">
            <text:p>11796390716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42667094609" calcext:value-type="float">
            <text:p>4266709460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7081636702" calcext:value-type="float">
            <text:p>708163670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3801225942" calcext:value-type="float">
            <text:p>3801225942</text:p>
          </table:table-cell>
          <table:table-cell table:style-name="ce35" table:formula="of:=[.J64]" office:value-type="float" office:value="2471238384" calcext:value-type="float">
            <text:p>247123838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20105" calcext:value-type="float">
            <text:p>120105</text:p>
          </table:table-cell>
          <table:table-cell table:style-name="ce35" table:formula="of:=[.J65]" office:value-type="float" office:value="152666" calcext:value-type="float">
            <text:p>152666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72726058" calcext:value-type="float">
            <text:p>172726058</text:p>
          </table:table-cell>
          <table:table-cell table:style-name="ce35" table:formula="of:=[.J66]" office:value-type="float" office:value="111693694" calcext:value-type="float">
            <text:p>111693694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5857" calcext:value-type="float">
            <text:p>45857</text:p>
          </table:table-cell>
          <table:table-cell table:style-name="ce35" table:formula="of:=[.J67]" office:value-type="float" office:value="65972" calcext:value-type="float">
            <text:p>6597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233493228771" calcext:value-type="float">
            <text:p>233493228771</text:p>
          </table:table-cell>
          <table:table-cell table:style-name="ce35" table:formula="of:=[.J68]" office:value-type="float" office:value="156008152922" calcext:value-type="float">
            <text:p>156008152922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700161213620" calcext:value-type="float">
            <text:p>700161213620</text:p>
          </table:table-cell>
          <table:table-cell table:style-name="ce35" table:formula="of:=[.J69]" office:value-type="float" office:value="466189955906" calcext:value-type="float">
            <text:p>466189955906</text:p>
          </table:table-cell>
          <table:table-cell/>
        </table:table-row>
        <table:table-row table:style-name="ro2">
          <table:table-cell office:value-type="float" office:value="191472086852" calcext:value-type="float">
            <text:p>19147208685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5725917382" calcext:value-type="float">
            <text:p>15725917382</text:p>
          </table:table-cell>
          <table:table-cell office:value-type="float" office:value="66.64" calcext:value-type="float">
            <text:p>66.6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7490520938" calcext:value-type="float">
            <text:p>12749052093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439580798" calcext:value-type="float">
            <text:p>9439580798</text:p>
          </table:table-cell>
          <table:table-cell office:value-type="float" office:value="66.65" calcext:value-type="float">
            <text:p>66.65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4810704854" calcext:value-type="float">
            <text:p>4810704854</text:p>
          </table:table-cell>
          <table:table-cell table:style-name="ce35" table:formula="of:=[.J74]" office:value-type="float" office:value="3256884702" calcext:value-type="float">
            <text:p>325688470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1884164" calcext:value-type="float">
            <text:p>1884164</text:p>
          </table:table-cell>
          <table:table-cell table:style-name="ce35" table:formula="of:=[.J75]" office:value-type="float" office:value="3521522" calcext:value-type="float">
            <text:p>3521522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204204891" calcext:value-type="float">
            <text:p>204204891</text:p>
          </table:table-cell>
          <table:table-cell table:style-name="ce35" table:formula="of:=[.J76]" office:value-type="float" office:value="135011640" calcext:value-type="float">
            <text:p>13501164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548432" calcext:value-type="float">
            <text:p>548432</text:p>
          </table:table-cell>
          <table:table-cell table:style-name="ce35" table:formula="of:=[.J77]" office:value-type="float" office:value="1059808" calcext:value-type="float">
            <text:p>105980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298687270462" calcext:value-type="float">
            <text:p>298687270462</text:p>
          </table:table-cell>
          <table:table-cell table:style-name="ce35" table:formula="of:=[.J78]" office:value-type="float" office:value="198921870941" calcext:value-type="float">
            <text:p>198921870941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878544679098" calcext:value-type="float">
            <text:p>878544679098</text:p>
          </table:table-cell>
          <table:table-cell table:style-name="ce35" table:formula="of:=[.J79]" office:value-type="float" office:value="584839155479" calcext:value-type="float">
            <text:p>58483915547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6536048269" calcext:value-type="float">
            <text:p>6536048269</text:p>
          </table:table-cell>
          <table:table-cell table:style-name="ce35" table:formula="of:=[.J84]" office:value-type="float" office:value="4336008414" calcext:value-type="float">
            <text:p>43360084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7139479" calcext:value-type="float">
            <text:p>7139479</text:p>
          </table:table-cell>
          <table:table-cell table:style-name="ce35" table:formula="of:=[.J85]" office:value-type="float" office:value="4444704" calcext:value-type="float">
            <text:p>444470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240831617" calcext:value-type="float">
            <text:p>240831617</text:p>
          </table:table-cell>
          <table:table-cell table:style-name="ce35" table:formula="of:=[.J86]" office:value-type="float" office:value="160299272" calcext:value-type="float">
            <text:p>16029927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2058280" calcext:value-type="float">
            <text:p>2058280</text:p>
          </table:table-cell>
          <table:table-cell table:style-name="ce35" table:formula="of:=[.J87]" office:value-type="float" office:value="1277299" calcext:value-type="float">
            <text:p>1277299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368460371553" calcext:value-type="float">
            <text:p>368460371553</text:p>
          </table:table-cell>
          <table:table-cell table:style-name="ce35" table:formula="of:=[.J88]" office:value-type="float" office:value="247674674935" calcext:value-type="float">
            <text:p>247674674935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1096896341286" calcext:value-type="float">
            <text:p>1096896341286</text:p>
          </table:table-cell>
          <table:table-cell table:style-name="ce35" table:formula="of:=[.J89]" office:value-type="float" office:value="730640717971" calcext:value-type="float">
            <text:p>730640717971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7755528161" calcext:value-type="float">
            <text:p>7755528161</text:p>
          </table:table-cell>
          <table:table-cell table:style-name="ce35" table:formula="of:=[.J94]" office:value-type="float" office:value="5189139309" calcext:value-type="float">
            <text:p>518913930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9093395" calcext:value-type="float">
            <text:p>9093395</text:p>
          </table:table-cell>
          <table:table-cell table:style-name="ce35" table:formula="of:=[.J95]" office:value-type="float" office:value="5659040" calcext:value-type="float">
            <text:p>565904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271696704" calcext:value-type="float">
            <text:p>271696704</text:p>
          </table:table-cell>
          <table:table-cell table:style-name="ce35" table:formula="of:=[.J96]" office:value-type="float" office:value="181545792" calcext:value-type="float">
            <text:p>18154579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2253065" calcext:value-type="float">
            <text:p>2253065</text:p>
          </table:table-cell>
          <table:table-cell table:style-name="ce35" table:formula="of:=[.J97]" office:value-type="float" office:value="1483711" calcext:value-type="float">
            <text:p>1483711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430369558759" calcext:value-type="float">
            <text:p>430369558759</text:p>
          </table:table-cell>
          <table:table-cell table:style-name="ce35" table:formula="of:=[.J98]" office:value-type="float" office:value="281758042059" calcext:value-type="float">
            <text:p>281758042059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1275226369683" calcext:value-type="float">
            <text:p>1275226369683</text:p>
          </table:table-cell>
          <table:table-cell table:style-name="ce35" table:formula="of:=[.J99]" office:value-type="float" office:value="849197602905" calcext:value-type="float">
            <text:p>849197602905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1:03:1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08:5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27211170" calcext:value-type="float">
            <text:p>122721117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2822890941" calcext:value-type="float">
            <text:p>22822890941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755733475" calcext:value-type="float">
            <text:p>75573347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14687578139" calcext:value-type="float">
            <text:p>14687578139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7464" calcext:value-type="float">
            <text:p>746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038" calcext:value-type="percentage">
            <text:p>10.38%</text:p>
          </table:table-cell>
          <table:table-cell office:value-type="float" office:value="22826612184" calcext:value-type="float">
            <text:p>2282661218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275" calcext:value-type="float">
            <text:p>527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98" calcext:value-type="percentage">
            <text:p>7.98%</text:p>
          </table:table-cell>
          <table:table-cell office:value-type="float" office:value="14692248708" calcext:value-type="float">
            <text:p>14692248708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77862454" calcext:value-type="float">
            <text:p>7786245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11418742454" calcext:value-type="float">
            <text:p>1141874245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2080524" calcext:value-type="float">
            <text:p>5208052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7352070548" calcext:value-type="float">
            <text:p>7352070548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444" calcext:value-type="float">
            <text:p>244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518" calcext:value-type="percentage">
            <text:p>15.18%</text:p>
          </table:table-cell>
          <table:table-cell office:value-type="float" office:value="11415021211" calcext:value-type="float">
            <text:p>1141502121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45" calcext:value-type="percentage">
            <text:p>9.45%</text:p>
          </table:table-cell>
          <table:table-cell office:value-type="float" office:value="7347399979" calcext:value-type="float">
            <text:p>734739997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98662841673" calcext:value-type="float">
            <text:p>986628416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7119842770" calcext:value-type="float">
            <text:p>171198427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5919104903" calcext:value-type="float">
            <text:p>6591910490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1019158526" calcext:value-type="float">
            <text:p>1101915852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93702289058" calcext:value-type="float">
            <text:p>29370228905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22823867333" calcext:value-type="float">
            <text:p>22823867333</text:p>
          </table:table-cell>
          <table:table-cell office:value-type="float" office:value="66.66" calcext:value-type="float">
            <text:p>66.66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95386765816" calcext:value-type="float">
            <text:p>19538676581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4689715719" calcext:value-type="float">
            <text:p>14689715719</text:p>
          </table:table-cell>
          <table:table-cell office:value-type="float" office:value="66.65" calcext:value-type="float">
            <text:p>66.65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1:12:3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20:4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995215168" calcext:value-type="float">
            <text:p>199521516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2629258087" calcext:value-type="float">
            <text:p>32629258087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1251263358" calcext:value-type="float">
            <text:p>125126335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20658414711" calcext:value-type="float">
            <text:p>20658414711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9362" calcext:value-type="float">
            <text:p>1936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87" calcext:value-type="percentage">
            <text:p>7.87%</text:p>
          </table:table-cell>
          <table:table-cell office:value-type="float" office:value="32633798355" calcext:value-type="float">
            <text:p>32633798355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600" calcext:value-type="float">
            <text:p>116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96" calcext:value-type="percentage">
            <text:p>7.96%</text:p>
          </table:table-cell>
          <table:table-cell office:value-type="float" office:value="20662077455" calcext:value-type="float">
            <text:p>20662077455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3544480" calcext:value-type="float">
            <text:p>1135444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16322614034" calcext:value-type="float">
            <text:p>1632261403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3846944" calcext:value-type="float">
            <text:p>7384694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10335003061" calcext:value-type="float">
            <text:p>1033500306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8447" calcext:value-type="float">
            <text:p>84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29" calcext:value-type="percentage">
            <text:p>8.29%</text:p>
          </table:table-cell>
          <table:table-cell office:value-type="float" office:value="16318073766" calcext:value-type="float">
            <text:p>1631807376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4529" calcext:value-type="float">
            <text:p>45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49" calcext:value-type="percentage">
            <text:p>8.49%</text:p>
          </table:table-cell>
          <table:table-cell office:value-type="float" office:value="10331340317" calcext:value-type="float">
            <text:p>1033134031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41344555629" calcext:value-type="float">
            <text:p>14134455562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24475546687" calcext:value-type="float">
            <text:p>2447554668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4823107408" calcext:value-type="float">
            <text:p>9482310740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15495801376" calcext:value-type="float">
            <text:p>1549580137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22757472213" calcext:value-type="float">
            <text:p>42275747221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2631071217" calcext:value-type="float">
            <text:p>32631071217</text:p>
          </table:table-cell>
          <table:table-cell office:value-type="float" office:value="66.66" calcext:value-type="float">
            <text:p>66.66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81328917148" calcext:value-type="float">
            <text:p>28132891714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20659262145" calcext:value-type="float">
            <text:p>20659262145</text:p>
          </table:table-cell>
          <table:table-cell office:value-type="float" office:value="66.66" calcext:value-type="float">
            <text:p>66.66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1:25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36:4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779071833" calcext:value-type="float">
            <text:p>27790718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42815502215" calcext:value-type="float">
            <text:p>4281550221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1787597786" calcext:value-type="float">
            <text:p>178759778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26367637351" calcext:value-type="float">
            <text:p>26367637351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79118" calcext:value-type="float">
            <text:p>791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972" calcext:value-type="percentage">
            <text:p>29.72%</text:p>
          </table:table-cell>
          <table:table-cell office:value-type="float" office:value="42819762264" calcext:value-type="float">
            <text:p>4281976226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9570" calcext:value-type="float">
            <text:p>195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95" calcext:value-type="percentage">
            <text:p>11.95%</text:p>
          </table:table-cell>
          <table:table-cell office:value-type="float" office:value="26370508925" calcext:value-type="float">
            <text:p>26370508925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7593316" calcext:value-type="float">
            <text:p>14759331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21418079639" calcext:value-type="float">
            <text:p>2141807963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6489043" calcext:value-type="float">
            <text:p>9648904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13191777274" calcext:value-type="float">
            <text:p>1319177727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8145" calcext:value-type="float">
            <text:p>2814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777" calcext:value-type="percentage">
            <text:p>27.77%</text:p>
          </table:table-cell>
          <table:table-cell office:value-type="float" office:value="21413819590" calcext:value-type="float">
            <text:p>2141381959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016" calcext:value-type="float">
            <text:p>901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18" calcext:value-type="percentage">
            <text:p>9.18%</text:p>
          </table:table-cell>
          <table:table-cell office:value-type="float" office:value="13188905701" calcext:value-type="float">
            <text:p>1318890570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7969600469" calcext:value-type="float">
            <text:p>1879696004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32117209168" calcext:value-type="float">
            <text:p>3211720916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5889779758" calcext:value-type="float">
            <text:p>1258897797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9780413877" calcext:value-type="float">
            <text:p>1978041387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60895157391" calcext:value-type="float">
            <text:p>56089515739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2819036732" calcext:value-type="float">
            <text:p>42819036732</text:p>
          </table:table-cell>
          <table:table-cell office:value-type="float" office:value="66.66" calcext:value-type="float">
            <text:p>66.66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3345140104" calcext:value-type="float">
            <text:p>3733451401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6370143325" calcext:value-type="float">
            <text:p>26370143325</text:p>
          </table:table-cell>
          <table:table-cell office:value-type="float" office:value="66.66" calcext:value-type="float">
            <text:p>66.66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1:43:1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56:3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3801225942" calcext:value-type="float">
            <text:p>38012259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53188068526" calcext:value-type="float">
            <text:p>5318806852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2471238384" calcext:value-type="float">
            <text:p>247123838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35701066015" calcext:value-type="float">
            <text:p>35701066015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20105" calcext:value-type="float">
            <text:p>12010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258" calcext:value-type="percentage">
            <text:p>22.58%</text:p>
          </table:table-cell>
          <table:table-cell office:value-type="float" office:value="53194105169" calcext:value-type="float">
            <text:p>53194105169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52666" calcext:value-type="float">
            <text:p>15266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5175" calcext:value-type="percentage">
            <text:p>51.75%</text:p>
          </table:table-cell>
          <table:table-cell office:value-type="float" office:value="35705150544" calcext:value-type="float">
            <text:p>35705150544</text:p>
          </table:table-cell>
          <table:table-cell office:value-type="float" office:value="66.67" calcext:value-type="float">
            <text:p>66.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2726058" calcext:value-type="float">
            <text:p>17272605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6603087690" calcext:value-type="float">
            <text:p>2660308769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1693694" calcext:value-type="float">
            <text:p>11169369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17857105912" calcext:value-type="float">
            <text:p>1785710591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5857" calcext:value-type="float">
            <text:p>4585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598" calcext:value-type="percentage">
            <text:p>25.98%</text:p>
          </table:table-cell>
          <table:table-cell office:value-type="float" office:value="26597051046" calcext:value-type="float">
            <text:p>2659705104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65972" calcext:value-type="float">
            <text:p>659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5668" calcext:value-type="percentage">
            <text:p>56.68%</text:p>
          </table:table-cell>
          <table:table-cell office:value-type="float" office:value="17853021383" calcext:value-type="float">
            <text:p>17853021383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233493228771" calcext:value-type="float">
            <text:p>2334932287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39892770374" calcext:value-type="float">
            <text:p>3989277037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6008152922" calcext:value-type="float">
            <text:p>15600815292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26777739711" calcext:value-type="float">
            <text:p>2677773971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700161213620" calcext:value-type="float">
            <text:p>70016121362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3188358822" calcext:value-type="float">
            <text:p>53188358822</text:p>
          </table:table-cell>
          <table:table-cell office:value-type="float" office:value="66.66" calcext:value-type="float">
            <text:p>66.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66189955906" calcext:value-type="float">
            <text:p>46618995590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5700869351" calcext:value-type="float">
            <text:p>35700869351</text:p>
          </table:table-cell>
          <table:table-cell office:value-type="float" office:value="66.66" calcext:value-type="float">
            <text:p>66.66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2:05:3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2:21:2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810704854" calcext:value-type="float">
            <text:p>481070485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63376131793" calcext:value-type="float">
            <text:p>63376131793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3256884702" calcext:value-type="float">
            <text:p>325688470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42648372609" calcext:value-type="float">
            <text:p>4264837260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884164" calcext:value-type="float">
            <text:p>188416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4238" calcext:value-type="percentage">
            <text:p>42.38%</text:p>
          </table:table-cell>
          <table:table-cell office:value-type="float" office:value="63378742474" calcext:value-type="float">
            <text:p>63378742474</text:p>
          </table:table-cell>
          <table:table-cell office:value-type="float" office:value="66.67" calcext:value-type="float">
            <text:p>66.6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521522" calcext:value-type="float">
            <text:p>352152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42652574807" calcext:value-type="float">
            <text:p>42652574807</text:p>
          </table:table-cell>
          <table:table-cell office:value-type="float" office:value="66.66" calcext:value-type="float">
            <text:p>66.6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04204891" calcext:value-type="float">
            <text:p>20420489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31694135183" calcext:value-type="float">
            <text:p>316941351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5011640" calcext:value-type="float">
            <text:p>13501164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1334559284" calcext:value-type="float">
            <text:p>2133455928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48432" calcext:value-type="float">
            <text:p>54843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4236" calcext:value-type="percentage">
            <text:p>42.36%</text:p>
          </table:table-cell>
          <table:table-cell office:value-type="float" office:value="31691524502" calcext:value-type="float">
            <text:p>31691524502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059808" calcext:value-type="float">
            <text:p>10598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1330357085" calcext:value-type="float">
            <text:p>2133035708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98687270462" calcext:value-type="float">
            <text:p>29868727046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47535933501" calcext:value-type="float">
            <text:p>475359335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98921870941" calcext:value-type="float">
            <text:p>19892187094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31992261705" calcext:value-type="float">
            <text:p>31992261705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878544679098" calcext:value-type="float">
            <text:p>87854467909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377935412" calcext:value-type="float">
            <text:p>63377935412</text:p>
          </table:table-cell>
          <table:table-cell office:value-type="float" office:value="66.66" calcext:value-type="float">
            <text:p>66.6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84839155479" calcext:value-type="float">
            <text:p>58483915547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2651867116" calcext:value-type="float">
            <text:p>42651867116</text:p>
          </table:table-cell>
          <table:table-cell office:value-type="float" office:value="66.66" calcext:value-type="float">
            <text:p>66.6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2:32:0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2:52:3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536048269" calcext:value-type="float">
            <text:p>653604826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2502664174" calcext:value-type="float">
            <text:p>82502664174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4336008414" calcext:value-type="float">
            <text:p>433600841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56105995987" calcext:value-type="float">
            <text:p>5610599598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7139479" calcext:value-type="float">
            <text:p>713947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82503644612" calcext:value-type="float">
            <text:p>82503644612</text:p>
          </table:table-cell>
          <table:table-cell office:value-type="float" office:value="66.66" calcext:value-type="float">
            <text:p>66.6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444704" calcext:value-type="float">
            <text:p>444470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56110818362" calcext:value-type="float">
            <text:p>56110818362</text:p>
          </table:table-cell>
          <table:table-cell office:value-type="float" office:value="66.66" calcext:value-type="float">
            <text:p>66.6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40831617" calcext:value-type="float">
            <text:p>24083161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41260578451" calcext:value-type="float">
            <text:p>4126057845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60299272" calcext:value-type="float">
            <text:p>16029927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28062383393" calcext:value-type="float">
            <text:p>2806238339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058280" calcext:value-type="float">
            <text:p>205828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41259598012" calcext:value-type="float">
            <text:p>4125959801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77299" calcext:value-type="float">
            <text:p>127729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8057561018" calcext:value-type="float">
            <text:p>2805756101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68460371553" calcext:value-type="float">
            <text:p>36846037155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61884766265" calcext:value-type="float">
            <text:p>6188476626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47674674935" calcext:value-type="float">
            <text:p>24767467493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42084679417" calcext:value-type="float">
            <text:p>4208467941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096896341286" calcext:value-type="float">
            <text:p>10968963412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2507369019" calcext:value-type="float">
            <text:p>82507369019</text:p>
          </table:table-cell>
          <table:table-cell office:value-type="float" office:value="66.67" calcext:value-type="float">
            <text:p>66.67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30640717971" calcext:value-type="float">
            <text:p>73064071797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6109347249" calcext:value-type="float">
            <text:p>5610934724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22:36:2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3:00:2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755528161" calcext:value-type="float">
            <text:p>775552816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95560892560" calcext:value-type="float">
            <text:p>95560892560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189139309" calcext:value-type="float">
            <text:p>518913930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60157499799" calcext:value-type="float">
            <text:p>6015749979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093395" calcext:value-type="float">
            <text:p>909339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95564365986" calcext:value-type="float">
            <text:p>95564365986</text:p>
          </table:table-cell>
          <table:table-cell office:value-type="float" office:value="66.67" calcext:value-type="float">
            <text:p>66.6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659040" calcext:value-type="float">
            <text:p>565904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60161642543" calcext:value-type="float">
            <text:p>60161642543</text:p>
          </table:table-cell>
          <table:table-cell office:value-type="float" office:value="66.66" calcext:value-type="float">
            <text:p>66.6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1696704" calcext:value-type="float">
            <text:p>2716967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47787019556" calcext:value-type="float">
            <text:p>4778701955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81545792" calcext:value-type="float">
            <text:p>1815457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0087794452" calcext:value-type="float">
            <text:p>3008779445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253065" calcext:value-type="float">
            <text:p>225306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47783546129" calcext:value-type="float">
            <text:p>47783546129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483711" calcext:value-type="float">
            <text:p>14837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30083651708" calcext:value-type="float">
            <text:p>3008365170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30369558759" calcext:value-type="float">
            <text:p>4303695587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71673019232" calcext:value-type="float">
            <text:p>716730192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81758042059" calcext:value-type="float">
            <text:p>2817580420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45122326006" calcext:value-type="float">
            <text:p>4512232600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275226369683" calcext:value-type="float">
            <text:p>127522636968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5561840029" calcext:value-type="float">
            <text:p>9556184002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849197602905" calcext:value-type="float">
            <text:p>84919760290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0159154201" calcext:value-type="float">
            <text:p>60159154201</text:p>
          </table:table-cell>
          <table:table-cell office:value-type="float" office:value="66.66" calcext:value-type="float">
            <text:p>66.66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1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10:2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10:4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775851" calcext:value-type="float">
            <text:p>1277585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1679857895" calcext:value-type="float">
            <text:p>1679857895</text:p>
          </table:table-cell>
          <table:table-cell office:value-type="float" office:value="66.5" calcext:value-type="float">
            <text:p>66.5</text:p>
          </table:table-cell>
          <table:table-cell table:number-columns-repeated="3"/>
          <table:table-cell office:value-type="float" office:value="8392681" calcext:value-type="float">
            <text:p>83926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1079592095" calcext:value-type="float">
            <text:p>1079592095</text:p>
          </table:table-cell>
          <table:table-cell office:value-type="float" office:value="66.45" calcext:value-type="float">
            <text:p>66.45</text:p>
          </table:table-cell>
          <table:table-cell table:number-columns-repeated="40"/>
        </table:table-row>
        <table:table-row table:style-name="ro2"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786" calcext:value-type="percentage">
            <text:p>17.86%</text:p>
          </table:table-cell>
          <table:table-cell office:value-type="float" office:value="1683669479" calcext:value-type="float">
            <text:p>1683669479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99" calcext:value-type="percentage">
            <text:p>8.99%</text:p>
          </table:table-cell>
          <table:table-cell office:value-type="float" office:value="1082595661" calcext:value-type="float">
            <text:p>1082595661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8106573" calcext:value-type="float">
            <text:p>2810657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846182801" calcext:value-type="float">
            <text:p>846182801</text:p>
          </table:table-cell>
          <table:table-cell office:value-type="float" office:value="33.5" calcext:value-type="float">
            <text:p>33.5</text:p>
          </table:table-cell>
          <table:table-cell table:number-columns-repeated="3"/>
          <table:table-cell office:value-type="float" office:value="18546784" calcext:value-type="float">
            <text:p>1854678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544978572" calcext:value-type="float">
            <text:p>544978572</text:p>
          </table:table-cell>
          <table:table-cell office:value-type="float" office:value="33.55" calcext:value-type="float">
            <text:p>33.55</text:p>
          </table:table-cell>
          <table:table-cell table:number-columns-repeated="40"/>
        </table:table-row>
        <table:table-row table:style-name="ro2">
          <table:table-cell office:value-type="float" office:value="3958" calcext:value-type="float">
            <text:p>395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551" calcext:value-type="percentage">
            <text:p>95.51%</text:p>
          </table:table-cell>
          <table:table-cell office:value-type="float" office:value="842371217" calcext:value-type="float">
            <text:p>842371217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106" calcext:value-type="percentage">
            <text:p>71.06%</text:p>
          </table:table-cell>
          <table:table-cell office:value-type="float" office:value="541975007" calcext:value-type="float">
            <text:p>541975007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7686283864" calcext:value-type="float">
            <text:p>768628386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262186850" calcext:value-type="float">
            <text:p>1262186850</text:p>
          </table:table-cell>
          <table:table-cell office:value-type="float" office:value="49.97" calcext:value-type="float">
            <text:p>49.97</text:p>
          </table:table-cell>
          <table:table-cell table:number-columns-repeated="3"/>
          <table:table-cell office:value-type="float" office:value="5072757169" calcext:value-type="float">
            <text:p>50727571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11447050" calcext:value-type="float">
            <text:p>811447050</text:p>
          </table:table-cell>
          <table:table-cell office:value-type="float" office:value="49.95" calcext:value-type="float">
            <text:p>49.95</text:p>
          </table:table-cell>
          <table:table-cell table:number-columns-repeated="40"/>
        </table:table-row>
        <table:table-row table:style-name="ro2">
          <table:table-cell office:value-type="float" office:value="19494794814" calcext:value-type="float">
            <text:p>1949479481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680897962" calcext:value-type="float">
            <text:p>1680897962</text:p>
          </table:table-cell>
          <table:table-cell office:value-type="float" office:value="66.54" calcext:value-type="float">
            <text:p>66.54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959047896" calcext:value-type="float">
            <text:p>1295904789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1080202162" calcext:value-type="float">
            <text:p>1080202162</text:p>
          </table:table-cell>
          <table:table-cell office:value-type="float" office:value="66.49" calcext:value-type="float">
            <text:p>66.49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11:0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12:1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3545664" calcext:value-type="float">
            <text:p>2354566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430084723" calcext:value-type="float">
            <text:p>4430084723</text:p>
          </table:table-cell>
          <table:table-cell office:value-type="float" office:value="66.59" calcext:value-type="float">
            <text:p>66.59</text:p>
          </table:table-cell>
          <table:table-cell table:number-columns-repeated="3"/>
          <table:table-cell office:value-type="float" office:value="15578676" calcext:value-type="float">
            <text:p>1557867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085639205" calcext:value-type="float">
            <text:p>3085639205</text:p>
          </table:table-cell>
          <table:table-cell office:value-type="float" office:value="66.54" calcext:value-type="float">
            <text:p>66.54</text:p>
          </table:table-cell>
          <table:table-cell table:number-columns-repeated="40"/>
        </table:table-row>
        <table:table-row table:style-name="ro2"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88" calcext:value-type="percentage">
            <text:p>6.88%</text:p>
          </table:table-cell>
          <table:table-cell office:value-type="float" office:value="4432841071" calcext:value-type="float">
            <text:p>4432841071</text:p>
          </table:table-cell>
          <table:table-cell office:value-type="float" office:value="66.63" calcext:value-type="float">
            <text:p>66.6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15" calcext:value-type="percentage">
            <text:p>5.15%</text:p>
          </table:table-cell>
          <table:table-cell office:value-type="float" office:value="3089892438" calcext:value-type="float">
            <text:p>3089892438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5725163" calcext:value-type="float">
            <text:p>5572516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222629360" calcext:value-type="float">
            <text:p>2222629360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  <table:table-cell office:value-type="float" office:value="37129342" calcext:value-type="float">
            <text:p>3712934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551373921" calcext:value-type="float">
            <text:p>1551373921</text:p>
          </table:table-cell>
          <table:table-cell office:value-type="float" office:value="33.46" calcext:value-type="float">
            <text:p>33.46</text:p>
          </table:table-cell>
          <table:table-cell table:number-columns-repeated="40"/>
        </table:table-row>
        <table:table-row table:style-name="ro2"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147" calcext:value-type="percentage">
            <text:p>11.47%</text:p>
          </table:table-cell>
          <table:table-cell office:value-type="float" office:value="2219873012" calcext:value-type="float">
            <text:p>2219873012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1547120689" calcext:value-type="float">
            <text:p>1547120689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1401635912" calcext:value-type="float">
            <text:p>2140163591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327258795" calcext:value-type="float">
            <text:p>3327258795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4187948619" calcext:value-type="float">
            <text:p>1418794861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2317335608" calcext:value-type="float">
            <text:p>2317335608</text:p>
          </table:table-cell>
          <table:table-cell office:value-type="float" office:value="49.97" calcext:value-type="float">
            <text:p>49.97</text:p>
          </table:table-cell>
          <table:table-cell table:number-columns-repeated="40"/>
        </table:table-row>
        <table:table-row table:style-name="ro2">
          <table:table-cell office:value-type="float" office:value="56285625361" calcext:value-type="float">
            <text:p>5628562536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432274248" calcext:value-type="float">
            <text:p>4432274248</text:p>
          </table:table-cell>
          <table:table-cell office:value-type="float" office:value="66.62" calcext:value-type="float">
            <text:p>66.6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440140395" calcext:value-type="float">
            <text:p>3744014039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086318472" calcext:value-type="float">
            <text:p>3086318472</text:p>
          </table:table-cell>
          <table:table-cell office:value-type="float" office:value="66.56" calcext:value-type="float">
            <text:p>66.56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5:12:5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15:12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775851" calcext:value-type="float">
            <text:p>12775851</text:p>
          </table:table-cell>
          <table:table-cell table:style-name="ce35" table:formula="of:=[.J4]" office:value-type="float" office:value="8392681" calcext:value-type="float">
            <text:p>839268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1375" calcext:value-type="float">
            <text:p>1375</text:p>
          </table:table-cell>
          <table:table-cell table:style-name="ce35" table:formula="of:=[.J5]" office:value-type="float" office:value="982" calcext:value-type="float">
            <text:p>98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8106573" calcext:value-type="float">
            <text:p>28106573</text:p>
          </table:table-cell>
          <table:table-cell table:style-name="ce35" table:formula="of:=[.J6]" office:value-type="float" office:value="18546784" calcext:value-type="float">
            <text:p>18546784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3958" calcext:value-type="float">
            <text:p>3958</text:p>
          </table:table-cell>
          <table:table-cell table:style-name="ce35" table:formula="of:=[.J7]" office:value-type="float" office:value="392" calcext:value-type="float">
            <text:p>39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686283864" calcext:value-type="float">
            <text:p>7686283864</text:p>
          </table:table-cell>
          <table:table-cell table:style-name="ce35" table:formula="of:=[.J8]" office:value-type="float" office:value="5072757169" calcext:value-type="float">
            <text:p>507275716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9494794814" calcext:value-type="float">
            <text:p>19494794814</text:p>
          </table:table-cell>
          <table:table-cell table:style-name="ce35" table:formula="of:=[.J9]" office:value-type="float" office:value="12959047896" calcext:value-type="float">
            <text:p>1295904789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3545664" calcext:value-type="float">
            <text:p>23545664</text:p>
          </table:table-cell>
          <table:table-cell table:style-name="ce35" table:formula="of:=[.J14]" office:value-type="float" office:value="15578676" calcext:value-type="float">
            <text:p>1557867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353" calcext:value-type="float">
            <text:p>1353</text:p>
          </table:table-cell>
          <table:table-cell table:style-name="ce35" table:formula="of:=[.J15]" office:value-type="float" office:value="819" calcext:value-type="float">
            <text:p>81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5725163" calcext:value-type="float">
            <text:p>55725163</text:p>
          </table:table-cell>
          <table:table-cell table:style-name="ce35" table:formula="of:=[.J16]" office:value-type="float" office:value="37129342" calcext:value-type="float">
            <text:p>37129342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690" calcext:value-type="float">
            <text:p>690</text:p>
          </table:table-cell>
          <table:table-cell table:style-name="ce35" table:formula="of:=[.J17]" office:value-type="float" office:value="679" calcext:value-type="float">
            <text:p>67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401635912" calcext:value-type="float">
            <text:p>21401635912</text:p>
          </table:table-cell>
          <table:table-cell table:style-name="ce35" table:formula="of:=[.J18]" office:value-type="float" office:value="14187948619" calcext:value-type="float">
            <text:p>14187948619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56285625361" calcext:value-type="float">
            <text:p>56285625361</text:p>
          </table:table-cell>
          <table:table-cell table:style-name="ce35" table:formula="of:=[.J19]" office:value-type="float" office:value="37440140395" calcext:value-type="float">
            <text:p>37440140395</text:p>
          </table:table-cell>
          <table:table-cell/>
        </table:table-row>
        <table:table-row table:style-name="ro2">
          <table:table-cell office:value-type="float" office:value="34832007" calcext:value-type="float">
            <text:p>348320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8948280921" calcext:value-type="float">
            <text:p>8948280921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23257155" calcext:value-type="float">
            <text:p>2325715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6006930896" calcext:value-type="float">
            <text:p>6006930896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4832007" calcext:value-type="float">
            <text:p>34832007</text:p>
          </table:table-cell>
          <table:table-cell table:style-name="ce35" table:formula="of:=[.J24]" office:value-type="float" office:value="23257155" calcext:value-type="float">
            <text:p>2325715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2048" calcext:value-type="float">
            <text:p>2048</text:p>
          </table:table-cell>
          <table:table-cell table:style-name="ce35" table:formula="of:=[.J25]" office:value-type="float" office:value="1749" calcext:value-type="float">
            <text:p>1749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77139577" calcext:value-type="float">
            <text:p>77139577</text:p>
          </table:table-cell>
          <table:table-cell table:style-name="ce35" table:formula="of:=[.J26]" office:value-type="float" office:value="50691608" calcext:value-type="float">
            <text:p>50691608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4146" calcext:value-type="float">
            <text:p>4146</text:p>
          </table:table-cell>
          <table:table-cell table:style-name="ce35" table:formula="of:=[.J27]" office:value-type="float" office:value="2742" calcext:value-type="float">
            <text:p>2742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39136832479" calcext:value-type="float">
            <text:p>39136832479</text:p>
          </table:table-cell>
          <table:table-cell table:style-name="ce35" table:formula="of:=[.J28]" office:value-type="float" office:value="25979230974" calcext:value-type="float">
            <text:p>25979230974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104853362080" calcext:value-type="float">
            <text:p>104853362080</text:p>
          </table:table-cell>
          <table:table-cell table:style-name="ce35" table:formula="of:=[.J29]" office:value-type="float" office:value="69832071573" calcext:value-type="float">
            <text:p>69832071573</text:p>
          </table:table-cell>
          <table:table-cell/>
        </table:table-row>
        <table:table-row table:style-name="ro2"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99" calcext:value-type="percentage">
            <text:p>5.99%</text:p>
          </table:table-cell>
          <table:table-cell office:value-type="float" office:value="8952788614" calcext:value-type="float">
            <text:p>8952788614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749" calcext:value-type="float">
            <text:p>174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211" calcext:value-type="percentage">
            <text:p>12.11%</text:p>
          </table:table-cell>
          <table:table-cell office:value-type="float" office:value="6008459550" calcext:value-type="float">
            <text:p>6008459550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4680726" calcext:value-type="float">
            <text:p>44680726</text:p>
          </table:table-cell>
          <table:table-cell table:style-name="ce35" table:formula="of:=[.J34]" office:value-type="float" office:value="29498622" calcext:value-type="float">
            <text:p>294986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5560" calcext:value-type="float">
            <text:p>5560</text:p>
          </table:table-cell>
          <table:table-cell table:style-name="ce35" table:formula="of:=[.J35]" office:value-type="float" office:value="3618" calcext:value-type="float">
            <text:p>361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96862734" calcext:value-type="float">
            <text:p>96862734</text:p>
          </table:table-cell>
          <table:table-cell table:style-name="ce35" table:formula="of:=[.J36]" office:value-type="float" office:value="64219815" calcext:value-type="float">
            <text:p>64219815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6856" calcext:value-type="float">
            <text:p>16856</text:p>
          </table:table-cell>
          <table:table-cell table:style-name="ce35" table:formula="of:=[.J37]" office:value-type="float" office:value="14083" calcext:value-type="float">
            <text:p>14083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60813797871" calcext:value-type="float">
            <text:p>60813797871</text:p>
          </table:table-cell>
          <table:table-cell table:style-name="ce35" table:formula="of:=[.J38]" office:value-type="float" office:value="40409814090" calcext:value-type="float">
            <text:p>4040981409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164542655186" calcext:value-type="float">
            <text:p>164542655186</text:p>
          </table:table-cell>
          <table:table-cell table:style-name="ce35" table:formula="of:=[.J39]" office:value-type="float" office:value="109609150467" calcext:value-type="float">
            <text:p>109609150467</text:p>
          </table:table-cell>
          <table:table-cell/>
        </table:table-row>
        <table:table-row table:style-name="ro2">
          <table:table-cell office:value-type="float" office:value="77139577" calcext:value-type="float">
            <text:p>7713957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4482404163" calcext:value-type="float">
            <text:p>4482404163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0691608" calcext:value-type="float">
            <text:p>5069160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009832334" calcext:value-type="float">
            <text:p>3009832334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2738303" calcext:value-type="float">
            <text:p>52738303</text:p>
          </table:table-cell>
          <table:table-cell table:style-name="ce35" table:formula="of:=[.J44]" office:value-type="float" office:value="35117557" calcext:value-type="float">
            <text:p>3511755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5529" calcext:value-type="float">
            <text:p>15529</text:p>
          </table:table-cell>
          <table:table-cell table:style-name="ce35" table:formula="of:=[.J45]" office:value-type="float" office:value="8668" calcext:value-type="float">
            <text:p>8668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19793171" calcext:value-type="float">
            <text:p>119793171</text:p>
          </table:table-cell>
          <table:table-cell table:style-name="ce35" table:formula="of:=[.J46]" office:value-type="float" office:value="79384689" calcext:value-type="float">
            <text:p>7938468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51866" calcext:value-type="float">
            <text:p>51866</text:p>
          </table:table-cell>
          <table:table-cell table:style-name="ce35" table:formula="of:=[.J47]" office:value-type="float" office:value="29333" calcext:value-type="float">
            <text:p>29333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88482842500" calcext:value-type="float">
            <text:p>88482842500</text:p>
          </table:table-cell>
          <table:table-cell table:style-name="ce35" table:formula="of:=[.J48]" office:value-type="float" office:value="58828279891" calcext:value-type="float">
            <text:p>58828279891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240970427540" calcext:value-type="float">
            <text:p>240970427540</text:p>
          </table:table-cell>
          <table:table-cell table:style-name="ce35" table:formula="of:=[.J49]" office:value-type="float" office:value="160524256259" calcext:value-type="float">
            <text:p>160524256259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4477896471" calcext:value-type="float">
            <text:p>447789647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42" calcext:value-type="float">
            <text:p>274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136" calcext:value-type="percentage">
            <text:p>11.36%</text:p>
          </table:table-cell>
          <table:table-cell office:value-type="float" office:value="3008303680" calcext:value-type="float">
            <text:p>3008303680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64481200" calcext:value-type="float">
            <text:p>64481200</text:p>
          </table:table-cell>
          <table:table-cell table:style-name="ce35" table:formula="of:=[.J54]" office:value-type="float" office:value="42643949" calcext:value-type="float">
            <text:p>4264394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42060" calcext:value-type="float">
            <text:p>42060</text:p>
          </table:table-cell>
          <table:table-cell table:style-name="ce35" table:formula="of:=[.J55]" office:value-type="float" office:value="31944" calcext:value-type="float">
            <text:p>3194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41636604" calcext:value-type="float">
            <text:p>141636604</text:p>
          </table:table-cell>
          <table:table-cell table:style-name="ce35" table:formula="of:=[.J56]" office:value-type="float" office:value="93543489" calcext:value-type="float">
            <text:p>93543489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167681" calcext:value-type="float">
            <text:p>167681</text:p>
          </table:table-cell>
          <table:table-cell table:style-name="ce35" table:formula="of:=[.J57]" office:value-type="float" office:value="138747" calcext:value-type="float">
            <text:p>138747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18216195536" calcext:value-type="float">
            <text:p>118216195536</text:p>
          </table:table-cell>
          <table:table-cell table:style-name="ce35" table:formula="of:=[.J58]" office:value-type="float" office:value="78638271770" calcext:value-type="float">
            <text:p>7863827177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323283659972" calcext:value-type="float">
            <text:p>323283659972</text:p>
          </table:table-cell>
          <table:table-cell table:style-name="ce35" table:formula="of:=[.J59]" office:value-type="float" office:value="215369711262" calcext:value-type="float">
            <text:p>215369711262</text:p>
          </table:table-cell>
          <table:table-cell/>
        </table:table-row>
        <table:table-row table:style-name="ro2">
          <table:table-cell office:value-type="float" office:value="39136832479" calcext:value-type="float">
            <text:p>3913683247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13746135" calcext:value-type="float">
            <text:p>6713746135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25979230974" calcext:value-type="float">
            <text:p>2597923097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509844526" calcext:value-type="float">
            <text:p>4509844526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73842252" calcext:value-type="float">
            <text:p>73842252</text:p>
          </table:table-cell>
          <table:table-cell table:style-name="ce35" table:formula="of:=[.J64]" office:value-type="float" office:value="51542345" calcext:value-type="float">
            <text:p>5154234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92872" calcext:value-type="float">
            <text:p>92872</text:p>
          </table:table-cell>
          <table:table-cell table:style-name="ce35" table:formula="of:=[.J65]" office:value-type="float" office:value="78500" calcext:value-type="float">
            <text:p>7850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59919663" calcext:value-type="float">
            <text:p>159919663</text:p>
          </table:table-cell>
          <table:table-cell table:style-name="ce35" table:formula="of:=[.J66]" office:value-type="float" office:value="108713209" calcext:value-type="float">
            <text:p>108713209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08871" calcext:value-type="float">
            <text:p>408871</text:p>
          </table:table-cell>
          <table:table-cell table:style-name="ce35" table:formula="of:=[.J67]" office:value-type="float" office:value="313303" calcext:value-type="float">
            <text:p>313303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148365762369" calcext:value-type="float">
            <text:p>148365762369</text:p>
          </table:table-cell>
          <table:table-cell table:style-name="ce35" table:formula="of:=[.J68]" office:value-type="float" office:value="98707952519" calcext:value-type="float">
            <text:p>98707952519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406969905587" calcext:value-type="float">
            <text:p>406969905587</text:p>
          </table:table-cell>
          <table:table-cell table:style-name="ce35" table:formula="of:=[.J69]" office:value-type="float" office:value="271140550552" calcext:value-type="float">
            <text:p>271140550552</text:p>
          </table:table-cell>
          <table:table-cell/>
        </table:table-row>
        <table:table-row table:style-name="ro2">
          <table:table-cell office:value-type="float" office:value="104853362080" calcext:value-type="float">
            <text:p>10485336208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949418582" calcext:value-type="float">
            <text:p>8949418582</text:p>
          </table:table-cell>
          <table:table-cell office:value-type="float" office:value="66.63" calcext:value-type="float">
            <text:p>66.63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9832071573" calcext:value-type="float">
            <text:p>6983207157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009621764" calcext:value-type="float">
            <text:p>6009621764</text:p>
          </table:table-cell>
          <table:table-cell office:value-type="float" office:value="66.65" calcext:value-type="float">
            <text:p>66.65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81275698" calcext:value-type="float">
            <text:p>81275698</text:p>
          </table:table-cell>
          <table:table-cell table:style-name="ce35" table:formula="of:=[.J74]" office:value-type="float" office:value="54838741" calcext:value-type="float">
            <text:p>5483874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19739" calcext:value-type="float">
            <text:p>219739</text:p>
          </table:table-cell>
          <table:table-cell table:style-name="ce35" table:formula="of:=[.J75]" office:value-type="float" office:value="157148" calcext:value-type="float">
            <text:p>15714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83725275" calcext:value-type="float">
            <text:p>183725275</text:p>
          </table:table-cell>
          <table:table-cell table:style-name="ce35" table:formula="of:=[.J76]" office:value-type="float" office:value="123705076" calcext:value-type="float">
            <text:p>123705076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988522" calcext:value-type="float">
            <text:p>988522</text:p>
          </table:table-cell>
          <table:table-cell table:style-name="ce35" table:formula="of:=[.J77]" office:value-type="float" office:value="638508" calcext:value-type="float">
            <text:p>63850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87274293007" calcext:value-type="float">
            <text:p>187274293007</text:p>
          </table:table-cell>
          <table:table-cell table:style-name="ce35" table:formula="of:=[.J78]" office:value-type="float" office:value="124540804172" calcext:value-type="float">
            <text:p>124540804172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514653705506" calcext:value-type="float">
            <text:p>514653705506</text:p>
          </table:table-cell>
          <table:table-cell table:style-name="ce35" table:formula="of:=[.J79]" office:value-type="float" office:value="342916661462" calcext:value-type="float">
            <text:p>34291666146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3684916" calcext:value-type="float">
            <text:p>103684916</text:p>
          </table:table-cell>
          <table:table-cell table:style-name="ce35" table:formula="of:=[.J84]" office:value-type="float" office:value="71526814" calcext:value-type="float">
            <text:p>715268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435108" calcext:value-type="float">
            <text:p>435108</text:p>
          </table:table-cell>
          <table:table-cell table:style-name="ce35" table:formula="of:=[.J85]" office:value-type="float" office:value="293174" calcext:value-type="float">
            <text:p>29317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213716304" calcext:value-type="float">
            <text:p>213716304</text:p>
          </table:table-cell>
          <table:table-cell table:style-name="ce35" table:formula="of:=[.J86]" office:value-type="float" office:value="139050130" calcext:value-type="float">
            <text:p>13905013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1814324" calcext:value-type="float">
            <text:p>1814324</text:p>
          </table:table-cell>
          <table:table-cell table:style-name="ce35" table:formula="of:=[.J87]" office:value-type="float" office:value="1295052" calcext:value-type="float">
            <text:p>129505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235209665647" calcext:value-type="float">
            <text:p>235209665647</text:p>
          </table:table-cell>
          <table:table-cell table:style-name="ce35" table:formula="of:=[.J88]" office:value-type="float" office:value="156533623131" calcext:value-type="float">
            <text:p>156533623131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647598786142" calcext:value-type="float">
            <text:p>647598786142</text:p>
          </table:table-cell>
          <table:table-cell table:style-name="ce35" table:formula="of:=[.J89]" office:value-type="float" office:value="431503887081" calcext:value-type="float">
            <text:p>431503887081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07659291" calcext:value-type="float">
            <text:p>107659291</text:p>
          </table:table-cell>
          <table:table-cell table:style-name="ce35" table:formula="of:=[.J94]" office:value-type="float" office:value="71651472" calcext:value-type="float">
            <text:p>7165147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945433" calcext:value-type="float">
            <text:p>945433</text:p>
          </table:table-cell>
          <table:table-cell table:style-name="ce35" table:formula="of:=[.J95]" office:value-type="float" office:value="681407" calcext:value-type="float">
            <text:p>681407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227390413" calcext:value-type="float">
            <text:p>227390413</text:p>
          </table:table-cell>
          <table:table-cell table:style-name="ce35" table:formula="of:=[.J96]" office:value-type="float" office:value="152541228" calcext:value-type="float">
            <text:p>15254122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3949590" calcext:value-type="float">
            <text:p>3949590</text:p>
          </table:table-cell>
          <table:table-cell table:style-name="ce35" table:formula="of:=[.J97]" office:value-type="float" office:value="2703615" calcext:value-type="float">
            <text:p>270361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273910771182" calcext:value-type="float">
            <text:p>273910771182</text:p>
          </table:table-cell>
          <table:table-cell table:style-name="ce35" table:formula="of:=[.J98]" office:value-type="float" office:value="182359272510" calcext:value-type="float">
            <text:p>18235927251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755471759547" calcext:value-type="float">
            <text:p>755471759547</text:p>
          </table:table-cell>
          <table:table-cell table:style-name="ce35" table:formula="of:=[.J99]" office:value-type="float" office:value="503347120909" calcext:value-type="float">
            <text:p>503347120909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5:16:4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20:1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4680726" calcext:value-type="float">
            <text:p>4468072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4468344034" calcext:value-type="float">
            <text:p>14468344034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29498622" calcext:value-type="float">
            <text:p>2949862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8408631255" calcext:value-type="float">
            <text:p>8408631255</text:p>
          </table:table-cell>
          <table:table-cell office:value-type="float" office:value="66.62" calcext:value-type="float">
            <text:p>66.62</text:p>
          </table:table-cell>
          <table:table-cell table:number-columns-repeated="40"/>
        </table:table-row>
        <table:table-row table:style-name="ro2">
          <table:table-cell office:value-type="float" office:value="5560" calcext:value-type="float">
            <text:p>556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14474074365" calcext:value-type="float">
            <text:p>14474074365</text:p>
          </table:table-cell>
          <table:table-cell office:value-type="float" office:value="66.67" calcext:value-type="float">
            <text:p>66.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618" calcext:value-type="float">
            <text:p>36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61" calcext:value-type="percentage">
            <text:p>11.61%</text:p>
          </table:table-cell>
          <table:table-cell office:value-type="float" office:value="8413317492" calcext:value-type="float">
            <text:p>841331749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96862734" calcext:value-type="float">
            <text:p>9686273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7240208453" calcext:value-type="float">
            <text:p>724020845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4219815" calcext:value-type="float">
            <text:p>6421981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4212561203" calcext:value-type="float">
            <text:p>4212561203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16856" calcext:value-type="float">
            <text:p>1685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13" calcext:value-type="percentage">
            <text:p>8.13%</text:p>
          </table:table-cell>
          <table:table-cell office:value-type="float" office:value="7234478121" calcext:value-type="float">
            <text:p>7234478121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4083" calcext:value-type="float">
            <text:p>140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64" calcext:value-type="percentage">
            <text:p>12.64%</text:p>
          </table:table-cell>
          <table:table-cell office:value-type="float" office:value="4207874966" calcext:value-type="float">
            <text:p>420787496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0813797871" calcext:value-type="float">
            <text:p>608137978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850376463" calcext:value-type="float">
            <text:p>10850376463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40409814090" calcext:value-type="float">
            <text:p>404098140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10142437" calcext:value-type="float">
            <text:p>631014243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64542655186" calcext:value-type="float">
            <text:p>1645426551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4466205254" calcext:value-type="float">
            <text:p>14466205254</text:p>
          </table:table-cell>
          <table:table-cell office:value-type="float" office:value="66.64" calcext:value-type="float">
            <text:p>66.64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9609150467" calcext:value-type="float">
            <text:p>10960915046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410636484" calcext:value-type="float">
            <text:p>8410636484</text:p>
          </table:table-cell>
          <table:table-cell office:value-type="float" office:value="66.64" calcext:value-type="float">
            <text:p>66.64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22:2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27:2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2738303" calcext:value-type="float">
            <text:p>5273830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20091488862" calcext:value-type="float">
            <text:p>20091488862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35117557" calcext:value-type="float">
            <text:p>3511755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2533577850" calcext:value-type="float">
            <text:p>12533577850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15529" calcext:value-type="float">
            <text:p>1552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87" calcext:value-type="percentage">
            <text:p>5.87%</text:p>
          </table:table-cell>
          <table:table-cell office:value-type="float" office:value="20095229893" calcext:value-type="float">
            <text:p>20095229893</text:p>
          </table:table-cell>
          <table:table-cell office:value-type="float" office:value="66.66" calcext:value-type="float">
            <text:p>66.6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668" calcext:value-type="float">
            <text:p>866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12537987692" calcext:value-type="float">
            <text:p>1253798769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9793171" calcext:value-type="float">
            <text:p>11979317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10052907962" calcext:value-type="float">
            <text:p>10052907962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79384689" calcext:value-type="float">
            <text:p>7938468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6275450180" calcext:value-type="float">
            <text:p>6275450180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51866" calcext:value-type="float">
            <text:p>5186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33" calcext:value-type="percentage">
            <text:p>12.33%</text:p>
          </table:table-cell>
          <table:table-cell office:value-type="float" office:value="10049166931" calcext:value-type="float">
            <text:p>1004916693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9333" calcext:value-type="float">
            <text:p>2933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36" calcext:value-type="percentage">
            <text:p>9.36%</text:p>
          </table:table-cell>
          <table:table-cell office:value-type="float" office:value="6271040339" calcext:value-type="float">
            <text:p>627104033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8482842500" calcext:value-type="float">
            <text:p>884828425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5071713021" calcext:value-type="float">
            <text:p>1507171302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828279891" calcext:value-type="float">
            <text:p>5882827989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9403722716" calcext:value-type="float">
            <text:p>940372271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40970427540" calcext:value-type="float">
            <text:p>2409704275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092435691" calcext:value-type="float">
            <text:p>20092435691</text:p>
          </table:table-cell>
          <table:table-cell office:value-type="float" office:value="66.65" calcext:value-type="float">
            <text:p>66.65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60524256259" calcext:value-type="float">
            <text:p>16052425625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2535417522" calcext:value-type="float">
            <text:p>12535417522</text:p>
          </table:table-cell>
          <table:table-cell office:value-type="float" office:value="66.65" calcext:value-type="float">
            <text:p>66.65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30:3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36:5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4481200" calcext:value-type="float">
            <text:p>6448120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25078827539" calcext:value-type="float">
            <text:p>25078827539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2643949" calcext:value-type="float">
            <text:p>4264394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6602736454" calcext:value-type="float">
            <text:p>16602736454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42060" calcext:value-type="float">
            <text:p>4206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25082311179" calcext:value-type="float">
            <text:p>25082311179</text:p>
          </table:table-cell>
          <table:table-cell office:value-type="float" office:value="66.66" calcext:value-type="float">
            <text:p>66.6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1944" calcext:value-type="float">
            <text:p>319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69" calcext:value-type="percentage">
            <text:p>7.69%</text:p>
          </table:table-cell>
          <table:table-cell office:value-type="float" office:value="16604741653" calcext:value-type="float">
            <text:p>16604741653</text:p>
          </table:table-cell>
          <table:table-cell office:value-type="float" office:value="66.65" calcext:value-type="float">
            <text:p>66.6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1636604" calcext:value-type="float">
            <text:p>1416366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2548576708" calcext:value-type="float">
            <text:p>1254857670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93543489" calcext:value-type="float">
            <text:p>9354348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8309113839" calcext:value-type="float">
            <text:p>8309113839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67681" calcext:value-type="float">
            <text:p>16768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12545093068" calcext:value-type="float">
            <text:p>1254509306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8747" calcext:value-type="float">
            <text:p>1387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25" calcext:value-type="percentage">
            <text:p>8.25%</text:p>
          </table:table-cell>
          <table:table-cell office:value-type="float" office:value="8307108640" calcext:value-type="float">
            <text:p>8307108640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18216195536" calcext:value-type="float">
            <text:p>11821619553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815691267" calcext:value-type="float">
            <text:p>18815691267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78638271770" calcext:value-type="float">
            <text:p>7863827177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2458659226" calcext:value-type="float">
            <text:p>12458659226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323283659972" calcext:value-type="float">
            <text:p>32328365997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083382123" calcext:value-type="float">
            <text:p>25083382123</text:p>
          </table:table-cell>
          <table:table-cell office:value-type="float" office:value="66.66" calcext:value-type="float">
            <text:p>66.66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15369711262" calcext:value-type="float">
            <text:p>2153697112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6607508507" calcext:value-type="float">
            <text:p>16607508507</text:p>
          </table:table-cell>
          <table:table-cell office:value-type="float" office:value="66.67" calcext:value-type="float">
            <text:p>66.67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41:0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48:5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3842252" calcext:value-type="float">
            <text:p>7384225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31550962626" calcext:value-type="float">
            <text:p>3155096262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1542345" calcext:value-type="float">
            <text:p>5154234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1029207291" calcext:value-type="float">
            <text:p>2102920729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2872" calcext:value-type="float">
            <text:p>9287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08" calcext:value-type="percentage">
            <text:p>7.08%</text:p>
          </table:table-cell>
          <table:table-cell office:value-type="float" office:value="31555096093" calcext:value-type="float">
            <text:p>31555096093</text:p>
          </table:table-cell>
          <table:table-cell office:value-type="float" office:value="66.67" calcext:value-type="float">
            <text:p>66.6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78500" calcext:value-type="float">
            <text:p>785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32" calcext:value-type="percentage">
            <text:p>7.32%</text:p>
          </table:table-cell>
          <table:table-cell office:value-type="float" office:value="21032815062" calcext:value-type="float">
            <text:p>21032815062</text:p>
          </table:table-cell>
          <table:table-cell office:value-type="float" office:value="66.67" calcext:value-type="float">
            <text:p>66.6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59919663" calcext:value-type="float">
            <text:p>15991966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5781601821" calcext:value-type="float">
            <text:p>1578160182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08713209" calcext:value-type="float">
            <text:p>10871320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10519844474" calcext:value-type="float">
            <text:p>1051984447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08871" calcext:value-type="float">
            <text:p>40887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15777468354" calcext:value-type="float">
            <text:p>15777468354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313303" calcext:value-type="float">
            <text:p>31330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10516236702" calcext:value-type="float">
            <text:p>10516236702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48365762369" calcext:value-type="float">
            <text:p>1483657623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3665129031" calcext:value-type="float">
            <text:p>2366512903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8707952519" calcext:value-type="float">
            <text:p>9870795251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5773970713" calcext:value-type="float">
            <text:p>15773970713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06969905587" calcext:value-type="float">
            <text:p>40696990558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551464698" calcext:value-type="float">
            <text:p>3155146469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71140550552" calcext:value-type="float">
            <text:p>27114055055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030646180" calcext:value-type="float">
            <text:p>21030646180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54:0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04:0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275698" calcext:value-type="float">
            <text:p>8127569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39931830759" calcext:value-type="float">
            <text:p>39931830759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4838741" calcext:value-type="float">
            <text:p>5483874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26453872800" calcext:value-type="float">
            <text:p>26453872800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19739" calcext:value-type="float">
            <text:p>21973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39936939646" calcext:value-type="float">
            <text:p>39936939646</text:p>
          </table:table-cell>
          <table:table-cell office:value-type="float" office:value="66.67" calcext:value-type="float">
            <text:p>66.6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57148" calcext:value-type="float">
            <text:p>15714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396" calcext:value-type="percentage">
            <text:p>13.96%</text:p>
          </table:table-cell>
          <table:table-cell office:value-type="float" office:value="26458641541" calcext:value-type="float">
            <text:p>26458641541</text:p>
          </table:table-cell>
          <table:table-cell office:value-type="float" office:value="66.66" calcext:value-type="float">
            <text:p>66.6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3725275" calcext:value-type="float">
            <text:p>18372527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9974092568" calcext:value-type="float">
            <text:p>1997409256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3705076" calcext:value-type="float">
            <text:p>12370507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13238234665" calcext:value-type="float">
            <text:p>1323823466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988522" calcext:value-type="float">
            <text:p>98852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19968983681" calcext:value-type="float">
            <text:p>19968983681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638508" calcext:value-type="float">
            <text:p>6385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01" calcext:value-type="percentage">
            <text:p>9.01%</text:p>
          </table:table-cell>
          <table:table-cell office:value-type="float" office:value="13233465924" calcext:value-type="float">
            <text:p>1323346592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7274293007" calcext:value-type="float">
            <text:p>18727429300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9950833084" calcext:value-type="float">
            <text:p>2995083308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4540804172" calcext:value-type="float">
            <text:p>1245408041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9846436531" calcext:value-type="float">
            <text:p>1984643653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14653705506" calcext:value-type="float">
            <text:p>51465370550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9932361837" calcext:value-type="float">
            <text:p>39932361837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42916661462" calcext:value-type="float">
            <text:p>3429166614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6456172114" calcext:value-type="float">
            <text:p>26456172114</text:p>
          </table:table-cell>
          <table:table-cell office:value-type="float" office:value="66.65" calcext:value-type="float">
            <text:p>66.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6:10:4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23:2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3684916" calcext:value-type="float">
            <text:p>10368491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50550853946" calcext:value-type="float">
            <text:p>5055085394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526814" calcext:value-type="float">
            <text:p>7152681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32810746347" calcext:value-type="float">
            <text:p>3281074634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435108" calcext:value-type="float">
            <text:p>43510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50551566437" calcext:value-type="float">
            <text:p>50551566437</text:p>
          </table:table-cell>
          <table:table-cell office:value-type="float" office:value="66.66" calcext:value-type="float">
            <text:p>66.6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3174" calcext:value-type="float">
            <text:p>29317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32812627454" calcext:value-type="float">
            <text:p>32812627454</text:p>
          </table:table-cell>
          <table:table-cell office:value-type="float" office:value="66.66" calcext:value-type="float">
            <text:p>66.66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13716304" calcext:value-type="float">
            <text:p>2137163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25282119183" calcext:value-type="float">
            <text:p>252821191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9050130" calcext:value-type="float">
            <text:p>13905013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6409534804" calcext:value-type="float">
            <text:p>1640953480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14324" calcext:value-type="float">
            <text:p>181432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25281406692" calcext:value-type="float">
            <text:p>2528140669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95052" calcext:value-type="float">
            <text:p>129505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6407653696" calcext:value-type="float">
            <text:p>1640765369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35209665647" calcext:value-type="float">
            <text:p>23520966564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7918973066" calcext:value-type="float">
            <text:p>3791897306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6533623131" calcext:value-type="float">
            <text:p>15653362313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4610400591" calcext:value-type="float">
            <text:p>2461040059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647598786142" calcext:value-type="float">
            <text:p>64759878614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0552904312" calcext:value-type="float">
            <text:p>50552904312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31503887081" calcext:value-type="float">
            <text:p>43150388708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2811470901" calcext:value-type="float">
            <text:p>32811470901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6:31:3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46:3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659291" calcext:value-type="float">
            <text:p>10765929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60097852548" calcext:value-type="float">
            <text:p>6009785254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651472" calcext:value-type="float">
            <text:p>7165147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40125271797" calcext:value-type="float">
            <text:p>4012527179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45433" calcext:value-type="float">
            <text:p>94543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95" calcext:value-type="percentage">
            <text:p>3.95%</text:p>
          </table:table-cell>
          <table:table-cell office:value-type="float" office:value="60099702319" calcext:value-type="float">
            <text:p>60099702319</text:p>
          </table:table-cell>
          <table:table-cell office:value-type="float" office:value="66.66" calcext:value-type="float">
            <text:p>66.6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81407" calcext:value-type="float">
            <text:p>68140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40129492744" calcext:value-type="float">
            <text:p>40129492744</text:p>
          </table:table-cell>
          <table:table-cell office:value-type="float" office:value="66.67" calcext:value-type="float">
            <text:p>66.6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27390413" calcext:value-type="float">
            <text:p>22739041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30058128664" calcext:value-type="float">
            <text:p>3005812866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52541228" calcext:value-type="float">
            <text:p>15254122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20069357235" calcext:value-type="float">
            <text:p>2006935723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949590" calcext:value-type="float">
            <text:p>39495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30056278893" calcext:value-type="float">
            <text:p>3005627889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03615" calcext:value-type="float">
            <text:p>270361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0065136288" calcext:value-type="float">
            <text:p>20065136288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273910771182" calcext:value-type="float">
            <text:p>27391077118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5080763099" calcext:value-type="float">
            <text:p>4508076309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2359272510" calcext:value-type="float">
            <text:p>18235927251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0095679704" calcext:value-type="float">
            <text:p>3009567970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755471759547" calcext:value-type="float">
            <text:p>75547175954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0101967377" calcext:value-type="float">
            <text:p>60101967377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03347120909" calcext:value-type="float">
            <text:p>5033471209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0125129299" calcext:value-type="float">
            <text:p>40125129299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2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6:56:3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57:0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798368" calcext:value-type="float">
            <text:p>1279836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530961280" calcext:value-type="float">
            <text:p>1530961280</text:p>
          </table:table-cell>
          <table:table-cell office:value-type="float" office:value="66.55" calcext:value-type="float">
            <text:p>66.55</text:p>
          </table:table-cell>
          <table:table-cell table:number-columns-repeated="3"/>
          <table:table-cell office:value-type="float" office:value="8506798" calcext:value-type="float">
            <text:p>850679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044440049" calcext:value-type="float">
            <text:p>1044440049</text:p>
          </table:table-cell>
          <table:table-cell office:value-type="float" office:value="66.2" calcext:value-type="float">
            <text:p>66.2</text:p>
          </table:table-cell>
          <table:table-cell table:number-columns-repeated="40"/>
        </table:table-row>
        <table:table-row table:style-name="ro2">
          <table:table-cell office:value-type="float" office:value="854" calcext:value-type="float">
            <text:p>85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46" calcext:value-type="percentage">
            <text:p>7.46%</text:p>
          </table:table-cell>
          <table:table-cell office:value-type="float" office:value="1532884449" calcext:value-type="float">
            <text:p>1532884449</text:p>
          </table:table-cell>
          <table:table-cell office:value-type="float" office:value="66.63" calcext:value-type="float">
            <text:p>66.6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031" calcext:value-type="percentage">
            <text:p>10.31%</text:p>
          </table:table-cell>
          <table:table-cell office:value-type="float" office:value="1047709832" calcext:value-type="float">
            <text:p>1047709832</text:p>
          </table:table-cell>
          <table:table-cell office:value-type="float" office:value="66.41" calcext:value-type="float">
            <text:p>66.4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615001" calcext:value-type="float">
            <text:p>1861500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769552897" calcext:value-type="float">
            <text:p>769552897</text:p>
          </table:table-cell>
          <table:table-cell office:value-type="float" office:value="33.45" calcext:value-type="float">
            <text:p>33.45</text:p>
          </table:table-cell>
          <table:table-cell table:number-columns-repeated="3"/>
          <table:table-cell office:value-type="float" office:value="12210637" calcext:value-type="float">
            <text:p>1221063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533312553" calcext:value-type="float">
            <text:p>533312553</text:p>
          </table:table-cell>
          <table:table-cell office:value-type="float" office:value="33.8" calcext:value-type="float">
            <text:p>33.8</text:p>
          </table:table-cell>
          <table:table-cell table:number-columns-repeated="40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632" calcext:value-type="percentage">
            <text:p>26.32%</text:p>
          </table:table-cell>
          <table:table-cell office:value-type="float" office:value="767629728" calcext:value-type="float">
            <text:p>767629728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447" calcext:value-type="percentage">
            <text:p>34.47%</text:p>
          </table:table-cell>
          <table:table-cell office:value-type="float" office:value="530042770" calcext:value-type="float">
            <text:p>530042770</text:p>
          </table:table-cell>
          <table:table-cell office:value-type="float" office:value="33.59" calcext:value-type="float">
            <text:p>33.59</text:p>
          </table:table-cell>
          <table:table-cell table:number-columns-repeated="40"/>
        </table:table-row>
        <table:table-row table:style-name="ro2">
          <table:table-cell office:value-type="float" office:value="7439824525" calcext:value-type="float">
            <text:p>743982452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149621192" calcext:value-type="float">
            <text:p>1149621192</text:p>
          </table:table-cell>
          <table:table-cell office:value-type="float" office:value="49.97" calcext:value-type="float">
            <text:p>49.97</text:p>
          </table:table-cell>
          <table:table-cell table:number-columns-repeated="3"/>
          <table:table-cell office:value-type="float" office:value="4946332969" calcext:value-type="float">
            <text:p>49463329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790477701" calcext:value-type="float">
            <text:p>790477701</text:p>
          </table:table-cell>
          <table:table-cell office:value-type="float" office:value="50.1" calcext:value-type="float">
            <text:p>50.1</text:p>
          </table:table-cell>
          <table:table-cell table:number-columns-repeated="40"/>
        </table:table-row>
        <table:table-row table:style-name="ro2">
          <table:table-cell office:value-type="float" office:value="14301543368" calcext:value-type="float">
            <text:p>1430154336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531297805" calcext:value-type="float">
            <text:p>1531297805</text:p>
          </table:table-cell>
          <table:table-cell office:value-type="float" office:value="66.56" calcext:value-type="float">
            <text:p>66.5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9493379255" calcext:value-type="float">
            <text:p>949337925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047938117" calcext:value-type="float">
            <text:p>1047938117</text:p>
          </table:table-cell>
          <table:table-cell office:value-type="float" office:value="66.42" calcext:value-type="float">
            <text:p>66.42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6:57:1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58:2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3772590" calcext:value-type="float">
            <text:p>2377259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4232850591" calcext:value-type="float">
            <text:p>4232850591</text:p>
          </table:table-cell>
          <table:table-cell office:value-type="float" office:value="66.59" calcext:value-type="float">
            <text:p>66.59</text:p>
          </table:table-cell>
          <table:table-cell table:number-columns-repeated="3"/>
          <table:table-cell office:value-type="float" office:value="15853728" calcext:value-type="float">
            <text:p>1585372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2764329777" calcext:value-type="float">
            <text:p>2764329777</text:p>
          </table:table-cell>
          <table:table-cell office:value-type="float" office:value="66.6" calcext:value-type="float">
            <text:p>66.6</text:p>
          </table:table-cell>
          <table:table-cell table:number-columns-repeated="40"/>
        </table:table-row>
        <table:table-row table:style-name="ro2"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75" calcext:value-type="percentage">
            <text:p>5.75%</text:p>
          </table:table-cell>
          <table:table-cell office:value-type="float" office:value="4236459660" calcext:value-type="float">
            <text:p>4236459660</text:p>
          </table:table-cell>
          <table:table-cell office:value-type="float" office:value="66.65" calcext:value-type="float">
            <text:p>66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0613" calcext:value-type="float">
            <text:p>3061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6486" calcext:value-type="percentage">
            <text:p>64.86%</text:p>
          </table:table-cell>
          <table:table-cell office:value-type="float" office:value="2765880741" calcext:value-type="float">
            <text:p>2765880741</text:p>
          </table:table-cell>
          <table:table-cell office:value-type="float" office:value="66.64" calcext:value-type="float">
            <text:p>66.6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7295399" calcext:value-type="float">
            <text:p>3729539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123510500" calcext:value-type="float">
            <text:p>2123510500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  <table:table-cell office:value-type="float" office:value="24761058" calcext:value-type="float">
            <text:p>2476105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386081061" calcext:value-type="float">
            <text:p>1386081061</text:p>
          </table:table-cell>
          <table:table-cell office:value-type="float" office:value="33.4" calcext:value-type="float">
            <text:p>33.4</text:p>
          </table:table-cell>
          <table:table-cell table:number-columns-repeated="40"/>
        </table:table-row>
        <table:table-row table:style-name="ro2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2119901431" calcext:value-type="float">
            <text:p>2119901431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2864" calcext:value-type="float">
            <text:p>6286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382" calcext:value-type="percentage">
            <text:p>73.82%</text:p>
          </table:table-cell>
          <table:table-cell office:value-type="float" office:value="1384530097" calcext:value-type="float">
            <text:p>1384530097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0981608991" calcext:value-type="float">
            <text:p>2098160899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177043598" calcext:value-type="float">
            <text:p>3177043598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13965962667" calcext:value-type="float">
            <text:p>1396596266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075504092" calcext:value-type="float">
            <text:p>2075504092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40508755250" calcext:value-type="float">
            <text:p>4050875525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233215837" calcext:value-type="float">
            <text:p>4233215837</text:p>
          </table:table-cell>
          <table:table-cell office:value-type="float" office:value="66.6" calcext:value-type="float">
            <text:p>66.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948472111" calcext:value-type="float">
            <text:p>2694847211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766074996" calcext:value-type="float">
            <text:p>2766074996</text:p>
          </table:table-cell>
          <table:table-cell office:value-type="float" office:value="66.65" calcext:value-type="float">
            <text:p>66.65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6:59:0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7:01:01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798368" calcext:value-type="float">
            <text:p>12798368</text:p>
          </table:table-cell>
          <table:table-cell table:style-name="ce35" table:formula="of:=[.J4]" office:value-type="float" office:value="8506798" calcext:value-type="float">
            <text:p>8506798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854" calcext:value-type="float">
            <text:p>854</text:p>
          </table:table-cell>
          <table:table-cell table:style-name="ce35" table:formula="of:=[.J5]" office:value-type="float" office:value="818" calcext:value-type="float">
            <text:p>81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18615001" calcext:value-type="float">
            <text:p>18615001</text:p>
          </table:table-cell>
          <table:table-cell table:style-name="ce35" table:formula="of:=[.J6]" office:value-type="float" office:value="12210637" calcext:value-type="float">
            <text:p>12210637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34" calcext:value-type="float">
            <text:p>34</text:p>
          </table:table-cell>
          <table:table-cell table:style-name="ce35" table:formula="of:=[.J7]" office:value-type="float" office:value="31" calcext:value-type="float">
            <text:p>31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439824525" calcext:value-type="float">
            <text:p>7439824525</text:p>
          </table:table-cell>
          <table:table-cell table:style-name="ce35" table:formula="of:=[.J8]" office:value-type="float" office:value="4946332969" calcext:value-type="float">
            <text:p>494633296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4301543368" calcext:value-type="float">
            <text:p>14301543368</text:p>
          </table:table-cell>
          <table:table-cell table:style-name="ce35" table:formula="of:=[.J9]" office:value-type="float" office:value="9493379255" calcext:value-type="float">
            <text:p>949337925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3772590" calcext:value-type="float">
            <text:p>23772590</text:p>
          </table:table-cell>
          <table:table-cell table:style-name="ce35" table:formula="of:=[.J14]" office:value-type="float" office:value="15853728" calcext:value-type="float">
            <text:p>15853728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956" calcext:value-type="float">
            <text:p>956</text:p>
          </table:table-cell>
          <table:table-cell table:style-name="ce35" table:formula="of:=[.J15]" office:value-type="float" office:value="30613" calcext:value-type="float">
            <text:p>30613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7295399" calcext:value-type="float">
            <text:p>37295399</text:p>
          </table:table-cell>
          <table:table-cell table:style-name="ce35" table:formula="of:=[.J16]" office:value-type="float" office:value="24761058" calcext:value-type="float">
            <text:p>2476105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266" calcext:value-type="float">
            <text:p>266</text:p>
          </table:table-cell>
          <table:table-cell table:style-name="ce35" table:formula="of:=[.J17]" office:value-type="float" office:value="62864" calcext:value-type="float">
            <text:p>6286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0981608991" calcext:value-type="float">
            <text:p>20981608991</text:p>
          </table:table-cell>
          <table:table-cell table:style-name="ce35" table:formula="of:=[.J18]" office:value-type="float" office:value="13965962667" calcext:value-type="float">
            <text:p>13965962667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40508755250" calcext:value-type="float">
            <text:p>40508755250</text:p>
          </table:table-cell>
          <table:table-cell table:style-name="ce35" table:formula="of:=[.J19]" office:value-type="float" office:value="26948472111" calcext:value-type="float">
            <text:p>26948472111</text:p>
          </table:table-cell>
          <table:table-cell/>
        </table:table-row>
        <table:table-row table:style-name="ro2">
          <table:table-cell office:value-type="float" office:value="35530727" calcext:value-type="float">
            <text:p>3553072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7847880567" calcext:value-type="float">
            <text:p>7847880567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23553988" calcext:value-type="float">
            <text:p>2355398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5100362741" calcext:value-type="float">
            <text:p>5100362741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5530727" calcext:value-type="float">
            <text:p>35530727</text:p>
          </table:table-cell>
          <table:table-cell table:style-name="ce35" table:formula="of:=[.J24]" office:value-type="float" office:value="23553988" calcext:value-type="float">
            <text:p>23553988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181103" calcext:value-type="float">
            <text:p>181103</text:p>
          </table:table-cell>
          <table:table-cell table:style-name="ce35" table:formula="of:=[.J25]" office:value-type="float" office:value="197826" calcext:value-type="float">
            <text:p>197826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50279249" calcext:value-type="float">
            <text:p>50279249</text:p>
          </table:table-cell>
          <table:table-cell table:style-name="ce35" table:formula="of:=[.J26]" office:value-type="float" office:value="33416874" calcext:value-type="float">
            <text:p>33416874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315575" calcext:value-type="float">
            <text:p>315575</text:p>
          </table:table-cell>
          <table:table-cell table:style-name="ce35" table:formula="of:=[.J27]" office:value-type="float" office:value="333947" calcext:value-type="float">
            <text:p>333947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38538454113" calcext:value-type="float">
            <text:p>38538454113</text:p>
          </table:table-cell>
          <table:table-cell table:style-name="ce35" table:formula="of:=[.J28]" office:value-type="float" office:value="25674692199" calcext:value-type="float">
            <text:p>25674692199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74872351987" calcext:value-type="float">
            <text:p>74872351987</text:p>
          </table:table-cell>
          <table:table-cell table:style-name="ce35" table:formula="of:=[.J29]" office:value-type="float" office:value="49852664682" calcext:value-type="float">
            <text:p>49852664682</text:p>
          </table:table-cell>
          <table:table-cell/>
        </table:table-row>
        <table:table-row table:style-name="ro2">
          <table:table-cell office:value-type="float" office:value="181103" calcext:value-type="float">
            <text:p>1811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699" calcext:value-type="percentage">
            <text:p>26.99%</text:p>
          </table:table-cell>
          <table:table-cell office:value-type="float" office:value="7849485044" calcext:value-type="float">
            <text:p>7849485044</text:p>
          </table:table-cell>
          <table:table-cell office:value-type="float" office:value="66.65" calcext:value-type="float">
            <text:p>66.65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97826" calcext:value-type="float">
            <text:p>19782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5101306486" calcext:value-type="float">
            <text:p>5101306486</text:p>
          </table:table-cell>
          <table:table-cell office:value-type="float" office:value="66.64" calcext:value-type="float">
            <text:p>66.64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5471013" calcext:value-type="float">
            <text:p>45471013</text:p>
          </table:table-cell>
          <table:table-cell table:style-name="ce35" table:formula="of:=[.J34]" office:value-type="float" office:value="30257680" calcext:value-type="float">
            <text:p>30257680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492783" calcext:value-type="float">
            <text:p>492783</text:p>
          </table:table-cell>
          <table:table-cell table:style-name="ce35" table:formula="of:=[.J35]" office:value-type="float" office:value="336411" calcext:value-type="float">
            <text:p>336411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62940294" calcext:value-type="float">
            <text:p>62940294</text:p>
          </table:table-cell>
          <table:table-cell table:style-name="ce35" table:formula="of:=[.J36]" office:value-type="float" office:value="41818148" calcext:value-type="float">
            <text:p>4181814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823744" calcext:value-type="float">
            <text:p>823744</text:p>
          </table:table-cell>
          <table:table-cell table:style-name="ce35" table:formula="of:=[.J37]" office:value-type="float" office:value="579296" calcext:value-type="float">
            <text:p>579296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59958113277" calcext:value-type="float">
            <text:p>59958113277</text:p>
          </table:table-cell>
          <table:table-cell table:style-name="ce35" table:formula="of:=[.J38]" office:value-type="float" office:value="39964344724" calcext:value-type="float">
            <text:p>39964344724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116850357672" calcext:value-type="float">
            <text:p>116850357672</text:p>
          </table:table-cell>
          <table:table-cell table:style-name="ce35" table:formula="of:=[.J39]" office:value-type="float" office:value="77819250881" calcext:value-type="float">
            <text:p>77819250881</text:p>
          </table:table-cell>
          <table:table-cell/>
        </table:table-row>
        <table:table-row table:style-name="ro2">
          <table:table-cell office:value-type="float" office:value="50279249" calcext:value-type="float">
            <text:p>5027924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3928975089" calcext:value-type="float">
            <text:p>392897508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33416874" calcext:value-type="float">
            <text:p>3341687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2554155027" calcext:value-type="float">
            <text:p>2554155027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4230835" calcext:value-type="float">
            <text:p>54230835</text:p>
          </table:table-cell>
          <table:table-cell table:style-name="ce35" table:formula="of:=[.J44]" office:value-type="float" office:value="35937202" calcext:value-type="float">
            <text:p>35937202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747124" calcext:value-type="float">
            <text:p>747124</text:p>
          </table:table-cell>
          <table:table-cell table:style-name="ce35" table:formula="of:=[.J45]" office:value-type="float" office:value="493500" calcext:value-type="float">
            <text:p>49350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75575938" calcext:value-type="float">
            <text:p>75575938</text:p>
          </table:table-cell>
          <table:table-cell table:style-name="ce35" table:formula="of:=[.J46]" office:value-type="float" office:value="50388289" calcext:value-type="float">
            <text:p>5038828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1301450" calcext:value-type="float">
            <text:p>1301450</text:p>
          </table:table-cell>
          <table:table-cell table:style-name="ce35" table:formula="of:=[.J47]" office:value-type="float" office:value="839225" calcext:value-type="float">
            <text:p>839225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87425172627" calcext:value-type="float">
            <text:p>87425172627</text:p>
          </table:table-cell>
          <table:table-cell table:style-name="ce35" table:formula="of:=[.J48]" office:value-type="float" office:value="58229570672" calcext:value-type="float">
            <text:p>58229570672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170474795772" calcext:value-type="float">
            <text:p>170474795772</text:p>
          </table:table-cell>
          <table:table-cell table:style-name="ce35" table:formula="of:=[.J49]" office:value-type="float" office:value="113541519657" calcext:value-type="float">
            <text:p>113541519657</text:p>
          </table:table-cell>
          <table:table-cell/>
        </table:table-row>
        <table:table-row table:style-name="ro2">
          <table:table-cell office:value-type="float" office:value="315575" calcext:value-type="float">
            <text:p>31557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74" calcext:value-type="percentage">
            <text:p>27.40%</text:p>
          </table:table-cell>
          <table:table-cell office:value-type="float" office:value="3927370613" calcext:value-type="float">
            <text:p>392737061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333947" calcext:value-type="float">
            <text:p>3339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2553211282" calcext:value-type="float">
            <text:p>2553211282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65771554" calcext:value-type="float">
            <text:p>65771554</text:p>
          </table:table-cell>
          <table:table-cell table:style-name="ce35" table:formula="of:=[.J54]" office:value-type="float" office:value="43674648" calcext:value-type="float">
            <text:p>43674648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100319" calcext:value-type="float">
            <text:p>1100319</text:p>
          </table:table-cell>
          <table:table-cell table:style-name="ce35" table:formula="of:=[.J55]" office:value-type="float" office:value="730094" calcext:value-type="float">
            <text:p>73009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88927743" calcext:value-type="float">
            <text:p>88927743</text:p>
          </table:table-cell>
          <table:table-cell table:style-name="ce35" table:formula="of:=[.J56]" office:value-type="float" office:value="58713278" calcext:value-type="float">
            <text:p>58713278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1846342" calcext:value-type="float">
            <text:p>1846342</text:p>
          </table:table-cell>
          <table:table-cell table:style-name="ce35" table:formula="of:=[.J57]" office:value-type="float" office:value="1218922" calcext:value-type="float">
            <text:p>1218922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16822496313" calcext:value-type="float">
            <text:p>116822496313</text:p>
          </table:table-cell>
          <table:table-cell table:style-name="ce35" table:formula="of:=[.J58]" office:value-type="float" office:value="77827895312" calcext:value-type="float">
            <text:p>77827895312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228089432639" calcext:value-type="float">
            <text:p>228089432639</text:p>
          </table:table-cell>
          <table:table-cell table:style-name="ce35" table:formula="of:=[.J59]" office:value-type="float" office:value="151913507301" calcext:value-type="float">
            <text:p>151913507301</text:p>
          </table:table-cell>
          <table:table-cell/>
        </table:table-row>
        <table:table-row table:style-name="ro2">
          <table:table-cell office:value-type="float" office:value="38538454113" calcext:value-type="float">
            <text:p>3853845411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5889615389" calcext:value-type="float">
            <text:p>5889615389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5674692199" calcext:value-type="float">
            <text:p>2567469219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828205959" calcext:value-type="float">
            <text:p>3828205959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76249383" calcext:value-type="float">
            <text:p>76249383</text:p>
          </table:table-cell>
          <table:table-cell table:style-name="ce35" table:formula="of:=[.J64]" office:value-type="float" office:value="50402891" calcext:value-type="float">
            <text:p>50402891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423235" calcext:value-type="float">
            <text:p>1423235</text:p>
          </table:table-cell>
          <table:table-cell table:style-name="ce35" table:formula="of:=[.J65]" office:value-type="float" office:value="971447" calcext:value-type="float">
            <text:p>971447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99925207" calcext:value-type="float">
            <text:p>99925207</text:p>
          </table:table-cell>
          <table:table-cell table:style-name="ce35" table:formula="of:=[.J66]" office:value-type="float" office:value="66366611" calcext:value-type="float">
            <text:p>66366611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2404311" calcext:value-type="float">
            <text:p>2404311</text:p>
          </table:table-cell>
          <table:table-cell table:style-name="ce35" table:formula="of:=[.J67]" office:value-type="float" office:value="1697993" calcext:value-type="float">
            <text:p>1697993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146844170588" calcext:value-type="float">
            <text:p>146844170588</text:p>
          </table:table-cell>
          <table:table-cell table:style-name="ce35" table:formula="of:=[.J68]" office:value-type="float" office:value="97820965852" calcext:value-type="float">
            <text:p>97820965852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286495497652" calcext:value-type="float">
            <text:p>286495497652</text:p>
          </table:table-cell>
          <table:table-cell table:style-name="ce35" table:formula="of:=[.J69]" office:value-type="float" office:value="190835965306" calcext:value-type="float">
            <text:p>190835965306</text:p>
          </table:table-cell>
          <table:table-cell/>
        </table:table-row>
        <table:table-row table:style-name="ro2">
          <table:table-cell office:value-type="float" office:value="74872351987" calcext:value-type="float">
            <text:p>7487235198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849626080" calcext:value-type="float">
            <text:p>7849626080</text:p>
          </table:table-cell>
          <table:table-cell office:value-type="float" office:value="66.65" calcext:value-type="float">
            <text:p>66.65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9852664682" calcext:value-type="float">
            <text:p>4985266468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00526101" calcext:value-type="float">
            <text:p>5100526101</text:p>
          </table:table-cell>
          <table:table-cell office:value-type="float" office:value="66.63" calcext:value-type="float">
            <text:p>66.63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83748379" calcext:value-type="float">
            <text:p>83748379</text:p>
          </table:table-cell>
          <table:table-cell table:style-name="ce35" table:formula="of:=[.J74]" office:value-type="float" office:value="55567132" calcext:value-type="float">
            <text:p>55567132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1776785" calcext:value-type="float">
            <text:p>1776785</text:p>
          </table:table-cell>
          <table:table-cell table:style-name="ce35" table:formula="of:=[.J75]" office:value-type="float" office:value="1133603" calcext:value-type="float">
            <text:p>1133603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12791595" calcext:value-type="float">
            <text:p>112791595</text:p>
          </table:table-cell>
          <table:table-cell table:style-name="ce35" table:formula="of:=[.J76]" office:value-type="float" office:value="74638109" calcext:value-type="float">
            <text:p>74638109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3268463" calcext:value-type="float">
            <text:p>3268463</text:p>
          </table:table-cell>
          <table:table-cell table:style-name="ce35" table:formula="of:=[.J77]" office:value-type="float" office:value="2254338" calcext:value-type="float">
            <text:p>225433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85382883089" calcext:value-type="float">
            <text:p>185382883089</text:p>
          </table:table-cell>
          <table:table-cell table:style-name="ce35" table:formula="of:=[.J78]" office:value-type="float" office:value="123502012307" calcext:value-type="float">
            <text:p>123502012307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361476143702" calcext:value-type="float">
            <text:p>361476143702</text:p>
          </table:table-cell>
          <table:table-cell table:style-name="ce35" table:formula="of:=[.J79]" office:value-type="float" office:value="240803858146" calcext:value-type="float">
            <text:p>24080385814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1531280" calcext:value-type="float">
            <text:p>101531280</text:p>
          </table:table-cell>
          <table:table-cell table:style-name="ce35" table:formula="of:=[.J84]" office:value-type="float" office:value="66559432" calcext:value-type="float">
            <text:p>66559432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2643826" calcext:value-type="float">
            <text:p>2643826</text:p>
          </table:table-cell>
          <table:table-cell table:style-name="ce35" table:formula="of:=[.J85]" office:value-type="float" office:value="1727832" calcext:value-type="float">
            <text:p>172783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30226784" calcext:value-type="float">
            <text:p>130226784</text:p>
          </table:table-cell>
          <table:table-cell table:style-name="ce35" table:formula="of:=[.J86]" office:value-type="float" office:value="84537320" calcext:value-type="float">
            <text:p>8453732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4961362" calcext:value-type="float">
            <text:p>4961362</text:p>
          </table:table-cell>
          <table:table-cell table:style-name="ce35" table:formula="of:=[.J87]" office:value-type="float" office:value="3302479" calcext:value-type="float">
            <text:p>3302479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232956317152" calcext:value-type="float">
            <text:p>232956317152</text:p>
          </table:table-cell>
          <table:table-cell table:style-name="ce35" table:formula="of:=[.J88]" office:value-type="float" office:value="155223750573" calcext:value-type="float">
            <text:p>155223750573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453958473720" calcext:value-type="float">
            <text:p>453958473720</text:p>
          </table:table-cell>
          <table:table-cell table:style-name="ce35" table:formula="of:=[.J89]" office:value-type="float" office:value="302427158657" calcext:value-type="float">
            <text:p>302427158657</text:p>
          </table:table-cell>
          <table:table-cell/>
        </table:table-row>
        <table:table-row table:style-name="ro2">
          <table:table-cell office:value-type="string" calcext:value-type="string">
            <text:p><text:s/>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11694488" calcext:value-type="float">
            <text:p>111694488</text:p>
          </table:table-cell>
          <table:table-cell table:style-name="ce35" table:formula="of:=[.J94]" office:value-type="float" office:value="73554174" calcext:value-type="float">
            <text:p>73554174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3429667" calcext:value-type="float">
            <text:p>3429667</text:p>
          </table:table-cell>
          <table:table-cell table:style-name="ce35" table:formula="of:=[.J95]" office:value-type="float" office:value="2231037" calcext:value-type="float">
            <text:p>2231037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41762292" calcext:value-type="float">
            <text:p>141762292</text:p>
          </table:table-cell>
          <table:table-cell table:style-name="ce35" table:formula="of:=[.J96]" office:value-type="float" office:value="95139390" calcext:value-type="float">
            <text:p>9513939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7010548" calcext:value-type="float">
            <text:p>7010548</text:p>
          </table:table-cell>
          <table:table-cell table:style-name="ce35" table:formula="of:=[.J97]" office:value-type="float" office:value="4548826" calcext:value-type="float">
            <text:p>4548826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271388138730" calcext:value-type="float">
            <text:p>271388138730</text:p>
          </table:table-cell>
          <table:table-cell table:style-name="ce35" table:formula="of:=[.J98]" office:value-type="float" office:value="180857839770" calcext:value-type="float">
            <text:p>18085783977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529092261369" calcext:value-type="float">
            <text:p>529092261369</text:p>
          </table:table-cell>
          <table:table-cell table:style-name="ce35" table:formula="of:=[.J99]" office:value-type="float" office:value="352510099340" calcext:value-type="float">
            <text:p>352510099340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7:02:1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7:05:1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5471013" calcext:value-type="float">
            <text:p>4547101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1780744470" calcext:value-type="float">
            <text:p>11780744470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30257680" calcext:value-type="float">
            <text:p>3025768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7975918819" calcext:value-type="float">
            <text:p>7975918819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492783" calcext:value-type="float">
            <text:p>49278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11781794863" calcext:value-type="float">
            <text:p>11781794863</text:p>
          </table:table-cell>
          <table:table-cell office:value-type="float" office:value="66.65" calcext:value-type="float">
            <text:p>66.6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36411" calcext:value-type="float">
            <text:p>33641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978443985" calcext:value-type="float">
            <text:p>7978443985</text:p>
          </table:table-cell>
          <table:table-cell office:value-type="float" office:value="66.65" calcext:value-type="float">
            <text:p>66.65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62940294" calcext:value-type="float">
            <text:p>6294029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5896579196" calcext:value-type="float">
            <text:p>5896579196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41818148" calcext:value-type="float">
            <text:p>4181814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3995367335" calcext:value-type="float">
            <text:p>3995367335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823744" calcext:value-type="float">
            <text:p>82374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5895528803" calcext:value-type="float">
            <text:p>589552880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79296" calcext:value-type="float">
            <text:p>57929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3992842170" calcext:value-type="float">
            <text:p>3992842170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59958113277" calcext:value-type="float">
            <text:p>5995811327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841192547" calcext:value-type="float">
            <text:p>8841192547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39964344724" calcext:value-type="float">
            <text:p>3996434472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5986243704" calcext:value-type="float">
            <text:p>5986243704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116850357672" calcext:value-type="float">
            <text:p>11685035767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1783940480" calcext:value-type="float">
            <text:p>11783940480</text:p>
          </table:table-cell>
          <table:table-cell office:value-type="float" office:value="66.66" calcext:value-type="float">
            <text:p>66.6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7819250881" calcext:value-type="float">
            <text:p>7781925088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977605330" calcext:value-type="float">
            <text:p>7977605330</text:p>
          </table:table-cell>
          <table:table-cell office:value-type="float" office:value="66.64" calcext:value-type="float">
            <text:p>66.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7:07:1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7:11:3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4230835" calcext:value-type="float">
            <text:p>5423083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7344634256" calcext:value-type="float">
            <text:p>17344634256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35937202" calcext:value-type="float">
            <text:p>3593720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11983049690" calcext:value-type="float">
            <text:p>11983049690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747124" calcext:value-type="float">
            <text:p>7471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7350449680" calcext:value-type="float">
            <text:p>17350449680</text:p>
          </table:table-cell>
          <table:table-cell office:value-type="float" office:value="66.66" calcext:value-type="float">
            <text:p>66.66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93500" calcext:value-type="float">
            <text:p>4935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1985748390" calcext:value-type="float">
            <text:p>11985748390</text:p>
          </table:table-cell>
          <table:table-cell office:value-type="float" office:value="66.66" calcext:value-type="float">
            <text:p>66.66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75575938" calcext:value-type="float">
            <text:p>7557593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8684113579" calcext:value-type="float">
            <text:p>868411357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50388289" calcext:value-type="float">
            <text:p>5038828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5997717781" calcext:value-type="float">
            <text:p>5997717781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301450" calcext:value-type="float">
            <text:p>130145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8678298155" calcext:value-type="float">
            <text:p>867829815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39225" calcext:value-type="float">
            <text:p>83922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5995019081" calcext:value-type="float">
            <text:p>599501908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7425172627" calcext:value-type="float">
            <text:p>8742517262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3013120679" calcext:value-type="float">
            <text:p>1301312067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229570672" calcext:value-type="float">
            <text:p>582295706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8991782936" calcext:value-type="float">
            <text:p>8991782936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170474795772" calcext:value-type="float">
            <text:p>17047479577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7346955614" calcext:value-type="float">
            <text:p>17346955614</text:p>
          </table:table-cell>
          <table:table-cell office:value-type="float" office:value="66.65" calcext:value-type="float">
            <text:p>66.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13541519657" calcext:value-type="float">
            <text:p>11354151965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1985480610" calcext:value-type="float">
            <text:p>11985480610</text:p>
          </table:table-cell>
          <table:table-cell office:value-type="float" office:value="66.66" calcext:value-type="float">
            <text:p>66.6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7:14:3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7:20:3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5771554" calcext:value-type="float">
            <text:p>6577155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24112266321" calcext:value-type="float">
            <text:p>24112266321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3674648" calcext:value-type="float">
            <text:p>4367464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5498915794" calcext:value-type="float">
            <text:p>15498915794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100319" calcext:value-type="float">
            <text:p>110031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24115443801" calcext:value-type="float">
            <text:p>24115443801</text:p>
          </table:table-cell>
          <table:table-cell office:value-type="float" office:value="66.66" calcext:value-type="float">
            <text:p>66.66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730094" calcext:value-type="float">
            <text:p>7300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15502113991" calcext:value-type="float">
            <text:p>15502113991</text:p>
          </table:table-cell>
          <table:table-cell office:value-type="float" office:value="66.67" calcext:value-type="float">
            <text:p>66.67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8927743" calcext:value-type="float">
            <text:p>8892774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2064561500" calcext:value-type="float">
            <text:p>12064561500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8713278" calcext:value-type="float">
            <text:p>5871327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7753938032" calcext:value-type="float">
            <text:p>7753938032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846342" calcext:value-type="float">
            <text:p>184634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12061384020" calcext:value-type="float">
            <text:p>1206138402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18922" calcext:value-type="float">
            <text:p>121892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7750739836" calcext:value-type="float">
            <text:p>7750739836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16822496313" calcext:value-type="float">
            <text:p>11682249631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8088246255" calcext:value-type="float">
            <text:p>1808824625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7827895312" calcext:value-type="float">
            <text:p>7782789531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1624909479" calcext:value-type="float">
            <text:p>11624909479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228089432639" calcext:value-type="float">
            <text:p>22808943263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4113410680" calcext:value-type="float">
            <text:p>24113410680</text:p>
          </table:table-cell>
          <table:table-cell office:value-type="float" office:value="66.65" calcext:value-type="float">
            <text:p>66.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1913507301" calcext:value-type="float">
            <text:p>15191350730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5497352246" calcext:value-type="float">
            <text:p>15497352246</text:p>
          </table:table-cell>
          <table:table-cell office:value-type="float" office:value="66.65" calcext:value-type="float">
            <text:p>66.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7:24:2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7:31:5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6249383" calcext:value-type="float">
            <text:p>7624938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29993387734" calcext:value-type="float">
            <text:p>29993387734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50402891" calcext:value-type="float">
            <text:p>5040289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20279912374" calcext:value-type="float">
            <text:p>20279912374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423235" calcext:value-type="float">
            <text:p>142323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29995295351" calcext:value-type="float">
            <text:p>29995295351</text:p>
          </table:table-cell>
          <table:table-cell office:value-type="float" office:value="66.66" calcext:value-type="float">
            <text:p>66.66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971447" calcext:value-type="float">
            <text:p>97144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20282765752" calcext:value-type="float">
            <text:p>2028276575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99925207" calcext:value-type="float">
            <text:p>9992520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5005815927" calcext:value-type="float">
            <text:p>15005815927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6366611" calcext:value-type="float">
            <text:p>6636661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10146758972" calcext:value-type="float">
            <text:p>10146758972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404311" calcext:value-type="float">
            <text:p>24043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15003908311" calcext:value-type="float">
            <text:p>1500390831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697993" calcext:value-type="float">
            <text:p>169799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10143905594" calcext:value-type="float">
            <text:p>1014390559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6844170588" calcext:value-type="float">
            <text:p>14684417058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2503341240" calcext:value-type="float">
            <text:p>2250334124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97820965852" calcext:value-type="float">
            <text:p>9782096585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5213857703" calcext:value-type="float">
            <text:p>15213857703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86495497652" calcext:value-type="float">
            <text:p>28649549765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9997873422" calcext:value-type="float">
            <text:p>2999787342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90835965306" calcext:value-type="float">
            <text:p>19083596530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0281450691" calcext:value-type="float">
            <text:p>20281450691</text:p>
          </table:table-cell>
          <table:table-cell office:value-type="float" office:value="66.66" calcext:value-type="float">
            <text:p>66.6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7:37:0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7:46:3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3748379" calcext:value-type="float">
            <text:p>8374837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37963775118" calcext:value-type="float">
            <text:p>3796377511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5567132" calcext:value-type="float">
            <text:p>5556713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24173589068" calcext:value-type="float">
            <text:p>24173589068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776785" calcext:value-type="float">
            <text:p>177678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37965349317" calcext:value-type="float">
            <text:p>37965349317</text:p>
          </table:table-cell>
          <table:table-cell office:value-type="float" office:value="66.66" calcext:value-type="float">
            <text:p>66.66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33603" calcext:value-type="float">
            <text:p>11336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24177220781" calcext:value-type="float">
            <text:p>24177220781</text:p>
          </table:table-cell>
          <table:table-cell office:value-type="float" office:value="66.67" calcext:value-type="float">
            <text:p>66.67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2791595" calcext:value-type="float">
            <text:p>11279159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8987787785" calcext:value-type="float">
            <text:p>1898778778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4638109" calcext:value-type="float">
            <text:p>7463810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2092495546" calcext:value-type="float">
            <text:p>1209249554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268463" calcext:value-type="float">
            <text:p>326846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8986213586" calcext:value-type="float">
            <text:p>1898621358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254338" calcext:value-type="float">
            <text:p>225433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2088863833" calcext:value-type="float">
            <text:p>12088863833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85382883089" calcext:value-type="float">
            <text:p>18538288308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8476522190" calcext:value-type="float">
            <text:p>2847652219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3502012307" calcext:value-type="float">
            <text:p>12350201230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8131045972" calcext:value-type="float">
            <text:p>18131045972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361476143702" calcext:value-type="float">
            <text:p>36147614370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7965387823" calcext:value-type="float">
            <text:p>37965387823</text:p>
          </table:table-cell>
          <table:table-cell office:value-type="float" office:value="66.66" calcext:value-type="float">
            <text:p>66.6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40803858146" calcext:value-type="float">
            <text:p>24080385814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4172803698" calcext:value-type="float">
            <text:p>24172803698</text:p>
          </table:table-cell>
          <table:table-cell office:value-type="float" office:value="66.65" calcext:value-type="float">
            <text:p>66.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7:52:3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04:3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1531280" calcext:value-type="float">
            <text:p>10153128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47713099688" calcext:value-type="float">
            <text:p>4771309968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66559432" calcext:value-type="float">
            <text:p>6655943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30478787974" calcext:value-type="float">
            <text:p>30478787974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2643826" calcext:value-type="float">
            <text:p>264382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47716163709" calcext:value-type="float">
            <text:p>47716163709</text:p>
          </table:table-cell>
          <table:table-cell office:value-type="float" office:value="66.66" calcext:value-type="float">
            <text:p>66.66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727832" calcext:value-type="float">
            <text:p>172783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30479785911" calcext:value-type="float">
            <text:p>30479785911</text:p>
          </table:table-cell>
          <table:table-cell office:value-type="float" office:value="66.66" calcext:value-type="float">
            <text:p>66.66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0226784" calcext:value-type="float">
            <text:p>13022678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23864565734" calcext:value-type="float">
            <text:p>2386456573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4537320" calcext:value-type="float">
            <text:p>8453732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15245522565" calcext:value-type="float">
            <text:p>1524552256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961362" calcext:value-type="float">
            <text:p>496136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23861501713" calcext:value-type="float">
            <text:p>2386150171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302479" calcext:value-type="float">
            <text:p>330247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15244524629" calcext:value-type="float">
            <text:p>1524452462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32956317152" calcext:value-type="float">
            <text:p>23295631715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5789722464" calcext:value-type="float">
            <text:p>3578972246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5223750573" calcext:value-type="float">
            <text:p>1552237505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22863946057" calcext:value-type="float">
            <text:p>2286394605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53958473720" calcext:value-type="float">
            <text:p>45395847372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7715187034" calcext:value-type="float">
            <text:p>47715187034</text:p>
          </table:table-cell>
          <table:table-cell office:value-type="float" office:value="66.66" calcext:value-type="float">
            <text:p>66.6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02427158657" calcext:value-type="float">
            <text:p>30242715865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0480793315" calcext:value-type="float">
            <text:p>30480793315</text:p>
          </table:table-cell>
          <table:table-cell office:value-type="float" office:value="66.66" calcext:value-type="float">
            <text:p>66.6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12:0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25:5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11694488" calcext:value-type="float">
            <text:p>11169448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55069436810" calcext:value-type="float">
            <text:p>55069436810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3554174" calcext:value-type="float">
            <text:p>7355417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36146157614" calcext:value-type="float">
            <text:p>36146157614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3429667" calcext:value-type="float">
            <text:p>342966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55073410838" calcext:value-type="float">
            <text:p>55073410838</text:p>
          </table:table-cell>
          <table:table-cell office:value-type="float" office:value="66.66" calcext:value-type="float">
            <text:p>66.66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231037" calcext:value-type="float">
            <text:p>223103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36150745358" calcext:value-type="float">
            <text:p>36150745358</text:p>
          </table:table-cell>
          <table:table-cell office:value-type="float" office:value="66.66" calcext:value-type="float">
            <text:p>66.66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1762292" calcext:value-type="float">
            <text:p>1417622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27544122368" calcext:value-type="float">
            <text:p>2754412236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5139390" calcext:value-type="float">
            <text:p>9513939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8082671695" calcext:value-type="float">
            <text:p>1808267169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7010548" calcext:value-type="float">
            <text:p>701054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27540148340" calcext:value-type="float">
            <text:p>2754014834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4548826" calcext:value-type="float">
            <text:p>454882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18078083952" calcext:value-type="float">
            <text:p>1807808395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71388138730" calcext:value-type="float">
            <text:p>27138813873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1307885374" calcext:value-type="float">
            <text:p>4130788537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0857839770" calcext:value-type="float">
            <text:p>18085783977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7113769021" calcext:value-type="float">
            <text:p>2711376902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29092261369" calcext:value-type="float">
            <text:p>52909226136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5073317745" calcext:value-type="float">
            <text:p>55073317745</text:p>
          </table:table-cell>
          <table:table-cell office:value-type="float" office:value="66.66" calcext:value-type="float">
            <text:p>66.6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52510099340" calcext:value-type="float">
            <text:p>3525100993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147639942" calcext:value-type="float">
            <text:p>3614763994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3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34:5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35:1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3976941" calcext:value-type="float">
            <text:p>1397694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077687526" calcext:value-type="float">
            <text:p>1077687526</text:p>
          </table:table-cell>
          <table:table-cell office:value-type="float" office:value="66.21" calcext:value-type="float">
            <text:p>66.21</text:p>
          </table:table-cell>
          <table:table-cell table:number-columns-repeated="3"/>
          <table:table-cell office:value-type="float" office:value="9179781" calcext:value-type="float">
            <text:p>91797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715333612" calcext:value-type="float">
            <text:p>715333612</text:p>
          </table:table-cell>
          <table:table-cell office:value-type="float" office:value="65.99" calcext:value-type="float">
            <text:p>65.99</text:p>
          </table:table-cell>
          <table:table-cell table:number-columns-repeated="40"/>
        </table:table-row>
        <table:table-row table:style-name="ro2">
          <table:table-cell office:value-type="float" office:value="6914" calcext:value-type="float">
            <text:p>69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787" calcext:value-type="percentage">
            <text:p>17.87%</text:p>
          </table:table-cell>
          <table:table-cell office:value-type="float" office:value="1081924262" calcext:value-type="float">
            <text:p>1081924262</text:p>
          </table:table-cell>
          <table:table-cell office:value-type="float" office:value="66.47" calcext:value-type="float">
            <text:p>66.4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48" calcext:value-type="float">
            <text:p>504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206" calcext:value-type="percentage">
            <text:p>12.06%</text:p>
          </table:table-cell>
          <table:table-cell office:value-type="float" office:value="720998811" calcext:value-type="float">
            <text:p>720998811</text:p>
          </table:table-cell>
          <table:table-cell office:value-type="float" office:value="66.52" calcext:value-type="float">
            <text:p>66.5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806692" calcext:value-type="float">
            <text:p>278066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549967899" calcext:value-type="float">
            <text:p>549967899</text:p>
          </table:table-cell>
          <table:table-cell office:value-type="float" office:value="33.79" calcext:value-type="float">
            <text:p>33.79</text:p>
          </table:table-cell>
          <table:table-cell table:number-columns-repeated="3"/>
          <table:table-cell office:value-type="float" office:value="18621344" calcext:value-type="float">
            <text:p>1862134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368590726" calcext:value-type="float">
            <text:p>368590726</text:p>
          </table:table-cell>
          <table:table-cell office:value-type="float" office:value="34.01" calcext:value-type="float">
            <text:p>34.01</text:p>
          </table:table-cell>
          <table:table-cell table:number-columns-repeated="40"/>
        </table:table-row>
        <table:table-row table:style-name="ro2">
          <table:table-cell office:value-type="float" office:value="31720" calcext:value-type="float">
            <text:p>3172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304" calcext:value-type="percentage">
            <text:p>13.04%</text:p>
          </table:table-cell>
          <table:table-cell office:value-type="float" office:value="545731163" calcext:value-type="float">
            <text:p>545731163</text:p>
          </table:table-cell>
          <table:table-cell office:value-type="float" office:value="33.53" calcext:value-type="float">
            <text:p>33.53</text:p>
          </table:table-cell>
          <table:table-cell table:number-columns-repeated="3"/>
          <table:table-cell office:value-type="float" office:value="14551" calcext:value-type="float">
            <text:p>1455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974" calcext:value-type="percentage">
            <text:p>29.74%</text:p>
          </table:table-cell>
          <table:table-cell office:value-type="float" office:value="362925527" calcext:value-type="float">
            <text:p>362925527</text:p>
          </table:table-cell>
          <table:table-cell office:value-type="float" office:value="33.48" calcext:value-type="float">
            <text:p>33.48</text:p>
          </table:table-cell>
          <table:table-cell table:number-columns-repeated="40"/>
        </table:table-row>
        <table:table-row table:style-name="ro2">
          <table:table-cell office:value-type="float" office:value="5233915878" calcext:value-type="float">
            <text:p>523391587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814558159" calcext:value-type="float">
            <text:p>814558159</text:p>
          </table:table-cell>
          <table:table-cell office:value-type="float" office:value="50.04" calcext:value-type="float">
            <text:p>50.04</text:p>
          </table:table-cell>
          <table:table-cell table:number-columns-repeated="3"/>
          <table:table-cell office:value-type="float" office:value="3444888759" calcext:value-type="float">
            <text:p>34448887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540919323" calcext:value-type="float">
            <text:p>540919323</text:p>
          </table:table-cell>
          <table:table-cell office:value-type="float" office:value="49.9" calcext:value-type="float">
            <text:p>49.9</text:p>
          </table:table-cell>
          <table:table-cell table:number-columns-repeated="40"/>
        </table:table-row>
        <table:table-row table:style-name="ro2">
          <table:table-cell office:value-type="float" office:value="8310229327" calcext:value-type="float">
            <text:p>831022932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081363363" calcext:value-type="float">
            <text:p>1081363363</text:p>
          </table:table-cell>
          <table:table-cell office:value-type="float" office:value="66.44" calcext:value-type="float">
            <text:p>66.44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517872954" calcext:value-type="float">
            <text:p>551787295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717521748" calcext:value-type="float">
            <text:p>717521748</text:p>
          </table:table-cell>
          <table:table-cell office:value-type="float" office:value="66.2" calcext:value-type="float">
            <text:p>66.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35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36:0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7039129" calcext:value-type="float">
            <text:p>2703912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2970442130" calcext:value-type="float">
            <text:p>2970442130</text:p>
          </table:table-cell>
          <table:table-cell office:value-type="float" office:value="66.57" calcext:value-type="float">
            <text:p>66.57</text:p>
          </table:table-cell>
          <table:table-cell table:number-columns-repeated="3"/>
          <table:table-cell office:value-type="float" office:value="18009401" calcext:value-type="float">
            <text:p>1800940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95520807" calcext:value-type="float">
            <text:p>1895520807</text:p>
          </table:table-cell>
          <table:table-cell office:value-type="float" office:value="66.47" calcext:value-type="float">
            <text:p>66.47</text:p>
          </table:table-cell>
          <table:table-cell table:number-columns-repeated="40"/>
        </table:table-row>
        <table:table-row table:style-name="ro2">
          <table:table-cell office:value-type="float" office:value="79409" calcext:value-type="float">
            <text:p>7940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2972082404" calcext:value-type="float">
            <text:p>2972082404</text:p>
          </table:table-cell>
          <table:table-cell office:value-type="float" office:value="66.6" calcext:value-type="float">
            <text:p>66.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198" calcext:value-type="float">
            <text:p>5019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01" calcext:value-type="percentage">
            <text:p>4.01%</text:p>
          </table:table-cell>
          <table:table-cell office:value-type="float" office:value="1896443808" calcext:value-type="float">
            <text:p>1896443808</text:p>
          </table:table-cell>
          <table:table-cell office:value-type="float" office:value="66.51" calcext:value-type="float">
            <text:p>66.5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2513609" calcext:value-type="float">
            <text:p>5251360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491921464" calcext:value-type="float">
            <text:p>1491921464</text:p>
          </table:table-cell>
          <table:table-cell office:value-type="float" office:value="33.43" calcext:value-type="float">
            <text:p>33.43</text:p>
          </table:table-cell>
          <table:table-cell table:number-columns-repeated="3"/>
          <table:table-cell office:value-type="float" office:value="34674806" calcext:value-type="float">
            <text:p>3467480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955977388" calcext:value-type="float">
            <text:p>955977388</text:p>
          </table:table-cell>
          <table:table-cell office:value-type="float" office:value="33.53" calcext:value-type="float">
            <text:p>33.53</text:p>
          </table:table-cell>
          <table:table-cell table:number-columns-repeated="40"/>
        </table:table-row>
        <table:table-row table:style-name="ro2">
          <table:table-cell office:value-type="float" office:value="218893" calcext:value-type="float">
            <text:p>21889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04" calcext:value-type="percentage">
            <text:p>8.04%</text:p>
          </table:table-cell>
          <table:table-cell office:value-type="float" office:value="1490281190" calcext:value-type="float">
            <text:p>1490281190</text:p>
          </table:table-cell>
          <table:table-cell office:value-type="float" office:value="33.4" calcext:value-type="float">
            <text:p>33.4</text:p>
          </table:table-cell>
          <table:table-cell table:number-columns-repeated="3"/>
          <table:table-cell office:value-type="float" office:value="129187" calcext:value-type="float">
            <text:p>12918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955054386" calcext:value-type="float">
            <text:p>955054386</text:p>
          </table:table-cell>
          <table:table-cell office:value-type="float" office:value="33.49" calcext:value-type="float">
            <text:p>33.49</text:p>
          </table:table-cell>
          <table:table-cell table:number-columns-repeated="40"/>
        </table:table-row>
        <table:table-row table:style-name="ro2">
          <table:table-cell office:value-type="float" office:value="14171113691" calcext:value-type="float">
            <text:p>1417111369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2233767917" calcext:value-type="float">
            <text:p>2233767917</text:p>
          </table:table-cell>
          <table:table-cell office:value-type="float" office:value="50.06" calcext:value-type="float">
            <text:p>50.06</text:p>
          </table:table-cell>
          <table:table-cell table:number-columns-repeated="3"/>
          <table:table-cell office:value-type="float" office:value="9307148133" calcext:value-type="float">
            <text:p>930714813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429337520" calcext:value-type="float">
            <text:p>1429337520</text:p>
          </table:table-cell>
          <table:table-cell office:value-type="float" office:value="50.13" calcext:value-type="float">
            <text:p>50.13</text:p>
          </table:table-cell>
          <table:table-cell table:number-columns-repeated="40"/>
        </table:table-row>
        <table:table-row table:style-name="ro2">
          <table:table-cell office:value-type="float" office:value="22398805780" calcext:value-type="float">
            <text:p>2239880578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974241539" calcext:value-type="float">
            <text:p>2974241539</text:p>
          </table:table-cell>
          <table:table-cell office:value-type="float" office:value="66.65" calcext:value-type="float">
            <text:p>66.65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4895159467" calcext:value-type="float">
            <text:p>1489515946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899896389" calcext:value-type="float">
            <text:p>1899896389</text:p>
          </table:table-cell>
          <table:table-cell office:value-type="float" office:value="66.63" calcext:value-type="float">
            <text:p>66.6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8:36:3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37:56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976941" calcext:value-type="float">
            <text:p>13976941</text:p>
          </table:table-cell>
          <table:table-cell table:style-name="ce35" table:formula="of:=[.J4]" office:value-type="float" office:value="9179781" calcext:value-type="float">
            <text:p>9179781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6914" calcext:value-type="float">
            <text:p>6914</text:p>
          </table:table-cell>
          <table:table-cell table:style-name="ce35" table:formula="of:=[.J5]" office:value-type="float" office:value="5048" calcext:value-type="float">
            <text:p>504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7806692" calcext:value-type="float">
            <text:p>27806692</text:p>
          </table:table-cell>
          <table:table-cell table:style-name="ce35" table:formula="of:=[.J6]" office:value-type="float" office:value="18621344" calcext:value-type="float">
            <text:p>18621344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31720" calcext:value-type="float">
            <text:p>31720</text:p>
          </table:table-cell>
          <table:table-cell table:style-name="ce35" table:formula="of:=[.J7]" office:value-type="float" office:value="14551" calcext:value-type="float">
            <text:p>14551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5233915878" calcext:value-type="float">
            <text:p>5233915878</text:p>
          </table:table-cell>
          <table:table-cell table:style-name="ce35" table:formula="of:=[.J8]" office:value-type="float" office:value="3444888759" calcext:value-type="float">
            <text:p>344488875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310229327" calcext:value-type="float">
            <text:p>8310229327</text:p>
          </table:table-cell>
          <table:table-cell table:style-name="ce35" table:formula="of:=[.J9]" office:value-type="float" office:value="5517872954" calcext:value-type="float">
            <text:p>551787295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7039129" calcext:value-type="float">
            <text:p>27039129</text:p>
          </table:table-cell>
          <table:table-cell table:style-name="ce35" table:formula="of:=[.J14]" office:value-type="float" office:value="18009401" calcext:value-type="float">
            <text:p>18009401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79409" calcext:value-type="float">
            <text:p>79409</text:p>
          </table:table-cell>
          <table:table-cell table:style-name="ce35" table:formula="of:=[.J15]" office:value-type="float" office:value="50198" calcext:value-type="float">
            <text:p>5019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2513609" calcext:value-type="float">
            <text:p>52513609</text:p>
          </table:table-cell>
          <table:table-cell table:style-name="ce35" table:formula="of:=[.J16]" office:value-type="float" office:value="34674806" calcext:value-type="float">
            <text:p>34674806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218893" calcext:value-type="float">
            <text:p>218893</text:p>
          </table:table-cell>
          <table:table-cell table:style-name="ce35" table:formula="of:=[.J17]" office:value-type="float" office:value="129187" calcext:value-type="float">
            <text:p>12918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4171113691" calcext:value-type="float">
            <text:p>14171113691</text:p>
          </table:table-cell>
          <table:table-cell table:style-name="ce35" table:formula="of:=[.J18]" office:value-type="float" office:value="9307148133" calcext:value-type="float">
            <text:p>9307148133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2398805780" calcext:value-type="float">
            <text:p>22398805780</text:p>
          </table:table-cell>
          <table:table-cell table:style-name="ce35" table:formula="of:=[.J19]" office:value-type="float" office:value="14895159467" calcext:value-type="float">
            <text:p>14895159467</text:p>
          </table:table-cell>
          <table:table-cell/>
        </table:table-row>
        <table:table-row table:style-name="ro2">
          <table:table-cell office:value-type="float" office:value="38106907" calcext:value-type="float">
            <text:p>381069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5234784936" calcext:value-type="float">
            <text:p>5234784936</text:p>
          </table:table-cell>
          <table:table-cell office:value-type="float" office:value="66.61" calcext:value-type="float">
            <text:p>66.61</text:p>
          </table:table-cell>
          <table:table-cell table:number-columns-repeated="3"/>
          <table:table-cell office:value-type="float" office:value="25347193" calcext:value-type="float">
            <text:p>2534719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3451334856" calcext:value-type="float">
            <text:p>3451334856</text:p>
          </table:table-cell>
          <table:table-cell office:value-type="float" office:value="66.58" calcext:value-type="float">
            <text:p>66.58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8106907" calcext:value-type="float">
            <text:p>38106907</text:p>
          </table:table-cell>
          <table:table-cell table:style-name="ce35" table:formula="of:=[.J24]" office:value-type="float" office:value="25347193" calcext:value-type="float">
            <text:p>25347193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219980" calcext:value-type="float">
            <text:p>219980</text:p>
          </table:table-cell>
          <table:table-cell table:style-name="ce35" table:formula="of:=[.J25]" office:value-type="float" office:value="159334" calcext:value-type="float">
            <text:p>159334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70784313" calcext:value-type="float">
            <text:p>70784313</text:p>
          </table:table-cell>
          <table:table-cell table:style-name="ce35" table:formula="of:=[.J26]" office:value-type="float" office:value="47169573" calcext:value-type="float">
            <text:p>4716957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564623" calcext:value-type="float">
            <text:p>564623</text:p>
          </table:table-cell>
          <table:table-cell table:style-name="ce35" table:formula="of:=[.J27]" office:value-type="float" office:value="312280" calcext:value-type="float">
            <text:p>31228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25179638781" calcext:value-type="float">
            <text:p>25179638781</text:p>
          </table:table-cell>
          <table:table-cell table:style-name="ce35" table:formula="of:=[.J28]" office:value-type="float" office:value="16713384952" calcext:value-type="float">
            <text:p>16713384952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40286119464" calcext:value-type="float">
            <text:p>40286119464</text:p>
          </table:table-cell>
          <table:table-cell table:style-name="ce35" table:formula="of:=[.J29]" office:value-type="float" office:value="26823183835" calcext:value-type="float">
            <text:p>26823183835</text:p>
          </table:table-cell>
          <table:table-cell/>
        </table:table-row>
        <table:table-row table:style-name="ro2">
          <table:table-cell office:value-type="float" office:value="219980" calcext:value-type="float">
            <text:p>21998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5237337278" calcext:value-type="float">
            <text:p>5237337278</text:p>
          </table:table-cell>
          <table:table-cell office:value-type="float" office:value="66.64" calcext:value-type="float">
            <text:p>66.6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59334" calcext:value-type="float">
            <text:p>15933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3453934366" calcext:value-type="float">
            <text:p>3453934366</text:p>
          </table:table-cell>
          <table:table-cell office:value-type="float" office:value="66.63" calcext:value-type="float">
            <text:p>66.63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9554801" calcext:value-type="float">
            <text:p>49554801</text:p>
          </table:table-cell>
          <table:table-cell table:style-name="ce35" table:formula="of:=[.J34]" office:value-type="float" office:value="32483629" calcext:value-type="float">
            <text:p>3248362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415324" calcext:value-type="float">
            <text:p>415324</text:p>
          </table:table-cell>
          <table:table-cell table:style-name="ce35" table:formula="of:=[.J35]" office:value-type="float" office:value="292203" calcext:value-type="float">
            <text:p>292203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5997160" calcext:value-type="float">
            <text:p>85997160</text:p>
          </table:table-cell>
          <table:table-cell table:style-name="ce35" table:formula="of:=[.J36]" office:value-type="float" office:value="57836954" calcext:value-type="float">
            <text:p>57836954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002794" calcext:value-type="float">
            <text:p>1002794</text:p>
          </table:table-cell>
          <table:table-cell table:style-name="ce35" table:formula="of:=[.J37]" office:value-type="float" office:value="621960" calcext:value-type="float">
            <text:p>62196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38579620374" calcext:value-type="float">
            <text:p>38579620374</text:p>
          </table:table-cell>
          <table:table-cell table:style-name="ce35" table:formula="of:=[.J38]" office:value-type="float" office:value="25374882276" calcext:value-type="float">
            <text:p>25374882276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62029753038" calcext:value-type="float">
            <text:p>62029753038</text:p>
          </table:table-cell>
          <table:table-cell table:style-name="ce35" table:formula="of:=[.J39]" office:value-type="float" office:value="41307081998" calcext:value-type="float">
            <text:p>41307081998</text:p>
          </table:table-cell>
          <table:table-cell/>
        </table:table-row>
        <table:table-row table:style-name="ro2">
          <table:table-cell office:value-type="float" office:value="70784313" calcext:value-type="float">
            <text:p>7078431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623893771" calcext:value-type="float">
            <text:p>2623893771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47169573" calcext:value-type="float">
            <text:p>4716957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732485299" calcext:value-type="float">
            <text:p>1732485299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60255369" calcext:value-type="float">
            <text:p>60255369</text:p>
          </table:table-cell>
          <table:table-cell table:style-name="ce35" table:formula="of:=[.J44]" office:value-type="float" office:value="40113005" calcext:value-type="float">
            <text:p>40113005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665801" calcext:value-type="float">
            <text:p>665801</text:p>
          </table:table-cell>
          <table:table-cell table:style-name="ce35" table:formula="of:=[.J45]" office:value-type="float" office:value="421300" calcext:value-type="float">
            <text:p>42130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04993826" calcext:value-type="float">
            <text:p>104993826</text:p>
          </table:table-cell>
          <table:table-cell table:style-name="ce35" table:formula="of:=[.J46]" office:value-type="float" office:value="68956285" calcext:value-type="float">
            <text:p>68956285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1543216" calcext:value-type="float">
            <text:p>1543216</text:p>
          </table:table-cell>
          <table:table-cell table:style-name="ce35" table:formula="of:=[.J47]" office:value-type="float" office:value="983426" calcext:value-type="float">
            <text:p>98342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55165657905" calcext:value-type="float">
            <text:p>55165657905</text:p>
          </table:table-cell>
          <table:table-cell table:style-name="ce35" table:formula="of:=[.J48]" office:value-type="float" office:value="36592124701" calcext:value-type="float">
            <text:p>36592124701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90145866995" calcext:value-type="float">
            <text:p>90145866995</text:p>
          </table:table-cell>
          <table:table-cell table:style-name="ce35" table:formula="of:=[.J49]" office:value-type="float" office:value="60030835531" calcext:value-type="float">
            <text:p>60030835531</text:p>
          </table:table-cell>
          <table:table-cell/>
        </table:table-row>
        <table:table-row table:style-name="ro2">
          <table:table-cell office:value-type="float" office:value="564623" calcext:value-type="float">
            <text:p>56462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2621341429" calcext:value-type="float">
            <text:p>262134142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312280" calcext:value-type="float">
            <text:p>31228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1729885789" calcext:value-type="float">
            <text:p>1729885789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72263764" calcext:value-type="float">
            <text:p>72263764</text:p>
          </table:table-cell>
          <table:table-cell table:style-name="ce35" table:formula="of:=[.J54]" office:value-type="float" office:value="47294137" calcext:value-type="float">
            <text:p>47294137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012209" calcext:value-type="float">
            <text:p>1012209</text:p>
          </table:table-cell>
          <table:table-cell table:style-name="ce35" table:formula="of:=[.J55]" office:value-type="float" office:value="680655" calcext:value-type="float">
            <text:p>680655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20151221" calcext:value-type="float">
            <text:p>120151221</text:p>
          </table:table-cell>
          <table:table-cell table:style-name="ce35" table:formula="of:=[.J56]" office:value-type="float" office:value="80068364" calcext:value-type="float">
            <text:p>8006836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510035" calcext:value-type="float">
            <text:p>2510035</text:p>
          </table:table-cell>
          <table:table-cell table:style-name="ce35" table:formula="of:=[.J57]" office:value-type="float" office:value="1583829" calcext:value-type="float">
            <text:p>1583829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74333400381" calcext:value-type="float">
            <text:p>74333400381</text:p>
          </table:table-cell>
          <table:table-cell table:style-name="ce35" table:formula="of:=[.J58]" office:value-type="float" office:value="49233605803" calcext:value-type="float">
            <text:p>49233605803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119895077209" calcext:value-type="float">
            <text:p>119895077209</text:p>
          </table:table-cell>
          <table:table-cell table:style-name="ce35" table:formula="of:=[.J59]" office:value-type="float" office:value="79848169540" calcext:value-type="float">
            <text:p>79848169540</text:p>
          </table:table-cell>
          <table:table-cell/>
        </table:table-row>
        <table:table-row table:style-name="ro2">
          <table:table-cell office:value-type="float" office:value="25179638781" calcext:value-type="float">
            <text:p>2517963878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928373968" calcext:value-type="float">
            <text:p>3928373968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16713384952" calcext:value-type="float">
            <text:p>1671338495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592566825" calcext:value-type="float">
            <text:p>2592566825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81175479" calcext:value-type="float">
            <text:p>81175479</text:p>
          </table:table-cell>
          <table:table-cell table:style-name="ce35" table:formula="of:=[.J64]" office:value-type="float" office:value="54434585" calcext:value-type="float">
            <text:p>54434585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387147" calcext:value-type="float">
            <text:p>1387147</text:p>
          </table:table-cell>
          <table:table-cell table:style-name="ce35" table:formula="of:=[.J65]" office:value-type="float" office:value="895557" calcext:value-type="float">
            <text:p>895557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37778603" calcext:value-type="float">
            <text:p>137778603</text:p>
          </table:table-cell>
          <table:table-cell table:style-name="ce35" table:formula="of:=[.J66]" office:value-type="float" office:value="90508959" calcext:value-type="float">
            <text:p>90508959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3499649" calcext:value-type="float">
            <text:p>3499649</text:p>
          </table:table-cell>
          <table:table-cell table:style-name="ce35" table:formula="of:=[.J67]" office:value-type="float" office:value="2177672" calcext:value-type="float">
            <text:p>217767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93315839563" calcext:value-type="float">
            <text:p>93315839563</text:p>
          </table:table-cell>
          <table:table-cell table:style-name="ce35" table:formula="of:=[.J68]" office:value-type="float" office:value="61828024294" calcext:value-type="float">
            <text:p>61828024294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149853870908" calcext:value-type="float">
            <text:p>149853870908</text:p>
          </table:table-cell>
          <table:table-cell table:style-name="ce35" table:formula="of:=[.J69]" office:value-type="float" office:value="99808740772" calcext:value-type="float">
            <text:p>99808740772</text:p>
          </table:table-cell>
          <table:table-cell/>
        </table:table-row>
        <table:table-row table:style-name="ro2">
          <table:table-cell office:value-type="float" office:value="40286119464" calcext:value-type="float">
            <text:p>4028611946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234366615" calcext:value-type="float">
            <text:p>5234366615</text:p>
          </table:table-cell>
          <table:table-cell office:value-type="float" office:value="66.61" calcext:value-type="float">
            <text:p>66.6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823183835" calcext:value-type="float">
            <text:p>2682318383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453098976" calcext:value-type="float">
            <text:p>3453098976</text:p>
          </table:table-cell>
          <table:table-cell office:value-type="float" office:value="66.61" calcext:value-type="float">
            <text:p>66.6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93468173" calcext:value-type="float">
            <text:p>93468173</text:p>
          </table:table-cell>
          <table:table-cell table:style-name="ce35" table:formula="of:=[.J74]" office:value-type="float" office:value="62157231" calcext:value-type="float">
            <text:p>62157231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1782457" calcext:value-type="float">
            <text:p>1782457</text:p>
          </table:table-cell>
          <table:table-cell table:style-name="ce35" table:formula="of:=[.J75]" office:value-type="float" office:value="1243234" calcext:value-type="float">
            <text:p>1243234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53228016" calcext:value-type="float">
            <text:p>153228016</text:p>
          </table:table-cell>
          <table:table-cell table:style-name="ce35" table:formula="of:=[.J76]" office:value-type="float" office:value="102101964" calcext:value-type="float">
            <text:p>102101964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4557942" calcext:value-type="float">
            <text:p>4557942</text:p>
          </table:table-cell>
          <table:table-cell table:style-name="ce35" table:formula="of:=[.J77]" office:value-type="float" office:value="3292648" calcext:value-type="float">
            <text:p>329264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16495909075" calcext:value-type="float">
            <text:p>116495909075</text:p>
          </table:table-cell>
          <table:table-cell table:style-name="ce35" table:formula="of:=[.J78]" office:value-type="float" office:value="77392888087" calcext:value-type="float">
            <text:p>77392888087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187781656803" calcext:value-type="float">
            <text:p>187781656803</text:p>
          </table:table-cell>
          <table:table-cell table:style-name="ce35" table:formula="of:=[.J79]" office:value-type="float" office:value="125060798140" calcext:value-type="float">
            <text:p>12506079814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8739497" calcext:value-type="float">
            <text:p>108739497</text:p>
          </table:table-cell>
          <table:table-cell table:style-name="ce35" table:formula="of:=[.J84]" office:value-type="float" office:value="71792000" calcext:value-type="float">
            <text:p>7179200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2458590" calcext:value-type="float">
            <text:p>2458590</text:p>
          </table:table-cell>
          <table:table-cell table:style-name="ce35" table:formula="of:=[.J85]" office:value-type="float" office:value="563274" calcext:value-type="float">
            <text:p>56327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72595686" calcext:value-type="float">
            <text:p>172595686</text:p>
          </table:table-cell>
          <table:table-cell table:style-name="ce35" table:formula="of:=[.J86]" office:value-type="float" office:value="114877593" calcext:value-type="float">
            <text:p>114877593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7751564" calcext:value-type="float">
            <text:p>7751564</text:p>
          </table:table-cell>
          <table:table-cell table:style-name="ce35" table:formula="of:=[.J87]" office:value-type="float" office:value="2952730" calcext:value-type="float">
            <text:p>295273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144063218512" calcext:value-type="float">
            <text:p>144063218512</text:p>
          </table:table-cell>
          <table:table-cell table:style-name="ce35" table:formula="of:=[.J88]" office:value-type="float" office:value="95418882258" calcext:value-type="float">
            <text:p>95418882258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235508832609" calcext:value-type="float">
            <text:p>235508832609</text:p>
          </table:table-cell>
          <table:table-cell table:style-name="ce35" table:formula="of:=[.J89]" office:value-type="float" office:value="156876612524" calcext:value-type="float">
            <text:p>156876612524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20252023" calcext:value-type="float">
            <text:p>120252023</text:p>
          </table:table-cell>
          <table:table-cell table:style-name="ce35" table:formula="of:=[.J94]" office:value-type="float" office:value="78429274" calcext:value-type="float">
            <text:p>78429274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1503583" calcext:value-type="float">
            <text:p>1503583</text:p>
          </table:table-cell>
          <table:table-cell table:style-name="ce35" table:formula="of:=[.J95]" office:value-type="float" office:value="849786" calcext:value-type="float">
            <text:p>849786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88661475" calcext:value-type="float">
            <text:p>188661475</text:p>
          </table:table-cell>
          <table:table-cell table:style-name="ce35" table:formula="of:=[.J96]" office:value-type="float" office:value="125382806" calcext:value-type="float">
            <text:p>125382806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7205205" calcext:value-type="float">
            <text:p>7205205</text:p>
          </table:table-cell>
          <table:table-cell table:style-name="ce35" table:formula="of:=[.J97]" office:value-type="float" office:value="4237918" calcext:value-type="float">
            <text:p>423791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169943004298" calcext:value-type="float">
            <text:p>169943004298</text:p>
          </table:table-cell>
          <table:table-cell table:style-name="ce35" table:formula="of:=[.J98]" office:value-type="float" office:value="112492826000" calcext:value-type="float">
            <text:p>11249282600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274647984222" calcext:value-type="float">
            <text:p>274647984222</text:p>
          </table:table-cell>
          <table:table-cell table:style-name="ce35" table:formula="of:=[.J99]" office:value-type="float" office:value="182986317394" calcext:value-type="float">
            <text:p>182986317394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8:38:4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40:4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9554801" calcext:value-type="float">
            <text:p>4955480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8035333387" calcext:value-type="float">
            <text:p>8035333387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32483629" calcext:value-type="float">
            <text:p>3248362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5224444673" calcext:value-type="float">
            <text:p>5224444673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415324" calcext:value-type="float">
            <text:p>4153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8039361715" calcext:value-type="float">
            <text:p>8039361715</text:p>
          </table:table-cell>
          <table:table-cell office:value-type="float" office:value="66.66" calcext:value-type="float">
            <text:p>66.6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2203" calcext:value-type="float">
            <text:p>2922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5228703706" calcext:value-type="float">
            <text:p>5228703706</text:p>
          </table:table-cell>
          <table:table-cell office:value-type="float" office:value="66.66" calcext:value-type="float">
            <text:p>66.6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5997160" calcext:value-type="float">
            <text:p>8599716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024586201" calcext:value-type="float">
            <text:p>4024586201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7836954" calcext:value-type="float">
            <text:p>5783695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2619277872" calcext:value-type="float">
            <text:p>2619277872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1002794" calcext:value-type="float">
            <text:p>100279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4020557873" calcext:value-type="float">
            <text:p>402055787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621960" calcext:value-type="float">
            <text:p>62196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2615018839" calcext:value-type="float">
            <text:p>261501883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8579620374" calcext:value-type="float">
            <text:p>3857962037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6029506824" calcext:value-type="float">
            <text:p>602950682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374882276" calcext:value-type="float">
            <text:p>2537488227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3920469348" calcext:value-type="float">
            <text:p>3920469348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62029753038" calcext:value-type="float">
            <text:p>6202975303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036247931" calcext:value-type="float">
            <text:p>8036247931</text:p>
          </table:table-cell>
          <table:table-cell office:value-type="float" office:value="66.64" calcext:value-type="float">
            <text:p>66.64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1307081998" calcext:value-type="float">
            <text:p>4130708199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224253895" calcext:value-type="float">
            <text:p>5224253895</text:p>
          </table:table-cell>
          <table:table-cell office:value-type="float" office:value="66.6" calcext:value-type="float">
            <text:p>66.6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42:0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44:5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0255369" calcext:value-type="float">
            <text:p>6025536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1339674620" calcext:value-type="float">
            <text:p>11339674620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40113005" calcext:value-type="float">
            <text:p>4011300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7383897761" calcext:value-type="float">
            <text:p>7383897761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665801" calcext:value-type="float">
            <text:p>66580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1342746248" calcext:value-type="float">
            <text:p>11342746248</text:p>
          </table:table-cell>
          <table:table-cell office:value-type="float" office:value="66.66" calcext:value-type="float">
            <text:p>66.6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21300" calcext:value-type="float">
            <text:p>4213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7388541606" calcext:value-type="float">
            <text:p>7388541606</text:p>
          </table:table-cell>
          <table:table-cell office:value-type="float" office:value="66.66" calcext:value-type="float">
            <text:p>66.6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4993826" calcext:value-type="float">
            <text:p>10499382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5676207951" calcext:value-type="float">
            <text:p>5676207951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68956285" calcext:value-type="float">
            <text:p>689562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3700632987" calcext:value-type="float">
            <text:p>3700632987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1543216" calcext:value-type="float">
            <text:p>154321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5673136323" calcext:value-type="float">
            <text:p>567313632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83426" calcext:value-type="float">
            <text:p>98342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3695989143" calcext:value-type="float">
            <text:p>369598914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5165657905" calcext:value-type="float">
            <text:p>5516565790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8507040009" calcext:value-type="float">
            <text:p>8507040009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36592124701" calcext:value-type="float">
            <text:p>365921247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5541154092" calcext:value-type="float">
            <text:p>5541154092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90145866995" calcext:value-type="float">
            <text:p>9014586699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1340138206" calcext:value-type="float">
            <text:p>11340138206</text:p>
          </table:table-cell>
          <table:table-cell office:value-type="float" office:value="66.64" calcext:value-type="float">
            <text:p>66.64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0030835531" calcext:value-type="float">
            <text:p>6003083553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385021006" calcext:value-type="float">
            <text:p>7385021006</text:p>
          </table:table-cell>
          <table:table-cell office:value-type="float" office:value="66.62" calcext:value-type="float">
            <text:p>66.62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46:4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50:4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2263764" calcext:value-type="float">
            <text:p>7226376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5749470266" calcext:value-type="float">
            <text:p>1574947026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47294137" calcext:value-type="float">
            <text:p>4729413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0798602282" calcext:value-type="float">
            <text:p>10798602282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1012209" calcext:value-type="float">
            <text:p>101220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15751501923" calcext:value-type="float">
            <text:p>15751501923</text:p>
          </table:table-cell>
          <table:table-cell office:value-type="float" office:value="66.67" calcext:value-type="float">
            <text:p>66.6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80655" calcext:value-type="float">
            <text:p>68065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804475324" calcext:value-type="float">
            <text:p>10804475324</text:p>
          </table:table-cell>
          <table:table-cell office:value-type="float" office:value="66.67" calcext:value-type="float">
            <text:p>66.67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0151221" calcext:value-type="float">
            <text:p>12015122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7877872858" calcext:value-type="float">
            <text:p>787787285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0068364" calcext:value-type="float">
            <text:p>8006836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5407744158" calcext:value-type="float">
            <text:p>5407744158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2510035" calcext:value-type="float">
            <text:p>251003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7875841202" calcext:value-type="float">
            <text:p>7875841202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583829" calcext:value-type="float">
            <text:p>15838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5401871117" calcext:value-type="float">
            <text:p>540187111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74333400381" calcext:value-type="float">
            <text:p>7433340038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1813765337" calcext:value-type="float">
            <text:p>1181376533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9233605803" calcext:value-type="float">
            <text:p>4923360580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100226394" calcext:value-type="float">
            <text:p>8100226394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119895077209" calcext:value-type="float">
            <text:p>1198950772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5750318275" calcext:value-type="float">
            <text:p>15750318275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9848169540" calcext:value-type="float">
            <text:p>798481695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798022261" calcext:value-type="float">
            <text:p>10798022261</text:p>
          </table:table-cell>
          <table:table-cell office:value-type="float" office:value="66.63" calcext:value-type="float">
            <text:p>66.63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53:2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58:1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175479" calcext:value-type="float">
            <text:p>8117547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19340570028" calcext:value-type="float">
            <text:p>1934057002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4434585" calcext:value-type="float">
            <text:p>5443458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2527958122" calcext:value-type="float">
            <text:p>12527958122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387147" calcext:value-type="float">
            <text:p>138714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19343617405" calcext:value-type="float">
            <text:p>19343617405</text:p>
          </table:table-cell>
          <table:table-cell office:value-type="float" office:value="66.67" calcext:value-type="float">
            <text:p>66.67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95557" calcext:value-type="float">
            <text:p>89555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12530519783" calcext:value-type="float">
            <text:p>1253051978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7778603" calcext:value-type="float">
            <text:p>13777860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9675131796" calcext:value-type="float">
            <text:p>967513179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0508959" calcext:value-type="float">
            <text:p>9050895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6269663191" calcext:value-type="float">
            <text:p>626966319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499649" calcext:value-type="float">
            <text:p>349964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9672084419" calcext:value-type="float">
            <text:p>9672084419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2177672" calcext:value-type="float">
            <text:p>21776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6267101530" calcext:value-type="float">
            <text:p>626710153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93315839563" calcext:value-type="float">
            <text:p>9331583956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4505746153" calcext:value-type="float">
            <text:p>14505746153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61828024294" calcext:value-type="float">
            <text:p>6182802429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9399336897" calcext:value-type="float">
            <text:p>939933689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49853870908" calcext:value-type="float">
            <text:p>14985387090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9339377469" calcext:value-type="float">
            <text:p>19339377469</text:p>
          </table:table-cell>
          <table:table-cell office:value-type="float" office:value="66.65" calcext:value-type="float">
            <text:p>66.6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99808740772" calcext:value-type="float">
            <text:p>9980874077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2529434401" calcext:value-type="float">
            <text:p>12529434401</text:p>
          </table:table-cell>
          <table:table-cell office:value-type="float" office:value="66.65" calcext:value-type="float">
            <text:p>66.6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01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07:2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3468173" calcext:value-type="float">
            <text:p>9346817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24031412477" calcext:value-type="float">
            <text:p>24031412477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62157231" calcext:value-type="float">
            <text:p>621572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6714198548" calcext:value-type="float">
            <text:p>16714198548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782457" calcext:value-type="float">
            <text:p>178245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24035613084" calcext:value-type="float">
            <text:p>24035613084</text:p>
          </table:table-cell>
          <table:table-cell office:value-type="float" office:value="66.66" calcext:value-type="float">
            <text:p>66.66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243234" calcext:value-type="float">
            <text:p>124323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16716837732" calcext:value-type="float">
            <text:p>16716837732</text:p>
          </table:table-cell>
          <table:table-cell office:value-type="float" office:value="66.67" calcext:value-type="float">
            <text:p>66.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53228016" calcext:value-type="float">
            <text:p>15322801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2023793114" calcext:value-type="float">
            <text:p>1202379311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02101964" calcext:value-type="float">
            <text:p>10210196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8360960072" calcext:value-type="float">
            <text:p>836096007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557942" calcext:value-type="float">
            <text:p>455794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12019592507" calcext:value-type="float">
            <text:p>1201959250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292648" calcext:value-type="float">
            <text:p>329264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8358320888" calcext:value-type="float">
            <text:p>8358320888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16495909075" calcext:value-type="float">
            <text:p>11649590907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8027081187" calcext:value-type="float">
            <text:p>1802708118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7392888087" calcext:value-type="float">
            <text:p>7739288808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2536688766" calcext:value-type="float">
            <text:p>1253668876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87781656803" calcext:value-type="float">
            <text:p>18778165680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4032905534" calcext:value-type="float">
            <text:p>24032905534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5060798140" calcext:value-type="float">
            <text:p>1250607981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6713447086" calcext:value-type="float">
            <text:p>16713447086</text:p>
          </table:table-cell>
          <table:table-cell office:value-type="float" office:value="66.65" calcext:value-type="float">
            <text:p>66.65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11:3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18:5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8739497" calcext:value-type="float">
            <text:p>10873949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29543336292" calcext:value-type="float">
            <text:p>29543336292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792000" calcext:value-type="float">
            <text:p>7179200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9420752033" calcext:value-type="float">
            <text:p>19420752033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458590" calcext:value-type="float">
            <text:p>245859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24" calcext:value-type="percentage">
            <text:p>8.24%</text:p>
          </table:table-cell>
          <table:table-cell office:value-type="float" office:value="29546597762" calcext:value-type="float">
            <text:p>29546597762</text:p>
          </table:table-cell>
          <table:table-cell office:value-type="float" office:value="66.66" calcext:value-type="float">
            <text:p>66.66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63274" calcext:value-type="float">
            <text:p>56327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19423183649" calcext:value-type="float">
            <text:p>19423183649</text:p>
          </table:table-cell>
          <table:table-cell office:value-type="float" office:value="66.66" calcext:value-type="float">
            <text:p>66.6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2595686" calcext:value-type="float">
            <text:p>17259568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4778496151" calcext:value-type="float">
            <text:p>1477849615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4877593" calcext:value-type="float">
            <text:p>11487759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9717519226" calcext:value-type="float">
            <text:p>9717519226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7751564" calcext:value-type="float">
            <text:p>775156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4775234680" calcext:value-type="float">
            <text:p>1477523468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952730" calcext:value-type="float">
            <text:p>29527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9715087610" calcext:value-type="float">
            <text:p>971508761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4063218512" calcext:value-type="float">
            <text:p>14406321851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2160798955" calcext:value-type="float">
            <text:p>2216079895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5418882258" calcext:value-type="float">
            <text:p>954188822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4569958956" calcext:value-type="float">
            <text:p>1456995895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35508832609" calcext:value-type="float">
            <text:p>2355088326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9544543553" calcext:value-type="float">
            <text:p>2954454355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6876612524" calcext:value-type="float">
            <text:p>15687661252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9424105983" calcext:value-type="float">
            <text:p>1942410598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23:5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32:2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0252023" calcext:value-type="float">
            <text:p>12025202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34384711240" calcext:value-type="float">
            <text:p>34384711240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8429274" calcext:value-type="float">
            <text:p>7842927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2972827235" calcext:value-type="float">
            <text:p>22972827235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503583" calcext:value-type="float">
            <text:p>150358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34388989536" calcext:value-type="float">
            <text:p>34388989536</text:p>
          </table:table-cell>
          <table:table-cell office:value-type="float" office:value="66.66" calcext:value-type="float">
            <text:p>66.6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49786" calcext:value-type="float">
            <text:p>84978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2974562955" calcext:value-type="float">
            <text:p>22974562955</text:p>
          </table:table-cell>
          <table:table-cell office:value-type="float" office:value="66.65" calcext:value-type="float">
            <text:p>66.6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8661475" calcext:value-type="float">
            <text:p>18866147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7200785576" calcext:value-type="float">
            <text:p>1720078557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5382806" calcext:value-type="float">
            <text:p>12538280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1495490375" calcext:value-type="float">
            <text:p>1149549037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7205205" calcext:value-type="float">
            <text:p>720520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17196507280" calcext:value-type="float">
            <text:p>1719650728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4237918" calcext:value-type="float">
            <text:p>423791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11493754655" calcext:value-type="float">
            <text:p>1149375465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69943004298" calcext:value-type="float">
            <text:p>16994300429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25792319554" calcext:value-type="float">
            <text:p>2579231955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12492826000" calcext:value-type="float">
            <text:p>1124928260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7237461178" calcext:value-type="float">
            <text:p>17237461178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274647984222" calcext:value-type="float">
            <text:p>27464798422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4386670692" calcext:value-type="float">
            <text:p>34386670692</text:p>
          </table:table-cell>
          <table:table-cell office:value-type="float" office:value="66.66" calcext:value-type="float">
            <text:p>66.6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2986317394" calcext:value-type="float">
            <text:p>18298631739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2979245030" calcext:value-type="float">
            <text:p>22979245030</text:p>
          </table:table-cell>
          <table:table-cell office:value-type="float" office:value="66.67" calcext:value-type="float">
            <text:p>66.67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4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38:1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38:2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3708102" calcext:value-type="float">
            <text:p>1370810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896618580" calcext:value-type="float">
            <text:p>896618580</text:p>
          </table:table-cell>
          <table:table-cell office:value-type="float" office:value="66.2" calcext:value-type="float">
            <text:p>66.2</text:p>
          </table:table-cell>
          <table:table-cell table:number-columns-repeated="3"/>
          <table:table-cell office:value-type="float" office:value="8964838" calcext:value-type="float">
            <text:p>896483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565017926" calcext:value-type="float">
            <text:p>565017926</text:p>
          </table:table-cell>
          <table:table-cell office:value-type="float" office:value="65.86" calcext:value-type="float">
            <text:p>65.86</text:p>
          </table:table-cell>
          <table:table-cell table:number-columns-repeated="40"/>
        </table:table-row>
        <table:table-row table:style-name="ro2"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903982999" calcext:value-type="float">
            <text:p>903982999</text:p>
          </table:table-cell>
          <table:table-cell office:value-type="float" office:value="66.74" calcext:value-type="float">
            <text:p>66.7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95" calcext:value-type="percentage">
            <text:p>6.95%</text:p>
          </table:table-cell>
          <table:table-cell office:value-type="float" office:value="568872517" calcext:value-type="float">
            <text:p>568872517</text:p>
          </table:table-cell>
          <table:table-cell office:value-type="float" office:value="66.31" calcext:value-type="float">
            <text:p>66.3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469958" calcext:value-type="float">
            <text:p>2746995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57793931" calcext:value-type="float">
            <text:p>457793931</text:p>
          </table:table-cell>
          <table:table-cell office:value-type="float" office:value="33.8" calcext:value-type="float">
            <text:p>33.8</text:p>
          </table:table-cell>
          <table:table-cell table:number-columns-repeated="3"/>
          <table:table-cell office:value-type="float" office:value="18357900" calcext:value-type="float">
            <text:p>1835790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92848913" calcext:value-type="float">
            <text:p>292848913</text:p>
          </table:table-cell>
          <table:table-cell office:value-type="float" office:value="34.14" calcext:value-type="float">
            <text:p>34.14</text:p>
          </table:table-cell>
          <table:table-cell table:number-columns-repeated="40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5408" calcext:value-type="percentage">
            <text:p>54.08%</text:p>
          </table:table-cell>
          <table:table-cell office:value-type="float" office:value="450429512" calcext:value-type="float">
            <text:p>450429512</text:p>
          </table:table-cell>
          <table:table-cell office:value-type="float" office:value="33.26" calcext:value-type="float">
            <text:p>33.2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305" calcext:value-type="percentage">
            <text:p>93.05%</text:p>
          </table:table-cell>
          <table:table-cell office:value-type="float" office:value="288994322" calcext:value-type="float">
            <text:p>288994322</text:p>
          </table:table-cell>
          <table:table-cell office:value-type="float" office:value="33.69" calcext:value-type="float">
            <text:p>33.69</text:p>
          </table:table-cell>
          <table:table-cell table:number-columns-repeated="40"/>
        </table:table-row>
        <table:table-row table:style-name="ro2">
          <table:table-cell office:value-type="float" office:value="4057951296" calcext:value-type="float">
            <text:p>405795129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673424059" calcext:value-type="float">
            <text:p>673424059</text:p>
          </table:table-cell>
          <table:table-cell office:value-type="float" office:value="49.72" calcext:value-type="float">
            <text:p>49.72</text:p>
          </table:table-cell>
          <table:table-cell table:number-columns-repeated="3"/>
          <table:table-cell office:value-type="float" office:value="2635008171" calcext:value-type="float">
            <text:p>26350081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429629947" calcext:value-type="float">
            <text:p>429629947</text:p>
          </table:table-cell>
          <table:table-cell office:value-type="float" office:value="50.08" calcext:value-type="float">
            <text:p>50.08</text:p>
          </table:table-cell>
          <table:table-cell table:number-columns-repeated="40"/>
        </table:table-row>
        <table:table-row table:style-name="ro2">
          <table:table-cell office:value-type="float" office:value="8582271509" calcext:value-type="float">
            <text:p>85822715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896418742" calcext:value-type="float">
            <text:p>896418742</text:p>
          </table:table-cell>
          <table:table-cell office:value-type="float" office:value="66.19" calcext:value-type="float">
            <text:p>66.19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696572329" calcext:value-type="float">
            <text:p>569657232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567596645" calcext:value-type="float">
            <text:p>567596645</text:p>
          </table:table-cell>
          <table:table-cell office:value-type="float" office:value="66.16" calcext:value-type="float">
            <text:p>66.16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38:3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39:0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6600325" calcext:value-type="float">
            <text:p>2660032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2179882257" calcext:value-type="float">
            <text:p>2179882257</text:p>
          </table:table-cell>
          <table:table-cell office:value-type="float" office:value="66.5" calcext:value-type="float">
            <text:p>66.5</text:p>
          </table:table-cell>
          <table:table-cell table:number-columns-repeated="3"/>
          <table:table-cell office:value-type="float" office:value="17435217" calcext:value-type="float">
            <text:p>1743521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77610799" calcext:value-type="float">
            <text:p>1477610799</text:p>
          </table:table-cell>
          <table:table-cell office:value-type="float" office:value="66.4" calcext:value-type="float">
            <text:p>66.4</text:p>
          </table:table-cell>
          <table:table-cell table:number-columns-repeated="40"/>
        </table:table-row>
        <table:table-row table:style-name="ro2"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44" calcext:value-type="percentage">
            <text:p>6.44%</text:p>
          </table:table-cell>
          <table:table-cell office:value-type="float" office:value="2183907988" calcext:value-type="float">
            <text:p>2183907988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51" calcext:value-type="percentage">
            <text:p>9.51%</text:p>
          </table:table-cell>
          <table:table-cell office:value-type="float" office:value="1480370029" calcext:value-type="float">
            <text:p>1480370029</text:p>
          </table:table-cell>
          <table:table-cell office:value-type="float" office:value="66.52" calcext:value-type="float">
            <text:p>66.5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1110112" calcext:value-type="float">
            <text:p>5111011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098116621" calcext:value-type="float">
            <text:p>1098116621</text:p>
          </table:table-cell>
          <table:table-cell office:value-type="float" office:value="33.5" calcext:value-type="float">
            <text:p>33.5</text:p>
          </table:table-cell>
          <table:table-cell table:number-columns-repeated="3"/>
          <table:table-cell office:value-type="float" office:value="33971619" calcext:value-type="float">
            <text:p>3397161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747841575" calcext:value-type="float">
            <text:p>747841575</text:p>
          </table:table-cell>
          <table:table-cell office:value-type="float" office:value="33.6" calcext:value-type="float">
            <text:p>33.6</text:p>
          </table:table-cell>
          <table:table-cell table:number-columns-repeated="40"/>
        </table:table-row>
        <table:table-row table:style-name="ro2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187" calcext:value-type="percentage">
            <text:p>91.87%</text:p>
          </table:table-cell>
          <table:table-cell office:value-type="float" office:value="1094090890" calcext:value-type="float">
            <text:p>1094090890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668" calcext:value-type="percentage">
            <text:p>96.68%</text:p>
          </table:table-cell>
          <table:table-cell office:value-type="float" office:value="745082346" calcext:value-type="float">
            <text:p>745082346</text:p>
          </table:table-cell>
          <table:table-cell office:value-type="float" office:value="33.48" calcext:value-type="float">
            <text:p>33.48</text:p>
          </table:table-cell>
          <table:table-cell table:number-columns-repeated="40"/>
        </table:table-row>
        <table:table-row table:style-name="ro2">
          <table:table-cell office:value-type="float" office:value="10122523067" calcext:value-type="float">
            <text:p>1012252306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639859132" calcext:value-type="float">
            <text:p>1639859132</text:p>
          </table:table-cell>
          <table:table-cell office:value-type="float" office:value="50.03" calcext:value-type="float">
            <text:p>50.03</text:p>
          </table:table-cell>
          <table:table-cell table:number-columns-repeated="3"/>
          <table:table-cell office:value-type="float" office:value="6761510484" calcext:value-type="float">
            <text:p>676151048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115312884" calcext:value-type="float">
            <text:p>1115312884</text:p>
          </table:table-cell>
          <table:table-cell office:value-type="float" office:value="50.12" calcext:value-type="float">
            <text:p>50.12</text:p>
          </table:table-cell>
          <table:table-cell table:number-columns-repeated="40"/>
        </table:table-row>
        <table:table-row table:style-name="ro2">
          <table:table-cell office:value-type="float" office:value="23086057286" calcext:value-type="float">
            <text:p>230860572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183268235" calcext:value-type="float">
            <text:p>2183268235</text:p>
          </table:table-cell>
          <table:table-cell office:value-type="float" office:value="66.6" calcext:value-type="float">
            <text:p>66.6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352007334" calcext:value-type="float">
            <text:p>1535200733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482013851" calcext:value-type="float">
            <text:p>1482013851</text:p>
          </table:table-cell>
          <table:table-cell office:value-type="float" office:value="66.59" calcext:value-type="float">
            <text:p>66.59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9:39:2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0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708102" calcext:value-type="float">
            <text:p>13708102</text:p>
          </table:table-cell>
          <table:table-cell table:style-name="ce35" table:formula="of:=[.J4]" office:value-type="float" office:value="8964838" calcext:value-type="float">
            <text:p>8964838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742" calcext:value-type="float">
            <text:p>742</text:p>
          </table:table-cell>
          <table:table-cell table:style-name="ce35" table:formula="of:=[.J5]" office:value-type="float" office:value="906" calcext:value-type="float">
            <text:p>90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7469958" calcext:value-type="float">
            <text:p>27469958</text:p>
          </table:table-cell>
          <table:table-cell table:style-name="ce35" table:formula="of:=[.J6]" office:value-type="float" office:value="18357900" calcext:value-type="float">
            <text:p>1835790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30" calcext:value-type="float">
            <text:p>30</text:p>
          </table:table-cell>
          <table:table-cell table:style-name="ce35" table:formula="of:=[.J7]" office:value-type="float" office:value="73" calcext:value-type="float">
            <text:p>73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4057951296" calcext:value-type="float">
            <text:p>4057951296</text:p>
          </table:table-cell>
          <table:table-cell table:style-name="ce35" table:formula="of:=[.J8]" office:value-type="float" office:value="2635008171" calcext:value-type="float">
            <text:p>2635008171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582271509" calcext:value-type="float">
            <text:p>8582271509</text:p>
          </table:table-cell>
          <table:table-cell table:style-name="ce35" table:formula="of:=[.J9]" office:value-type="float" office:value="5696572329" calcext:value-type="float">
            <text:p>569657232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6600325" calcext:value-type="float">
            <text:p>26600325</text:p>
          </table:table-cell>
          <table:table-cell table:style-name="ce35" table:formula="of:=[.J14]" office:value-type="float" office:value="17435217" calcext:value-type="float">
            <text:p>17435217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027" calcext:value-type="float">
            <text:p>1027</text:p>
          </table:table-cell>
          <table:table-cell table:style-name="ce35" table:formula="of:=[.J15]" office:value-type="float" office:value="1008" calcext:value-type="float">
            <text:p>100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1110112" calcext:value-type="float">
            <text:p>51110112</text:p>
          </table:table-cell>
          <table:table-cell table:style-name="ce35" table:formula="of:=[.J16]" office:value-type="float" office:value="33971619" calcext:value-type="float">
            <text:p>3397161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2006" calcext:value-type="float">
            <text:p>2006</text:p>
          </table:table-cell>
          <table:table-cell table:style-name="ce35" table:formula="of:=[.J17]" office:value-type="float" office:value="2154" calcext:value-type="float">
            <text:p>215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0122523067" calcext:value-type="float">
            <text:p>10122523067</text:p>
          </table:table-cell>
          <table:table-cell table:style-name="ce35" table:formula="of:=[.J18]" office:value-type="float" office:value="6761510484" calcext:value-type="float">
            <text:p>6761510484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3086057286" calcext:value-type="float">
            <text:p>23086057286</text:p>
          </table:table-cell>
          <table:table-cell table:style-name="ce35" table:formula="of:=[.J19]" office:value-type="float" office:value="15352007334" calcext:value-type="float">
            <text:p>15352007334</text:p>
          </table:table-cell>
          <table:table-cell/>
        </table:table-row>
        <table:table-row table:style-name="ro2">
          <table:table-cell office:value-type="float" office:value="37796863" calcext:value-type="float">
            <text:p>3779686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3716757139" calcext:value-type="float">
            <text:p>3716757139</text:p>
          </table:table-cell>
          <table:table-cell office:value-type="float" office:value="66.53" calcext:value-type="float">
            <text:p>66.53</text:p>
          </table:table-cell>
          <table:table-cell table:number-columns-repeated="3"/>
          <table:table-cell office:value-type="float" office:value="24875936" calcext:value-type="float">
            <text:p>2487593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673645614" calcext:value-type="float">
            <text:p>2673645614</text:p>
          </table:table-cell>
          <table:table-cell office:value-type="float" office:value="66.49" calcext:value-type="float">
            <text:p>66.49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7796863" calcext:value-type="float">
            <text:p>37796863</text:p>
          </table:table-cell>
          <table:table-cell table:style-name="ce35" table:formula="of:=[.J24]" office:value-type="float" office:value="24875936" calcext:value-type="float">
            <text:p>24875936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1900" calcext:value-type="float">
            <text:p>1900</text:p>
          </table:table-cell>
          <table:table-cell table:style-name="ce35" table:formula="of:=[.J25]" office:value-type="float" office:value="1894" calcext:value-type="float">
            <text:p>1894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68061480" calcext:value-type="float">
            <text:p>68061480</text:p>
          </table:table-cell>
          <table:table-cell table:style-name="ce35" table:formula="of:=[.J26]" office:value-type="float" office:value="45445603" calcext:value-type="float">
            <text:p>4544560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6785" calcext:value-type="float">
            <text:p>6785</text:p>
          </table:table-cell>
          <table:table-cell table:style-name="ce35" table:formula="of:=[.J27]" office:value-type="float" office:value="5083" calcext:value-type="float">
            <text:p>508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17152161901" calcext:value-type="float">
            <text:p>17152161901</text:p>
          </table:table-cell>
          <table:table-cell table:style-name="ce35" table:formula="of:=[.J28]" office:value-type="float" office:value="11787244975" calcext:value-type="float">
            <text:p>11787244975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41298233778" calcext:value-type="float">
            <text:p>41298233778</text:p>
          </table:table-cell>
          <table:table-cell table:style-name="ce35" table:formula="of:=[.J29]" office:value-type="float" office:value="27494587804" calcext:value-type="float">
            <text:p>27494587804</text:p>
          </table:table-cell>
          <table:table-cell/>
        </table:table-row>
        <table:table-row table:style-name="ro2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644" calcext:value-type="percentage">
            <text:p>16.44%</text:p>
          </table:table-cell>
          <table:table-cell office:value-type="float" office:value="3722922628" calcext:value-type="float">
            <text:p>3722922628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894" calcext:value-type="float">
            <text:p>18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837" calcext:value-type="percentage">
            <text:p>28.37%</text:p>
          </table:table-cell>
          <table:table-cell office:value-type="float" office:value="2678305728" calcext:value-type="float">
            <text:p>2678305728</text:p>
          </table:table-cell>
          <table:table-cell office:value-type="float" office:value="66.61" calcext:value-type="float">
            <text:p>66.6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8798081" calcext:value-type="float">
            <text:p>48798081</text:p>
          </table:table-cell>
          <table:table-cell table:style-name="ce35" table:formula="of:=[.J34]" office:value-type="float" office:value="31862349" calcext:value-type="float">
            <text:p>3186234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4399" calcext:value-type="float">
            <text:p>4399</text:p>
          </table:table-cell>
          <table:table-cell table:style-name="ce35" table:formula="of:=[.J35]" office:value-type="float" office:value="2929" calcext:value-type="float">
            <text:p>2929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5710348" calcext:value-type="float">
            <text:p>85710348</text:p>
          </table:table-cell>
          <table:table-cell table:style-name="ce35" table:formula="of:=[.J36]" office:value-type="float" office:value="56983239" calcext:value-type="float">
            <text:p>56983239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4939" calcext:value-type="float">
            <text:p>14939</text:p>
          </table:table-cell>
          <table:table-cell table:style-name="ce35" table:formula="of:=[.J37]" office:value-type="float" office:value="11023" calcext:value-type="float">
            <text:p>11023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25444363447" calcext:value-type="float">
            <text:p>25444363447</text:p>
          </table:table-cell>
          <table:table-cell table:style-name="ce35" table:formula="of:=[.J38]" office:value-type="float" office:value="16906030365" calcext:value-type="float">
            <text:p>16906030365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63611635042" calcext:value-type="float">
            <text:p>63611635042</text:p>
          </table:table-cell>
          <table:table-cell table:style-name="ce35" table:formula="of:=[.J39]" office:value-type="float" office:value="42354974644" calcext:value-type="float">
            <text:p>42354974644</text:p>
          </table:table-cell>
          <table:table-cell/>
        </table:table-row>
        <table:table-row table:style-name="ro2">
          <table:table-cell office:value-type="float" office:value="68061480" calcext:value-type="float">
            <text:p>680614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869505068" calcext:value-type="float">
            <text:p>1869505068</text:p>
          </table:table-cell>
          <table:table-cell office:value-type="float" office:value="33.47" calcext:value-type="float">
            <text:p>33.47</text:p>
          </table:table-cell>
          <table:table-cell table:number-columns-repeated="3"/>
          <table:table-cell office:value-type="float" office:value="45445603" calcext:value-type="float">
            <text:p>4544560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347262284" calcext:value-type="float">
            <text:p>1347262284</text:p>
          </table:table-cell>
          <table:table-cell office:value-type="float" office:value="33.51" calcext:value-type="float">
            <text:p>33.51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9958195" calcext:value-type="float">
            <text:p>59958195</text:p>
          </table:table-cell>
          <table:table-cell table:style-name="ce35" table:formula="of:=[.J44]" office:value-type="float" office:value="39075433" calcext:value-type="float">
            <text:p>39075433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1401" calcext:value-type="float">
            <text:p>11401</text:p>
          </table:table-cell>
          <table:table-cell table:style-name="ce35" table:formula="of:=[.J45]" office:value-type="float" office:value="6003" calcext:value-type="float">
            <text:p>6003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00925666" calcext:value-type="float">
            <text:p>100925666</text:p>
          </table:table-cell>
          <table:table-cell table:style-name="ce35" table:formula="of:=[.J46]" office:value-type="float" office:value="67374431" calcext:value-type="float">
            <text:p>67374431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55741" calcext:value-type="float">
            <text:p>55741</text:p>
          </table:table-cell>
          <table:table-cell table:style-name="ce35" table:formula="of:=[.J47]" office:value-type="float" office:value="35244" calcext:value-type="float">
            <text:p>3524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36228613139" calcext:value-type="float">
            <text:p>36228613139</text:p>
          </table:table-cell>
          <table:table-cell table:style-name="ce35" table:formula="of:=[.J48]" office:value-type="float" office:value="24130703573" calcext:value-type="float">
            <text:p>24130703573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92391082373" calcext:value-type="float">
            <text:p>92391082373</text:p>
          </table:table-cell>
          <table:table-cell table:style-name="ce35" table:formula="of:=[.J49]" office:value-type="float" office:value="61511893766" calcext:value-type="float">
            <text:p>61511893766</text:p>
          </table:table-cell>
          <table:table-cell/>
        </table:table-row>
        <table:table-row table:style-name="ro2">
          <table:table-cell office:value-type="float" office:value="6785" calcext:value-type="float">
            <text:p>678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8286" calcext:value-type="percentage">
            <text:p>82.86%</text:p>
          </table:table-cell>
          <table:table-cell office:value-type="float" office:value="1863339579" calcext:value-type="float">
            <text:p>186333957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8257" calcext:value-type="percentage">
            <text:p>82.57%</text:p>
          </table:table-cell>
          <table:table-cell office:value-type="float" office:value="1342602170" calcext:value-type="float">
            <text:p>1342602170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71118444" calcext:value-type="float">
            <text:p>71118444</text:p>
          </table:table-cell>
          <table:table-cell table:style-name="ce35" table:formula="of:=[.J54]" office:value-type="float" office:value="46203539" calcext:value-type="float">
            <text:p>46203539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33416" calcext:value-type="float">
            <text:p>33416</text:p>
          </table:table-cell>
          <table:table-cell table:style-name="ce35" table:formula="of:=[.J55]" office:value-type="float" office:value="22186" calcext:value-type="float">
            <text:p>2218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16477927" calcext:value-type="float">
            <text:p>116477927</text:p>
          </table:table-cell>
          <table:table-cell table:style-name="ce35" table:formula="of:=[.J56]" office:value-type="float" office:value="77749465" calcext:value-type="float">
            <text:p>77749465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199287" calcext:value-type="float">
            <text:p>199287</text:p>
          </table:table-cell>
          <table:table-cell table:style-name="ce35" table:formula="of:=[.J57]" office:value-type="float" office:value="126257" calcext:value-type="float">
            <text:p>126257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49140707393" calcext:value-type="float">
            <text:p>49140707393</text:p>
          </table:table-cell>
          <table:table-cell table:style-name="ce35" table:formula="of:=[.J58]" office:value-type="float" office:value="32448552628" calcext:value-type="float">
            <text:p>32448552628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122624742688" calcext:value-type="float">
            <text:p>122624742688</text:p>
          </table:table-cell>
          <table:table-cell table:style-name="ce35" table:formula="of:=[.J59]" office:value-type="float" office:value="81656741916" calcext:value-type="float">
            <text:p>81656741916</text:p>
          </table:table-cell>
          <table:table-cell/>
        </table:table-row>
        <table:table-row table:style-name="ro2">
          <table:table-cell office:value-type="float" office:value="17152161901" calcext:value-type="float">
            <text:p>171521619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791728144" calcext:value-type="float">
            <text:p>2791728144</text:p>
          </table:table-cell>
          <table:table-cell office:value-type="float" office:value="49.97" calcext:value-type="float">
            <text:p>49.97</text:p>
          </table:table-cell>
          <table:table-cell table:number-columns-repeated="3"/>
          <table:table-cell office:value-type="float" office:value="11787244975" calcext:value-type="float">
            <text:p>1178724497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2009571082" calcext:value-type="float">
            <text:p>2009571082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81108624" calcext:value-type="float">
            <text:p>81108624</text:p>
          </table:table-cell>
          <table:table-cell table:style-name="ce35" table:formula="of:=[.J64]" office:value-type="float" office:value="53207521" calcext:value-type="float">
            <text:p>53207521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83726" calcext:value-type="float">
            <text:p>83726</text:p>
          </table:table-cell>
          <table:table-cell table:style-name="ce35" table:formula="of:=[.J65]" office:value-type="float" office:value="67644" calcext:value-type="float">
            <text:p>67644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31237655" calcext:value-type="float">
            <text:p>131237655</text:p>
          </table:table-cell>
          <table:table-cell table:style-name="ce35" table:formula="of:=[.J66]" office:value-type="float" office:value="87343482" calcext:value-type="float">
            <text:p>8734348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71217" calcext:value-type="float">
            <text:p>471217</text:p>
          </table:table-cell>
          <table:table-cell table:style-name="ce35" table:formula="of:=[.J67]" office:value-type="float" office:value="408578" calcext:value-type="float">
            <text:p>408578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61000106340" calcext:value-type="float">
            <text:p>61000106340</text:p>
          </table:table-cell>
          <table:table-cell table:style-name="ce35" table:formula="of:=[.J68]" office:value-type="float" office:value="40605965600" calcext:value-type="float">
            <text:p>4060596560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153252131730" calcext:value-type="float">
            <text:p>153252131730</text:p>
          </table:table-cell>
          <table:table-cell table:style-name="ce35" table:formula="of:=[.J69]" office:value-type="float" office:value="102047088188" calcext:value-type="float">
            <text:p>102047088188</text:p>
          </table:table-cell>
          <table:table-cell/>
        </table:table-row>
        <table:table-row table:style-name="ro2">
          <table:table-cell office:value-type="float" office:value="41298233778" calcext:value-type="float">
            <text:p>4129823377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719354897" calcext:value-type="float">
            <text:p>3719354897</text:p>
          </table:table-cell>
          <table:table-cell office:value-type="float" office:value="66.58" calcext:value-type="float">
            <text:p>66.58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7494587804" calcext:value-type="float">
            <text:p>274945878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675547633" calcext:value-type="float">
            <text:p>2675547633</text:p>
          </table:table-cell>
          <table:table-cell office:value-type="float" office:value="66.54" calcext:value-type="float">
            <text:p>66.54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93791031" calcext:value-type="float">
            <text:p>93791031</text:p>
          </table:table-cell>
          <table:table-cell table:style-name="ce35" table:formula="of:=[.J74]" office:value-type="float" office:value="61153927" calcext:value-type="float">
            <text:p>61153927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02797" calcext:value-type="float">
            <text:p>202797</text:p>
          </table:table-cell>
          <table:table-cell table:style-name="ce35" table:formula="of:=[.J75]" office:value-type="float" office:value="148558" calcext:value-type="float">
            <text:p>14855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48934107" calcext:value-type="float">
            <text:p>148934107</text:p>
          </table:table-cell>
          <table:table-cell table:style-name="ce35" table:formula="of:=[.J76]" office:value-type="float" office:value="100388076" calcext:value-type="float">
            <text:p>100388076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1308363" calcext:value-type="float">
            <text:p>1308363</text:p>
          </table:table-cell>
          <table:table-cell table:style-name="ce35" table:formula="of:=[.J77]" office:value-type="float" office:value="1013247" calcext:value-type="float">
            <text:p>1013247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75787102143" calcext:value-type="float">
            <text:p>75787102143</text:p>
          </table:table-cell>
          <table:table-cell table:style-name="ce35" table:formula="of:=[.J78]" office:value-type="float" office:value="50530486915" calcext:value-type="float">
            <text:p>50530486915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192307148596" calcext:value-type="float">
            <text:p>192307148596</text:p>
          </table:table-cell>
          <table:table-cell table:style-name="ce35" table:formula="of:=[.J79]" office:value-type="float" office:value="128055101227" calcext:value-type="float">
            <text:p>12805510122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6974102" calcext:value-type="float">
            <text:p>106974102</text:p>
          </table:table-cell>
          <table:table-cell table:style-name="ce35" table:formula="of:=[.J84]" office:value-type="float" office:value="70200007" calcext:value-type="float">
            <text:p>70200007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711103" calcext:value-type="float">
            <text:p>711103</text:p>
          </table:table-cell>
          <table:table-cell table:style-name="ce35" table:formula="of:=[.J85]" office:value-type="float" office:value="505097" calcext:value-type="float">
            <text:p>505097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70160026" calcext:value-type="float">
            <text:p>170160026</text:p>
          </table:table-cell>
          <table:table-cell table:style-name="ce35" table:formula="of:=[.J86]" office:value-type="float" office:value="112847038" calcext:value-type="float">
            <text:p>112847038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3734569" calcext:value-type="float">
            <text:p>3734569</text:p>
          </table:table-cell>
          <table:table-cell table:style-name="ce35" table:formula="of:=[.J87]" office:value-type="float" office:value="2762277" calcext:value-type="float">
            <text:p>2762277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93031271426" calcext:value-type="float">
            <text:p>93031271426</text:p>
          </table:table-cell>
          <table:table-cell table:style-name="ce35" table:formula="of:=[.J88]" office:value-type="float" office:value="61745873373" calcext:value-type="float">
            <text:p>61745873373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241125768256" calcext:value-type="float">
            <text:p>241125768256</text:p>
          </table:table-cell>
          <table:table-cell table:style-name="ce35" table:formula="of:=[.J89]" office:value-type="float" office:value="160617778822" calcext:value-type="float">
            <text:p>160617778822</text:p>
          </table:table-cell>
          <table:table-cell/>
        </table:table-row>
        <table:table-row table:style-name="ro2">
          <table:table-cell office:value-type="string" calcext:value-type="string">
            <text:p><text:s/>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16621109" calcext:value-type="float">
            <text:p>116621109</text:p>
          </table:table-cell>
          <table:table-cell table:style-name="ce35" table:formula="of:=[.J94]" office:value-type="float" office:value="76353078" calcext:value-type="float">
            <text:p>76353078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1473631" calcext:value-type="float">
            <text:p>1473631</text:p>
          </table:table-cell>
          <table:table-cell table:style-name="ce35" table:formula="of:=[.J95]" office:value-type="float" office:value="649624" calcext:value-type="float">
            <text:p>649624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82941694" calcext:value-type="float">
            <text:p>182941694</text:p>
          </table:table-cell>
          <table:table-cell table:style-name="ce35" table:formula="of:=[.J96]" office:value-type="float" office:value="121681358" calcext:value-type="float">
            <text:p>12168135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7518650" calcext:value-type="float">
            <text:p>7518650</text:p>
          </table:table-cell>
          <table:table-cell table:style-name="ce35" table:formula="of:=[.J97]" office:value-type="float" office:value="3742102" calcext:value-type="float">
            <text:p>374210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110371563259" calcext:value-type="float">
            <text:p>110371563259</text:p>
          </table:table-cell>
          <table:table-cell table:style-name="ce35" table:formula="of:=[.J98]" office:value-type="float" office:value="72111473380" calcext:value-type="float">
            <text:p>7211147338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280806552246" calcext:value-type="float">
            <text:p>280806552246</text:p>
          </table:table-cell>
          <table:table-cell table:style-name="ce35" table:formula="of:=[.J99]" office:value-type="float" office:value="187074628465" calcext:value-type="float">
            <text:p>187074628465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9:41:0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2:4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8798081" calcext:value-type="float">
            <text:p>487980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6361392566" calcext:value-type="float">
            <text:p>6361392566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31862349" calcext:value-type="float">
            <text:p>3186234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3843647903" calcext:value-type="float">
            <text:p>3843647903</text:p>
          </table:table-cell>
          <table:table-cell office:value-type="float" office:value="66.55" calcext:value-type="float">
            <text:p>66.55</text:p>
          </table:table-cell>
          <table:table-cell table:number-columns-repeated="40"/>
        </table:table-row>
        <table:table-row table:style-name="ro2">
          <table:table-cell office:value-type="float" office:value="4399" calcext:value-type="float">
            <text:p>439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999" calcext:value-type="percentage">
            <text:p>29.99%</text:p>
          </table:table-cell>
          <table:table-cell office:value-type="float" office:value="6363198305" calcext:value-type="float">
            <text:p>6363198305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29" calcext:value-type="float">
            <text:p>292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192" calcext:value-type="percentage">
            <text:p>31.92%</text:p>
          </table:table-cell>
          <table:table-cell office:value-type="float" office:value="3848177928" calcext:value-type="float">
            <text:p>3848177928</text:p>
          </table:table-cell>
          <table:table-cell office:value-type="float" office:value="66.62" calcext:value-type="float">
            <text:p>66.6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5710348" calcext:value-type="float">
            <text:p>8571034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3186573652" calcext:value-type="float">
            <text:p>3186573652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6983239" calcext:value-type="float">
            <text:p>5698323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932231141" calcext:value-type="float">
            <text:p>1932231141</text:p>
          </table:table-cell>
          <table:table-cell office:value-type="float" office:value="33.45" calcext:value-type="float">
            <text:p>33.45</text:p>
          </table:table-cell>
          <table:table-cell table:number-columns-repeated="40"/>
        </table:table-row>
        <table:table-row table:style-name="ro2">
          <table:table-cell office:value-type="float" office:value="14939" calcext:value-type="float">
            <text:p>1493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4243" calcext:value-type="percentage">
            <text:p>42.43%</text:p>
          </table:table-cell>
          <table:table-cell office:value-type="float" office:value="3184767913" calcext:value-type="float">
            <text:p>3184767913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11023" calcext:value-type="float">
            <text:p>1102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6519" calcext:value-type="percentage">
            <text:p>65.19%</text:p>
          </table:table-cell>
          <table:table-cell office:value-type="float" office:value="1927701115" calcext:value-type="float">
            <text:p>1927701115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25444363447" calcext:value-type="float">
            <text:p>2544436344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4774485982" calcext:value-type="float">
            <text:p>4774485982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6906030365" calcext:value-type="float">
            <text:p>1690603036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2887200145" calcext:value-type="float">
            <text:p>2887200145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63611635042" calcext:value-type="float">
            <text:p>6361163504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61868510" calcext:value-type="float">
            <text:p>6361868510</text:p>
          </table:table-cell>
          <table:table-cell office:value-type="float" office:value="66.63" calcext:value-type="float">
            <text:p>66.6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2354974644" calcext:value-type="float">
            <text:p>4235497464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846125571" calcext:value-type="float">
            <text:p>3846125571</text:p>
          </table:table-cell>
          <table:table-cell office:value-type="float" office:value="66.59" calcext:value-type="float">
            <text:p>66.59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43:3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5:3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9958195" calcext:value-type="float">
            <text:p>5995819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7844484518" calcext:value-type="float">
            <text:p>7844484518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39075433" calcext:value-type="float">
            <text:p>390754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5269398275" calcext:value-type="float">
            <text:p>5269398275</text:p>
          </table:table-cell>
          <table:table-cell office:value-type="float" office:value="66.59" calcext:value-type="float">
            <text:p>66.59</text:p>
          </table:table-cell>
          <table:table-cell table:number-columns-repeated="40"/>
        </table:table-row>
        <table:table-row table:style-name="ro2">
          <table:table-cell office:value-type="float" office:value="11401" calcext:value-type="float">
            <text:p>1140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015" calcext:value-type="percentage">
            <text:p>10.15%</text:p>
          </table:table-cell>
          <table:table-cell office:value-type="float" office:value="7846845034" calcext:value-type="float">
            <text:p>7846845034</text:p>
          </table:table-cell>
          <table:table-cell office:value-type="float" office:value="66.64" calcext:value-type="float">
            <text:p>66.6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003" calcext:value-type="float">
            <text:p>60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307" calcext:value-type="percentage">
            <text:p>13.07%</text:p>
          </table:table-cell>
          <table:table-cell office:value-type="float" office:value="5274758688" calcext:value-type="float">
            <text:p>5274758688</text:p>
          </table:table-cell>
          <table:table-cell office:value-type="float" office:value="66.65" calcext:value-type="float">
            <text:p>66.6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0925666" calcext:value-type="float">
            <text:p>10092566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3931320722" calcext:value-type="float">
            <text:p>3931320722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67374431" calcext:value-type="float">
            <text:p>6737443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2644159413" calcext:value-type="float">
            <text:p>2644159413</text:p>
          </table:table-cell>
          <table:table-cell office:value-type="float" office:value="33.41" calcext:value-type="float">
            <text:p>33.41</text:p>
          </table:table-cell>
          <table:table-cell table:number-columns-repeated="40"/>
        </table:table-row>
        <table:table-row table:style-name="ro2">
          <table:table-cell office:value-type="float" office:value="55741" calcext:value-type="float">
            <text:p>5574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623" calcext:value-type="percentage">
            <text:p>26.23%</text:p>
          </table:table-cell>
          <table:table-cell office:value-type="float" office:value="3928960206" calcext:value-type="float">
            <text:p>3928960206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35244" calcext:value-type="float">
            <text:p>3524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4409" calcext:value-type="percentage">
            <text:p>44.09%</text:p>
          </table:table-cell>
          <table:table-cell office:value-type="float" office:value="2638799001" calcext:value-type="float">
            <text:p>263879900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6228613139" calcext:value-type="float">
            <text:p>3622861313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5891229508" calcext:value-type="float">
            <text:p>5891229508</text:p>
          </table:table-cell>
          <table:table-cell office:value-type="float" office:value="50.03" calcext:value-type="float">
            <text:p>50.03</text:p>
          </table:table-cell>
          <table:table-cell table:number-columns-repeated="3"/>
          <table:table-cell office:value-type="float" office:value="24130703573" calcext:value-type="float">
            <text:p>241307035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3954868184" calcext:value-type="float">
            <text:p>3954868184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92391082373" calcext:value-type="float">
            <text:p>9239108237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849988246" calcext:value-type="float">
            <text:p>7849988246</text:p>
          </table:table-cell>
          <table:table-cell office:value-type="float" office:value="66.66" calcext:value-type="float">
            <text:p>66.6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1511893766" calcext:value-type="float">
            <text:p>6151189376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270769783" calcext:value-type="float">
            <text:p>5270769783</text:p>
          </table:table-cell>
          <table:table-cell office:value-type="float" office:value="66.6" calcext:value-type="float">
            <text:p>66.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46:5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9:3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1118444" calcext:value-type="float">
            <text:p>7111844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0577768866" calcext:value-type="float">
            <text:p>10577768866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46203539" calcext:value-type="float">
            <text:p>4620353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7227739667" calcext:value-type="float">
            <text:p>7227739667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33416" calcext:value-type="float">
            <text:p>3341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217" calcext:value-type="percentage">
            <text:p>12.17%</text:p>
          </table:table-cell>
          <table:table-cell office:value-type="float" office:value="10580049095" calcext:value-type="float">
            <text:p>10580049095</text:p>
          </table:table-cell>
          <table:table-cell office:value-type="float" office:value="66.66" calcext:value-type="float">
            <text:p>66.6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2186" calcext:value-type="float">
            <text:p>2218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91" calcext:value-type="percentage">
            <text:p>8.91%</text:p>
          </table:table-cell>
          <table:table-cell office:value-type="float" office:value="7230085361" calcext:value-type="float">
            <text:p>7230085361</text:p>
          </table:table-cell>
          <table:table-cell office:value-type="float" office:value="66.67" calcext:value-type="float">
            <text:p>66.6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6477927" calcext:value-type="float">
            <text:p>11647792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5294945123" calcext:value-type="float">
            <text:p>5294945123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77749465" calcext:value-type="float">
            <text:p>7774946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3617548135" calcext:value-type="float">
            <text:p>3617548135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99287" calcext:value-type="float">
            <text:p>19928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546" calcext:value-type="percentage">
            <text:p>15.46%</text:p>
          </table:table-cell>
          <table:table-cell office:value-type="float" office:value="5292664894" calcext:value-type="float">
            <text:p>529266489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6257" calcext:value-type="float">
            <text:p>12625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065" calcext:value-type="percentage">
            <text:p>20.65%</text:p>
          </table:table-cell>
          <table:table-cell office:value-type="float" office:value="3615202442" calcext:value-type="float">
            <text:p>3615202442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49140707393" calcext:value-type="float">
            <text:p>4914070739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7936560010" calcext:value-type="float">
            <text:p>793656001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2448552628" calcext:value-type="float">
            <text:p>3244855262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5421431439" calcext:value-type="float">
            <text:p>5421431439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22624742688" calcext:value-type="float">
            <text:p>12262474268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577825300" calcext:value-type="float">
            <text:p>10577825300</text:p>
          </table:table-cell>
          <table:table-cell office:value-type="float" office:value="66.64" calcext:value-type="float">
            <text:p>66.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81656741916" calcext:value-type="float">
            <text:p>8165674191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226748465" calcext:value-type="float">
            <text:p>7226748465</text:p>
          </table:table-cell>
          <table:table-cell office:value-type="float" office:value="66.63" calcext:value-type="float">
            <text:p>66.63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51:2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54:4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108624" calcext:value-type="float">
            <text:p>8110862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3813128579" calcext:value-type="float">
            <text:p>13813128579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53207521" calcext:value-type="float">
            <text:p>5320752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9034555616" calcext:value-type="float">
            <text:p>9034555616</text:p>
          </table:table-cell>
          <table:table-cell office:value-type="float" office:value="66.62" calcext:value-type="float">
            <text:p>66.62</text:p>
          </table:table-cell>
          <table:table-cell table:number-columns-repeated="40"/>
        </table:table-row>
        <table:table-row table:style-name="ro2">
          <table:table-cell office:value-type="float" office:value="83726" calcext:value-type="float">
            <text:p>8372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97" calcext:value-type="percentage">
            <text:p>8.97%</text:p>
          </table:table-cell>
          <table:table-cell office:value-type="float" office:value="13815785972" calcext:value-type="float">
            <text:p>13815785972</text:p>
          </table:table-cell>
          <table:table-cell office:value-type="float" office:value="66.65" calcext:value-type="float">
            <text:p>66.6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7644" calcext:value-type="float">
            <text:p>676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45" calcext:value-type="percentage">
            <text:p>6.45%</text:p>
          </table:table-cell>
          <table:table-cell office:value-type="float" office:value="9038791566" calcext:value-type="float">
            <text:p>9038791566</text:p>
          </table:table-cell>
          <table:table-cell office:value-type="float" office:value="66.66" calcext:value-type="float">
            <text:p>66.6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1237655" calcext:value-type="float">
            <text:p>13123765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6914913769" calcext:value-type="float">
            <text:p>691491376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87343482" calcext:value-type="float">
            <text:p>8734348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4525942293" calcext:value-type="float">
            <text:p>4525942293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471217" calcext:value-type="float">
            <text:p>47121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42" calcext:value-type="percentage">
            <text:p>8.42%</text:p>
          </table:table-cell>
          <table:table-cell office:value-type="float" office:value="6912256375" calcext:value-type="float">
            <text:p>6912256375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408578" calcext:value-type="float">
            <text:p>40857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4521706343" calcext:value-type="float">
            <text:p>452170634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1000106340" calcext:value-type="float">
            <text:p>6100010634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0364493671" calcext:value-type="float">
            <text:p>1036449367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0605965600" calcext:value-type="float">
            <text:p>406059656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6778930686" calcext:value-type="float">
            <text:p>6778930686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53252131730" calcext:value-type="float">
            <text:p>15325213173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814788062" calcext:value-type="float">
            <text:p>13814788062</text:p>
          </table:table-cell>
          <table:table-cell office:value-type="float" office:value="66.65" calcext:value-type="float">
            <text:p>66.65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2047088188" calcext:value-type="float">
            <text:p>10204708818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035314264" calcext:value-type="float">
            <text:p>9035314264</text:p>
          </table:table-cell>
          <table:table-cell office:value-type="float" office:value="66.63" calcext:value-type="float">
            <text:p>66.63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57:0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0:01:3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3791031" calcext:value-type="float">
            <text:p>937910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30523581" calcext:value-type="float">
            <text:p>18130523581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61153927" calcext:value-type="float">
            <text:p>6115392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10964433168" calcext:value-type="float">
            <text:p>10964433168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202797" calcext:value-type="float">
            <text:p>20279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34" calcext:value-type="percentage">
            <text:p>9.34%</text:p>
          </table:table-cell>
          <table:table-cell office:value-type="float" office:value="18134553035" calcext:value-type="float">
            <text:p>18134553035</text:p>
          </table:table-cell>
          <table:table-cell office:value-type="float" office:value="66.66" calcext:value-type="float">
            <text:p>66.6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48558" calcext:value-type="float">
            <text:p>14855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10967669450" calcext:value-type="float">
            <text:p>10967669450</text:p>
          </table:table-cell>
          <table:table-cell office:value-type="float" office:value="66.65" calcext:value-type="float">
            <text:p>66.6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8934107" calcext:value-type="float">
            <text:p>14893410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9073867583" calcext:value-type="float">
            <text:p>907386758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00388076" calcext:value-type="float">
            <text:p>10038807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5490925989" calcext:value-type="float">
            <text:p>5490925989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1308363" calcext:value-type="float">
            <text:p>130836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771" calcext:value-type="percentage">
            <text:p>7.71%</text:p>
          </table:table-cell>
          <table:table-cell office:value-type="float" office:value="9069838129" calcext:value-type="float">
            <text:p>906983812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013247" calcext:value-type="float">
            <text:p>10132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5487689707" calcext:value-type="float">
            <text:p>5487689707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75787102143" calcext:value-type="float">
            <text:p>7578710214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3601914249" calcext:value-type="float">
            <text:p>1360191424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530486915" calcext:value-type="float">
            <text:p>5053048691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8226914971" calcext:value-type="float">
            <text:p>822691497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92307148596" calcext:value-type="float">
            <text:p>19230714859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132804749" calcext:value-type="float">
            <text:p>18132804749</text:p>
          </table:table-cell>
          <table:table-cell office:value-type="float" office:value="66.65" calcext:value-type="float">
            <text:p>66.65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8055101227" calcext:value-type="float">
            <text:p>12805510122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965818944" calcext:value-type="float">
            <text:p>10965818944</text:p>
          </table:table-cell>
          <table:table-cell office:value-type="float" office:value="66.64" calcext:value-type="float">
            <text:p>66.64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20:04:2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0:09:4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6974102" calcext:value-type="float">
            <text:p>10697410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21670109630" calcext:value-type="float">
            <text:p>21670109630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70200007" calcext:value-type="float">
            <text:p>702000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13653995810" calcext:value-type="float">
            <text:p>13653995810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711103" calcext:value-type="float">
            <text:p>7111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7" calcext:value-type="percentage">
            <text:p>7.70%</text:p>
          </table:table-cell>
          <table:table-cell office:value-type="float" office:value="21673316370" calcext:value-type="float">
            <text:p>21673316370</text:p>
          </table:table-cell>
          <table:table-cell office:value-type="float" office:value="66.66" calcext:value-type="float">
            <text:p>66.6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5097" calcext:value-type="float">
            <text:p>50509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13657776901" calcext:value-type="float">
            <text:p>13657776901</text:p>
          </table:table-cell>
          <table:table-cell office:value-type="float" office:value="66.65" calcext:value-type="float">
            <text:p>66.6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0160026" calcext:value-type="float">
            <text:p>17016002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0840761623" calcext:value-type="float">
            <text:p>1084076162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12847038" calcext:value-type="float">
            <text:p>11284703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6837484476" calcext:value-type="float">
            <text:p>6837484476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3734569" calcext:value-type="float">
            <text:p>373456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10837554883" calcext:value-type="float">
            <text:p>108375548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62277" calcext:value-type="float">
            <text:p>276227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6833703385" calcext:value-type="float">
            <text:p>683370338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93031271426" calcext:value-type="float">
            <text:p>930312714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6253986937" calcext:value-type="float">
            <text:p>1625398693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1745873373" calcext:value-type="float">
            <text:p>617458733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10246697710" calcext:value-type="float">
            <text:p>1024669771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41125768256" calcext:value-type="float">
            <text:p>24112576825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1669053155" calcext:value-type="float">
            <text:p>21669053155</text:p>
          </table:table-cell>
          <table:table-cell office:value-type="float" office:value="66.65" calcext:value-type="float">
            <text:p>66.65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60617778822" calcext:value-type="float">
            <text:p>16061777882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658025296" calcext:value-type="float">
            <text:p>13658025296</text:p>
          </table:table-cell>
          <table:table-cell office:value-type="float" office:value="66.65" calcext:value-type="float">
            <text:p>66.6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20:13:1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0:19:3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16621109" calcext:value-type="float">
            <text:p>11662110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5419087758" calcext:value-type="float">
            <text:p>2541908775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6353078" calcext:value-type="float">
            <text:p>7635307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7030619076" calcext:value-type="float">
            <text:p>17030619076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473631" calcext:value-type="float">
            <text:p>147363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25419808495" calcext:value-type="float">
            <text:p>25419808495</text:p>
          </table:table-cell>
          <table:table-cell office:value-type="float" office:value="66.66" calcext:value-type="float">
            <text:p>66.66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49624" calcext:value-type="float">
            <text:p>6496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17032472243" calcext:value-type="float">
            <text:p>17032472243</text:p>
          </table:table-cell>
          <table:table-cell office:value-type="float" office:value="66.66" calcext:value-type="float">
            <text:p>66.6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2941694" calcext:value-type="float">
            <text:p>18294169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2713732299" calcext:value-type="float">
            <text:p>1271373229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1681358" calcext:value-type="float">
            <text:p>12168135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8519677571" calcext:value-type="float">
            <text:p>851967757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518650" calcext:value-type="float">
            <text:p>751865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12713011563" calcext:value-type="float">
            <text:p>1271301156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742102" calcext:value-type="float">
            <text:p>374210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8517824403" calcext:value-type="float">
            <text:p>851782440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10371563259" calcext:value-type="float">
            <text:p>1103715632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19067110821" calcext:value-type="float">
            <text:p>1906711082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2111473380" calcext:value-type="float">
            <text:p>7211147338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2775458734" calcext:value-type="float">
            <text:p>1277545873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80806552246" calcext:value-type="float">
            <text:p>28080655224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5419157856" calcext:value-type="float">
            <text:p>25419157856</text:p>
          </table:table-cell>
          <table:table-cell office:value-type="float" office:value="66.66" calcext:value-type="float">
            <text:p>66.66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7074628465" calcext:value-type="float">
            <text:p>18707462846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7031255013" calcext:value-type="float">
            <text:p>17031255013</text:p>
          </table:table-cell>
          <table:table-cell office:value-type="float" office:value="66.66" calcext:value-type="float">
            <text:p>66.66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insn per cycl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20:59:39.182489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09:48.247473691</meta:creation-date>
    <meta:generator>LibreOffice/6.4.4.2$Linux_X86_64 LibreOffice_project/40$Build-2</meta:generator>
    <dc:date>2020-06-07T21:12:10.903617180</dc:date>
    <meta:editing-duration>PT14H41M57S</meta:editing-duration>
    <meta:editing-cycles>54</meta:editing-cycles>
    <meta:document-statistic meta:table-count="12" meta:cell-count="699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roofline.C14:roofline.D15 roofline.B14:roofline.B15 roofline.A13:roofline.A13 roofline.A18:roofline.A18 roofline.C19:roofline.C20 roofline.A23:roofline.A23 roofline.C24:roofline.C25 roofline.A1:roofline.A1 roofline.C1:roofline.C11 roofline.E1:roofline.E1 roofline.G2:roofline.G11 roofline.I1:roofline.I1 roofline.K2:roofline.K11 roofline.M1:roofline.M1 roofline.O2:roofline.O11 roofline.Q1:roofline.Q1 roofline.S2:roofline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20.573cm" svg:y="17.905cm" chart:style-name="ch5">
              <text:p>Operational Intensity I</text:p>
            </chart:title>
            <chart:categories table:cell-range-address="roofline.D14:roofline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93cm" svg:y="0.192cm" chart:style-name="ch8">
              <text:p>Performance P(I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roofline.C14:roofline.C15" chart:label-cell-address="roofline.A13:roofline.A13" chart:class="chart:scatter">
            <chart:domain table:cell-range-address="roofline.B14:roofline.B15"/>
            <chart:data-point chart:repeated="2"/>
          </chart:series>
          <chart:series chart:style-name="ch10" chart:values-cell-range-address="roofline.C19:roofline.C20" chart:label-cell-address="roofline.A18:roofline.A18" chart:class="chart:scatter">
            <chart:domain table:cell-range-address="roofline.B19:roofline.B20"/>
            <chart:data-point chart:repeated="2"/>
          </chart:series>
          <chart:series chart:style-name="ch11" chart:values-cell-range-address="roofline.C24:roofline.C25" chart:label-cell-address="roofline.A23:roofline.A23" chart:class="chart:scatter">
            <chart:domain table:cell-range-address="roofline.B24:roofline.B25"/>
            <chart:data-point chart:repeated="2"/>
          </chart:series>
          <chart:series chart:style-name="ch12" chart:values-cell-range-address="roofline.C1:roofline.C11" chart:label-cell-address="roofline.A1:roofline.A1" chart:class="chart:scatter">
            <chart:domain table:cell-range-address="roofline.B1:roofline.B11"/>
            <chart:data-point chart:repeated="11"/>
          </chart:series>
          <chart:series chart:style-name="ch13" chart:values-cell-range-address="roofline.G2:roofline.G11" chart:label-cell-address="roofline.E1:roofline.E1" chart:class="chart:scatter">
            <chart:domain table:cell-range-address="roofline.F2:roofline.F11"/>
            <chart:data-point chart:repeated="10"/>
          </chart:series>
          <chart:series chart:style-name="ch14" chart:values-cell-range-address="roofline.K2:roofline.K11" chart:label-cell-address="roofline.I1:roofline.I1" chart:class="chart:scatter">
            <chart:domain table:cell-range-address="roofline.J2:roofline.J11"/>
            <chart:data-point chart:repeated="10"/>
          </chart:series>
          <chart:series chart:style-name="ch15" chart:values-cell-range-address="roofline.O2:roofline.O11" chart:label-cell-address="roofline.M1:roofline.M1" chart:class="chart:scatter">
            <chart:domain table:cell-range-address="roofline.N2:roofline.N11"/>
            <chart:data-point chart:repeated="10"/>
          </chart:series>
          <chart:series chart:style-name="ch16" chart:values-cell-range-address="roofline.S2:roofline.S11" chart:label-cell-address="roofline.Q1:roofline.Q1" chart:class="chart:scatter">
            <chart:domain table:cell-range-address="roofline.R2:roofline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roofline.A13:roofline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roofline.A18:rooflin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roofline.A23:roofline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roofline.A1:roofline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roofline.E1:roofline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roofline.I1:roofline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roofline.M1:roofline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roofline.Q1:rooflin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oofline.D14:roofline.D15</svg:desc>
                </draw:g>
              </table:table-cell>
              <table:table-cell office:value-type="float" office:value="0.1">
                <text:p>0.1</text:p>
                <draw:g>
                  <svg:desc>roofline.B14:roofline.B15</svg:desc>
                </draw:g>
              </table:table-cell>
              <table:table-cell office:value-type="float" office:value="1.26">
                <text:p>1.26</text:p>
                <draw:g>
                  <svg:desc>roofline.C14:roofline.C15</svg:desc>
                </draw:g>
              </table:table-cell>
              <table:table-cell office:value-type="float" office:value="1.26984126984127">
                <text:p>1.26984126984127</text:p>
                <draw:g>
                  <svg:desc>roofline.B19:roofline.B20</svg:desc>
                </draw:g>
              </table:table-cell>
              <table:table-cell office:value-type="float" office:value="16">
                <text:p>16</text:p>
                <draw:g>
                  <svg:desc>roofline.C19:roofline.C20</svg:desc>
                </draw:g>
              </table:table-cell>
              <table:table-cell office:value-type="float" office:value="0.396825396825397">
                <text:p>0.396825396825397</text:p>
                <draw:g>
                  <svg:desc>roofline.B24:roofline.B25</svg:desc>
                </draw:g>
              </table:table-cell>
              <table:table-cell office:value-type="float" office:value="5">
                <text:p>5</text:p>
                <draw:g>
                  <svg:desc>roofline.C24:roofline.C25</svg:desc>
                </draw:g>
              </table:table-cell>
              <table:table-cell office:value-type="float" office:value="NaN">
                <text:p>NaN</text:p>
                <draw:g>
                  <svg:desc>roofline.B1:roofline.B11</svg:desc>
                </draw:g>
              </table:table-cell>
              <table:table-cell office:value-type="float" office:value="NaN">
                <text:p>NaN</text:p>
                <draw:g>
                  <svg:desc>roofline.C1:roofline.C11</svg:desc>
                </draw:g>
              </table:table-cell>
              <table:table-cell office:value-type="float" office:value="2.61508111370047">
                <text:p>2.61508111370047</text:p>
                <draw:g>
                  <svg:desc>roofline.F2:roofline.F11</svg:desc>
                </draw:g>
              </table:table-cell>
              <table:table-cell office:value-type="float" office:value="0.79477638754973">
                <text:p>0.79477638754973</text:p>
                <draw:g>
                  <svg:desc>roofline.G2:roofline.G11</svg:desc>
                </draw:g>
              </table:table-cell>
              <table:table-cell office:value-type="float" office:value="3.40895603413409">
                <text:p>3.40895603413409</text:p>
                <draw:g>
                  <svg:desc>roofline.J2:roofline.J11</svg:desc>
                </draw:g>
              </table:table-cell>
              <table:table-cell office:value-type="float" office:value="0.819938686413506">
                <text:p>0.819938686413506</text:p>
                <draw:g>
                  <svg:desc>roofline.K2:roofline.K11</svg:desc>
                </draw:g>
              </table:table-cell>
              <table:table-cell office:value-type="float" office:value="2.60768445474875">
                <text:p>2.60768445474875</text:p>
                <draw:g>
                  <svg:desc>roofline.N2:roofline.N11</svg:desc>
                </draw:g>
              </table:table-cell>
              <table:table-cell office:value-type="float" office:value="1.27299814633582">
                <text:p>1.27299814633582</text:p>
                <draw:g>
                  <svg:desc>roofline.O2:roofline.O11</svg:desc>
                </draw:g>
              </table:table-cell>
              <table:table-cell office:value-type="float" office:value="2.26561294461435">
                <text:p>2.26561294461435</text:p>
                <draw:g>
                  <svg:desc>roofline.R2:roofline.R11</svg:desc>
                </draw:g>
              </table:table-cell>
              <table:table-cell office:value-type="float" office:value="1.41285529529499">
                <text:p>1.41285529529499</text:p>
                <draw:g>
                  <svg:desc>roofline.S2:roofline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984126984127">
                <text:p>1.2698412698412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32073242582449">
                <text:p>0.732073242582449</text:p>
              </table:table-cell>
              <table:table-cell office:value-type="float" office:value="0.357812509595235">
                <text:p>0.357812509595235</text:p>
              </table:table-cell>
              <table:table-cell office:value-type="float" office:value="3.94815407135593">
                <text:p>3.94815407135593</text:p>
              </table:table-cell>
              <table:table-cell office:value-type="float" office:value="0.834405978935287">
                <text:p>0.834405978935287</text:p>
              </table:table-cell>
              <table:table-cell office:value-type="float" office:value="5.12751291325862">
                <text:p>5.12751291325862</text:p>
              </table:table-cell>
              <table:table-cell office:value-type="float" office:value="0.850712446356283">
                <text:p>0.850712446356283</text:p>
              </table:table-cell>
              <table:table-cell office:value-type="float" office:value="3.9032302324232">
                <text:p>3.9032302324232</text:p>
              </table:table-cell>
              <table:table-cell office:value-type="float" office:value="1.41412038797641">
                <text:p>1.41412038797641</text:p>
              </table:table-cell>
              <table:table-cell office:value-type="float" office:value="3.39427563073968">
                <text:p>3.39427563073968</text:p>
              </table:table-cell>
              <table:table-cell office:value-type="float" office:value="1.64878909507472">
                <text:p>1.64878909507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600141259077">
                <text:p>0.927600141259077</text:p>
              </table:table-cell>
              <table:table-cell office:value-type="float" office:value="0.421008175720237">
                <text:p>0.421008175720237</text:p>
              </table:table-cell>
              <table:table-cell office:value-type="float" office:value="5.12897405744829">
                <text:p>5.12897405744829</text:p>
              </table:table-cell>
              <table:table-cell office:value-type="float" office:value="0.849222587636859">
                <text:p>0.849222587636859</text:p>
              </table:table-cell>
              <table:table-cell office:value-type="float" office:value="6.7622764867187">
                <text:p>6.7622764867187</text:p>
              </table:table-cell>
              <table:table-cell office:value-type="float" office:value="0.869289737661791">
                <text:p>0.869289737661791</text:p>
              </table:table-cell>
              <table:table-cell office:value-type="float" office:value="5.36140178214084">
                <text:p>5.36140178214084</text:p>
              </table:table-cell>
              <table:table-cell office:value-type="float" office:value="1.47575388313159">
                <text:p>1.47575388313159</text:p>
              </table:table-cell>
              <table:table-cell office:value-type="float" office:value="4.64923632412189">
                <text:p>4.64923632412189</text:p>
              </table:table-cell>
              <table:table-cell office:value-type="float" office:value="1.77800616096531">
                <text:p>1.77800616096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004339237488">
                <text:p>0.728004339237488</text:p>
              </table:table-cell>
              <table:table-cell office:value-type="float" office:value="0.459002286731424">
                <text:p>0.459002286731424</text:p>
              </table:table-cell>
              <table:table-cell office:value-type="float" office:value="6.38764786898273">
                <text:p>6.38764786898273</text:p>
              </table:table-cell>
              <table:table-cell office:value-type="float" office:value="0.857161107771843">
                <text:p>0.857161107771843</text:p>
              </table:table-cell>
              <table:table-cell office:value-type="float" office:value="8.40746880617701">
                <text:p>8.40746880617701</text:p>
              </table:table-cell>
              <table:table-cell office:value-type="float" office:value="0.878357902554869">
                <text:p>0.878357902554869</text:p>
              </table:table-cell>
              <table:table-cell office:value-type="float" office:value="6.75392658278065">
                <text:p>6.75392658278065</text:p>
              </table:table-cell>
              <table:table-cell office:value-type="float" office:value="1.52523615378146">
                <text:p>1.52523615378146</text:p>
              </table:table-cell>
              <table:table-cell office:value-type="float" office:value="5.65150207419201">
                <text:p>5.65150207419201</text:p>
              </table:table-cell>
              <table:table-cell office:value-type="float" office:value="1.85523220685051">
                <text:p>1.85523220685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358549369457">
                <text:p>0.619358549369457</text:p>
              </table:table-cell>
              <table:table-cell office:value-type="float" office:value="0.445275096898513">
                <text:p>0.445275096898513</text:p>
              </table:table-cell>
              <table:table-cell office:value-type="float" office:value="7.69957980269874">
                <text:p>7.69957980269874</text:p>
              </table:table-cell>
              <table:table-cell office:value-type="float" office:value="0.860492470747341">
                <text:p>0.860492470747341</text:p>
              </table:table-cell>
              <table:table-cell office:value-type="float" office:value="10.275701435735">
                <text:p>10.275701435735</text:p>
              </table:table-cell>
              <table:table-cell office:value-type="float" office:value="0.876591765380116">
                <text:p>0.876591765380116</text:p>
              </table:table-cell>
              <table:table-cell office:value-type="float" office:value="7.95303359582043">
                <text:p>7.95303359582043</text:p>
              </table:table-cell>
              <table:table-cell office:value-type="float" office:value="1.53674933227613">
                <text:p>1.53674933227613</text:p>
              </table:table-cell>
              <table:table-cell office:value-type="float" office:value="6.9194673620054">
                <text:p>6.9194673620054</text:p>
              </table:table-cell>
              <table:table-cell office:value-type="float" office:value="1.88928338208744">
                <text:p>1.88928338208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998417367402">
                <text:p>0.573998417367402</text:p>
              </table:table-cell>
              <table:table-cell office:value-type="float" office:value="0.498329505799049">
                <text:p>0.498329505799049</text:p>
              </table:table-cell>
              <table:table-cell office:value-type="float" office:value="8.56255774315553">
                <text:p>8.56255774315553</text:p>
              </table:table-cell>
              <table:table-cell office:value-type="float" office:value="0.86137015671875">
                <text:p>0.86137015671875</text:p>
              </table:table-cell>
              <table:table-cell office:value-type="float" office:value="11.4465131658469">
                <text:p>11.4465131658469</text:p>
              </table:table-cell>
              <table:table-cell office:value-type="float" office:value="0.87792164717304">
                <text:p>0.87792164717304</text:p>
              </table:table-cell>
              <table:table-cell office:value-type="float" office:value="9.20461080125703">
                <text:p>9.20461080125703</text:p>
              </table:table-cell>
              <table:table-cell office:value-type="float" office:value="1.54560484428622">
                <text:p>1.54560484428622</text:p>
              </table:table-cell>
              <table:table-cell office:value-type="float" office:value="7.92017188924024">
                <text:p>7.92017188924024</text:p>
              </table:table-cell>
              <table:table-cell office:value-type="float" office:value="1.96086756229277">
                <text:p>1.96086756229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673912186281">
                <text:p>0.577673912186281</text:p>
              </table:table-cell>
              <table:table-cell office:value-type="float" office:value="0.505913989566348">
                <text:p>0.505913989566348</text:p>
              </table:table-cell>
              <table:table-cell office:value-type="float" office:value="10.2485005940506">
                <text:p>10.2485005940506</text:p>
              </table:table-cell>
              <table:table-cell office:value-type="float" office:value="0.863596076980356">
                <text:p>0.863596076980356</text:p>
              </table:table-cell>
              <table:table-cell office:value-type="float" office:value="12.6812367380888">
                <text:p>12.6812367380888</text:p>
              </table:table-cell>
              <table:table-cell office:value-type="float" office:value="0.875971225452794">
                <text:p>0.875971225452794</text:p>
              </table:table-cell>
              <table:table-cell office:value-type="float" office:value="10.1786854241622">
                <text:p>10.1786854241622</text:p>
              </table:table-cell>
              <table:table-cell office:value-type="float" office:value="1.55152253372308">
                <text:p>1.55152253372308</text:p>
              </table:table-cell>
              <table:table-cell office:value-type="float" office:value="8.82436344941414">
                <text:p>8.82436344941414</text:p>
              </table:table-cell>
              <table:table-cell office:value-type="float" office:value="1.99870865637463">
                <text:p>1.99870865637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377436583543">
                <text:p>0.544377436583543</text:p>
              </table:table-cell>
              <table:table-cell office:value-type="float" office:value="0.51507535453328">
                <text:p>0.51507535453328</text:p>
              </table:table-cell>
              <table:table-cell office:value-type="float" office:value="11.0125304434025">
                <text:p>11.0125304434025</text:p>
              </table:table-cell>
              <table:table-cell office:value-type="float" office:value="0.862767597726225">
                <text:p>0.862767597726225</text:p>
              </table:table-cell>
              <table:table-cell office:value-type="float" office:value="14.3531453198131">
                <text:p>14.3531453198131</text:p>
              </table:table-cell>
              <table:table-cell office:value-type="float" office:value="0.880335388416212">
                <text:p>0.880335388416212</text:p>
              </table:table-cell>
              <table:table-cell office:value-type="float" office:value="11.5495727864604">
                <text:p>11.5495727864604</text:p>
              </table:table-cell>
              <table:table-cell office:value-type="float" office:value="1.55544995605646">
                <text:p>1.55544995605646</text:p>
              </table:table-cell>
              <table:table-cell office:value-type="float" office:value="9.85425074739969">
                <text:p>9.85425074739969</text:p>
              </table:table-cell>
              <table:table-cell office:value-type="float" office:value="2.02441991299491">
                <text:p>2.02441991299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339152703226">
                <text:p>0.589339152703226</text:p>
              </table:table-cell>
              <table:table-cell office:value-type="float" office:value="0.517976364228154">
                <text:p>0.517976364228154</text:p>
              </table:table-cell>
              <table:table-cell office:value-type="float" office:value="11.2108017586752">
                <text:p>11.2108017586752</text:p>
              </table:table-cell>
              <table:table-cell office:value-type="float" office:value="0.863484808859404">
                <text:p>0.863484808859404</text:p>
              </table:table-cell>
              <table:table-cell office:value-type="float" office:value="14.8470902785464">
                <text:p>14.8470902785464</text:p>
              </table:table-cell>
              <table:table-cell office:value-type="float" office:value="0.881795537536799">
                <text:p>0.881795537536799</text:p>
              </table:table-cell>
              <table:table-cell office:value-type="float" office:value="12.6506979067051">
                <text:p>12.6506979067051</text:p>
              </table:table-cell>
              <table:table-cell office:value-type="float" office:value="1.5684811326504">
                <text:p>1.5684811326504</text:p>
              </table:table-cell>
              <table:table-cell office:value-type="float" office:value="10.6864963134738">
                <text:p>10.6864963134738</text:p>
              </table:table-cell>
              <table:table-cell office:value-type="float" office:value="2.01004156771915">
                <text:p>2.0100415677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283459826442">
                <text:p>0.527283459826442</text:p>
              </table:table-cell>
              <table:table-cell office:value-type="float" office:value="0.51520498987173">
                <text:p>0.51520498987173</text:p>
              </table:table-cell>
              <table:table-cell office:value-type="float" office:value="12.5955555038724">
                <text:p>12.5955555038724</text:p>
              </table:table-cell>
              <table:table-cell office:value-type="float" office:value="0.864961304297368">
                <text:p>0.864961304297368</text:p>
              </table:table-cell>
              <table:table-cell office:value-type="float" office:value="16.4730128558949">
                <text:p>16.4730128558949</text:p>
              </table:table-cell>
              <table:table-cell office:value-type="float" office:value="0.878647614143839">
                <text:p>0.878647614143839</text:p>
              </table:table-cell>
              <table:table-cell office:value-type="float" office:value="13.2853159685724">
                <text:p>13.2853159685724</text:p>
              </table:table-cell>
              <table:table-cell office:value-type="float" office:value="1.5760272198843">
                <text:p>1.5760272198843</text:p>
              </table:table-cell>
              <table:table-cell office:value-type="float" office:value="11.5406156328211">
                <text:p>11.5406156328211</text:p>
              </table:table-cell>
              <table:table-cell office:value-type="float" office:value="2.01537490582089">
                <text:p>2.0153749058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611920540031">
                <text:p>0.527611920540031</text:p>
              </table:table-cell>
              <table:table-cell office:value-type="float" office:value="0.519133438628644">
                <text:p>0.51913343862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C2:misses.C11 misses.E1:misses.E1 misses.G2:misses.G11 misses.I1:misses.I1 misses.K2:misses.K11 misses.M1:misses.M1 misses.O2:misses.O11 misses.Q1:misses.Q1 misses.S2:misses.S11" chart:data-source-has-labels="both" svg:x="0.338cm" svg:y="0.89cm" svg:width="27.147cm" svg:height="16.983cm">
          <chartooo:coordinate-region svg:x="2.706cm" svg:y="1.183cm" svg:width="24.116cm" svg:height="15.858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5cm" svg:y="0.192cm" chart:style-name="ch8">
              <text:p>store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C2:misses.C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G2:misses.G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K2:misses.K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O2:misses.O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S2:misses.S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220">
                <text:p>220</text:p>
                <draw:g>
                  <svg:desc>misses.C2:misses.C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3958">
                <text:p>3958</text:p>
                <draw:g>
                  <svg:desc>misses.G2:misses.G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34">
                <text:p>34</text:p>
                <draw:g>
                  <svg:desc>misses.K2:misses.K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31720">
                <text:p>31720</text:p>
                <draw:g>
                  <svg:desc>misses.O2:misses.O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30">
                <text:p>30</text:p>
                <draw:g>
                  <svg:desc>misses.S2:misses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109">
                <text:p>109</text:p>
              </table:table-cell>
              <table:table-cell office:value-type="float" office:value="816">
                <text:p>816</text:p>
              </table:table-cell>
              <table:table-cell office:value-type="float" office:value="690">
                <text:p>690</text:p>
              </table:table-cell>
              <table:table-cell office:value-type="float" office:value="816">
                <text:p>816</text:p>
              </table:table-cell>
              <table:table-cell office:value-type="float" office:value="266">
                <text:p>266</text:p>
              </table:table-cell>
              <table:table-cell office:value-type="float" office:value="816">
                <text:p>816</text:p>
              </table:table-cell>
              <table:table-cell office:value-type="float" office:value="218893">
                <text:p>218893</text:p>
              </table:table-cell>
              <table:table-cell office:value-type="float" office:value="816">
                <text:p>81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679">
                <text:p>679</text:p>
              </table:table-cell>
              <table:table-cell office:value-type="float" office:value="1218">
                <text:p>1218</text:p>
              </table:table-cell>
              <table:table-cell office:value-type="float" office:value="4146">
                <text:p>4146</text:p>
              </table:table-cell>
              <table:table-cell office:value-type="float" office:value="1218">
                <text:p>1218</text:p>
              </table:table-cell>
              <table:table-cell office:value-type="float" office:value="315575">
                <text:p>315575</text:p>
              </table:table-cell>
              <table:table-cell office:value-type="float" office:value="1218">
                <text:p>1218</text:p>
              </table:table-cell>
              <table:table-cell office:value-type="float" office:value="564623">
                <text:p>564623</text:p>
              </table:table-cell>
              <table:table-cell office:value-type="float" office:value="1218">
                <text:p>1218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2444">
                <text:p>2444</text:p>
              </table:table-cell>
              <table:table-cell office:value-type="float" office:value="1608">
                <text:p>1608</text:p>
              </table:table-cell>
              <table:table-cell office:value-type="float" office:value="16856">
                <text:p>16856</text:p>
              </table:table-cell>
              <table:table-cell office:value-type="float" office:value="1608">
                <text:p>1608</text:p>
              </table:table-cell>
              <table:table-cell office:value-type="float" office:value="823744">
                <text:p>823744</text:p>
              </table:table-cell>
              <table:table-cell office:value-type="float" office:value="1608">
                <text:p>1608</text:p>
              </table:table-cell>
              <table:table-cell office:value-type="float" office:value="1002794">
                <text:p>1002794</text:p>
              </table:table-cell>
              <table:table-cell office:value-type="float" office:value="1608">
                <text:p>1608</text:p>
              </table:table-cell>
              <table:table-cell office:value-type="float" office:value="14939">
                <text:p>14939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8447">
                <text:p>8447</text:p>
              </table:table-cell>
              <table:table-cell office:value-type="float" office:value="2025">
                <text:p>2025</text:p>
              </table:table-cell>
              <table:table-cell office:value-type="float" office:value="51866">
                <text:p>51866</text:p>
              </table:table-cell>
              <table:table-cell office:value-type="float" office:value="2025">
                <text:p>2025</text:p>
              </table:table-cell>
              <table:table-cell office:value-type="float" office:value="1301450">
                <text:p>1301450</text:p>
              </table:table-cell>
              <table:table-cell office:value-type="float" office:value="2025">
                <text:p>2025</text:p>
              </table:table-cell>
              <table:table-cell office:value-type="float" office:value="1543216">
                <text:p>1543216</text:p>
              </table:table-cell>
              <table:table-cell office:value-type="float" office:value="2025">
                <text:p>2025</text:p>
              </table:table-cell>
              <table:table-cell office:value-type="float" office:value="55741">
                <text:p>55741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28145">
                <text:p>28145</text:p>
              </table:table-cell>
              <table:table-cell office:value-type="float" office:value="2407">
                <text:p>2407</text:p>
              </table:table-cell>
              <table:table-cell office:value-type="float" office:value="167681">
                <text:p>167681</text:p>
              </table:table-cell>
              <table:table-cell office:value-type="float" office:value="2407">
                <text:p>2407</text:p>
              </table:table-cell>
              <table:table-cell office:value-type="float" office:value="1846342">
                <text:p>1846342</text:p>
              </table:table-cell>
              <table:table-cell office:value-type="float" office:value="2407">
                <text:p>2407</text:p>
              </table:table-cell>
              <table:table-cell office:value-type="float" office:value="2510035">
                <text:p>2510035</text:p>
              </table:table-cell>
              <table:table-cell office:value-type="float" office:value="2407">
                <text:p>2407</text:p>
              </table:table-cell>
              <table:table-cell office:value-type="float" office:value="199287">
                <text:p>199287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45857">
                <text:p>45857</text:p>
              </table:table-cell>
              <table:table-cell office:value-type="float" office:value="2759">
                <text:p>2759</text:p>
              </table:table-cell>
              <table:table-cell office:value-type="float" office:value="408871">
                <text:p>408871</text:p>
              </table:table-cell>
              <table:table-cell office:value-type="float" office:value="2759">
                <text:p>2759</text:p>
              </table:table-cell>
              <table:table-cell office:value-type="float" office:value="2404311">
                <text:p>2404311</text:p>
              </table:table-cell>
              <table:table-cell office:value-type="float" office:value="2759">
                <text:p>2759</text:p>
              </table:table-cell>
              <table:table-cell office:value-type="float" office:value="3499649">
                <text:p>3499649</text:p>
              </table:table-cell>
              <table:table-cell office:value-type="float" office:value="2759">
                <text:p>2759</text:p>
              </table:table-cell>
              <table:table-cell office:value-type="float" office:value="471217">
                <text:p>471217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548432">
                <text:p>548432</text:p>
              </table:table-cell>
              <table:table-cell office:value-type="float" office:value="3168">
                <text:p>3168</text:p>
              </table:table-cell>
              <table:table-cell office:value-type="float" office:value="988522">
                <text:p>988522</text:p>
              </table:table-cell>
              <table:table-cell office:value-type="float" office:value="3168">
                <text:p>3168</text:p>
              </table:table-cell>
              <table:table-cell office:value-type="float" office:value="3268463">
                <text:p>3268463</text:p>
              </table:table-cell>
              <table:table-cell office:value-type="float" office:value="3168">
                <text:p>3168</text:p>
              </table:table-cell>
              <table:table-cell office:value-type="float" office:value="4557942">
                <text:p>4557942</text:p>
              </table:table-cell>
              <table:table-cell office:value-type="float" office:value="3168">
                <text:p>3168</text:p>
              </table:table-cell>
              <table:table-cell office:value-type="float" office:value="1308363">
                <text:p>1308363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2058280">
                <text:p>2058280</text:p>
              </table:table-cell>
              <table:table-cell office:value-type="float" office:value="3636">
                <text:p>3636</text:p>
              </table:table-cell>
              <table:table-cell office:value-type="float" office:value="1814324">
                <text:p>1814324</text:p>
              </table:table-cell>
              <table:table-cell office:value-type="float" office:value="3636">
                <text:p>3636</text:p>
              </table:table-cell>
              <table:table-cell office:value-type="float" office:value="4961362">
                <text:p>4961362</text:p>
              </table:table-cell>
              <table:table-cell office:value-type="float" office:value="3636">
                <text:p>3636</text:p>
              </table:table-cell>
              <table:table-cell office:value-type="float" office:value="7751564">
                <text:p>7751564</text:p>
              </table:table-cell>
              <table:table-cell office:value-type="float" office:value="3636">
                <text:p>3636</text:p>
              </table:table-cell>
              <table:table-cell office:value-type="float" office:value="3734569">
                <text:p>3734569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2253065">
                <text:p>2253065</text:p>
              </table:table-cell>
              <table:table-cell office:value-type="float" office:value="3959">
                <text:p>3959</text:p>
              </table:table-cell>
              <table:table-cell office:value-type="float" office:value="3949590">
                <text:p>3949590</text:p>
              </table:table-cell>
              <table:table-cell office:value-type="float" office:value="3959">
                <text:p>3959</text:p>
              </table:table-cell>
              <table:table-cell office:value-type="float" office:value="7010548">
                <text:p>7010548</text:p>
              </table:table-cell>
              <table:table-cell office:value-type="float" office:value="3959">
                <text:p>3959</text:p>
              </table:table-cell>
              <table:table-cell office:value-type="float" office:value="7205205">
                <text:p>7205205</text:p>
              </table:table-cell>
              <table:table-cell office:value-type="float" office:value="3959">
                <text:p>3959</text:p>
              </table:table-cell>
              <table:table-cell office:value-type="float" office:value="7518650">
                <text:p>7518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B2:misses.B11 misses.E1:misses.E1 misses.F2:misses.F11 misses.I1:misses.I1 misses.J2:misses.J11 misses.M1:misses.M1 misses.N2:misses.N11 misses.Q1:misses.Q1 misses.R2:misses.R11" chart:data-source-has-labels="both" svg:x="0.58cm" svg:y="1.028cm" svg:width="26.906cm" svg:height="16.984cm">
          <chartooo:coordinate-region svg:x="2.948cm" svg:y="1.321cm" svg:width="23.875cm" svg:height="15.859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7cm" svg:y="0.192cm" chart:style-name="ch8">
              <text:p>load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B2:misses.B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F2:misses.F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J2:misses.J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N2:misses.N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R2:misses.R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1579">
                <text:p>1579</text:p>
                <draw:g>
                  <svg:desc>misses.B2:misses.B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1375">
                <text:p>1375</text:p>
                <draw:g>
                  <svg:desc>misses.F2:misses.F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854">
                <text:p>854</text:p>
                <draw:g>
                  <svg:desc>misses.J2:misses.J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6914">
                <text:p>6914</text:p>
                <draw:g>
                  <svg:desc>misses.N2:misses.N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742">
                <text:p>742</text:p>
                <draw:g>
                  <svg:desc>misses.R2:misses.R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1418">
                <text:p>1418</text:p>
              </table:table-cell>
              <table:table-cell office:value-type="float" office:value="816">
                <text:p>816</text:p>
              </table:table-cell>
              <table:table-cell office:value-type="float" office:value="1353">
                <text:p>1353</text:p>
              </table:table-cell>
              <table:table-cell office:value-type="float" office:value="816">
                <text:p>816</text:p>
              </table:table-cell>
              <table:table-cell office:value-type="float" office:value="956">
                <text:p>956</text:p>
              </table:table-cell>
              <table:table-cell office:value-type="float" office:value="816">
                <text:p>816</text:p>
              </table:table-cell>
              <table:table-cell office:value-type="float" office:value="79409">
                <text:p>79409</text:p>
              </table:table-cell>
              <table:table-cell office:value-type="float" office:value="816">
                <text:p>81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3533">
                <text:p>3533</text:p>
              </table:table-cell>
              <table:table-cell office:value-type="float" office:value="1218">
                <text:p>1218</text:p>
              </table:table-cell>
              <table:table-cell office:value-type="float" office:value="2048">
                <text:p>2048</text:p>
              </table:table-cell>
              <table:table-cell office:value-type="float" office:value="1218">
                <text:p>1218</text:p>
              </table:table-cell>
              <table:table-cell office:value-type="float" office:value="181103">
                <text:p>181103</text:p>
              </table:table-cell>
              <table:table-cell office:value-type="float" office:value="1218">
                <text:p>1218</text:p>
              </table:table-cell>
              <table:table-cell office:value-type="float" office:value="219980">
                <text:p>219980</text:p>
              </table:table-cell>
              <table:table-cell office:value-type="float" office:value="1218">
                <text:p>1218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7464">
                <text:p>7464</text:p>
              </table:table-cell>
              <table:table-cell office:value-type="float" office:value="1608">
                <text:p>1608</text:p>
              </table:table-cell>
              <table:table-cell office:value-type="float" office:value="5560">
                <text:p>5560</text:p>
              </table:table-cell>
              <table:table-cell office:value-type="float" office:value="1608">
                <text:p>1608</text:p>
              </table:table-cell>
              <table:table-cell office:value-type="float" office:value="492783">
                <text:p>492783</text:p>
              </table:table-cell>
              <table:table-cell office:value-type="float" office:value="1608">
                <text:p>1608</text:p>
              </table:table-cell>
              <table:table-cell office:value-type="float" office:value="415324">
                <text:p>415324</text:p>
              </table:table-cell>
              <table:table-cell office:value-type="float" office:value="1608">
                <text:p>1608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19362">
                <text:p>19362</text:p>
              </table:table-cell>
              <table:table-cell office:value-type="float" office:value="2025">
                <text:p>2025</text:p>
              </table:table-cell>
              <table:table-cell office:value-type="float" office:value="15529">
                <text:p>15529</text:p>
              </table:table-cell>
              <table:table-cell office:value-type="float" office:value="2025">
                <text:p>2025</text:p>
              </table:table-cell>
              <table:table-cell office:value-type="float" office:value="747124">
                <text:p>747124</text:p>
              </table:table-cell>
              <table:table-cell office:value-type="float" office:value="2025">
                <text:p>2025</text:p>
              </table:table-cell>
              <table:table-cell office:value-type="float" office:value="665801">
                <text:p>665801</text:p>
              </table:table-cell>
              <table:table-cell office:value-type="float" office:value="2025">
                <text:p>2025</text:p>
              </table:table-cell>
              <table:table-cell office:value-type="float" office:value="11401">
                <text:p>11401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79118">
                <text:p>79118</text:p>
              </table:table-cell>
              <table:table-cell office:value-type="float" office:value="2407">
                <text:p>2407</text:p>
              </table:table-cell>
              <table:table-cell office:value-type="float" office:value="42060">
                <text:p>42060</text:p>
              </table:table-cell>
              <table:table-cell office:value-type="float" office:value="2407">
                <text:p>2407</text:p>
              </table:table-cell>
              <table:table-cell office:value-type="float" office:value="1100319">
                <text:p>1100319</text:p>
              </table:table-cell>
              <table:table-cell office:value-type="float" office:value="2407">
                <text:p>2407</text:p>
              </table:table-cell>
              <table:table-cell office:value-type="float" office:value="1012209">
                <text:p>1012209</text:p>
              </table:table-cell>
              <table:table-cell office:value-type="float" office:value="2407">
                <text:p>2407</text:p>
              </table:table-cell>
              <table:table-cell office:value-type="float" office:value="33416">
                <text:p>33416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120105">
                <text:p>120105</text:p>
              </table:table-cell>
              <table:table-cell office:value-type="float" office:value="2759">
                <text:p>2759</text:p>
              </table:table-cell>
              <table:table-cell office:value-type="float" office:value="92872">
                <text:p>92872</text:p>
              </table:table-cell>
              <table:table-cell office:value-type="float" office:value="2759">
                <text:p>2759</text:p>
              </table:table-cell>
              <table:table-cell office:value-type="float" office:value="1423235">
                <text:p>1423235</text:p>
              </table:table-cell>
              <table:table-cell office:value-type="float" office:value="2759">
                <text:p>2759</text:p>
              </table:table-cell>
              <table:table-cell office:value-type="float" office:value="1387147">
                <text:p>1387147</text:p>
              </table:table-cell>
              <table:table-cell office:value-type="float" office:value="2759">
                <text:p>2759</text:p>
              </table:table-cell>
              <table:table-cell office:value-type="float" office:value="83726">
                <text:p>83726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1884164">
                <text:p>1884164</text:p>
              </table:table-cell>
              <table:table-cell office:value-type="float" office:value="3168">
                <text:p>3168</text:p>
              </table:table-cell>
              <table:table-cell office:value-type="float" office:value="219739">
                <text:p>219739</text:p>
              </table:table-cell>
              <table:table-cell office:value-type="float" office:value="3168">
                <text:p>3168</text:p>
              </table:table-cell>
              <table:table-cell office:value-type="float" office:value="1776785">
                <text:p>1776785</text:p>
              </table:table-cell>
              <table:table-cell office:value-type="float" office:value="3168">
                <text:p>3168</text:p>
              </table:table-cell>
              <table:table-cell office:value-type="float" office:value="1782457">
                <text:p>1782457</text:p>
              </table:table-cell>
              <table:table-cell office:value-type="float" office:value="3168">
                <text:p>3168</text:p>
              </table:table-cell>
              <table:table-cell office:value-type="float" office:value="202797">
                <text:p>202797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7139479">
                <text:p>7139479</text:p>
              </table:table-cell>
              <table:table-cell office:value-type="float" office:value="3636">
                <text:p>3636</text:p>
              </table:table-cell>
              <table:table-cell office:value-type="float" office:value="435108">
                <text:p>435108</text:p>
              </table:table-cell>
              <table:table-cell office:value-type="float" office:value="3636">
                <text:p>3636</text:p>
              </table:table-cell>
              <table:table-cell office:value-type="float" office:value="2643826">
                <text:p>2643826</text:p>
              </table:table-cell>
              <table:table-cell office:value-type="float" office:value="3636">
                <text:p>3636</text:p>
              </table:table-cell>
              <table:table-cell office:value-type="float" office:value="2458590">
                <text:p>2458590</text:p>
              </table:table-cell>
              <table:table-cell office:value-type="float" office:value="3636">
                <text:p>3636</text:p>
              </table:table-cell>
              <table:table-cell office:value-type="float" office:value="711103">
                <text:p>711103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9093395">
                <text:p>9093395</text:p>
              </table:table-cell>
              <table:table-cell office:value-type="float" office:value="3959">
                <text:p>3959</text:p>
              </table:table-cell>
              <table:table-cell office:value-type="float" office:value="945433">
                <text:p>945433</text:p>
              </table:table-cell>
              <table:table-cell office:value-type="float" office:value="3959">
                <text:p>3959</text:p>
              </table:table-cell>
              <table:table-cell office:value-type="float" office:value="3429667">
                <text:p>3429667</text:p>
              </table:table-cell>
              <table:table-cell office:value-type="float" office:value="3959">
                <text:p>3959</text:p>
              </table:table-cell>
              <table:table-cell office:value-type="float" office:value="1503583">
                <text:p>1503583</text:p>
              </table:table-cell>
              <table:table-cell office:value-type="float" office:value="3959">
                <text:p>3959</text:p>
              </table:table-cell>
              <table:table-cell office:value-type="float" office:value="1473631">
                <text:p>14736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